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style:text-underline-type="single" style:text-underline-style="solid" style:text-underline-width="auto" style:text-underline-mode="continuous"/>
    </style:style>
    <style:style style:name="T23" style:parent-style-name="Domyślnaczcionkaakapitu" style:family="text">
      <style:text-properties fo:background-color="#80FFFF" style:text-underline-type="single" style:text-underline-style="solid" style:text-underline-width="auto" style:text-underline-mode="continuous"/>
    </style:style>
    <style:style style:name="T24" style:parent-style-name="Domyślnaczcionkaakapitu" style:family="text">
      <style:text-properties style:text-underline-type="single" style:text-underline-style="solid" style:text-underline-width="auto" style:text-underline-mode="continuous"/>
    </style:style>
    <style:style style:name="P25" style:parent-style-name="Normalny" style:family="paragraph">
      <style:paragraph-properties fo:text-align="justify" fo:line-height="150%"/>
    </style:style>
    <style:style style:name="T26" style:parent-style-name="Domyślnaczcionkaakapitu" style:family="text">
      <style:text-properties style:text-underline-type="single" style:text-underline-style="solid" style:text-underline-width="auto" style:text-underline-mode="continuous"/>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P28" style:parent-style-name="Normalny" style:family="paragraph">
      <style:paragraph-properties fo:text-align="justify" fo:line-height="150%" fo:text-indent="0.25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5in"/>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5in"/>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38" style:parent-style-name="Normalny" style:family="paragraph">
      <style:paragraph-properties fo:text-align="justify" fo:line-height="150%" fo:text-indent="0.25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style:style>
    <style:style style:name="T43" style:parent-style-name="Domyślnaczcionkaakapitu" style:family="text">
      <style:text-properties style:text-underline-type="single" style:text-underline-style="solid" style:text-underline-width="auto" style:text-underline-mode="continuous"/>
    </style:style>
    <style:style style:name="P44" style:parent-style-name="Normalny" style:family="paragraph">
      <style:paragraph-properties fo:text-align="justify" fo:line-height="150%" fo:text-indent="0.25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style:style>
    <style:style style:name="T48" style:parent-style-name="Domyślnaczcionkaakapitu" style:family="text">
      <style:text-properties style:text-underline-type="single" style:text-underline-style="solid" style:text-underline-width="auto" style:text-underline-mode="continuous"/>
    </style:style>
    <style:style style:name="T49" style:parent-style-name="Domyślnaczcionkaakapitu" style:family="text">
      <style:text-properties fo:background-color="#80FFFF" style:text-underline-type="single" style:text-underline-style="solid" style:text-underline-width="auto" style:text-underline-mode="continuous"/>
    </style:style>
    <style:style style:name="T50" style:parent-style-name="Domyślnaczcionkaakapitu" style:family="text">
      <style:text-properties style:text-underline-type="single" style:text-underline-style="solid" style:text-underline-width="auto" style:text-underline-mode="continuous"/>
    </style:style>
    <style:style style:name="T51" style:parent-style-name="Domyślnaczcionkaakapitu" style:family="text">
      <style:text-properties fo:background-color="#80FFFF" style:text-underline-type="single" style:text-underline-style="solid" style:text-underline-width="auto" style:text-underline-mode="continuous"/>
    </style:style>
    <style:style style:name="P52" style:parent-style-name="Normalny" style:family="paragraph">
      <style:paragraph-properties fo:text-align="justify" fo:line-height="150%" fo:text-indent="0.25in"/>
    </style:style>
    <style:style style:name="T53" style:parent-style-name="Domyślnaczcionkaakapitu" style:family="text">
      <style:text-properties fo:background-color="#80FFFF"/>
    </style:style>
    <style:style style:name="P54" style:parent-style-name="Normalny" style:family="paragraph">
      <style:paragraph-properties fo:text-align="justify" fo:line-height="150%"/>
    </style:style>
    <style:style style:name="T55" style:parent-style-name="Domyślnaczcionkaakapitu" style:family="text">
      <style:text-properties style:text-underline-type="single" style:text-underline-style="solid" style:text-underline-width="auto" style:text-underline-mode="continuous"/>
    </style:style>
    <style:style style:name="T56" style:parent-style-name="Domyślnaczcionkaakapitu" style:family="text">
      <style:text-properties fo:background-color="#80FFFF" style:text-underline-type="single" style:text-underline-style="solid" style:text-underline-width="auto" style:text-underline-mode="continuous"/>
    </style:style>
    <style:style style:name="P57" style:parent-style-name="Normalny" style:family="paragraph">
      <style:paragraph-properties fo:text-align="justify" fo:line-height="150%" fo:text-indent="0.25in"/>
    </style:style>
    <style:style style:name="P58" style:parent-style-name="Normalny" style:family="paragraph">
      <style:paragraph-properties fo:text-align="justify" fo:line-height="150%" fo:text-indent="0.25in"/>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5in"/>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5in"/>
    </style:style>
    <style:style style:name="P66" style:parent-style-name="Normalny" style:family="paragraph">
      <style:paragraph-properties fo:text-align="justify" fo:line-height="150%" fo:text-indent="0.25in"/>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5in"/>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5in"/>
    </style:style>
    <style:style style:name="P71" style:parent-style-name="Normalny" style:family="paragraph">
      <style:paragraph-properties fo:text-align="justify" fo:line-height="150%" fo:text-indent="0.25in"/>
    </style:style>
    <style:style style:name="P72" style:parent-style-name="Normalny" style:family="paragraph">
      <style:paragraph-properties fo:text-align="justify" fo:line-height="150%"/>
    </style:style>
    <style:style style:name="T73" style:parent-style-name="Domyślnaczcionkaakapitu" style:family="text">
      <style:text-properties fo:background-color="#80FFFF" style:text-underline-type="single" style:text-underline-style="solid" style:text-underline-width="auto" style:text-underline-mode="continuous"/>
    </style:style>
    <style:style style:name="T74" style:parent-style-name="Domyślnaczcionkaakapitu" style:family="text">
      <style:text-properties style:text-underline-type="single" style:text-underline-style="solid" style:text-underline-width="auto" style:text-underline-mode="continuous"/>
    </style:style>
    <style:style style:name="P75" style:parent-style-name="Normalny" style:family="paragraph">
      <style:paragraph-properties fo:text-align="justify" fo:line-height="150%" fo:text-indent="0.25in"/>
    </style:style>
    <style:style style:name="P76" style:parent-style-name="Normalny" style:family="paragraph">
      <style:paragraph-properties fo:text-align="justify" fo:line-height="150%" fo:text-indent="0.25in"/>
    </style:style>
    <style:style style:name="P77" style:parent-style-name="Normalny" style:family="paragraph">
      <style:paragraph-properties fo:text-align="justify" fo:line-height="150%" fo:text-indent="0.25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5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5in"/>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5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5in"/>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5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5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5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5in"/>
    </style:style>
    <style:style style:name="P102" style:parent-style-name="Normalny" style:family="paragraph">
      <style:paragraph-properties fo:text-align="justify" fo:line-height="150%" fo:text-indent="0.25in"/>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5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5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5in"/>
    </style:style>
    <style:style style:name="P118" style:parent-style-name="Normalny" style:family="paragraph">
      <style:paragraph-properties fo:text-align="justify" fo:line-height="150%" fo:text-indent="0.25in"/>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5in"/>
    </style:style>
    <style:style style:name="P121" style:parent-style-name="Normalny" style:family="paragraph">
      <style:paragraph-properties fo:text-align="justify" fo:line-height="150%" fo:text-indent="0.25in"/>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5in"/>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5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5in"/>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5in"/>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5in"/>
    </style:style>
    <style:style style:name="P136" style:parent-style-name="Normalny" style:family="paragraph">
      <style:paragraph-properties fo:text-align="justify" fo:line-height="150%" fo:text-indent="0.25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5in"/>
    </style:style>
    <style:style style:name="T140" style:parent-style-name="Domyślnaczcionkaakapitu" style:family="text">
      <style:text-properties fo:background-color="#80FFFF"/>
    </style:style>
    <style:style style:name="P141" style:parent-style-name="Normalny" style:family="paragraph">
      <style:paragraph-properties fo:text-align="justify" fo:line-height="150%" fo:text-indent="0.25in"/>
    </style:style>
    <style:style style:name="P142" style:parent-style-name="Normalny" style:family="paragraph">
      <style:paragraph-properties fo:text-align="justify" fo:line-height="150%" fo:text-indent="0.25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5in"/>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5in"/>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5in"/>
    </style:style>
    <style:style style:name="P150" style:parent-style-name="Normalny" style:family="paragraph">
      <style:paragraph-properties fo:text-align="justify" fo:line-height="150%" fo:text-indent="0.25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5in"/>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5in"/>
    </style:style>
    <style:style style:name="P159" style:parent-style-name="Normalny" style:family="paragraph">
      <style:paragraph-properties fo:text-align="justify" fo:line-height="150%" fo:text-indent="0.25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5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5in">
        <style:tab-stops>
          <style:tab-stop style:type="left" style:position="2.2847in"/>
        </style:tab-stops>
      </style:paragraph-properties>
    </style:style>
    <style:style style:name="P166" style:parent-style-name="Normalny" style:family="paragraph">
      <style:paragraph-properties fo:text-align="justify" fo:line-height="150%">
        <style:tab-stops>
          <style:tab-stop style:type="left" style:position="2.2847in"/>
        </style:tab-stops>
      </style:paragraph-properties>
    </style:style>
    <style:style style:name="T167" style:parent-style-name="Domyślnaczcionkaakapitu" style:family="text">
      <style:text-properties style:text-underline-type="single" style:text-underline-style="solid" style:text-underline-width="auto" style:text-underline-mode="continuous"/>
    </style:style>
    <style:style style:name="P168" style:parent-style-name="Normalny" style:family="paragraph">
      <style:paragraph-properties fo:text-align="justify" fo:line-height="150%" fo:text-indent="0.25in">
        <style:tab-stops>
          <style:tab-stop style:type="left" style:position="2.2847in"/>
        </style:tab-stops>
      </style:paragraph-properties>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style:style>
    <style:style style:name="T171" style:parent-style-name="Domyślnaczcionkaakapitu" style:family="text">
      <style:text-properties style:text-underline-type="single" style:text-underline-style="solid" style:text-underline-width="auto" style:text-underline-mode="continuous"/>
    </style:style>
    <style:style style:name="P172" style:parent-style-name="Normalny" style:family="paragraph">
      <style:paragraph-properties fo:text-align="justify" fo:line-height="150%" fo:text-indent="0.25in"/>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style:style>
    <style:style style:name="T176" style:parent-style-name="Domyślnaczcionkaakapitu" style:family="text">
      <style:text-properties style:text-underline-type="single" style:text-underline-style="solid" style:text-underline-width="auto" style:text-underline-mode="continuous"/>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T178" style:parent-style-name="Domyślnaczcionkaakapitu" style:family="text">
      <style:text-properties style:text-underline-type="single" style:text-underline-style="solid" style:text-underline-width="auto" style:text-underline-mode="continuous"/>
    </style:style>
    <style:style style:name="T179" style:parent-style-name="Domyślnaczcionkaakapitu" style:family="text">
      <style:text-properties fo:background-color="#80FFFF" style:text-underline-type="single" style:text-underline-style="solid" style:text-underline-width="auto" style:text-underline-mode="continuous"/>
    </style:style>
    <style:style style:name="T180" style:parent-style-name="Domyślnaczcionkaakapitu" style:family="text">
      <style:text-properties style:text-underline-type="single" style:text-underline-style="solid" style:text-underline-width="auto" style:text-underline-mode="continuous"/>
    </style:style>
    <style:style style:name="T181" style:parent-style-name="Domyślnaczcionkaakapitu" style:family="text">
      <style:text-properties fo:background-color="#80FFFF" style:text-underline-type="single" style:text-underline-style="solid" style:text-underline-width="auto" style:text-underline-mode="continuous"/>
    </style:style>
    <style:style style:name="T182" style:parent-style-name="Domyślnaczcionkaakapitu" style:family="text">
      <style:text-properties style:text-underline-type="single" style:text-underline-style="solid" style:text-underline-width="auto" style:text-underline-mode="continuous"/>
    </style:style>
    <style:style style:name="P183" style:parent-style-name="Normalny" style:family="paragraph">
      <style:paragraph-properties fo:text-align="justify" fo:line-height="150%" fo:text-indent="0.25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style:style>
    <style:style style:name="T188" style:parent-style-name="Domyślnaczcionkaakapitu" style:family="text">
      <style:text-properties style:text-underline-type="single" style:text-underline-style="solid" style:text-underline-width="auto" style:text-underline-mode="continuous"/>
    </style:style>
    <style:style style:name="T189" style:parent-style-name="Domyślnaczcionkaakapitu" style:family="text">
      <style:text-properties fo:background-color="#80FFFF" style:text-underline-type="single" style:text-underline-style="solid" style:text-underline-width="auto" style:text-underline-mode="continuous"/>
    </style:style>
    <style:style style:name="P190" style:parent-style-name="Normalny" style:family="paragraph">
      <style:paragraph-properties fo:text-align="justify" fo:line-height="150%" fo:text-indent="0.25in"/>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5in"/>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5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5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5in"/>
    </style:style>
    <style:style style:name="P206" style:parent-style-name="Normalny" style:family="paragraph">
      <style:paragraph-properties fo:text-align="justify" fo:line-height="150%" fo:text-indent="0.25in"/>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5in"/>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5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5in"/>
    </style:style>
    <style:style style:name="P222" style:parent-style-name="Normalny" style:family="paragraph">
      <style:paragraph-properties fo:text-align="justify" fo:line-height="150%"/>
    </style:style>
    <style:style style:name="T223" style:parent-style-name="Domyślnaczcionkaakapitu" style:family="text">
      <style:text-properties fo:background-color="#80FFFF" style:text-underline-type="single" style:text-underline-style="solid" style:text-underline-width="auto" style:text-underline-mode="continuous"/>
    </style:style>
    <style:style style:name="T224" style:parent-style-name="Domyślnaczcionkaakapitu" style:family="text">
      <style:text-properties style:text-underline-type="single" style:text-underline-style="solid" style:text-underline-width="auto" style:text-underline-mode="continuous"/>
    </style:style>
    <style:style style:name="P225" style:parent-style-name="Normalny" style:family="paragraph">
      <style:paragraph-properties fo:text-align="justify" fo:line-height="150%" fo:text-indent="0.25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5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5in"/>
    </style:style>
    <style:style style:name="P236" style:parent-style-name="Normalny" style:family="paragraph">
      <style:paragraph-properties fo:text-align="justify" fo:line-height="150%"/>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5in"/>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5in"/>
    </style:style>
    <style:style style:name="P242" style:parent-style-name="Normalny" style:family="paragraph">
      <style:paragraph-properties fo:text-align="justify" fo:line-height="150%" fo:text-indent="0.25in"/>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5in"/>
    </style:style>
    <style:style style:name="P249" style:parent-style-name="Normalny" style:family="paragraph">
      <style:paragraph-properties fo:text-align="justify" fo:line-height="150%"/>
    </style:style>
    <style:style style:name="T250" style:parent-style-name="Domyślnaczcionkaakapitu" style:family="text">
      <style:text-properties style:text-underline-type="single" style:text-underline-style="solid" style:text-underline-width="auto" style:text-underline-mode="continuous"/>
    </style:style>
    <style:style style:name="P251" style:parent-style-name="Normalny" style:family="paragraph">
      <style:paragraph-properties fo:text-align="justify" fo:line-height="150%" fo:text-indent="0.25in"/>
    </style:style>
    <style:style style:name="P252" style:parent-style-name="Normalny" style:family="paragraph">
      <style:paragraph-properties fo:text-align="justify" fo:line-height="150%" fo:text-indent="0.25in"/>
    </style:style>
    <style:style style:name="P253" style:parent-style-name="Normalny" style:family="paragraph">
      <style:paragraph-properties fo:text-align="justify" fo:line-height="150%"/>
    </style:style>
    <style:style style:name="T254" style:parent-style-name="Domyślnaczcionkaakapitu" style:family="text">
      <style:text-properties style:text-underline-type="single" style:text-underline-style="solid" style:text-underline-width="auto" style:text-underline-mode="continuous"/>
    </style:style>
    <style:style style:name="P255" style:parent-style-name="Normalny" style:family="paragraph">
      <style:paragraph-properties fo:text-align="justify" fo:line-height="150%" fo:text-indent="0.25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5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5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5in"/>
    </style:style>
    <style:style style:name="P267" style:parent-style-name="Normalny" style:family="paragraph">
      <style:paragraph-properties fo:text-align="justify" fo:line-height="150%" fo:text-indent="0.25in"/>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5in"/>
    </style:style>
    <style:style style:name="P270" style:parent-style-name="Normalny" style:family="paragraph">
      <style:paragraph-properties fo:text-align="justify" fo:line-height="150%" fo:text-indent="0.25in"/>
    </style:style>
    <style:style style:name="P271" style:parent-style-name="Normalny" style:family="paragraph">
      <style:paragraph-properties fo:text-align="justify" fo:line-height="150%" fo:text-indent="0.25in"/>
    </style:style>
    <style:style style:name="P272" style:parent-style-name="Normalny" style:family="paragraph">
      <style:paragraph-properties fo:text-align="justify" fo:line-height="150%"/>
    </style:style>
    <style:style style:name="P273" style:parent-style-name="Normalny" style:family="paragraph">
      <style:paragraph-properties fo:text-align="justify" fo:line-height="150%" fo:text-indent="0.25in"/>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5in"/>
    </style:style>
    <style:style style:name="P276" style:parent-style-name="Normalny" style:family="paragraph">
      <style:paragraph-properties fo:text-align="justify" fo:line-height="150%" fo:text-indent="0.25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5in"/>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style:style>
    <style:style style:name="T283" style:parent-style-name="Domyślnaczcionkaakapitu" style:family="text">
      <style:text-properties style:text-underline-type="single" style:text-underline-style="solid" style:text-underline-width="auto" style:text-underline-mode="continuous"/>
    </style:style>
    <style:style style:name="T284" style:parent-style-name="Domyślnaczcionkaakapitu" style:family="text">
      <style:text-properties fo:background-color="#80FFFF" style:text-underline-type="single" style:text-underline-style="solid" style:text-underline-width="auto" style:text-underline-mode="continuous"/>
    </style:style>
    <style:style style:name="P285" style:parent-style-name="Normalny" style:family="paragraph">
      <style:paragraph-properties fo:text-align="justify" fo:line-height="150%" fo:text-indent="0.25in"/>
    </style:style>
    <style:style style:name="P286" style:parent-style-name="Normalny" style:family="paragraph">
      <style:paragraph-properties fo:text-align="justify" fo:line-height="150%" fo:text-indent="0.25in"/>
    </style:style>
    <style:style style:name="P287" style:parent-style-name="Normalny" style:family="paragraph">
      <style:paragraph-properties fo:text-align="justify" fo:line-height="150%"/>
    </style:style>
    <style:style style:name="T288" style:parent-style-name="Domyślnaczcionkaakapitu" style:family="text">
      <style:text-properties fo:background-color="#80FFFF" style:text-underline-type="single" style:text-underline-style="solid" style:text-underline-width="auto" style:text-underline-mode="continuous"/>
    </style:style>
    <style:style style:name="T289" style:parent-style-name="Domyślnaczcionkaakapitu" style:family="text">
      <style:text-properties style:text-underline-type="single" style:text-underline-style="solid" style:text-underline-width="auto" style:text-underline-mode="continuous"/>
    </style:style>
    <style:style style:name="T290" style:parent-style-name="Domyślnaczcionkaakapitu" style:family="text">
      <style:text-properties fo:background-color="#80FFFF" style:text-underline-type="single" style:text-underline-style="solid" style:text-underline-width="auto" style:text-underline-mode="continuous"/>
    </style:style>
    <style:style style:name="P291" style:parent-style-name="Normalny" style:family="paragraph">
      <style:paragraph-properties fo:text-align="justify" fo:line-height="150%" fo:text-indent="0.25in"/>
    </style:style>
    <style:style style:name="P292" style:parent-style-name="Normalny" style:family="paragraph">
      <style:paragraph-properties fo:text-align="justify" fo:line-height="150%" fo:text-indent="0.25in"/>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5in"/>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5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fo:text-indent="0.25in"/>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5in"/>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5in"/>
    </style:style>
    <style:style style:name="P306" style:parent-style-name="Normalny" style:family="paragraph">
      <style:paragraph-properties fo:text-align="justify" fo:line-height="150%" fo:text-indent="0.25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5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5in"/>
    </style:style>
    <style:style style:name="P316" style:parent-style-name="Normalny" style:family="paragraph">
      <style:paragraph-properties fo:text-align="justify" fo:line-height="150%" fo:text-indent="0.25in"/>
    </style:style>
    <style:style style:name="P317" style:parent-style-name="Normalny" style:family="paragraph">
      <style:paragraph-properties fo:text-align="justify" fo:line-height="150%" fo:text-indent="0.25in"/>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style:style>
    <style:style style:name="T320" style:parent-style-name="Domyślnaczcionkaakapitu" style:family="text">
      <style:text-properties style:text-underline-type="single" style:text-underline-style="solid" style:text-underline-width="auto" style:text-underline-mode="continuous"/>
    </style:style>
    <style:style style:name="T321" style:parent-style-name="Domyślnaczcionkaakapitu" style:family="text">
      <style:text-properties fo:background-color="#80FFFF" style:text-underline-type="single" style:text-underline-style="solid" style:text-underline-width="auto" style:text-underline-mode="continuous"/>
    </style:style>
    <style:style style:name="P322" style:parent-style-name="Normalny" style:family="paragraph">
      <style:paragraph-properties fo:text-align="justify" fo:line-height="150%" fo:text-indent="0.25in"/>
    </style:style>
    <style:style style:name="P323" style:parent-style-name="Normalny" style:family="paragraph">
      <style:paragraph-properties fo:text-align="justify" fo:line-height="150%"/>
    </style:style>
    <style:style style:name="T324" style:parent-style-name="Domyślnaczcionkaakapitu" style:family="text">
      <style:text-properties fo:background-color="#80FFFF" style:text-underline-type="single" style:text-underline-style="solid" style:text-underline-width="auto" style:text-underline-mode="continuous"/>
    </style:style>
    <style:style style:name="T325" style:parent-style-name="Domyślnaczcionkaakapitu" style:family="text">
      <style:text-properties style:text-underline-type="single" style:text-underline-style="solid" style:text-underline-width="auto" style:text-underline-mode="continuous"/>
    </style:style>
    <style:style style:name="T326" style:parent-style-name="Domyślnaczcionkaakapitu" style:family="text">
      <style:text-properties fo:background-color="#80FFFF" style:text-underline-type="single" style:text-underline-style="solid" style:text-underline-width="auto" style:text-underline-mode="continuous"/>
    </style:style>
    <style:style style:name="T327" style:parent-style-name="Domyślnaczcionkaakapitu" style:family="text">
      <style:text-properties style:text-underline-type="single" style:text-underline-style="solid" style:text-underline-width="auto" style:text-underline-mode="continuous"/>
    </style:style>
    <style:style style:name="P328" style:parent-style-name="Normalny" style:family="paragraph">
      <style:paragraph-properties fo:text-align="justify" fo:line-height="150%" fo:text-indent="0.25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5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5in"/>
    </style:style>
    <style:style style:name="P335" style:parent-style-name="Normalny" style:family="paragraph">
      <style:paragraph-properties fo:text-align="justify" fo:line-height="150%"/>
    </style:style>
    <style:style style:name="T336" style:parent-style-name="Domyślnaczcionkaakapitu" style:family="text">
      <style:text-properties style:text-underline-type="single" style:text-underline-style="solid" style:text-underline-width="auto" style:text-underline-mode="continuous"/>
    </style:style>
    <style:style style:name="T337" style:parent-style-name="Domyślnaczcionkaakapitu" style:family="text">
      <style:text-properties fo:background-color="#80FFFF" style:text-underline-type="single" style:text-underline-style="solid" style:text-underline-width="auto" style:text-underline-mode="continuous"/>
    </style:style>
    <style:style style:name="T338" style:parent-style-name="Domyślnaczcionkaakapitu" style:family="text">
      <style:text-properties style:text-underline-type="single" style:text-underline-style="solid" style:text-underline-width="auto" style:text-underline-mode="continuous"/>
    </style:style>
    <style:style style:name="P339" style:parent-style-name="Normalny" style:family="paragraph">
      <style:paragraph-properties fo:text-align="justify" fo:line-height="150%" fo:text-indent="0.25in"/>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fo:text-indent="0.25in"/>
    </style:style>
    <style:style style:name="P343" style:parent-style-name="Normalny" style:family="paragraph">
      <style:paragraph-properties fo:text-align="justify" fo:line-height="150%"/>
    </style:style>
    <style:style style:name="T344" style:parent-style-name="Domyślnaczcionkaakapitu" style:family="text">
      <style:text-properties style:text-underline-type="single" style:text-underline-style="solid" style:text-underline-width="auto" style:text-underline-mode="continuous"/>
    </style:style>
    <style:style style:name="P345" style:parent-style-name="Normalny" style:family="paragraph">
      <style:paragraph-properties fo:text-align="justify" fo:line-height="150%" fo:text-indent="0.25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5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5in"/>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5in"/>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style:style>
    <style:style style:name="T370" style:parent-style-name="Domyślnaczcionkaakapitu" style:family="text">
      <style:text-properties style:text-underline-type="single" style:text-underline-style="solid" style:text-underline-width="auto" style:text-underline-mode="continuous"/>
    </style:style>
    <style:style style:name="T371" style:parent-style-name="Domyślnaczcionkaakapitu" style:family="text">
      <style:text-properties fo:background-color="#80FFFF" style:text-underline-type="single" style:text-underline-style="solid" style:text-underline-width="auto" style:text-underline-mode="continuous"/>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5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P380" style:parent-style-name="Normalny" style:family="paragraph">
      <style:paragraph-properties fo:text-align="justify" fo:line-height="150%" fo:text-indent="0.25in"/>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5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5in"/>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5in"/>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5in"/>
    </style:style>
    <style:style style:name="P405" style:parent-style-name="Normalny" style:family="paragraph">
      <style:paragraph-properties fo:text-align="justify" fo:line-height="150%"/>
    </style:style>
    <style:style style:name="T406" style:parent-style-name="Domyślnaczcionkaakapitu" style:family="text">
      <style:text-properties style:text-underline-type="single" style:text-underline-style="solid" style:text-underline-width="auto" style:text-underline-mode="continuous"/>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5in"/>
    </style:style>
    <style:style style:name="P409" style:parent-style-name="Normalny" style:family="paragraph">
      <style:paragraph-properties fo:text-align="justify" fo:line-height="150%"/>
    </style:style>
    <style:style style:name="T410" style:parent-style-name="Domyślnaczcionkaakapitu" style:family="text">
      <style:text-properties fo:background-color="#80FFFF" style:text-underline-type="single" style:text-underline-style="solid" style:text-underline-width="auto" style:text-underline-mode="continuous"/>
    </style:style>
    <style:style style:name="T411" style:parent-style-name="Domyślnaczcionkaakapitu" style:family="text">
      <style:text-properties style:text-underline-type="single" style:text-underline-style="solid" style:text-underline-width="auto" style:text-underline-mode="continuous"/>
    </style:style>
    <style:style style:name="T412" style:parent-style-name="Domyślnaczcionkaakapitu" style:family="text">
      <style:text-properties fo:background-color="#80FFFF" style:text-underline-type="single" style:text-underline-style="solid" style:text-underline-width="auto" style:text-underline-mode="continuous"/>
    </style:style>
    <style:style style:name="T413" style:parent-style-name="Domyślnaczcionkaakapitu" style:family="text">
      <style:text-properties style:text-underline-type="single" style:text-underline-style="solid" style:text-underline-width="auto" style:text-underline-mode="continuous"/>
    </style:style>
    <style:style style:name="P414" style:parent-style-name="Normalny" style:family="paragraph">
      <style:paragraph-properties fo:text-align="justify" fo:line-height="150%" fo:text-indent="0.25in"/>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5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P444" style:parent-style-name="Normalny" style:family="paragraph">
      <style:paragraph-properties fo:text-align="justify" fo:line-height="150%" fo:text-indent="0.25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5in"/>
    </style:style>
    <style:style style:name="P451" style:parent-style-name="Normalny" style:family="paragraph">
      <style:paragraph-properties fo:text-align="justify" fo:line-height="150%" fo:text-indent="0.25in"/>
    </style:style>
    <style:style style:name="P452" style:parent-style-name="Normalny" style:family="paragraph">
      <style:paragraph-properties fo:text-align="justify" fo:line-height="150%" fo:text-indent="0.25in"/>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5in"/>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P461" style:parent-style-name="Normalny" style:family="paragraph">
      <style:paragraph-properties fo:text-align="justify" fo:line-height="150%" fo:text-indent="0.25in"/>
    </style:style>
    <style:style style:name="P462" style:parent-style-name="Normalny" style:family="paragraph">
      <style:paragraph-properties fo:text-align="justify" fo:line-height="150%"/>
    </style:style>
    <style:style style:name="T463" style:parent-style-name="Domyślnaczcionkaakapitu" style:family="text">
      <style:text-properties style:text-underline-type="single" style:text-underline-style="solid" style:text-underline-width="auto" style:text-underline-mode="continuous"/>
    </style:style>
    <style:style style:name="P464" style:parent-style-name="Normalny" style:family="paragraph">
      <style:paragraph-properties fo:text-align="justify" fo:line-height="150%" fo:text-indent="0.25in"/>
    </style:style>
    <style:style style:name="P465" style:parent-style-name="Normalny" style:family="paragraph">
      <style:paragraph-properties fo:text-align="justify" fo:line-height="150%"/>
    </style:style>
    <style:style style:name="T466" style:parent-style-name="Domyślnaczcionkaakapitu" style:family="text">
      <style:text-properties style:text-underline-type="single" style:text-underline-style="solid" style:text-underline-width="auto" style:text-underline-mode="continuous"/>
    </style:style>
    <style:style style:name="P467" style:parent-style-name="Normalny" style:family="paragraph">
      <style:paragraph-properties fo:text-align="justify" fo:line-height="150%" fo:text-indent="0.25in"/>
    </style:style>
    <style:style style:name="P468" style:parent-style-name="Normalny" style:family="paragraph">
      <style:paragraph-properties fo:text-align="justify" fo:line-height="150%"/>
    </style:style>
    <style:style style:name="T469" style:parent-style-name="Domyślnaczcionkaakapitu" style:family="text">
      <style:text-properties fo:background-color="#80FFFF" style:text-underline-type="single" style:text-underline-style="solid" style:text-underline-width="auto" style:text-underline-mode="continuous"/>
    </style:style>
    <style:style style:name="T470" style:parent-style-name="Domyślnaczcionkaakapitu" style:family="text">
      <style:text-properties style:text-underline-type="single" style:text-underline-style="solid" style:text-underline-width="auto" style:text-underline-mode="continuous"/>
    </style:style>
    <style:style style:name="P471" style:parent-style-name="Normalny" style:family="paragraph">
      <style:paragraph-properties fo:text-align="justify" fo:line-height="150%" fo:text-indent="0.25in"/>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style:style>
    <style:style style:name="T474" style:parent-style-name="Domyślnaczcionkaakapitu" style:family="text">
      <style:text-properties style:text-underline-type="single" style:text-underline-style="solid" style:text-underline-width="auto" style:text-underline-mode="continuous"/>
    </style:style>
    <style:style style:name="P475" style:parent-style-name="Normalny" style:family="paragraph">
      <style:paragraph-properties fo:text-align="justify" fo:line-height="150%" fo:text-indent="0.25in"/>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style:style>
    <style:style style:name="T478" style:parent-style-name="Domyślnaczcionkaakapitu" style:family="text">
      <style:text-properties style:text-underline-type="single" style:text-underline-style="solid" style:text-underline-width="auto" style:text-underline-mode="continuous"/>
    </style:style>
    <style:style style:name="T479" style:parent-style-name="Domyślnaczcionkaakapitu" style:family="text">
      <style:text-properties fo:background-color="#80FFFF" style:text-underline-type="single" style:text-underline-style="solid" style:text-underline-width="auto" style:text-underline-mode="continuous"/>
    </style:style>
    <style:style style:name="T480" style:parent-style-name="Domyślnaczcionkaakapitu" style:family="text">
      <style:text-properties style:text-underline-type="single" style:text-underline-style="solid" style:text-underline-width="auto" style:text-underline-mode="continuous"/>
    </style:style>
    <style:style style:name="P481" style:parent-style-name="Normalny" style:family="paragraph">
      <style:paragraph-properties fo:text-align="justify" fo:line-height="150%" fo:text-indent="0.25in"/>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5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5in"/>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5in"/>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5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5in"/>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5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5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fo:text-indent="0.25in"/>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style:style>
    <style:style style:name="T517" style:parent-style-name="Domyślnaczcionkaakapitu" style:family="text">
      <style:text-properties style:text-underline-type="single" style:text-underline-style="solid" style:text-underline-width="auto" style:text-underline-mode="continuous"/>
    </style:style>
    <style:style style:name="P518" style:parent-style-name="Normalny" style:family="paragraph">
      <style:paragraph-properties fo:text-align="justify" fo:line-height="150%" fo:text-indent="0.25in"/>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P522" style:parent-style-name="Normalny" style:family="paragraph">
      <style:paragraph-properties fo:text-align="justify" fo:line-height="150%" fo:text-indent="0.25in"/>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5in"/>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5in"/>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5in"/>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5in"/>
    </style:style>
    <style:style style:name="P532" style:parent-style-name="Normalny" style:family="paragraph">
      <style:paragraph-properties fo:text-align="justify" fo:line-height="150%" fo:text-indent="0.25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5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5in"/>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5in"/>
    </style:style>
    <style:style style:name="P542" style:parent-style-name="Normalny" style:family="paragraph">
      <style:paragraph-properties fo:text-align="justify" fo:line-height="150%">
        <style:tab-stops>
          <style:tab-stop style:type="left" style:position="2.7312in"/>
        </style:tab-stops>
      </style:paragraph-properties>
    </style:style>
    <style:style style:name="T543" style:parent-style-name="Domyślnaczcionkaakapitu" style:family="text">
      <style:text-properties style:text-underline-type="single" style:text-underline-style="solid" style:text-underline-width="auto" style:text-underline-mode="continuous"/>
    </style:style>
    <style:style style:name="T544" style:parent-style-name="Domyślnaczcionkaakapitu" style:family="text">
      <style:text-properties fo:background-color="#80FFFF" style:text-underline-type="single" style:text-underline-style="solid" style:text-underline-width="auto" style:text-underline-mode="continuous"/>
    </style:style>
    <style:style style:name="P545" style:parent-style-name="Normalny" style:family="paragraph">
      <style:paragraph-properties fo:text-align="justify" fo:line-height="150%" fo:text-indent="0.25in"/>
    </style:style>
    <style:style style:name="P546" style:parent-style-name="Normalny" style:family="paragraph">
      <style:paragraph-properties fo:text-align="justify" fo:line-height="150%"/>
    </style:style>
    <style:style style:name="T547" style:parent-style-name="Domyślnaczcionkaakapitu" style:family="text">
      <style:text-properties style:text-underline-type="single" style:text-underline-style="solid" style:text-underline-width="auto" style:text-underline-mode="continuous"/>
    </style:style>
    <style:style style:name="T548" style:parent-style-name="Domyślnaczcionkaakapitu" style:family="text">
      <style:text-properties fo:background-color="#80FFFF" style:text-underline-type="single" style:text-underline-style="solid" style:text-underline-width="auto" style:text-underline-mode="continuous"/>
    </style:style>
    <style:style style:name="T549" style:parent-style-name="Domyślnaczcionkaakapitu" style:family="text">
      <style:text-properties style:text-underline-type="single" style:text-underline-style="solid" style:text-underline-width="auto" style:text-underline-mode="continuous"/>
    </style:style>
    <style:style style:name="P550" style:parent-style-name="Normalny" style:family="paragraph">
      <style:paragraph-properties fo:text-align="justify" fo:line-height="150%" fo:text-indent="0.25in"/>
    </style:style>
    <style:style style:name="P551" style:parent-style-name="Normalny" style:family="paragraph">
      <style:paragraph-properties fo:text-align="justify" fo:line-height="150%" fo:text-indent="0.25in"/>
    </style:style>
    <style:style style:name="P552" style:parent-style-name="Normalny" style:family="paragraph">
      <style:paragraph-properties fo:text-align="justify" fo:line-height="150%"/>
    </style:style>
    <style:style style:name="T553" style:parent-style-name="Domyślnaczcionkaakapitu" style:family="text">
      <style:text-properties style:text-underline-type="single" style:text-underline-style="solid" style:text-underline-width="auto" style:text-underline-mode="continuous"/>
    </style:style>
    <style:style style:name="T554" style:parent-style-name="Domyślnaczcionkaakapitu" style:family="text">
      <style:text-properties fo:background-color="#80FFFF" style:text-underline-type="single" style:text-underline-style="solid" style:text-underline-width="auto" style:text-underline-mode="continuous"/>
    </style:style>
    <style:style style:name="P555" style:parent-style-name="Normalny" style:family="paragraph">
      <style:paragraph-properties fo:text-align="justify" fo:line-height="150%" fo:text-indent="0.25in"/>
    </style:style>
    <style:style style:name="P556" style:parent-style-name="Normalny" style:family="paragraph">
      <style:paragraph-properties fo:text-align="justify" fo:line-height="150%">
        <style:tab-stops>
          <style:tab-stop style:type="left" style:position="2.8659in"/>
        </style:tab-stops>
      </style:paragraph-properties>
    </style:style>
    <style:style style:name="T557" style:parent-style-name="Domyślnaczcionkaakapitu" style:family="text">
      <style:text-properties fo:background-color="#80FFFF" style:text-underline-type="single" style:text-underline-style="solid" style:text-underline-width="auto" style:text-underline-mode="continuous"/>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T563" style:parent-style-name="Domyślnaczcionkaakapitu" style:family="text">
      <style:text-properties fo:background-color="#80FFFF" style:text-underline-type="single" style:text-underline-style="solid" style:text-underline-width="auto" style:text-underline-mode="continuous"/>
    </style:style>
    <style:style style:name="T564" style:parent-style-name="Domyślnaczcionkaakapitu" style:family="text">
      <style:text-properties style:text-underline-type="single" style:text-underline-style="solid" style:text-underline-width="auto" style:text-underline-mode="continuous"/>
    </style:style>
    <style:style style:name="P565" style:parent-style-name="Normalny" style:family="paragraph">
      <style:paragraph-properties fo:text-align="justify" fo:line-height="150%" fo:text-indent="0.25in"/>
    </style:style>
    <style:style style:name="P566" style:parent-style-name="Normalny" style:family="paragraph">
      <style:paragraph-properties fo:text-align="justify" fo:line-height="150%"/>
    </style:style>
    <style:style style:name="T567" style:parent-style-name="Domyślnaczcionkaakapitu" style:family="text">
      <style:text-properties style:text-underline-type="single" style:text-underline-style="solid" style:text-underline-width="auto" style:text-underline-mode="continuous"/>
    </style:style>
    <style:style style:name="T568" style:parent-style-name="Domyślnaczcionkaakapitu" style:family="text">
      <style:text-properties fo:background-color="#80FFFF" style:text-underline-type="single" style:text-underline-style="solid" style:text-underline-width="auto" style:text-underline-mode="continuous"/>
    </style:style>
    <style:style style:name="P569" style:parent-style-name="Normalny" style:family="paragraph">
      <style:paragraph-properties fo:text-align="justify" fo:line-height="150%" fo:text-indent="0.25in"/>
    </style:style>
    <style:style style:name="P570" style:parent-style-name="Normalny" style:family="paragraph">
      <style:paragraph-properties fo:text-align="justify" fo:line-height="150%"/>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style:style>
    <style:style style:name="P573" style:parent-style-name="Normalny" style:family="paragraph">
      <style:paragraph-properties fo:text-align="justify" fo:line-height="150%"/>
    </style:style>
    <style:style style:name="P574" style:parent-style-name="Normalny" style:family="paragraph">
      <style:paragraph-properties fo:text-align="justify" fo:line-height="150%"/>
    </style:style>
    <style:style style:name="T575" style:parent-style-name="Domyślnaczcionkaakapitu" style:family="text">
      <style:text-properties style:text-underline-type="single" style:text-underline-style="solid" style:text-underline-width="auto" style:text-underline-mode="continuous"/>
    </style:style>
    <style:style style:name="T576" style:parent-style-name="Domyślnaczcionkaakapitu" style:family="text">
      <style:text-properties fo:background-color="#80FFFF" style:text-underline-type="single" style:text-underline-style="solid" style:text-underline-width="auto" style:text-underline-mode="continuous"/>
    </style:style>
    <style:style style:name="P577" style:parent-style-name="Normalny" style:family="paragraph">
      <style:paragraph-properties fo:text-align="justify" fo:line-height="150%" fo:text-indent="0.25in"/>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5in"/>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5in"/>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5in"/>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fo:text-indent="0.25in"/>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5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5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5in"/>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style:tab-stops>
          <style:tab-stop style:type="left" style:position="3.0875in"/>
        </style:tab-stops>
      </style:paragraph-properties>
    </style:style>
    <style:style style:name="T611" style:parent-style-name="Domyślnaczcionkaakapitu" style:family="text">
      <style:text-properties style:text-underline-type="single" style:text-underline-style="solid" style:text-underline-width="auto" style:text-underline-mode="continuous"/>
    </style:style>
    <style:style style:name="T612" style:parent-style-name="Domyślnaczcionkaakapitu" style:family="text">
      <style:text-properties fo:background-color="#80FFFF" style:text-underline-type="single" style:text-underline-style="solid" style:text-underline-width="auto" style:text-underline-mode="continuous"/>
    </style:style>
    <style:style style:name="T613" style:parent-style-name="Domyślnaczcionkaakapitu" style:family="text">
      <style:text-properties style:text-underline-type="single" style:text-underline-style="solid" style:text-underline-width="auto" style:text-underline-mode="continuous"/>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style:text-underline-type="single" style:text-underline-style="solid" style:text-underline-width="auto" style:text-underline-mode="continuous"/>
    </style:style>
    <style:style style:name="T616" style:parent-style-name="Domyślnaczcionkaakapitu" style:family="text">
      <style:text-properties fo:background-color="#80FFFF" style:text-underline-type="single" style:text-underline-style="solid" style:text-underline-width="auto" style:text-underline-mode="continuous"/>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fo:text-indent="0.2479in">
        <style:tab-stops>
          <style:tab-stop style:type="left" style:position="3.0875in"/>
        </style:tab-stops>
      </style:paragraph-properties>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5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5in"/>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5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5in"/>
    </style:style>
    <style:style style:name="P635" style:parent-style-name="Normalny" style:family="paragraph">
      <style:paragraph-properties fo:text-align="justify" fo:line-height="150%" fo:text-indent="0.25in"/>
    </style:style>
    <style:style style:name="P636" style:parent-style-name="Normalny" style:family="paragraph">
      <style:paragraph-properties fo:text-align="justify" fo:line-height="150%" fo:text-indent="0.25in"/>
    </style:style>
    <style:style style:name="P637" style:parent-style-name="Normalny" style:family="paragraph">
      <style:paragraph-properties fo:text-align="justify" fo:line-height="150%"/>
    </style:style>
    <style:style style:name="T638" style:parent-style-name="Domyślnaczcionkaakapitu" style:family="text">
      <style:text-properties style:text-underline-type="single" style:text-underline-style="solid" style:text-underline-width="auto" style:text-underline-mode="continuous"/>
    </style:style>
    <style:style style:name="P639" style:parent-style-name="Normalny" style:family="paragraph">
      <style:paragraph-properties fo:text-align="justify" fo:line-height="150%" fo:text-indent="0.25in"/>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style:style>
    <style:style style:name="T642" style:parent-style-name="Domyślnaczcionkaakapitu" style:family="text">
      <style:text-properties fo:background-color="#80FFFF" style:text-underline-type="single" style:text-underline-style="solid" style:text-underline-width="auto" style:text-underline-mode="continuous"/>
    </style:style>
    <style:style style:name="T643" style:parent-style-name="Domyślnaczcionkaakapitu" style:family="text">
      <style:text-properties style:text-underline-type="single" style:text-underline-style="solid" style:text-underline-width="auto" style:text-underline-mode="continuous"/>
    </style:style>
    <style:style style:name="T644" style:parent-style-name="Domyślnaczcionkaakapitu" style:family="text">
      <style:text-properties fo:background-color="#80FFFF" style:text-underline-type="single" style:text-underline-style="solid" style:text-underline-width="auto" style:text-underline-mode="continuous"/>
    </style:style>
    <style:style style:name="P645" style:parent-style-name="Normalny" style:family="paragraph">
      <style:paragraph-properties fo:text-align="justify" fo:line-height="150%" fo:text-indent="0.25in"/>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5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5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fo:text-indent="0.25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5in"/>
    </style:style>
    <style:style style:name="P660" style:parent-style-name="Normalny" style:family="paragraph">
      <style:paragraph-properties fo:text-align="justify" fo:line-height="150%"/>
    </style:style>
    <style:style style:name="T661" style:parent-style-name="Domyślnaczcionkaakapitu" style:family="text">
      <style:text-properties style:text-underline-type="single" style:text-underline-style="solid" style:text-underline-width="auto" style:text-underline-mode="continuous"/>
    </style:style>
    <style:style style:name="T662" style:parent-style-name="Domyślnaczcionkaakapitu" style:family="text">
      <style:text-properties fo:background-color="#80FFFF" style:text-underline-type="single" style:text-underline-style="solid" style:text-underline-width="auto" style:text-underline-mode="continuous"/>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P666" style:parent-style-name="Normalny" style:family="paragraph">
      <style:paragraph-properties fo:text-align="justify" fo:line-height="150%"/>
    </style:style>
    <style:style style:name="T667" style:parent-style-name="Domyślnaczcionkaakapitu" style:family="text">
      <style:text-properties style:text-underline-type="single" style:text-underline-style="solid" style:text-underline-width="auto" style:text-underline-mode="continuous"/>
    </style:style>
    <style:style style:name="P668" style:parent-style-name="Normalny" style:family="paragraph">
      <style:paragraph-properties fo:text-align="justify" fo:line-height="150%" fo:text-indent="0.25in"/>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5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5in"/>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5in"/>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5in"/>
    </style:style>
    <style:style style:name="P686" style:parent-style-name="Normalny" style:family="paragraph">
      <style:paragraph-properties fo:text-align="justify" fo:line-height="150%" fo:text-indent="0.25in"/>
    </style:style>
    <style:style style:name="P687" style:parent-style-name="Normalny" style:family="paragraph">
      <style:paragraph-properties fo:text-align="justify" fo:line-height="150%" fo:text-indent="0.25in"/>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5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5in"/>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5in"/>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5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style:tab-stops>
          <style:tab-stop style:type="left" style:position="2.6923in"/>
        </style:tab-stops>
      </style:paragraph-properties>
    </style:style>
    <style:style style:name="T701" style:parent-style-name="Domyślnaczcionkaakapitu" style:family="text">
      <style:text-properties style:text-underline-type="single" style:text-underline-style="solid" style:text-underline-width="auto" style:text-underline-mode="continuous"/>
    </style:style>
    <style:style style:name="T702" style:parent-style-name="Domyślnaczcionkaakapitu" style:family="text">
      <style:text-properties fo:background-color="#80FFFF" style:text-underline-type="single" style:text-underline-style="solid" style:text-underline-width="auto" style:text-underline-mode="continuous"/>
    </style:style>
    <style:style style:name="P703" style:parent-style-name="Normalny" style:family="paragraph">
      <style:paragraph-properties fo:text-align="justify" fo:line-height="150%" fo:text-indent="0.2479in">
        <style:tab-stops>
          <style:tab-stop style:type="left" style:position="2.6923in"/>
        </style:tab-stops>
      </style:paragraph-properties>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style:style>
    <style:style style:name="T706" style:parent-style-name="Domyślnaczcionkaakapitu" style:family="text">
      <style:text-properties style:text-underline-type="single" style:text-underline-style="solid" style:text-underline-width="auto" style:text-underline-mode="continuous"/>
    </style:style>
    <style:style style:name="T707" style:parent-style-name="Domyślnaczcionkaakapitu" style:family="text">
      <style:text-properties fo:background-color="#80FFFF" style:text-underline-type="single" style:text-underline-style="solid" style:text-underline-width="auto" style:text-underline-mode="continuous"/>
    </style:style>
    <style:style style:name="T708" style:parent-style-name="Domyślnaczcionkaakapitu" style:family="text">
      <style:text-properties style:text-underline-type="single" style:text-underline-style="solid" style:text-underline-width="auto" style:text-underline-mode="continuous"/>
    </style:style>
    <style:style style:name="P709" style:parent-style-name="Normalny" style:family="paragraph">
      <style:paragraph-properties fo:text-align="justify" fo:line-height="150%" fo:text-indent="0.25in"/>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5in"/>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fo:text-indent="0.25in"/>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5in"/>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5in"/>
    </style:style>
    <style:style style:name="P718" style:parent-style-name="Normalny" style:family="paragraph">
      <style:paragraph-properties fo:text-align="justify" fo:line-height="150%">
        <style:tab-stops>
          <style:tab-stop style:type="left" style:position="1.9583in"/>
        </style:tab-stops>
      </style:paragraph-properties>
    </style:style>
    <style:style style:name="T719" style:parent-style-name="Domyślnaczcionkaakapitu" style:family="text">
      <style:text-properties style:text-underline-type="single" style:text-underline-style="solid" style:text-underline-width="auto" style:text-underline-mode="continuous"/>
    </style:style>
    <style:style style:name="T720" style:parent-style-name="Domyślnaczcionkaakapitu" style:family="text">
      <style:text-properties fo:background-color="#80FFFF" style:text-underline-type="single" style:text-underline-style="solid" style:text-underline-width="auto" style:text-underline-mode="continuous"/>
    </style:style>
    <style:style style:name="P721" style:parent-style-name="Normalny" style:family="paragraph">
      <style:paragraph-properties fo:text-align="justify" fo:line-height="150%" fo:text-indent="0.25in"/>
    </style:style>
    <style:style style:name="P722" style:parent-style-name="Normalny" style:family="paragraph">
      <style:paragraph-properties fo:text-align="justify" fo:line-height="150%"/>
    </style:style>
    <style:style style:name="T723" style:parent-style-name="Domyślnaczcionkaakapitu" style:family="text">
      <style:text-properties fo:background-color="#80FFFF" style:text-underline-type="single" style:text-underline-style="solid" style:text-underline-width="auto" style:text-underline-mode="continuous"/>
    </style:style>
    <style:style style:name="T724" style:parent-style-name="Domyślnaczcionkaakapitu" style:family="text">
      <style:text-properties style:text-underline-type="single" style:text-underline-style="solid" style:text-underline-width="auto" style:text-underline-mode="continuous"/>
    </style:style>
    <style:style style:name="T725" style:parent-style-name="Domyślnaczcionkaakapitu" style:family="text">
      <style:text-properties fo:background-color="#80FFFF" style:text-underline-type="single" style:text-underline-style="solid" style:text-underline-width="auto" style:text-underline-mode="continuous"/>
    </style:style>
    <style:style style:name="T726" style:parent-style-name="Domyślnaczcionkaakapitu" style:family="text">
      <style:text-properties style:text-underline-type="single" style:text-underline-style="solid" style:text-underline-width="auto" style:text-underline-mode="continuous"/>
    </style:style>
    <style:style style:name="P727" style:parent-style-name="Normalny" style:family="paragraph">
      <style:paragraph-properties fo:text-align="justify" fo:line-height="150%" fo:text-indent="0.25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5in"/>
    </style:style>
    <style:style style:name="P742" style:parent-style-name="Normalny" style:family="paragraph">
      <style:paragraph-properties fo:text-align="justify" fo:line-height="150%" fo:text-indent="0.25in"/>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style:style>
    <style:style style:name="T745" style:parent-style-name="Domyślnaczcionkaakapitu" style:family="text">
      <style:text-properties style:text-underline-type="single" style:text-underline-style="solid" style:text-underline-width="auto" style:text-underline-mode="continuous"/>
    </style:style>
    <style:style style:name="P746" style:parent-style-name="Normalny" style:family="paragraph">
      <style:paragraph-properties fo:text-align="justify" fo:line-height="150%" fo:text-indent="0.25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style:style>
    <style:style style:name="T752" style:parent-style-name="Domyślnaczcionkaakapitu" style:family="text">
      <style:text-properties style:text-underline-type="single" style:text-underline-style="solid" style:text-underline-width="auto" style:text-underline-mode="continuous"/>
    </style:style>
    <style:style style:name="T753" style:parent-style-name="Domyślnaczcionkaakapitu" style:family="text">
      <style:text-properties fo:background-color="#80FFFF" style:text-underline-type="single" style:text-underline-style="solid" style:text-underline-width="auto" style:text-underline-mode="continuous"/>
    </style:style>
    <style:style style:name="T754" style:parent-style-name="Domyślnaczcionkaakapitu" style:family="text">
      <style:text-properties style:text-underline-type="single" style:text-underline-style="solid" style:text-underline-width="auto" style:text-underline-mode="continuous"/>
    </style:style>
    <style:style style:name="P755" style:parent-style-name="Normalny" style:family="paragraph">
      <style:paragraph-properties fo:text-align="justify" fo:line-height="150%" fo:text-indent="0.25in"/>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5in"/>
    </style:style>
    <style:style style:name="P762" style:parent-style-name="Normalny" style:family="paragraph">
      <style:paragraph-properties fo:text-align="justify" fo:line-height="150%"/>
    </style:style>
    <style:style style:name="T763" style:parent-style-name="Domyślnaczcionkaakapitu" style:family="text">
      <style:text-properties style:text-underline-type="single" style:text-underline-style="solid" style:text-underline-width="auto" style:text-underline-mode="continuous"/>
    </style:style>
    <style:style style:name="T764" style:parent-style-name="Domyślnaczcionkaakapitu" style:family="text">
      <style:text-properties fo:background-color="#80FFFF" style:text-underline-type="single" style:text-underline-style="solid" style:text-underline-width="auto" style:text-underline-mode="continuous"/>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5in"/>
    </style:style>
    <style:style style:name="P767" style:parent-style-name="Normalny" style:family="paragraph">
      <style:paragraph-properties fo:text-align="justify" fo:line-height="150%" fo:text-indent="0.25in"/>
    </style:style>
    <style:style style:name="P768" style:parent-style-name="Normalny" style:family="paragraph">
      <style:paragraph-properties fo:text-align="justify" fo:line-height="150%"/>
    </style:style>
    <style:style style:name="T769" style:parent-style-name="Domyślnaczcionkaakapitu" style:family="text">
      <style:text-properties style:text-underline-type="single" style:text-underline-style="solid" style:text-underline-width="auto" style:text-underline-mode="continuous"/>
    </style:style>
    <style:style style:name="T770" style:parent-style-name="Domyślnaczcionkaakapitu" style:family="text">
      <style:text-properties fo:background-color="#80FFFF" style:text-underline-type="single" style:text-underline-style="solid" style:text-underline-width="auto" style:text-underline-mode="continuous"/>
    </style:style>
    <style:style style:name="T771" style:parent-style-name="Domyślnaczcionkaakapitu" style:family="text">
      <style:text-properties style:text-underline-type="single" style:text-underline-style="solid" style:text-underline-width="auto" style:text-underline-mode="continuous"/>
    </style:style>
    <style:style style:name="P772" style:parent-style-name="Normalny" style:family="paragraph">
      <style:paragraph-properties fo:text-align="justify" fo:line-height="150%" fo:text-indent="0.25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5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5in"/>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5in">
        <style:tab-stops>
          <style:tab-stop style:type="left" style:position="1.3416in"/>
        </style:tab-stops>
      </style:paragraph-properties>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5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5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5in"/>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5in"/>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5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5in"/>
    </style:style>
    <style:style style:name="P810" style:parent-style-name="Normalny" style:family="paragraph">
      <style:paragraph-properties fo:text-align="justify" fo:line-height="150%" fo:text-indent="0.25in"/>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fo:text-indent="0.25in"/>
    </style:style>
    <style:style style:name="P813" style:parent-style-name="Normalny" style:family="paragraph">
      <style:paragraph-properties fo:text-align="justify" fo:line-height="150%" fo:text-indent="0.25in"/>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style:tab-stops>
          <style:tab-stop style:type="left" style:position="2.8125in"/>
        </style:tab-stops>
      </style:paragraph-properties>
    </style:style>
    <style:style style:name="T816" style:parent-style-name="Domyślnaczcionkaakapitu" style:family="text">
      <style:text-properties style:text-underline-type="single" style:text-underline-style="solid" style:text-underline-width="auto" style:text-underline-mode="continuous"/>
    </style:style>
    <style:style style:name="T817" style:parent-style-name="Domyślnaczcionkaakapitu" style:family="text">
      <style:text-properties fo:background-color="#80FFFF" style:text-underline-type="single" style:text-underline-style="solid" style:text-underline-width="auto" style:text-underline-mode="continuous"/>
    </style:style>
    <style:style style:name="P818" style:parent-style-name="Normalny" style:family="paragraph">
      <style:paragraph-properties fo:text-align="justify" fo:line-height="150%" fo:text-indent="0.25in"/>
    </style:style>
    <style:style style:name="P819" style:parent-style-name="Normalny" style:family="paragraph">
      <style:paragraph-properties fo:text-align="justify" fo:line-height="150%" fo:text-indent="0.25in"/>
    </style:style>
    <style:style style:name="P820" style:parent-style-name="Normalny" style:family="paragraph">
      <style:paragraph-properties fo:text-align="justify" fo:line-height="150%"/>
    </style:style>
    <style:style style:name="T821" style:parent-style-name="Domyślnaczcionkaakapitu" style:family="text">
      <style:text-properties style:text-underline-type="single" style:text-underline-style="solid" style:text-underline-width="auto" style:text-underline-mode="continuous"/>
    </style:style>
    <style:style style:name="P822" style:parent-style-name="Normalny" style:family="paragraph">
      <style:paragraph-properties fo:text-align="justify" fo:line-height="150%" fo:text-indent="0.25in"/>
    </style:style>
    <style:style style:name="T823" style:parent-style-name="Domyślnaczcionkaakapitu" style:family="text">
      <style:text-properties fo:background-color="#80FFFF"/>
    </style:style>
    <style:style style:name="P824" style:parent-style-name="Normalny" style:family="paragraph">
      <style:paragraph-properties fo:text-align="justify" fo:line-height="150%" fo:text-indent="0.25in"/>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5in"/>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style:style>
    <style:style style:name="T832" style:parent-style-name="Domyślnaczcionkaakapitu" style:family="text">
      <style:text-properties style:text-underline-type="single" style:text-underline-style="solid" style:text-underline-width="auto" style:text-underline-mode="continuous"/>
    </style:style>
    <style:style style:name="T833" style:parent-style-name="Domyślnaczcionkaakapitu" style:family="text">
      <style:text-properties fo:background-color="#80FFFF" style:text-underline-type="single" style:text-underline-style="solid" style:text-underline-width="auto" style:text-underline-mode="continuous"/>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style:tab-stops>
          <style:tab-stop style:type="left" style:position="3.4812in"/>
        </style:tab-stops>
      </style:paragraph-properties>
    </style:style>
    <style:style style:name="T837" style:parent-style-name="Domyślnaczcionkaakapitu" style:family="text">
      <style:text-properties style:text-underline-type="single" style:text-underline-style="solid" style:text-underline-width="auto" style:text-underline-mode="continuous"/>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P840" style:parent-style-name="Normalny" style:family="paragraph">
      <style:paragraph-properties fo:text-align="justify" fo:line-height="150%" fo:text-indent="0.25in"/>
    </style:style>
    <style:style style:name="T841" style:parent-style-name="Domyślnaczcionkaakapitu" style:family="text">
      <style:text-properties fo:background-color="#80FFFF"/>
    </style:style>
    <style:style style:name="P842" style:parent-style-name="Normalny" style:family="paragraph">
      <style:paragraph-properties fo:text-align="justify" fo:line-height="150%" fo:text-indent="0.25in"/>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5in"/>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5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style:tab-stops>
          <style:tab-stop style:type="left" style:position="2.9604in"/>
        </style:tab-stops>
      </style:paragraph-properties>
    </style:style>
    <style:style style:name="T859" style:parent-style-name="Domyślnaczcionkaakapitu" style:family="text">
      <style:text-properties style:text-underline-type="single" style:text-underline-style="solid" style:text-underline-width="auto" style:text-underline-mode="continuous"/>
    </style:style>
    <style:style style:name="T860" style:parent-style-name="Domyślnaczcionkaakapitu" style:family="text">
      <style:text-properties fo:background-color="#80FFFF" style:text-underline-type="single" style:text-underline-style="solid" style:text-underline-width="auto" style:text-underline-mode="continuous"/>
    </style:style>
    <style:style style:name="T861" style:parent-style-name="Domyślnaczcionkaakapitu" style:family="text">
      <style:text-properties style:text-underline-type="single" style:text-underline-style="solid" style:text-underline-width="auto" style:text-underline-mode="continuous"/>
    </style:style>
    <style:style style:name="T862" style:parent-style-name="Domyślnaczcionkaakapitu" style:family="text">
      <style:text-properties fo:background-color="#80FFFF" style:text-underline-type="single" style:text-underline-style="solid" style:text-underline-width="auto" style:text-underline-mode="continuous"/>
    </style:style>
    <style:style style:name="T863" style:parent-style-name="Domyślnaczcionkaakapitu" style:family="text">
      <style:text-properties style:text-underline-type="single" style:text-underline-style="solid" style:text-underline-width="auto" style:text-underline-mode="continuous"/>
    </style:style>
    <style:style style:name="P864" style:parent-style-name="Normalny" style:family="paragraph">
      <style:paragraph-properties fo:text-align="justify" fo:line-height="150%" fo:text-indent="0.2479in">
        <style:tab-stops>
          <style:tab-stop style:type="left" style:position="2.9604in"/>
        </style:tab-stops>
      </style:paragraph-properties>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5in"/>
    </style:style>
    <style:style style:name="P867" style:parent-style-name="Normalny" style:family="paragraph">
      <style:paragraph-properties fo:text-align="justify" fo:line-height="150%" fo:text-indent="0.25in"/>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5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5in"/>
    </style:style>
    <style:style style:name="T873" style:parent-style-name="Domyślnaczcionkaakapitu" style:family="text">
      <style:text-properties fo:background-color="#80FFFF"/>
    </style:style>
    <style:style style:name="P874" style:parent-style-name="Normalny" style:family="paragraph">
      <style:paragraph-properties fo:text-align="justify" fo:line-height="150%">
        <style:tab-stops>
          <style:tab-stop style:type="left" style:position="3.1291in"/>
        </style:tab-stops>
      </style:paragraph-properties>
    </style:style>
    <style:style style:name="T875" style:parent-style-name="Domyślnaczcionkaakapitu" style:family="text">
      <style:text-properties style:text-underline-type="single" style:text-underline-style="solid" style:text-underline-width="auto" style:text-underline-mode="continuous"/>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tab-stops>
          <style:tab-stop style:type="left" style:position="3.1291in"/>
        </style:tab-stops>
      </style:paragraph-properties>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fo:text-indent="0.2479in">
        <style:tab-stops>
          <style:tab-stop style:type="left" style:position="3.1291in"/>
        </style:tab-stops>
      </style:paragraph-properties>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style:tab-stops>
          <style:tab-stop style:type="left" style:position="3.1291in"/>
        </style:tab-stops>
      </style:paragraph-properties>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style:text-underline-type="single" style:text-underline-style="solid" style:text-underline-width="auto" style:text-underline-mode="continuous"/>
    </style:style>
    <style:style style:name="P885" style:parent-style-name="Normalny" style:family="paragraph">
      <style:paragraph-properties fo:text-align="justify" fo:line-height="150%" fo:text-indent="0.2479in">
        <style:tab-stops>
          <style:tab-stop style:type="left" style:position="3.1291in"/>
        </style:tab-stops>
      </style:paragraph-properties>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style:style>
    <style:style style:name="T889" style:parent-style-name="Domyślnaczcionkaakapitu" style:family="text">
      <style:text-properties style:text-underline-type="single" style:text-underline-style="solid" style:text-underline-width="auto" style:text-underline-mode="continuous"/>
    </style:style>
    <style:style style:name="T890" style:parent-style-name="Domyślnaczcionkaakapitu" style:family="text">
      <style:text-properties fo:background-color="#80FFFF" style:text-underline-type="single" style:text-underline-style="solid" style:text-underline-width="auto" style:text-underline-mode="continuous"/>
    </style:style>
    <style:style style:name="T891" style:parent-style-name="Domyślnaczcionkaakapitu" style:family="text">
      <style:text-properties style:text-underline-type="single" style:text-underline-style="solid" style:text-underline-width="auto" style:text-underline-mode="continuous"/>
    </style:style>
    <style:style style:name="T892" style:parent-style-name="Domyślnaczcionkaakapitu" style:family="text">
      <style:text-properties fo:background-color="#80FFFF" style:text-underline-type="single" style:text-underline-style="solid" style:text-underline-width="auto" style:text-underline-mode="continuous"/>
    </style:style>
    <style:style style:name="T893" style:parent-style-name="Domyślnaczcionkaakapitu" style:family="text">
      <style:text-properties style:text-underline-type="single" style:text-underline-style="solid" style:text-underline-width="auto" style:text-underline-mode="continuous"/>
    </style:style>
    <style:style style:name="T894" style:parent-style-name="Domyślnaczcionkaakapitu" style:family="text">
      <style:text-properties fo:background-color="#80FFFF" style:text-underline-type="single" style:text-underline-style="solid" style:text-underline-width="auto" style:text-underline-mode="continuous"/>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5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5in"/>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5in"/>
    </style:style>
    <style:style style:name="P906" style:parent-style-name="Normalny" style:family="paragraph">
      <style:paragraph-properties fo:text-align="justify" fo:line-height="150%" fo:text-indent="0.25in"/>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5in"/>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style:style>
    <style:style style:name="T914" style:parent-style-name="Domyślnaczcionkaakapitu" style:family="text">
      <style:text-properties style:text-underline-type="single" style:text-underline-style="solid" style:text-underline-width="auto" style:text-underline-mode="continuous"/>
    </style:style>
    <style:style style:name="T915" style:parent-style-name="Domyślnaczcionkaakapitu" style:family="text">
      <style:text-properties fo:background-color="#80FFFF" style:text-underline-type="single" style:text-underline-style="solid" style:text-underline-width="auto" style:text-underline-mode="continuous"/>
    </style:style>
    <style:style style:name="T916" style:parent-style-name="Domyślnaczcionkaakapitu" style:family="text">
      <style:text-properties style:text-underline-type="single" style:text-underline-style="solid" style:text-underline-width="auto" style:text-underline-mode="continuous"/>
    </style:style>
    <style:style style:name="T917" style:parent-style-name="Domyślnaczcionkaakapitu" style:family="text">
      <style:text-properties fo:background-color="#80FFFF" style:text-underline-type="single" style:text-underline-style="solid" style:text-underline-width="auto" style:text-underline-mode="continuous"/>
    </style:style>
    <style:style style:name="P918" style:parent-style-name="Normalny" style:family="paragraph">
      <style:paragraph-properties fo:text-align="justify" fo:line-height="150%" fo:text-indent="0.25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5in"/>
    </style:style>
    <style:style style:name="P923" style:parent-style-name="Normalny" style:family="paragraph">
      <style:paragraph-properties fo:text-align="justify" fo:line-height="150%">
        <style:tab-stops>
          <style:tab-stop style:type="left" style:position="3.2118in"/>
        </style:tab-stops>
      </style:paragraph-properties>
    </style:style>
    <style:style style:name="T924" style:parent-style-name="Domyślnaczcionkaakapitu" style:family="text">
      <style:text-properties style:text-underline-type="single" style:text-underline-style="solid" style:text-underline-width="auto" style:text-underline-mode="continuous"/>
    </style:style>
    <style:style style:name="P925" style:parent-style-name="Normalny" style:family="paragraph">
      <style:paragraph-properties fo:text-align="justify" fo:line-height="150%" fo:text-indent="0.2479in">
        <style:tab-stops>
          <style:tab-stop style:type="left" style:position="3.2118in"/>
        </style:tab-stops>
      </style:paragraph-properties>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T930" style:parent-style-name="Domyślnaczcionkaakapitu" style:family="text">
      <style:text-properties style:text-underline-type="single" style:text-underline-style="solid" style:text-underline-width="auto" style:text-underline-mode="continuous"/>
    </style:style>
    <style:style style:name="P931" style:parent-style-name="Normalny" style:family="paragraph">
      <style:paragraph-properties fo:text-align="justify" fo:line-height="150%" fo:text-indent="0.25in"/>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5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5in"/>
    </style:style>
    <style:style style:name="P943" style:parent-style-name="Normalny" style:family="paragraph">
      <style:paragraph-properties fo:text-align="justify" fo:line-height="150%" fo:text-indent="0.25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fo:text-indent="0.25in"/>
    </style:style>
    <style:style style:name="P953" style:parent-style-name="Normalny" style:family="paragraph">
      <style:paragraph-properties fo:text-align="justify" fo:line-height="150%"/>
    </style:style>
    <style:style style:name="T954" style:parent-style-name="Domyślnaczcionkaakapitu" style:family="text">
      <style:text-properties style:text-underline-type="single" style:text-underline-style="solid" style:text-underline-width="auto" style:text-underline-mode="continuous"/>
    </style:style>
    <style:style style:name="P955" style:parent-style-name="Normalny" style:family="paragraph">
      <style:paragraph-properties fo:text-align="justify" fo:line-height="150%" fo:text-indent="0.25in"/>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style:style>
    <style:style style:name="T959" style:parent-style-name="Domyślnaczcionkaakapitu" style:family="text">
      <style:text-properties fo:background-color="#80FFFF" style:text-underline-type="single" style:text-underline-style="solid" style:text-underline-width="auto" style:text-underline-mode="continuous"/>
    </style:style>
    <style:style style:name="T960" style:parent-style-name="Domyślnaczcionkaakapitu" style:family="text">
      <style:text-properties style:text-underline-type="single" style:text-underline-style="solid" style:text-underline-width="auto" style:text-underline-mode="continuous"/>
    </style:style>
    <style:style style:name="P961" style:parent-style-name="Normalny" style:family="paragraph">
      <style:paragraph-properties fo:text-align="justify" fo:line-height="150%" fo:text-indent="0.25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5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5in"/>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fo:text-indent="0.25in"/>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5in"/>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5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fo:text-indent="0.25in"/>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5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5in"/>
    </style:style>
    <style:style style:name="P1007" style:parent-style-name="Normalny" style:family="paragraph">
      <style:paragraph-properties fo:text-align="justify" fo:line-height="150%"/>
    </style:style>
    <style:style style:name="T1008" style:parent-style-name="Domyślnaczcionkaakapitu" style:family="text">
      <style:text-properties style:text-underline-type="single" style:text-underline-style="solid" style:text-underline-width="auto" style:text-underline-mode="continuous"/>
    </style:style>
    <style:style style:name="P1009" style:parent-style-name="Normalny" style:family="paragraph">
      <style:paragraph-properties fo:text-align="justify" fo:line-height="150%" fo:text-indent="0.25in"/>
    </style:style>
    <style:style style:name="P1010" style:parent-style-name="Normalny" style:family="paragraph">
      <style:paragraph-properties fo:text-align="justify" fo:line-height="150%"/>
    </style:style>
    <style:style style:name="T1011" style:parent-style-name="Domyślnaczcionkaakapitu" style:family="text">
      <style:text-properties style:text-underline-type="single" style:text-underline-style="solid" style:text-underline-width="auto" style:text-underline-mode="continuous"/>
    </style:style>
    <style:style style:name="T1012" style:parent-style-name="Domyślnaczcionkaakapitu" style:family="text">
      <style:text-properties fo:background-color="#80FFFF" style:text-underline-type="single" style:text-underline-style="solid" style:text-underline-width="auto" style:text-underline-mode="continuous"/>
    </style:style>
    <style:style style:name="T1013" style:parent-style-name="Domyślnaczcionkaakapitu" style:family="text">
      <style:text-properties style:text-underline-type="single" style:text-underline-style="solid" style:text-underline-width="auto" style:text-underline-mode="continuous"/>
    </style:style>
    <style:style style:name="P1014" style:parent-style-name="Normalny" style:family="paragraph">
      <style:paragraph-properties fo:text-align="justify" fo:line-height="150%" fo:text-indent="0.2479in"/>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style:style>
    <style:style style:name="T1017" style:parent-style-name="Domyślnaczcionkaakapitu" style:family="text">
      <style:text-properties fo:background-color="#80FFFF" style:text-underline-type="single" style:text-underline-style="solid" style:text-underline-width="auto" style:text-underline-mode="continuous"/>
    </style:style>
    <style:style style:name="T1018" style:parent-style-name="Domyślnaczcionkaakapitu" style:family="text">
      <style:text-properties style:text-underline-type="single" style:text-underline-style="solid" style:text-underline-width="auto" style:text-underline-mode="continuous"/>
    </style:style>
    <style:style style:name="P1019" style:parent-style-name="Normalny" style:family="paragraph">
      <style:paragraph-properties fo:text-align="justify" fo:line-height="150%" fo:text-indent="0.2479in"/>
    </style:style>
    <style:style style:name="P1020" style:parent-style-name="Normalny" style:family="paragraph">
      <style:paragraph-properties fo:text-align="justify" fo:line-height="150%"/>
    </style:style>
    <style:style style:name="T1021" style:parent-style-name="Domyślnaczcionkaakapitu" style:family="text">
      <style:text-properties style:text-underline-type="single" style:text-underline-style="solid" style:text-underline-width="auto" style:text-underline-mode="continuous"/>
    </style:style>
    <style:style style:name="P1022" style:parent-style-name="Normalny" style:family="paragraph">
      <style:paragraph-properties fo:text-align="justify" fo:line-height="150%" fo:text-indent="0.25in"/>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style:style>
    <style:style style:name="T1025" style:parent-style-name="Domyślnaczcionkaakapitu" style:family="text">
      <style:text-properties style:text-underline-type="single" style:text-underline-style="solid" style:text-underline-width="auto" style:text-underline-mode="continuous"/>
    </style:style>
    <style:style style:name="P1026" style:parent-style-name="Normalny" style:family="paragraph">
      <style:paragraph-properties fo:text-align="justify" fo:line-height="150%" fo:text-indent="0.25in"/>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5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5in"/>
    </style:style>
    <style:style style:name="P1039" style:parent-style-name="Normalny" style:family="paragraph">
      <style:paragraph-properties fo:text-align="justify" fo:line-height="150%" fo:text-indent="0.25in"/>
    </style:style>
    <style:style style:name="P1040" style:parent-style-name="Normalny" style:family="paragraph">
      <style:paragraph-properties fo:text-align="justify" fo:line-height="150%" fo:text-indent="0.25in"/>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5in"/>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5in"/>
    </style:style>
    <style:style style:name="P1052" style:parent-style-name="Normalny" style:family="paragraph">
      <style:paragraph-properties fo:text-align="justify" fo:line-height="150%"/>
    </style:style>
    <style:style style:name="T1053" style:parent-style-name="Domyślnaczcionkaakapitu" style:family="text">
      <style:text-properties style:text-underline-type="single" style:text-underline-style="solid" style:text-underline-width="auto" style:text-underline-mode="continuous"/>
    </style:style>
    <style:style style:name="P1054" style:parent-style-name="Normalny" style:family="paragraph">
      <style:paragraph-properties fo:text-align="justify" fo:line-height="150%" fo:text-indent="0.25in"/>
    </style:style>
    <style:style style:name="P1055" style:parent-style-name="Normalny" style:family="paragraph">
      <style:paragraph-properties fo:text-align="justify" fo:line-height="150%"/>
    </style:style>
    <style:style style:name="T1056" style:parent-style-name="Domyślnaczcionkaakapitu" style:family="text">
      <style:text-properties style:text-underline-type="single" style:text-underline-style="solid" style:text-underline-width="auto" style:text-underline-mode="continuous"/>
    </style:style>
    <style:style style:name="P1057" style:parent-style-name="Normalny" style:family="paragraph">
      <style:paragraph-properties fo:text-align="justify" fo:line-height="150%" fo:text-indent="0.25in"/>
    </style:style>
    <style:style style:name="P1058" style:parent-style-name="Normalny" style:family="paragraph">
      <style:paragraph-properties fo:text-align="justify" fo:line-height="150%" fo:text-indent="0.25in"/>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style:style>
    <style:style style:name="T1061" style:parent-style-name="Domyślnaczcionkaakapitu" style:family="text">
      <style:text-properties style:text-underline-type="single" style:text-underline-style="solid" style:text-underline-width="auto" style:text-underline-mode="continuous"/>
    </style:style>
    <style:style style:name="P1062" style:parent-style-name="Normalny" style:family="paragraph">
      <style:paragraph-properties fo:text-align="justify" fo:line-height="150%" fo:text-indent="0.25in"/>
    </style:style>
    <style:style style:name="P1063" style:parent-style-name="Normalny" style:family="paragraph">
      <style:paragraph-properties fo:text-align="justify" fo:line-height="150%" fo:text-indent="0.25in"/>
    </style:style>
    <style:style style:name="P1064" style:parent-style-name="Normalny" style:family="paragraph">
      <style:paragraph-properties fo:text-align="justify" fo:line-height="150%"/>
    </style:style>
    <style:style style:name="T1065" style:parent-style-name="Domyślnaczcionkaakapitu" style:family="text">
      <style:text-properties style:text-underline-type="single" style:text-underline-style="solid" style:text-underline-width="auto" style:text-underline-mode="continuous"/>
    </style:style>
    <style:style style:name="T1066" style:parent-style-name="Domyślnaczcionkaakapitu" style:family="text">
      <style:text-properties fo:background-color="#80FFFF" style:text-underline-type="single" style:text-underline-style="solid" style:text-underline-width="auto" style:text-underline-mode="continuous"/>
    </style:style>
    <style:style style:name="T1067" style:parent-style-name="Domyślnaczcionkaakapitu" style:family="text">
      <style:text-properties style:text-underline-type="single" style:text-underline-style="solid" style:text-underline-width="auto" style:text-underline-mode="continuous"/>
    </style:style>
    <style:style style:name="P1068" style:parent-style-name="Normalny" style:family="paragraph">
      <style:paragraph-properties fo:text-align="justify" fo:line-height="150%" fo:text-indent="0.25in"/>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5in"/>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fo:text-indent="0.25in"/>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5in"/>
    </style:style>
    <style:style style:name="P1077" style:parent-style-name="Normalny" style:family="paragraph">
      <style:paragraph-properties fo:text-align="justify" fo:line-height="150%" fo:text-indent="0.25in"/>
    </style:style>
    <style:style style:name="P1078" style:parent-style-name="Normalny" style:family="paragraph">
      <style:paragraph-properties fo:text-align="justify" fo:line-height="150%" fo:text-indent="0.25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fo:text-indent="0.25in"/>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5in"/>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5in"/>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5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5in"/>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5in"/>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5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5in"/>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style:style>
    <style:style style:name="T1107" style:parent-style-name="Domyślnaczcionkaakapitu" style:family="text">
      <style:text-properties style:text-underline-type="single" style:text-underline-style="solid" style:text-underline-width="auto" style:text-underline-mode="continuous"/>
    </style:style>
    <style:style style:name="T1108" style:parent-style-name="Domyślnaczcionkaakapitu" style:family="text">
      <style:text-properties fo:background-color="#80FFFF" style:text-underline-type="single" style:text-underline-style="solid" style:text-underline-width="auto" style:text-underline-mode="continuous"/>
    </style:style>
    <style:style style:name="P1109" style:parent-style-name="Normalny" style:family="paragraph">
      <style:paragraph-properties fo:text-align="justify" fo:line-height="150%" fo:text-indent="0.25in"/>
    </style:style>
    <style:style style:name="P1110" style:parent-style-name="Normalny" style:family="paragraph">
      <style:paragraph-properties fo:text-align="justify" fo:line-height="150%">
        <style:tab-stops>
          <style:tab-stop style:type="left" style:position="3.1708in"/>
        </style:tab-stops>
      </style:paragraph-properties>
    </style:style>
    <style:style style:name="T1111" style:parent-style-name="Domyślnaczcionkaakapitu" style:family="text">
      <style:text-properties style:text-underline-type="single" style:text-underline-style="solid" style:text-underline-width="auto" style:text-underline-mode="continuous"/>
    </style:style>
    <style:style style:name="P1112" style:parent-style-name="Normalny" style:family="paragraph">
      <style:paragraph-properties fo:text-align="justify" fo:line-height="150%" fo:text-indent="0.2479in">
        <style:tab-stops>
          <style:tab-stop style:type="left" style:position="3.1708in"/>
        </style:tab-stops>
      </style:paragraph-properties>
    </style:style>
    <style:style style:name="P1113" style:parent-style-name="Normalny" style:family="paragraph">
      <style:paragraph-properties fo:text-align="justify" fo:line-height="150%" fo:text-indent="0.25in"/>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5in"/>
    </style:style>
    <style:style style:name="P1118" style:parent-style-name="Normalny" style:family="paragraph">
      <style:paragraph-properties fo:text-align="justify" fo:line-height="150%" fo:text-indent="0.25in"/>
    </style:style>
    <style:style style:name="P1119" style:parent-style-name="Normalny" style:family="paragraph">
      <style:paragraph-properties fo:text-align="justify" fo:line-height="150%" fo:text-indent="0.25in"/>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fo:text-indent="0.25in"/>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5in"/>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5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5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5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5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5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5in"/>
    </style:style>
    <style:style style:name="P1163" style:parent-style-name="Normalny" style:family="paragraph">
      <style:paragraph-properties fo:text-align="justify" fo:line-height="150%" fo:text-indent="0.25in"/>
    </style:style>
    <style:style style:name="P1164" style:parent-style-name="Normalny" style:family="paragraph">
      <style:paragraph-properties fo:text-align="justify" fo:line-height="150%"/>
    </style:style>
    <style:style style:name="T1165" style:parent-style-name="Domyślnaczcionkaakapitu" style:family="text">
      <style:text-properties style:text-underline-type="single" style:text-underline-style="solid" style:text-underline-width="auto" style:text-underline-mode="continuous"/>
    </style:style>
    <style:style style:name="T1166" style:parent-style-name="Domyślnaczcionkaakapitu" style:family="text">
      <style:text-properties fo:background-color="#80FFFF" style:text-underline-type="single" style:text-underline-style="solid" style:text-underline-width="auto" style:text-underline-mode="continuous"/>
    </style:style>
    <style:style style:name="P1167" style:parent-style-name="Normalny" style:family="paragraph">
      <style:paragraph-properties fo:text-align="justify" fo:line-height="150%" fo:text-indent="0.2479in"/>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479in"/>
    </style:style>
    <style:style style:name="P1170" style:parent-style-name="Normalny" style:family="paragraph">
      <style:paragraph-properties fo:text-align="justify" fo:line-height="150%"/>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style:style>
    <style:style style:name="P1173" style:parent-style-name="Normalny" style:family="paragraph">
      <style:paragraph-properties fo:text-align="justify" fo:line-height="150%"/>
    </style:style>
    <style:style style:name="P1174" style:parent-style-name="Normalny" style:family="paragraph">
      <style:paragraph-properties fo:text-align="justify" fo:line-height="150%"/>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5in"/>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P1182" style:parent-style-name="Normalny" style:family="paragraph">
      <style:paragraph-properties fo:text-align="justify" fo:line-height="150%" fo:text-indent="0.25in"/>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5in"/>
    </style:style>
    <style:style style:name="T1188" style:parent-style-name="Domyślnaczcionkaakapitu" style:family="text">
      <style:text-properties fo:background-color="#80FFFF"/>
    </style:style>
    <style:style style:name="P1189" style:parent-style-name="Normalny" style:family="paragraph">
      <style:paragraph-properties fo:text-align="justify" fo:line-height="150%"/>
    </style:style>
    <style:style style:name="T1190" style:parent-style-name="Domyślnaczcionkaakapitu" style:family="text">
      <style:text-properties style:text-underline-type="single" style:text-underline-style="solid" style:text-underline-width="auto" style:text-underline-mode="continuous"/>
    </style:style>
    <style:style style:name="T1191" style:parent-style-name="Domyślnaczcionkaakapitu" style:family="text">
      <style:text-properties fo:background-color="#80FFFF" style:text-underline-type="single" style:text-underline-style="solid" style:text-underline-width="auto" style:text-underline-mode="continuous"/>
    </style:style>
    <style:style style:name="T1192" style:parent-style-name="Domyślnaczcionkaakapitu" style:family="text">
      <style:text-properties style:text-underline-type="single" style:text-underline-style="solid" style:text-underline-width="auto" style:text-underline-mode="continuous"/>
    </style:style>
    <style:style style:name="T1193" style:parent-style-name="Domyślnaczcionkaakapitu" style:family="text">
      <style:text-properties fo:background-color="#80FFFF" style:text-underline-type="single" style:text-underline-style="solid" style:text-underline-width="auto" style:text-underline-mode="continuous"/>
    </style:style>
    <style:style style:name="T1194" style:parent-style-name="Domyślnaczcionkaakapitu" style:family="text">
      <style:text-properties fo:background-color="#80FFFF"/>
    </style:style>
    <style:style style:name="P1195" style:parent-style-name="Normalny" style:family="paragraph">
      <style:paragraph-properties fo:text-align="justify" fo:line-height="150%" fo:text-indent="0.25in"/>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style:style>
    <style:style style:name="T1199" style:parent-style-name="Domyślnaczcionkaakapitu" style:family="text">
      <style:text-properties fo:background-color="#80FFFF" style:text-underline-type="single" style:text-underline-style="solid" style:text-underline-width="auto" style:text-underline-mode="continuous"/>
    </style:style>
    <style:style style:name="T1200" style:parent-style-name="Domyślnaczcionkaakapitu" style:family="text">
      <style:text-properties style:text-underline-type="single" style:text-underline-style="solid" style:text-underline-width="auto" style:text-underline-mode="continuous"/>
    </style:style>
    <style:style style:name="T1201" style:parent-style-name="Domyślnaczcionkaakapitu" style:family="text">
      <style:text-properties fo:background-color="#80FFFF" style:text-underline-type="single" style:text-underline-style="solid" style:text-underline-width="auto" style:text-underline-mode="continuous"/>
    </style:style>
    <style:style style:name="T1202" style:parent-style-name="Domyślnaczcionkaakapitu" style:family="text">
      <style:text-properties style:text-underline-type="single" style:text-underline-style="solid" style:text-underline-width="auto" style:text-underline-mode="continuous"/>
    </style:style>
    <style:style style:name="P1203" style:parent-style-name="Normalny" style:family="paragraph">
      <style:paragraph-properties fo:text-align="justify" fo:line-height="150%" fo:text-indent="0.25in"/>
    </style:style>
    <style:style style:name="P1204" style:parent-style-name="Normalny" style:family="paragraph">
      <style:paragraph-properties fo:text-align="justify" fo:line-height="150%" fo:text-indent="0.25in"/>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5in"/>
    </style:style>
    <style:style style:name="P1208" style:parent-style-name="Normalny" style:family="paragraph">
      <style:paragraph-properties fo:text-align="justify" fo:line-height="150%"/>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text-underline-type="single" style:text-underline-style="solid" style:text-underline-width="auto" style:text-underline-mode="continuous"/>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P1213" style:parent-style-name="Normalny" style:family="paragraph">
      <style:paragraph-properties fo:text-align="justify" fo:line-height="150%" fo:text-indent="0.25in"/>
    </style:style>
    <style:style style:name="P1214" style:parent-style-name="Normalny" style:family="paragraph">
      <style:paragraph-properties fo:text-align="justify" fo:line-height="150%"/>
    </style:style>
    <style:style style:name="T1215" style:parent-style-name="Domyślnaczcionkaakapitu" style:family="text">
      <style:text-properties style:text-underline-type="single" style:text-underline-style="solid" style:text-underline-width="auto" style:text-underline-mode="continuous"/>
    </style:style>
    <style:style style:name="P1216" style:parent-style-name="Normalny" style:family="paragraph">
      <style:paragraph-properties fo:text-align="justify" fo:line-height="150%" fo:text-indent="0.2479in"/>
    </style:style>
    <style:style style:name="P1217" style:parent-style-name="Normalny" style:family="paragraph">
      <style:paragraph-properties fo:text-align="justify" fo:line-height="150%"/>
    </style:style>
    <style:style style:name="T1218" style:parent-style-name="Domyślnaczcionkaakapitu" style:family="text">
      <style:text-properties style:text-underline-type="single" style:text-underline-style="solid" style:text-underline-width="auto" style:text-underline-mode="continuous"/>
    </style:style>
    <style:style style:name="T1219" style:parent-style-name="Domyślnaczcionkaakapitu" style:family="text">
      <style:text-properties fo:background-color="#80FFFF" style:text-underline-type="single" style:text-underline-style="solid" style:text-underline-width="auto" style:text-underline-mode="continuous"/>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style:style>
    <style:style style:name="T1224" style:parent-style-name="Domyślnaczcionkaakapitu" style:family="text">
      <style:text-properties style:text-underline-type="single" style:text-underline-style="solid" style:text-underline-width="auto" style:text-underline-mode="continuous"/>
    </style:style>
    <style:style style:name="P1225" style:parent-style-name="Normalny" style:family="paragraph">
      <style:paragraph-properties fo:text-align="justify" fo:line-height="150%" fo:text-indent="0.25in"/>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5in"/>
    </style:style>
    <style:style style:name="T1228" style:parent-style-name="Domyślnaczcionkaakapitu" style:family="text">
      <style:text-properties fo:background-color="#80FFFF"/>
    </style:style>
    <style:style style:name="P1229" style:parent-style-name="Normalny" style:family="paragraph">
      <style:paragraph-properties fo:text-align="justify" fo:line-height="150%" fo:text-indent="0.25in">
        <style:tab-stops>
          <style:tab-stop style:type="left" style:position="1.8416in"/>
        </style:tab-stops>
      </style:paragraph-properties>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5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P1236" style:parent-style-name="Normalny" style:family="paragraph">
      <style:paragraph-properties fo:text-align="justify" fo:line-height="150%" fo:text-indent="0.25in"/>
    </style:style>
    <style:style style:name="P1237" style:parent-style-name="Normalny" style:family="paragraph">
      <style:paragraph-properties fo:text-align="justify" fo:line-height="150%">
        <style:tab-stops>
          <style:tab-stop style:type="left" style:position="2.9277in"/>
        </style:tab-stops>
      </style:paragraph-properties>
    </style:style>
    <style:style style:name="T1238" style:parent-style-name="Domyślnaczcionkaakapitu" style:family="text">
      <style:text-properties style:text-underline-type="single" style:text-underline-style="solid" style:text-underline-width="auto" style:text-underline-mode="continuous"/>
    </style:style>
    <style:style style:name="T1239" style:parent-style-name="Domyślnaczcionkaakapitu" style:family="text">
      <style:text-properties fo:background-color="#80FFFF" style:text-underline-type="single" style:text-underline-style="solid" style:text-underline-width="auto" style:text-underline-mode="continuous"/>
    </style:style>
    <style:style style:name="P1240" style:parent-style-name="Normalny" style:family="paragraph">
      <style:paragraph-properties fo:text-align="justify" fo:line-height="150%" fo:text-indent="0.2479in">
        <style:tab-stops>
          <style:tab-stop style:type="left" style:position="2.9277in"/>
        </style:tab-stops>
      </style:paragraph-properties>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5in"/>
    </style:style>
    <style:style style:name="P1244" style:parent-style-name="Normalny" style:family="paragraph">
      <style:paragraph-properties fo:text-align="justify" fo:line-height="150%"/>
    </style:style>
    <style:style style:name="T1245" style:parent-style-name="Domyślnaczcionkaakapitu" style:family="text">
      <style:text-properties style:text-underline-type="single" style:text-underline-style="solid" style:text-underline-width="auto" style:text-underline-mode="continuous"/>
    </style:style>
    <style:style style:name="T1246" style:parent-style-name="Domyślnaczcionkaakapitu" style:family="text">
      <style:text-properties fo:background-color="#80FFFF" style:text-underline-type="single" style:text-underline-style="solid" style:text-underline-width="auto" style:text-underline-mode="continuous"/>
    </style:style>
    <style:style style:name="T1247" style:parent-style-name="Domyślnaczcionkaakapitu" style:family="text">
      <style:text-properties style:text-underline-type="single" style:text-underline-style="solid" style:text-underline-width="auto" style:text-underline-mode="continuous"/>
    </style:style>
    <style:style style:name="P1248" style:parent-style-name="Normalny" style:family="paragraph">
      <style:paragraph-properties fo:text-align="justify" fo:line-height="150%" fo:text-indent="0.25in"/>
    </style:style>
    <style:style style:name="P1249" style:parent-style-name="Normalny" style:family="paragraph">
      <style:paragraph-properties fo:text-align="justify" fo:line-height="150%" fo:text-indent="0.25in"/>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5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5in"/>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style:tab-stops>
          <style:tab-stop style:type="left" style:position="2.7576in"/>
        </style:tab-stops>
      </style:paragraph-properties>
    </style:style>
    <style:style style:name="T1259" style:parent-style-name="Domyślnaczcionkaakapitu" style:family="text">
      <style:text-properties style:text-underline-type="single" style:text-underline-style="solid" style:text-underline-width="auto" style:text-underline-mode="continuous"/>
    </style:style>
    <style:style style:name="T1260" style:parent-style-name="Domyślnaczcionkaakapitu" style:family="text">
      <style:text-properties fo:background-color="#80FFFF" style:text-underline-type="single" style:text-underline-style="solid" style:text-underline-width="auto" style:text-underline-mode="continuous"/>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5in"/>
    </style:style>
    <style:style style:name="P1263" style:parent-style-name="Normalny" style:family="paragraph">
      <style:paragraph-properties fo:text-align="justify" fo:line-height="150%"/>
    </style:style>
    <style:style style:name="T1264" style:parent-style-name="Domyślnaczcionkaakapitu" style:family="text">
      <style:text-properties style:text-underline-type="single" style:text-underline-style="solid" style:text-underline-width="auto" style:text-underline-mode="continuous"/>
    </style:style>
    <style:style style:name="P1265" style:parent-style-name="Normalny" style:family="paragraph">
      <style:paragraph-properties fo:text-align="justify" fo:line-height="150%" fo:text-indent="0.25in"/>
    </style:style>
    <style:style style:name="P1266" style:parent-style-name="Normalny" style:family="paragraph">
      <style:paragraph-properties fo:text-align="justify" fo:line-height="150%" fo:text-indent="0.25in"/>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5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5in"/>
    </style:style>
    <style:style style:name="P1286" style:parent-style-name="Normalny" style:family="paragraph">
      <style:paragraph-properties fo:text-align="justify" fo:line-height="150%"/>
    </style:style>
    <style:style style:name="T1287" style:parent-style-name="Domyślnaczcionkaakapitu" style:family="text">
      <style:text-properties style:text-underline-type="single" style:text-underline-style="solid" style:text-underline-width="auto" style:text-underline-mode="continuous"/>
    </style:style>
    <style:style style:name="T1288" style:parent-style-name="Domyślnaczcionkaakapitu" style:family="text">
      <style:text-properties fo:background-color="#80FFFF" style:text-underline-type="single" style:text-underline-style="solid" style:text-underline-width="auto" style:text-underline-mode="continuous"/>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5in"/>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style:style>
    <style:style style:name="T1297" style:parent-style-name="Domyślnaczcionkaakapitu" style:family="text">
      <style:text-properties style:text-underline-type="single" style:text-underline-style="solid" style:text-underline-width="auto" style:text-underline-mode="continuous"/>
    </style:style>
    <style:style style:name="T1298" style:parent-style-name="Domyślnaczcionkaakapitu" style:family="text">
      <style:text-properties fo:background-color="#80FFFF" style:text-underline-type="single" style:text-underline-style="solid" style:text-underline-width="auto" style:text-underline-mode="continuous"/>
    </style:style>
    <style:style style:name="T1299" style:parent-style-name="Domyślnaczcionkaakapitu" style:family="text">
      <style:text-properties style:text-underline-type="single" style:text-underline-style="solid" style:text-underline-width="auto" style:text-underline-mode="continuous"/>
    </style:style>
    <style:style style:name="T1300" style:parent-style-name="Domyślnaczcionkaakapitu" style:family="text">
      <style:text-properties fo:background-color="#80FFFF" style:text-underline-type="single" style:text-underline-style="solid" style:text-underline-width="auto" style:text-underline-mode="continuous"/>
    </style:style>
    <style:style style:name="T1301" style:parent-style-name="Domyślnaczcionkaakapitu" style:family="text">
      <style:text-properties style:text-underline-type="single" style:text-underline-style="solid" style:text-underline-width="auto" style:text-underline-mode="continuous"/>
    </style:style>
    <style:style style:name="P1302" style:parent-style-name="Normalny" style:family="paragraph">
      <style:paragraph-properties fo:text-align="justify" fo:line-height="150%" fo:text-indent="0.25in"/>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P1305" style:parent-style-name="Normalny" style:family="paragraph">
      <style:paragraph-properties fo:text-align="justify" fo:line-height="150%" fo:text-indent="0.25in"/>
    </style:style>
    <style:style style:name="P1306" style:parent-style-name="Normalny" style:family="paragraph">
      <style:paragraph-properties fo:text-align="justify" fo:line-height="150%" fo:text-indent="0.25in"/>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5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fo:text-indent="0.25in"/>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style:style>
    <style:style style:name="T1331" style:parent-style-name="Domyślnaczcionkaakapitu" style:family="text">
      <style:text-properties style:text-underline-type="single" style:text-underline-style="solid" style:text-underline-width="auto" style:text-underline-mode="continuous"/>
    </style:style>
    <style:style style:name="P1332" style:parent-style-name="Normalny" style:family="paragraph">
      <style:paragraph-properties fo:text-align="justify" fo:line-height="150%" fo:text-indent="0.25in"/>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style:style>
    <style:style style:name="T1335" style:parent-style-name="Domyślnaczcionkaakapitu" style:family="text">
      <style:text-properties style:text-underline-type="single" style:text-underline-style="solid" style:text-underline-width="auto" style:text-underline-mode="continuous"/>
    </style:style>
    <style:style style:name="T1336" style:parent-style-name="Domyślnaczcionkaakapitu" style:family="text">
      <style:text-properties fo:background-color="#80FFFF" style:text-underline-type="single" style:text-underline-style="solid" style:text-underline-width="auto" style:text-underline-mode="continuous"/>
    </style:style>
    <style:style style:name="T1337" style:parent-style-name="Domyślnaczcionkaakapitu" style:family="text">
      <style:text-properties style:text-underline-type="single" style:text-underline-style="solid" style:text-underline-width="auto" style:text-underline-mode="continuous"/>
    </style:style>
    <style:style style:name="T1338" style:parent-style-name="Domyślnaczcionkaakapitu" style:family="text">
      <style:text-properties fo:background-color="#80FFFF" style:text-underline-type="single" style:text-underline-style="solid" style:text-underline-width="auto" style:text-underline-mode="continuous"/>
    </style:style>
    <style:style style:name="T1339" style:parent-style-name="Domyślnaczcionkaakapitu" style:family="text">
      <style:text-properties style:text-underline-type="single" style:text-underline-style="solid" style:text-underline-width="auto" style:text-underline-mode="continuous"/>
    </style:style>
    <style:style style:name="P1340" style:parent-style-name="Normalny" style:family="paragraph">
      <style:paragraph-properties fo:text-align="justify" fo:line-height="150%" fo:text-indent="0.25in"/>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5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5in"/>
    </style:style>
    <style:style style:name="P1364" style:parent-style-name="Normalny" style:family="paragraph">
      <style:paragraph-properties fo:text-align="justify" fo:line-height="150%"/>
    </style:style>
    <style:style style:name="T1365" style:parent-style-name="Domyślnaczcionkaakapitu" style:family="text">
      <style:text-properties style:text-underline-type="single" style:text-underline-style="solid" style:text-underline-width="auto" style:text-underline-mode="continuous"/>
    </style:style>
    <style:style style:name="T1366" style:parent-style-name="Domyślnaczcionkaakapitu" style:family="text">
      <style:text-properties fo:background-color="#80FFFF" style:text-underline-type="single" style:text-underline-style="solid" style:text-underline-width="auto" style:text-underline-mode="continuous"/>
    </style:style>
    <style:style style:name="T1367" style:parent-style-name="Domyślnaczcionkaakapitu" style:family="text">
      <style:text-properties style:text-underline-type="single" style:text-underline-style="solid" style:text-underline-width="auto" style:text-underline-mode="continuous"/>
    </style:style>
    <style:style style:name="T1368" style:parent-style-name="Domyślnaczcionkaakapitu" style:family="text">
      <style:text-properties fo:background-color="#80FFFF" style:text-underline-type="single" style:text-underline-style="solid" style:text-underline-width="auto" style:text-underline-mode="continuous"/>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fo:background-color="#80FFFF" style:text-underline-type="single" style:text-underline-style="solid" style:text-underline-width="auto" style:text-underline-mode="continuous"/>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text-underline-type="single" style:text-underline-style="solid" style:text-underline-width="auto" style:text-underline-mode="continuous"/>
    </style:style>
    <style:style style:name="P1373" style:parent-style-name="Normalny" style:family="paragraph">
      <style:paragraph-properties fo:text-align="justify" fo:line-height="150%" fo:text-indent="0.25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style:style>
    <style:style style:name="T1377" style:parent-style-name="Domyślnaczcionkaakapitu" style:family="text">
      <style:text-properties fo:background-color="#80FFFF" style:text-underline-type="single" style:text-underline-style="solid" style:text-underline-width="auto" style:text-underline-mode="continuous"/>
    </style:style>
    <style:style style:name="T1378" style:parent-style-name="Domyślnaczcionkaakapitu" style:family="text">
      <style:text-properties style:text-underline-type="single" style:text-underline-style="solid" style:text-underline-width="auto" style:text-underline-mode="continuous"/>
    </style:style>
    <style:style style:name="P1379" style:parent-style-name="Normalny" style:family="paragraph">
      <style:paragraph-properties fo:text-align="justify" fo:line-height="150%" fo:text-indent="0.25in"/>
    </style:style>
    <style:style style:name="P1380" style:parent-style-name="Normalny" style:family="paragraph">
      <style:paragraph-properties fo:text-align="justify" fo:line-height="150%"/>
    </style:style>
    <style:style style:name="T1381" style:parent-style-name="Domyślnaczcionkaakapitu" style:family="text">
      <style:text-properties fo:background-color="#80FFFF" style:text-underline-type="single" style:text-underline-style="solid" style:text-underline-width="auto" style:text-underline-mode="continuous"/>
    </style:style>
    <style:style style:name="T1382" style:parent-style-name="Domyślnaczcionkaakapitu" style:family="text">
      <style:text-properties style:text-underline-type="single" style:text-underline-style="solid" style:text-underline-width="auto" style:text-underline-mode="continuous"/>
    </style:style>
    <style:style style:name="T1383" style:parent-style-name="Domyślnaczcionkaakapitu" style:family="text">
      <style:text-properties fo:background-color="#80FFFF" style:text-underline-type="single" style:text-underline-style="solid" style:text-underline-width="auto" style:text-underline-mode="continuous"/>
    </style:style>
    <style:style style:name="T1384" style:parent-style-name="Domyślnaczcionkaakapitu" style:family="text">
      <style:text-properties style:text-underline-type="single" style:text-underline-style="solid" style:text-underline-width="auto" style:text-underline-mode="continuous"/>
    </style:style>
    <style:style style:name="P1385" style:parent-style-name="Normalny" style:family="paragraph">
      <style:paragraph-properties fo:text-align="justify" fo:line-height="150%" fo:text-indent="0.25in"/>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5in"/>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style:style>
    <style:style style:name="T1391" style:parent-style-name="Domyślnaczcionkaakapitu" style:family="text">
      <style:text-properties style:text-underline-type="single" style:text-underline-style="solid" style:text-underline-width="auto" style:text-underline-mode="continuous"/>
    </style:style>
    <style:style style:name="T1392" style:parent-style-name="Domyślnaczcionkaakapitu" style:family="text">
      <style:text-properties fo:background-color="#80FFFF" style:text-underline-type="single" style:text-underline-style="solid" style:text-underline-width="auto" style:text-underline-mode="continuous"/>
    </style:style>
    <style:style style:name="P1393" style:parent-style-name="Normalny" style:family="paragraph">
      <style:paragraph-properties fo:text-align="justify" fo:line-height="150%" fo:text-indent="0.25in"/>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style:style>
    <style:style style:name="T1396" style:parent-style-name="Domyślnaczcionkaakapitu" style:family="text">
      <style:text-properties style:text-underline-type="single" style:text-underline-style="solid" style:text-underline-width="auto" style:text-underline-mode="continuous"/>
    </style:style>
    <style:style style:name="T1397" style:parent-style-name="Domyślnaczcionkaakapitu" style:family="text">
      <style:text-properties fo:background-color="#80FFFF" style:text-underline-type="single" style:text-underline-style="solid" style:text-underline-width="auto" style:text-underline-mode="continuous"/>
    </style:style>
    <style:style style:name="T1398" style:parent-style-name="Domyślnaczcionkaakapitu" style:family="text">
      <style:text-properties style:text-underline-type="single" style:text-underline-style="solid" style:text-underline-width="auto" style:text-underline-mode="continuous"/>
    </style:style>
    <style:style style:name="P1399" style:parent-style-name="Normalny" style:family="paragraph">
      <style:paragraph-properties fo:text-align="justify" fo:line-height="150%" fo:text-indent="0.25in"/>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5in"/>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P1407" style:parent-style-name="Normalny" style:family="paragraph">
      <style:paragraph-properties fo:text-align="justify" fo:line-height="150%" fo:text-indent="0.25in"/>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5in"/>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5in"/>
    </style:style>
    <style:style style:name="P1416" style:parent-style-name="Normalny" style:family="paragraph">
      <style:paragraph-properties fo:text-align="justify" fo:line-height="150%" fo:text-indent="0.25in"/>
    </style:style>
    <style:style style:name="P1417" style:parent-style-name="Normalny" style:family="paragraph">
      <style:paragraph-properties fo:text-align="justify" fo:line-height="150%"/>
    </style:style>
    <style:style style:name="T1418" style:parent-style-name="Domyślnaczcionkaakapitu" style:family="text">
      <style:text-properties style:text-underline-type="single" style:text-underline-style="solid" style:text-underline-width="auto" style:text-underline-mode="continuous"/>
    </style:style>
    <style:style style:name="P1419" style:parent-style-name="Normalny" style:family="paragraph">
      <style:paragraph-properties fo:text-align="justify" fo:line-height="150%" fo:text-indent="0.25in"/>
    </style:style>
    <style:style style:name="P1420" style:parent-style-name="Normalny" style:family="paragraph">
      <style:paragraph-properties fo:text-align="justify" fo:line-height="150%">
        <style:tab-stops>
          <style:tab-stop style:type="left" style:position="3.9076in"/>
        </style:tab-stops>
      </style:paragraph-properties>
    </style:style>
    <style:style style:name="T1421" style:parent-style-name="Domyślnaczcionkaakapitu" style:family="text">
      <style:text-properties fo:background-color="#80FFFF" style:text-underline-type="single" style:text-underline-style="solid" style:text-underline-width="auto" style:text-underline-mode="continuous"/>
    </style:style>
    <style:style style:name="T1422" style:parent-style-name="Domyślnaczcionkaakapitu" style:family="text">
      <style:text-properties style:text-underline-type="single" style:text-underline-style="solid" style:text-underline-width="auto" style:text-underline-mode="continuous"/>
    </style:style>
    <style:style style:name="P1423" style:parent-style-name="Normalny" style:family="paragraph">
      <style:paragraph-properties fo:text-align="justify" fo:line-height="150%" fo:text-indent="0.2479in">
        <style:tab-stops>
          <style:tab-stop style:type="left" style:position="3.9076in"/>
        </style:tab-stops>
      </style:paragraph-properties>
    </style:style>
    <style:style style:name="P1424" style:parent-style-name="Normalny" style:family="paragraph">
      <style:paragraph-properties fo:text-align="justify" fo:line-height="150%" fo:text-indent="0.25in"/>
    </style:style>
    <style:style style:name="P1425" style:parent-style-name="Normalny" style:family="paragraph">
      <style:paragraph-properties fo:text-align="justify" fo:line-height="150%" fo:text-indent="0.25in"/>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5in"/>
    </style:style>
    <style:style style:name="P1428" style:parent-style-name="Normalny" style:family="paragraph">
      <style:paragraph-properties fo:text-align="justify" fo:line-height="150%">
        <style:tab-stops>
          <style:tab-stop style:type="left" style:position="3.1145in"/>
        </style:tab-stops>
      </style:paragraph-properties>
    </style:style>
    <style:style style:name="T1429" style:parent-style-name="Domyślnaczcionkaakapitu" style:family="text">
      <style:text-properties style:text-underline-type="single" style:text-underline-style="solid" style:text-underline-width="auto" style:text-underline-mode="continuous"/>
    </style:style>
    <style:style style:name="T1430" style:parent-style-name="Domyślnaczcionkaakapitu" style:family="text">
      <style:text-properties fo:background-color="#80FFFF" style:text-underline-type="single" style:text-underline-style="solid" style:text-underline-width="auto" style:text-underline-mode="continuous"/>
    </style:style>
    <style:style style:name="T1431" style:parent-style-name="Domyślnaczcionkaakapitu" style:family="text">
      <style:text-properties style:text-underline-type="single" style:text-underline-style="solid" style:text-underline-width="auto" style:text-underline-mode="continuous"/>
    </style:style>
    <style:style style:name="P1432" style:parent-style-name="Normalny" style:family="paragraph">
      <style:paragraph-properties fo:text-align="justify" fo:line-height="150%" fo:text-indent="0.25in"/>
    </style:style>
    <style:style style:name="P1433" style:parent-style-name="Normalny" style:family="paragraph">
      <style:paragraph-properties fo:text-align="justify" fo:line-height="150%"/>
    </style:style>
    <style:style style:name="T1434" style:parent-style-name="Domyślnaczcionkaakapitu" style:family="text">
      <style:text-properties style:text-underline-type="single" style:text-underline-style="solid" style:text-underline-width="auto" style:text-underline-mode="continuous"/>
    </style:style>
    <style:style style:name="P1435" style:parent-style-name="Normalny" style:family="paragraph">
      <style:paragraph-properties fo:text-align="justify" fo:line-height="150%" fo:text-indent="0.25in"/>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5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5in"/>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5in"/>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style:style>
    <style:style style:name="T1464" style:parent-style-name="Domyślnaczcionkaakapitu" style:family="text">
      <style:text-properties style:text-underline-type="single" style:text-underline-style="solid" style:text-underline-width="auto" style:text-underline-mode="continuous"/>
    </style:style>
    <style:style style:name="P1465" style:parent-style-name="Normalny" style:family="paragraph">
      <style:paragraph-properties fo:text-align="justify" fo:line-height="150%" fo:text-indent="0.25in"/>
    </style:style>
    <style:style style:name="P1466" style:parent-style-name="Normalny" style:family="paragraph">
      <style:paragraph-properties fo:text-align="justify" fo:line-height="150%" fo:text-indent="0.25in"/>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style:style>
    <style:style style:name="T1469" style:parent-style-name="Domyślnaczcionkaakapitu" style:family="text">
      <style:text-properties fo:background-color="#80FFFF" style:text-underline-type="single" style:text-underline-style="solid" style:text-underline-width="auto" style:text-underline-mode="continuous"/>
    </style:style>
    <style:style style:name="T1470" style:parent-style-name="Domyślnaczcionkaakapitu" style:family="text">
      <style:text-properties style:text-underline-type="single" style:text-underline-style="solid" style:text-underline-width="auto" style:text-underline-mode="continuous"/>
    </style:style>
    <style:style style:name="P1471" style:parent-style-name="Normalny" style:family="paragraph">
      <style:paragraph-properties fo:text-align="justify" fo:line-height="150%" fo:text-indent="0.25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5in"/>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T1483" style:parent-style-name="Domyślnaczcionkaakapitu" style:family="text">
      <style:text-properties style:text-underline-type="single" style:text-underline-style="solid" style:text-underline-width="auto" style:text-underline-mode="continuous"/>
    </style:style>
    <style:style style:name="P1484" style:parent-style-name="Normalny" style:family="paragraph">
      <style:paragraph-properties fo:text-align="justify" fo:line-height="150%" fo:text-indent="0.25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5in"/>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fo:text-indent="0.25in"/>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fo:text-indent="0.25in"/>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5in"/>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fo:text-indent="0.25in"/>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5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5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5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fo:text-indent="0.25in"/>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5in"/>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style:style>
    <style:style style:name="T1543" style:parent-style-name="Domyślnaczcionkaakapitu" style:family="text">
      <style:text-properties style:text-underline-type="single" style:text-underline-style="solid" style:text-underline-width="auto" style:text-underline-mode="continuous"/>
    </style:style>
    <style:style style:name="P1544" style:parent-style-name="Normalny" style:family="paragraph">
      <style:paragraph-properties fo:text-align="justify" fo:line-height="150%" fo:text-indent="0.25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style:style>
    <style:style style:name="T1548" style:parent-style-name="Domyślnaczcionkaakapitu" style:family="text">
      <style:text-properties style:text-underline-type="single" style:text-underline-style="solid" style:text-underline-width="auto" style:text-underline-mode="continuous"/>
    </style:style>
    <style:style style:name="P1549" style:parent-style-name="Normalny" style:family="paragraph">
      <style:paragraph-properties fo:text-align="justify" fo:line-height="150%" fo:text-indent="0.25in"/>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5in"/>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fo:text-indent="0.25in"/>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text-underline-type="single" style:text-underline-style="solid" style:text-underline-width="auto" style:text-underline-mode="continuous"/>
    </style:style>
    <style:style style:name="P1558" style:parent-style-name="Normalny" style:family="paragraph">
      <style:paragraph-properties fo:text-align="justify" fo:line-height="150%" fo:text-indent="0.25in"/>
    </style:style>
    <style:style style:name="P1559" style:parent-style-name="Normalny" style:family="paragraph">
      <style:paragraph-properties fo:text-align="justify" fo:line-height="150%"/>
    </style:style>
    <style:style style:name="T1560" style:parent-style-name="Domyślnaczcionkaakapitu" style:family="text">
      <style:text-properties style:text-underline-type="single" style:text-underline-style="solid" style:text-underline-width="auto" style:text-underline-mode="continuous"/>
    </style:style>
    <style:style style:name="P1561" style:parent-style-name="Normalny" style:family="paragraph">
      <style:paragraph-properties fo:text-align="justify" fo:line-height="150%" fo:text-indent="0.25in"/>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style:style>
    <style:style style:name="T1564" style:parent-style-name="Domyślnaczcionkaakapitu" style:family="text">
      <style:text-properties style:text-underline-type="single" style:text-underline-style="solid" style:text-underline-width="auto" style:text-underline-mode="continuous"/>
    </style:style>
    <style:style style:name="T1565" style:parent-style-name="Domyślnaczcionkaakapitu" style:family="text">
      <style:text-properties fo:background-color="#80FFFF" style:text-underline-type="single" style:text-underline-style="solid" style:text-underline-width="auto" style:text-underline-mode="continuous"/>
    </style:style>
    <style:style style:name="T1566" style:parent-style-name="Domyślnaczcionkaakapitu" style:family="text">
      <style:text-properties style:text-underline-type="single" style:text-underline-style="solid" style:text-underline-width="auto" style:text-underline-mode="continuous"/>
    </style:style>
    <style:style style:name="P1567" style:parent-style-name="Normalny" style:family="paragraph">
      <style:paragraph-properties fo:text-align="justify" fo:line-height="150%" fo:text-indent="0.25in"/>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fo:text-indent="0.25in"/>
    </style:style>
    <style:style style:name="P1571" style:parent-style-name="Normalny" style:family="paragraph">
      <style:paragraph-properties fo:text-align="justify" fo:line-height="150%"/>
    </style:style>
    <style:style style:name="T1572" style:parent-style-name="Domyślnaczcionkaakapitu" style:family="text">
      <style:text-properties style:text-underline-type="single" style:text-underline-style="solid" style:text-underline-width="auto" style:text-underline-mode="continuous"/>
    </style:style>
    <style:style style:name="T1573" style:parent-style-name="Domyślnaczcionkaakapitu" style:family="text">
      <style:text-properties fo:background-color="#80FFFF" style:text-underline-type="single" style:text-underline-style="solid" style:text-underline-width="auto" style:text-underline-mode="continuous"/>
    </style:style>
    <style:style style:name="P1574" style:parent-style-name="Normalny" style:family="paragraph">
      <style:paragraph-properties fo:text-align="justify" fo:line-height="150%" fo:text-indent="0.2479in"/>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style:style>
    <style:style style:name="T1578" style:parent-style-name="Domyślnaczcionkaakapitu" style:family="text">
      <style:text-properties style:text-underline-type="single" style:text-underline-style="solid" style:text-underline-width="auto" style:text-underline-mode="continuous"/>
    </style:style>
    <style:style style:name="P1579" style:parent-style-name="Normalny" style:family="paragraph">
      <style:paragraph-properties fo:text-align="justify" fo:line-height="150%" fo:text-indent="0.25in"/>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5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5in"/>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style:style>
    <style:style style:name="T1594" style:parent-style-name="Domyślnaczcionkaakapitu" style:family="text">
      <style:text-properties style:text-underline-type="single" style:text-underline-style="solid" style:text-underline-width="auto" style:text-underline-mode="continuous"/>
    </style:style>
    <style:style style:name="P1595" style:parent-style-name="Normalny" style:family="paragraph">
      <style:paragraph-properties fo:text-align="justify" fo:line-height="150%" fo:text-indent="0.2479in"/>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style:style>
    <style:style style:name="T1599" style:parent-style-name="Domyślnaczcionkaakapitu" style:family="text">
      <style:text-properties style:text-underline-type="single" style:text-underline-style="solid" style:text-underline-width="auto" style:text-underline-mode="continuous"/>
    </style:style>
    <style:style style:name="P1600" style:parent-style-name="Normalny" style:family="paragraph">
      <style:paragraph-properties fo:text-align="justify" fo:line-height="150%" fo:text-indent="0.25in"/>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5in"/>
    </style:style>
    <style:style style:name="P1609" style:parent-style-name="Normalny" style:family="paragraph">
      <style:paragraph-properties fo:text-align="justify" fo:line-height="150%"/>
    </style:style>
    <style:style style:name="T1610" style:parent-style-name="Domyślnaczcionkaakapitu" style:family="text">
      <style:text-properties style:text-underline-type="single" style:text-underline-style="solid" style:text-underline-width="auto" style:text-underline-mode="continuous"/>
    </style:style>
    <style:style style:name="T1611" style:parent-style-name="Domyślnaczcionkaakapitu" style:family="text">
      <style:text-properties fo:background-color="#80FFFF"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5in"/>
    </style:style>
    <style:style style:name="P1613" style:parent-style-name="Normalny" style:family="paragraph">
      <style:paragraph-properties fo:text-align="justify" fo:line-height="150%" fo:text-indent="0.25in"/>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P1617" style:parent-style-name="Normalny" style:family="paragraph">
      <style:paragraph-properties fo:text-align="justify" fo:line-height="150%" fo:text-indent="0.25in"/>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5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style:style>
    <style:style style:name="P1626" style:parent-style-name="Normalny" style:family="paragraph">
      <style:paragraph-properties fo:text-align="justify" fo:line-height="150%" fo:text-indent="0.25in"/>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5in"/>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style:style>
    <style:style style:name="T1636" style:parent-style-name="Domyślnaczcionkaakapitu" style:family="text">
      <style:text-properties style:text-underline-type="single" style:text-underline-style="solid" style:text-underline-width="auto" style:text-underline-mode="continuous"/>
    </style:style>
    <style:style style:name="P1637" style:parent-style-name="Normalny" style:family="paragraph">
      <style:paragraph-properties fo:text-align="justify" fo:line-height="150%" fo:text-indent="0.25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5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5in"/>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fo:text-indent="0.25in"/>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5in"/>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P1667" style:parent-style-name="Normalny" style:family="paragraph">
      <style:paragraph-properties fo:text-align="justify" fo:line-height="150%" fo:text-indent="0.25in"/>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5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5in"/>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style:style>
    <style:style style:name="T1684" style:parent-style-name="Domyślnaczcionkaakapitu" style:family="text">
      <style:text-properties style:text-underline-type="single" style:text-underline-style="solid" style:text-underline-width="auto" style:text-underline-mode="continuous"/>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5in"/>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style:style>
    <style:style style:name="T1692" style:parent-style-name="Domyślnaczcionkaakapitu" style:family="text">
      <style:text-properties style:text-underline-type="single" style:text-underline-style="solid" style:text-underline-width="auto" style:text-underline-mode="continuous"/>
    </style:style>
    <style:style style:name="T1693" style:parent-style-name="Domyślnaczcionkaakapitu" style:family="text">
      <style:text-properties fo:background-color="#80FFFF" style:text-underline-type="single" style:text-underline-style="solid" style:text-underline-width="auto" style:text-underline-mode="continuous"/>
    </style:style>
    <style:style style:name="T1694" style:parent-style-name="Domyślnaczcionkaakapitu" style:family="text">
      <style:text-properties style:text-underline-type="single" style:text-underline-style="solid" style:text-underline-width="auto" style:text-underline-mode="continuous"/>
    </style:style>
    <style:style style:name="P1695" style:parent-style-name="Normalny" style:family="paragraph">
      <style:paragraph-properties fo:text-align="justify" fo:line-height="150%" fo:text-indent="0.25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fo:text-indent="0.25in"/>
    </style:style>
    <style:style style:name="P1706" style:parent-style-name="Normalny" style:family="paragraph">
      <style:paragraph-properties fo:text-align="justify" fo:line-height="150%"/>
    </style:style>
    <style:style style:name="T1707" style:parent-style-name="Domyślnaczcionkaakapitu" style:family="text">
      <style:text-properties style:text-underline-type="single" style:text-underline-style="solid" style:text-underline-width="auto" style:text-underline-mode="continuous"/>
    </style:style>
    <style:style style:name="T1708" style:parent-style-name="Domyślnaczcionkaakapitu" style:family="text">
      <style:text-properties fo:background-color="#80FFFF" style:text-underline-type="single" style:text-underline-style="solid" style:text-underline-width="auto" style:text-underline-mode="continuous"/>
    </style:style>
    <style:style style:name="T1709" style:parent-style-name="Domyślnaczcionkaakapitu" style:family="text">
      <style:text-properties style:text-underline-type="single" style:text-underline-style="solid" style:text-underline-width="auto" style:text-underline-mode="continuous"/>
    </style:style>
    <style:style style:name="P1710" style:parent-style-name="Normalny" style:family="paragraph">
      <style:paragraph-properties fo:text-align="justify" fo:line-height="150%" fo:text-indent="0.25in"/>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P1713" style:parent-style-name="Normalny" style:family="paragraph">
      <style:paragraph-properties fo:text-align="justify" fo:line-height="150%" fo:text-indent="0.25in"/>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5in"/>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style:style>
    <style:style style:name="T1724" style:parent-style-name="Domyślnaczcionkaakapitu" style:family="text">
      <style:text-properties style:text-underline-type="single" style:text-underline-style="solid" style:text-underline-width="auto" style:text-underline-mode="continuous"/>
    </style:style>
    <style:style style:name="T1725" style:parent-style-name="Domyślnaczcionkaakapitu" style:family="text">
      <style:text-properties fo:background-color="#80FFFF"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5in"/>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5in"/>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5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T1744" style:parent-style-name="Domyślnaczcionkaakapitu" style:family="text">
      <style:text-properties style:text-underline-type="single" style:text-underline-style="solid" style:text-underline-width="auto" style:text-underline-mode="continuous"/>
    </style:style>
    <style:style style:name="T1745" style:parent-style-name="Domyślnaczcionkaakapitu" style:family="text">
      <style:text-properties fo:background-color="#80FFFF" style:text-underline-type="single" style:text-underline-style="solid" style:text-underline-width="auto" style:text-underline-mode="continuous"/>
    </style:style>
    <style:style style:name="T1746" style:parent-style-name="Domyślnaczcionkaakapitu" style:family="text">
      <style:text-properties style:text-underline-type="single" style:text-underline-style="solid" style:text-underline-width="auto" style:text-underline-mode="continuous"/>
    </style:style>
    <style:style style:name="T1747" style:parent-style-name="Domyślnaczcionkaakapitu" style:family="text">
      <style:text-properties fo:background-color="#80FFFF" style:text-underline-type="single" style:text-underline-style="solid" style:text-underline-width="auto" style:text-underline-mode="continuous"/>
    </style:style>
    <style:style style:name="P1748" style:parent-style-name="Normalny" style:family="paragraph">
      <style:paragraph-properties fo:text-align="justify" fo:line-height="150%" fo:text-indent="0.25in"/>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5in"/>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5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style:style>
    <style:style style:name="P1759" style:parent-style-name="Normalny" style:family="paragraph">
      <style:paragraph-properties fo:text-align="justify" fo:line-height="150%"/>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style:style>
    <style:style style:name="T1762" style:parent-style-name="Domyślnaczcionkaakapitu" style:family="text">
      <style:text-properties style:text-underline-type="single" style:text-underline-style="solid" style:text-underline-width="auto" style:text-underline-mode="continuous"/>
    </style:style>
    <style:style style:name="T1763" style:parent-style-name="Domyślnaczcionkaakapitu" style:family="text">
      <style:text-properties fo:background-color="#80FFFF"/>
    </style:style>
    <style:style style:name="P1764" style:parent-style-name="Normalny" style:family="paragraph">
      <style:paragraph-properties fo:text-align="justify" fo:line-height="150%" fo:text-indent="0.2479in"/>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fo:text-indent="0.25in"/>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5in"/>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5in"/>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style:style>
    <style:style style:name="T1778" style:parent-style-name="Domyślnaczcionkaakapitu" style:family="text">
      <style:text-properties fo:background-color="#80FFFF" style:text-underline-type="single" style:text-underline-style="solid" style:text-underline-width="auto" style:text-underline-mode="continuous"/>
    </style:style>
    <style:style style:name="T1779" style:parent-style-name="Domyślnaczcionkaakapitu" style:family="text">
      <style:text-properties style:text-underline-type="single" style:text-underline-style="solid" style:text-underline-width="auto" style:text-underline-mode="continuous"/>
    </style:style>
    <style:style style:name="P1780" style:parent-style-name="Normalny" style:family="paragraph">
      <style:paragraph-properties fo:text-align="justify" fo:line-height="150%" fo:text-indent="0.25in"/>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5in"/>
    </style:style>
    <style:style style:name="P1786" style:parent-style-name="Normalny" style:family="paragraph">
      <style:paragraph-properties fo:text-align="justify" fo:line-height="150%"/>
    </style:style>
    <style:style style:name="T1787" style:parent-style-name="Domyślnaczcionkaakapitu" style:family="text">
      <style:text-properties style:text-underline-type="single" style:text-underline-style="solid" style:text-underline-width="auto" style:text-underline-mode="continuous"/>
    </style:style>
    <style:style style:name="T1788" style:parent-style-name="Domyślnaczcionkaakapitu" style:family="text">
      <style:text-properties fo:background-color="#80FFFF" style:text-underline-type="single" style:text-underline-style="solid" style:text-underline-width="auto" style:text-underline-mode="continuous"/>
    </style:style>
    <style:style style:name="T1789" style:parent-style-name="Domyślnaczcionkaakapitu" style:family="text">
      <style:text-properties style:text-underline-type="single" style:text-underline-style="solid" style:text-underline-width="auto" style:text-underline-mode="continuous"/>
    </style:style>
    <style:style style:name="P1790" style:parent-style-name="Normalny" style:family="paragraph">
      <style:paragraph-properties fo:text-align="justify" fo:line-height="150%" fo:text-indent="0.25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fo:text-indent="0.25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5in"/>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style:style>
    <style:style style:name="T1803" style:parent-style-name="Domyślnaczcionkaakapitu" style:family="text">
      <style:text-properties style:text-underline-type="single" style:text-underline-style="solid" style:text-underline-width="auto" style:text-underline-mode="continuous"/>
    </style:style>
    <style:style style:name="P1804" style:parent-style-name="Normalny" style:family="paragraph">
      <style:paragraph-properties fo:text-align="justify" fo:line-height="150%" fo:text-indent="0.25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5in"/>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5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style:style>
    <style:style style:name="T1815" style:parent-style-name="Domyślnaczcionkaakapitu" style:family="text">
      <style:text-properties style:text-underline-type="single" style:text-underline-style="solid" style:text-underline-width="auto" style:text-underline-mode="continuous"/>
    </style:style>
    <style:style style:name="T1816" style:parent-style-name="Domyślnaczcionkaakapitu" style:family="text">
      <style:text-properties fo:background-color="#80FFFF" style:text-underline-type="single" style:text-underline-style="solid" style:text-underline-width="auto" style:text-underline-mode="continuous"/>
    </style:style>
    <style:style style:name="T1817" style:parent-style-name="Domyślnaczcionkaakapitu" style:family="text">
      <style:text-properties style:text-underline-type="single" style:text-underline-style="solid" style:text-underline-width="auto" style:text-underline-mode="continuous"/>
    </style:style>
    <style:style style:name="P1818" style:parent-style-name="Normalny" style:family="paragraph">
      <style:paragraph-properties fo:text-align="justify" fo:line-height="150%" fo:text-indent="0.25in"/>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5in"/>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fo:text-indent="0.25in"/>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style:style>
    <style:style style:name="T1833" style:parent-style-name="Domyślnaczcionkaakapitu" style:family="text">
      <style:text-properties style:text-underline-type="single" style:text-underline-style="solid" style:text-underline-width="auto" style:text-underline-mode="continuous"/>
    </style:style>
    <style:style style:name="T1834" style:parent-style-name="Domyślnaczcionkaakapitu" style:family="text">
      <style:text-properties fo:background-color="#80FFFF" style:text-underline-type="single" style:text-underline-style="solid" style:text-underline-width="auto" style:text-underline-mode="continuous"/>
    </style:style>
    <style:style style:name="P1835" style:parent-style-name="Normalny" style:family="paragraph">
      <style:paragraph-properties fo:text-align="justify" fo:line-height="150%" fo:text-indent="0.2479in"/>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style:style>
    <style:style style:name="T1839" style:parent-style-name="Domyślnaczcionkaakapitu" style:family="text">
      <style:text-properties style:text-underline-type="single" style:text-underline-style="solid" style:text-underline-width="auto" style:text-underline-mode="continuous"/>
    </style:style>
    <style:style style:name="P1840" style:parent-style-name="Normalny" style:family="paragraph">
      <style:paragraph-properties fo:text-align="justify" fo:line-height="150%" fo:text-indent="0.25in"/>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fo:text-indent="0.25in"/>
    </style:style>
    <style:style style:name="P1847" style:parent-style-name="Normalny" style:family="paragraph">
      <style:paragraph-properties fo:text-align="justify" fo:line-height="150%" fo:text-indent="0.25in"/>
    </style:style>
    <style:style style:name="T1848" style:parent-style-name="Domyślnaczcionkaakapitu" style:family="text">
      <style:text-properties fo:background-color="#80FFFF"/>
    </style:style>
    <style:style style:name="P1849" style:parent-style-name="Normalny" style:family="paragraph">
      <style:paragraph-properties fo:text-align="justify" fo:line-height="150%"/>
    </style:style>
    <style:style style:name="T1850" style:parent-style-name="Domyślnaczcionkaakapitu" style:family="text">
      <style:text-properties style:text-underline-type="single" style:text-underline-style="solid" style:text-underline-width="auto" style:text-underline-mode="continuous"/>
    </style:style>
    <style:style style:name="P1851" style:parent-style-name="Normalny" style:family="paragraph">
      <style:paragraph-properties fo:text-align="justify" fo:line-height="150%" fo:text-indent="0.25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5in"/>
    </style:style>
    <style:style style:name="P1855" style:parent-style-name="Normalny" style:family="paragraph">
      <style:paragraph-properties fo:text-align="justify" fo:line-height="150%"/>
    </style:style>
    <style:style style:name="T1856" style:parent-style-name="Domyślnaczcionkaakapitu" style:family="text">
      <style:text-properties style:text-underline-type="single" style:text-underline-style="solid" style:text-underline-width="auto" style:text-underline-mode="continuous"/>
    </style:style>
    <style:style style:name="P1857" style:parent-style-name="Normalny" style:family="paragraph">
      <style:paragraph-properties fo:text-align="justify" fo:line-height="150%" fo:text-indent="0.25in"/>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style:style>
    <style:style style:name="T1860" style:parent-style-name="Domyślnaczcionkaakapitu" style:family="text">
      <style:text-properties fo:background-color="#80FFFF" style:text-underline-type="single" style:text-underline-style="solid" style:text-underline-width="auto" style:text-underline-mode="continuous"/>
    </style:style>
    <style:style style:name="T1861" style:parent-style-name="Domyślnaczcionkaakapitu" style:family="text">
      <style:text-properties style:text-underline-type="single" style:text-underline-style="solid" style:text-underline-width="auto" style:text-underline-mode="continuous"/>
    </style:style>
    <style:style style:name="T1862" style:parent-style-name="Domyślnaczcionkaakapitu" style:family="text">
      <style:text-properties fo:background-color="#80FFFF" style:text-underline-type="single" style:text-underline-style="solid" style:text-underline-width="auto" style:text-underline-mode="continuous"/>
    </style:style>
    <style:style style:name="T1863" style:parent-style-name="Domyślnaczcionkaakapitu" style:family="text">
      <style:text-properties style:text-underline-type="single" style:text-underline-style="solid" style:text-underline-width="auto" style:text-underline-mode="continuous"/>
    </style:style>
    <style:style style:name="P1864" style:parent-style-name="Normalny" style:family="paragraph">
      <style:paragraph-properties fo:text-align="justify" fo:line-height="150%" fo:text-indent="0.25in"/>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5in"/>
    </style:style>
    <style:style style:name="P1877" style:parent-style-name="Normalny" style:family="paragraph">
      <style:paragraph-properties fo:text-align="justify" fo:line-height="150%" fo:text-indent="0.25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5in"/>
    </style:style>
    <style:style style:name="P1881" style:parent-style-name="Normalny" style:family="paragraph">
      <style:paragraph-properties fo:text-align="justify" fo:line-height="150%" fo:text-indent="0.25in"/>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5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fo:text-indent="0.25in"/>
    </style:style>
    <style:style style:name="P1893" style:parent-style-name="Normalny" style:family="paragraph">
      <style:paragraph-properties fo:text-align="justify" fo:line-height="150%" fo:text-indent="0.25in"/>
    </style:style>
    <style:style style:name="P1894" style:parent-style-name="Normalny" style:family="paragraph">
      <style:paragraph-properties fo:text-align="justify" fo:line-height="150%"/>
    </style:style>
    <style:style style:name="T1895" style:parent-style-name="Domyślnaczcionkaakapitu" style:family="text">
      <style:text-properties style:text-underline-type="single" style:text-underline-style="solid" style:text-underline-width="auto" style:text-underline-mode="continuous"/>
    </style:style>
    <style:style style:name="P1896" style:parent-style-name="Normalny" style:family="paragraph">
      <style:paragraph-properties fo:text-align="justify" fo:line-height="150%" fo:text-indent="0.2479in"/>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P1903" style:parent-style-name="Normalny" style:family="paragraph">
      <style:paragraph-properties fo:text-align="justify" fo:line-height="150%" fo:text-indent="0.2479in"/>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fo:text-indent="0.25in"/>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fo:text-indent="0.25in"/>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5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fo:text-indent="0.25in"/>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style:style>
    <style:style style:name="T1918" style:parent-style-name="Domyślnaczcionkaakapitu" style:family="text">
      <style:text-properties style:text-underline-type="single" style:text-underline-style="solid" style:text-underline-width="auto" style:text-underline-mode="continuous"/>
    </style:style>
    <style:style style:name="P1919" style:parent-style-name="Normalny" style:family="paragraph">
      <style:paragraph-properties fo:text-align="justify" fo:line-height="150%" fo:text-indent="0.25in"/>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5in"/>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5in"/>
    </style:style>
    <style:style style:name="P1929" style:parent-style-name="Normalny" style:family="paragraph">
      <style:paragraph-properties fo:text-align="justify" fo:line-height="150%"/>
    </style:style>
    <style:style style:name="T1930" style:parent-style-name="Domyślnaczcionkaakapitu" style:family="text">
      <style:text-properties style:text-underline-type="single" style:text-underline-style="solid" style:text-underline-width="auto" style:text-underline-mode="continuous"/>
    </style:style>
    <style:style style:name="T1931" style:parent-style-name="Domyślnaczcionkaakapitu" style:family="text">
      <style:text-properties fo:background-color="#80FFFF" style:text-underline-type="single" style:text-underline-style="solid" style:text-underline-width="auto" style:text-underline-mode="continuous"/>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T1934" style:parent-style-name="Domyślnaczcionkaakapitu" style:family="text">
      <style:text-properties style:text-underline-type="single" style:text-underline-style="solid" style:text-underline-width="auto" style:text-underline-mode="continuous"/>
    </style:style>
    <style:style style:name="T1935" style:parent-style-name="Domyślnaczcionkaakapitu" style:family="text">
      <style:text-properties fo:background-color="#80FFFF" style:text-underline-type="single" style:text-underline-style="solid" style:text-underline-width="auto" style:text-underline-mode="continuous"/>
    </style:style>
    <style:style style:name="T1936" style:parent-style-name="Domyślnaczcionkaakapitu" style:family="text">
      <style:text-properties style:text-underline-type="single" style:text-underline-style="solid" style:text-underline-width="auto" style:text-underline-mode="continuous"/>
    </style:style>
    <style:style style:name="P1937" style:parent-style-name="Normalny" style:family="paragraph">
      <style:paragraph-properties fo:text-align="justify" fo:line-height="150%" fo:text-indent="0.25in"/>
    </style:style>
    <style:style style:name="P1938" style:parent-style-name="Normalny" style:family="paragraph">
      <style:paragraph-properties fo:text-align="justify" fo:line-height="150%"/>
    </style:style>
    <style:style style:name="T1939" style:parent-style-name="Domyślnaczcionkaakapitu" style:family="text">
      <style:text-properties style:text-underline-type="single" style:text-underline-style="solid" style:text-underline-width="auto" style:text-underline-mode="continuous"/>
    </style:style>
    <style:style style:name="P1940" style:parent-style-name="Normalny" style:family="paragraph">
      <style:paragraph-properties fo:text-align="justify" fo:line-height="150%" fo:text-indent="0.25in"/>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style:style>
    <style:style style:name="T1943" style:parent-style-name="Domyślnaczcionkaakapitu" style:family="text">
      <style:text-properties style:text-underline-type="single" style:text-underline-style="solid" style:text-underline-width="auto" style:text-underline-mode="continuous"/>
    </style:style>
    <style:style style:name="T1944" style:parent-style-name="Domyślnaczcionkaakapitu" style:family="text">
      <style:text-properties fo:background-color="#80FFFF" style:text-underline-type="single" style:text-underline-style="solid" style:text-underline-width="auto" style:text-underline-mode="continuous"/>
    </style:style>
    <style:style style:name="T1945" style:parent-style-name="Domyślnaczcionkaakapitu" style:family="text">
      <style:text-properties style:text-underline-type="single" style:text-underline-style="solid" style:text-underline-width="auto" style:text-underline-mode="continuous"/>
    </style:style>
    <style:style style:name="P1946" style:parent-style-name="Normalny" style:family="paragraph">
      <style:paragraph-properties fo:text-align="justify" fo:line-height="150%" fo:text-indent="0.25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style:style>
    <style:style style:name="T1954" style:parent-style-name="Domyślnaczcionkaakapitu" style:family="text">
      <style:text-properties fo:background-color="#80FFFF" style:text-underline-type="single" style:text-underline-style="solid" style:text-underline-width="auto" style:text-underline-mode="continuous"/>
    </style:style>
    <style:style style:name="T1955" style:parent-style-name="Domyślnaczcionkaakapitu" style:family="text">
      <style:text-properties style:text-underline-type="single" style:text-underline-style="solid" style:text-underline-width="auto" style:text-underline-mode="continuous"/>
    </style:style>
    <style:style style:name="P1956" style:parent-style-name="Normalny" style:family="paragraph">
      <style:paragraph-properties fo:text-align="justify" fo:line-height="150%" fo:text-indent="0.25in"/>
    </style:style>
    <style:style style:name="P1957" style:parent-style-name="Normalny" style:family="paragraph">
      <style:paragraph-properties fo:text-align="justify" fo:line-height="150%"/>
    </style:style>
    <style:style style:name="T1958" style:parent-style-name="Domyślnaczcionkaakapitu" style:family="text">
      <style:text-properties style:text-underline-type="single" style:text-underline-style="solid" style:text-underline-width="auto" style:text-underline-mode="continuous"/>
    </style:style>
    <style:style style:name="P1959" style:parent-style-name="Normalny" style:family="paragraph">
      <style:paragraph-properties fo:text-align="justify" fo:line-height="150%" fo:text-indent="0.25in"/>
    </style:style>
    <style:style style:name="T1960" style:parent-style-name="Domyślnaczcionkaakapitu" style:family="text">
      <style:text-properties fo:background-color="#80FFFF"/>
    </style:style>
    <style:style style:name="P1961" style:parent-style-name="Normalny" style:family="paragraph">
      <style:paragraph-properties fo:text-align="justify" fo:line-height="150%" fo:text-indent="0.25in"/>
    </style:style>
    <style:style style:name="P1962" style:parent-style-name="Normalny" style:family="paragraph">
      <style:paragraph-properties fo:text-align="justify" fo:line-height="150%" fo:text-indent="0.25in"/>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P1965" style:parent-style-name="Normalny" style:family="paragraph">
      <style:paragraph-properties fo:text-align="justify" fo:line-height="150%" fo:text-indent="0.25in"/>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style:style>
    <style:style style:name="T1968" style:parent-style-name="Domyślnaczcionkaakapitu" style:family="text">
      <style:text-properties style:text-underline-type="single" style:text-underline-style="solid" style:text-underline-width="auto" style:text-underline-mode="continuous"/>
    </style:style>
    <style:style style:name="T1969" style:parent-style-name="Domyślnaczcionkaakapitu" style:family="text">
      <style:text-properties fo:background-color="#80FFFF" style:text-underline-type="single" style:text-underline-style="solid" style:text-underline-width="auto" style:text-underline-mode="continuous"/>
    </style:style>
    <style:style style:name="T1970" style:parent-style-name="Domyślnaczcionkaakapitu" style:family="text">
      <style:text-properties style:text-underline-type="single" style:text-underline-style="solid" style:text-underline-width="auto" style:text-underline-mode="continuous"/>
    </style:style>
    <style:style style:name="T1971" style:parent-style-name="Domyślnaczcionkaakapitu" style:family="text">
      <style:text-properties fo:background-color="#80FFFF" style:text-underline-type="single" style:text-underline-style="solid" style:text-underline-width="auto" style:text-underline-mode="continuous"/>
    </style:style>
    <style:style style:name="T1972" style:parent-style-name="Domyślnaczcionkaakapitu" style:family="text">
      <style:text-properties style:text-underline-type="single" style:text-underline-style="solid" style:text-underline-width="auto" style:text-underline-mode="continuous"/>
    </style:style>
    <style:style style:name="P1973" style:parent-style-name="Normalny" style:family="paragraph">
      <style:paragraph-properties fo:text-align="justify" fo:line-height="150%" fo:text-indent="0.25in"/>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P1988" style:parent-style-name="Normalny" style:family="paragraph">
      <style:paragraph-properties fo:text-align="justify" fo:line-height="150%" fo:text-indent="0.25in"/>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fo:text-indent="0.25in"/>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5in"/>
    </style:style>
    <style:style style:name="T1994" style:parent-style-name="Domyślnaczcionkaakapitu" style:family="text">
      <style:text-properties fo:background-color="#80FFFF"/>
    </style:style>
    <style:style style:name="P1995" style:parent-style-name="Normalny" style:family="paragraph">
      <style:paragraph-properties fo:text-align="justify" fo:line-height="150%" fo:text-indent="0.25in"/>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5in"/>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fo:text-indent="0.25in"/>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5in"/>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5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5in"/>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style:style>
    <style:style style:name="T2017" style:parent-style-name="Domyślnaczcionkaakapitu" style:family="text">
      <style:text-properties style:text-underline-type="single" style:text-underline-style="solid" style:text-underline-width="auto" style:text-underline-mode="continuous"/>
    </style:style>
    <style:style style:name="P2018" style:parent-style-name="Normalny" style:family="paragraph">
      <style:paragraph-properties fo:text-align="justify" fo:line-height="150%" fo:text-indent="0.25in"/>
    </style:style>
    <style:style style:name="P2019" style:parent-style-name="Normalny" style:family="paragraph">
      <style:paragraph-properties fo:text-align="justify" fo:line-height="150%" fo:text-indent="0.25in"/>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style:tab-stops>
          <style:tab-stop style:type="left" style:position="1.8791in"/>
        </style:tab-stops>
      </style:paragraph-properties>
    </style:style>
    <style:style style:name="T2022" style:parent-style-name="Domyślnaczcionkaakapitu" style:family="text">
      <style:text-properties style:text-underline-type="single" style:text-underline-style="solid" style:text-underline-width="auto" style:text-underline-mode="continuous"/>
    </style:style>
    <style:style style:name="T2023" style:parent-style-name="Domyślnaczcionkaakapitu" style:family="text">
      <style:text-properties fo:background-color="#80FFFF" style:text-underline-type="single" style:text-underline-style="solid" style:text-underline-width="auto" style:text-underline-mode="continuous"/>
    </style:style>
    <style:style style:name="T2024" style:parent-style-name="Domyślnaczcionkaakapitu" style:family="text">
      <style:text-properties style:text-underline-type="single" style:text-underline-style="solid" style:text-underline-width="auto" style:text-underline-mode="continuous"/>
    </style:style>
    <style:style style:name="T2025" style:parent-style-name="Domyślnaczcionkaakapitu" style:family="text">
      <style:text-properties fo:background-color="#80FFFF" style:text-underline-type="single" style:text-underline-style="solid" style:text-underline-width="auto" style:text-underline-mode="continuous"/>
    </style:style>
    <style:style style:name="P2026" style:parent-style-name="Normalny" style:family="paragraph">
      <style:paragraph-properties fo:text-align="justify" fo:line-height="150%" fo:text-indent="0.25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fo:text-indent="0.25in"/>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5in"/>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fo:text-indent="0.25in"/>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5in"/>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P2063" style:parent-style-name="Normalny" style:family="paragraph">
      <style:paragraph-properties fo:text-align="justify" fo:line-height="150%" fo:text-indent="0.25in"/>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5in"/>
    </style:style>
    <style:style style:name="P2066" style:parent-style-name="Normalny" style:family="paragraph">
      <style:paragraph-properties fo:text-align="justify" fo:line-height="150%" fo:text-indent="0.25in"/>
    </style:style>
    <style:style style:name="P2067" style:parent-style-name="Normalny" style:family="paragraph">
      <style:paragraph-properties fo:text-align="justify" fo:line-height="150%"/>
    </style:style>
    <style:style style:name="T2068" style:parent-style-name="Domyślnaczcionkaakapitu" style:family="text">
      <style:text-properties style:text-underline-type="single" style:text-underline-style="solid" style:text-underline-width="auto" style:text-underline-mode="continuous"/>
    </style:style>
    <style:style style:name="T2069" style:parent-style-name="Domyślnaczcionkaakapitu" style:family="text">
      <style:text-properties fo:background-color="#80FFFF" style:text-underline-type="single" style:text-underline-style="solid" style:text-underline-width="auto" style:text-underline-mode="continuous"/>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fo:text-indent="0.25in"/>
    </style:style>
    <style:style style:name="P2072" style:parent-style-name="Normalny" style:family="paragraph">
      <style:paragraph-properties fo:text-align="justify" fo:line-height="150%"/>
    </style:style>
    <style:style style:name="T2073" style:parent-style-name="Domyślnaczcionkaakapitu" style:family="text">
      <style:text-properties fo:background-color="#80FFFF" style:text-underline-type="single" style:text-underline-style="solid" style:text-underline-width="auto" style:text-underline-mode="continuous"/>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text-underline-type="single" style:text-underline-style="solid" style:text-underline-width="auto" style:text-underline-mode="continuous"/>
    </style:style>
    <style:style style:name="T2076" style:parent-style-name="Domyślnaczcionkaakapitu" style:family="text">
      <style:text-properties style:text-underline-type="single" style:text-underline-style="solid" style:text-underline-width="auto" style:text-underline-mode="continuous"/>
    </style:style>
    <style:style style:name="P2077" style:parent-style-name="Normalny" style:family="paragraph">
      <style:paragraph-properties fo:text-align="justify" fo:line-height="150%" fo:text-indent="0.25in"/>
    </style:style>
    <style:style style:name="P2078" style:parent-style-name="Normalny" style:family="paragraph">
      <style:paragraph-properties fo:text-align="justify" fo:line-height="150%" fo:text-indent="0.25in"/>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5in"/>
    </style:style>
    <style:style style:name="P2081" style:parent-style-name="Normalny" style:family="paragraph">
      <style:paragraph-properties fo:text-align="justify" fo:line-height="150%" fo:text-indent="0.25in"/>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5in"/>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5in"/>
    </style:style>
    <style:style style:name="P2087" style:parent-style-name="Normalny" style:family="paragraph">
      <style:paragraph-properties fo:text-align="justify" fo:line-height="150%" fo:text-indent="0.25in"/>
    </style:style>
    <style:style style:name="P2088" style:parent-style-name="Normalny" style:family="paragraph">
      <style:paragraph-properties fo:text-align="justify" fo:line-height="150%" fo:text-indent="0.25in"/>
    </style:style>
    <style:style style:name="T2089" style:parent-style-name="Domyślnaczcionkaakapitu" style:family="text">
      <style:text-properties fo:background-color="#80FFFF"/>
    </style:style>
    <style:style style:name="P2090" style:parent-style-name="Normalny" style:family="paragraph">
      <style:paragraph-properties fo:text-align="justify" fo:line-height="150%" fo:text-indent="0.25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5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fo:text-indent="0.25in"/>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5in"/>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5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fo:text-indent="0.25in"/>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P2122" style:parent-style-name="Normalny" style:family="paragraph">
      <style:paragraph-properties fo:text-align="justify" fo:line-height="150%" fo:text-indent="0.25in"/>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5in"/>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5in"/>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fo:text-indent="0.25in"/>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style:style>
    <style:style style:name="T2135" style:parent-style-name="Domyślnaczcionkaakapitu" style:family="text">
      <style:text-properties style:text-underline-type="single" style:text-underline-style="solid" style:text-underline-width="auto" style:text-underline-mode="continuous"/>
    </style:style>
    <style:style style:name="P2136" style:parent-style-name="Normalny" style:family="paragraph">
      <style:paragraph-properties fo:text-align="justify" fo:line-height="150%" fo:text-indent="0.25in"/>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style:style>
    <style:style style:name="T2142" style:parent-style-name="Domyślnaczcionkaakapitu" style:family="text">
      <style:text-properties style:text-underline-type="single" style:text-underline-style="solid" style:text-underline-width="auto" style:text-underline-mode="continuous"/>
    </style:style>
    <style:style style:name="P2143" style:parent-style-name="Normalny" style:family="paragraph">
      <style:paragraph-properties fo:text-align="justify" fo:line-height="150%" fo:text-indent="0.25in"/>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fo:text-indent="0.25in"/>
    </style:style>
    <style:style style:name="P2147" style:parent-style-name="Normalny" style:family="paragraph">
      <style:paragraph-properties fo:text-align="justify" fo:line-height="150%"/>
    </style:style>
    <style:style style:name="T2148" style:parent-style-name="Domyślnaczcionkaakapitu" style:family="text">
      <style:text-properties style:text-underline-type="single" style:text-underline-style="solid" style:text-underline-width="auto" style:text-underline-mode="continuous"/>
    </style:style>
    <style:style style:name="T2149" style:parent-style-name="Domyślnaczcionkaakapitu" style:family="text">
      <style:text-properties fo:background-color="#80FFFF" style:text-underline-type="single" style:text-underline-style="solid" style:text-underline-width="auto" style:text-underline-mode="continuous"/>
    </style:style>
    <style:style style:name="P2150" style:parent-style-name="Normalny" style:family="paragraph">
      <style:paragraph-properties fo:text-align="justify" fo:line-height="150%" fo:text-indent="0.25in"/>
    </style:style>
    <style:style style:name="P2151" style:parent-style-name="Normalny" style:family="paragraph">
      <style:paragraph-properties fo:text-align="justify" fo:line-height="150%"/>
    </style:style>
    <style:style style:name="T2152" style:parent-style-name="Domyślnaczcionkaakapitu" style:family="text">
      <style:text-properties style:text-underline-type="single" style:text-underline-style="solid" style:text-underline-width="auto" style:text-underline-mode="continuous"/>
    </style:style>
    <style:style style:name="T2153" style:parent-style-name="Domyślnaczcionkaakapitu" style:family="text">
      <style:text-properties fo:background-color="#80FFFF" style:text-underline-type="single" style:text-underline-style="solid" style:text-underline-width="auto" style:text-underline-mode="continuous"/>
    </style:style>
    <style:style style:name="T2154" style:parent-style-name="Domyślnaczcionkaakapitu" style:family="text">
      <style:text-properties style:text-underline-type="single" style:text-underline-style="solid" style:text-underline-width="auto" style:text-underline-mode="continuous"/>
    </style:style>
    <style:style style:name="P2155" style:parent-style-name="Normalny" style:family="paragraph">
      <style:paragraph-properties fo:text-align="justify" fo:line-height="150%" fo:text-indent="0.25in"/>
    </style:style>
    <style:style style:name="P2156" style:parent-style-name="Normalny" style:family="paragraph">
      <style:paragraph-properties fo:text-align="justify" fo:line-height="150%" fo:text-indent="0.25in"/>
    </style:style>
    <style:style style:name="P2157" style:parent-style-name="Normalny" style:family="paragraph">
      <style:paragraph-properties fo:text-align="justify" fo:line-height="150%" fo:text-indent="0.25in"/>
    </style:style>
    <style:style style:name="P2158" style:parent-style-name="Normalny" style:family="paragraph">
      <style:paragraph-properties fo:text-align="justify" fo:line-height="150%" fo:text-indent="0.25in"/>
    </style:style>
    <style:style style:name="P2159" style:parent-style-name="Normalny" style:family="paragraph">
      <style:paragraph-properties fo:text-align="justify" fo:line-height="150%" fo:text-indent="0.25in"/>
    </style:style>
    <style:style style:name="P2160" style:parent-style-name="Normalny" style:family="paragraph">
      <style:paragraph-properties fo:text-align="justify" fo:line-height="150%" fo:text-indent="0.25in"/>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5in"/>
    </style:style>
    <style:style style:name="P2164" style:parent-style-name="Normalny" style:family="paragraph">
      <style:paragraph-properties fo:text-align="justify" fo:line-height="150%" fo:text-indent="0.25in"/>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5in"/>
    </style:style>
    <style:style style:name="P2167" style:parent-style-name="Normalny" style:family="paragraph">
      <style:paragraph-properties fo:text-align="justify" fo:line-height="150%" fo:text-indent="0.25in"/>
    </style:style>
    <style:style style:name="P2168" style:parent-style-name="Normalny" style:family="paragraph">
      <style:paragraph-properties fo:text-align="justify" fo:line-height="150%" fo:text-indent="0.25in"/>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fo:text-indent="0.25in"/>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5in"/>
    </style:style>
    <style:style style:name="P2174" style:parent-style-name="Normalny" style:family="paragraph">
      <style:paragraph-properties fo:text-align="justify" fo:line-height="150%"/>
    </style:style>
    <style:style style:name="T2175" style:parent-style-name="Domyślnaczcionkaakapitu" style:family="text">
      <style:text-properties style:text-underline-type="single" style:text-underline-style="solid" style:text-underline-width="auto" style:text-underline-mode="continuous"/>
    </style:style>
    <style:style style:name="T2176" style:parent-style-name="Domyślnaczcionkaakapitu" style:family="text">
      <style:text-properties fo:background-color="#80FFFF" style:text-underline-type="single" style:text-underline-style="solid" style:text-underline-width="auto" style:text-underline-mode="continuous"/>
    </style:style>
    <style:style style:name="P2177" style:parent-style-name="Normalny" style:family="paragraph">
      <style:paragraph-properties fo:text-align="justify" fo:line-height="150%" fo:text-indent="0.25in"/>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style:style>
    <style:style style:name="T2180" style:parent-style-name="Domyślnaczcionkaakapitu" style:family="text">
      <style:text-properties style:text-underline-type="single" style:text-underline-style="solid" style:text-underline-width="auto" style:text-underline-mode="continuous"/>
    </style:style>
    <style:style style:name="P2181" style:parent-style-name="Normalny" style:family="paragraph">
      <style:paragraph-properties fo:text-align="justify" fo:line-height="150%" fo:text-indent="0.25in"/>
    </style:style>
    <style:style style:name="T2182" style:parent-style-name="Domyślnaczcionkaakapitu" style:family="text">
      <style:text-properties fo:background-color="#80FFFF"/>
    </style:style>
    <style:style style:name="P2183" style:parent-style-name="Normalny" style:family="paragraph">
      <style:paragraph-properties fo:text-align="justify" fo:line-height="150%" fo:text-indent="0.25in"/>
    </style:style>
    <style:style style:name="P2184" style:parent-style-name="Normalny" style:family="paragraph">
      <style:paragraph-properties fo:text-align="justify" fo:line-height="150%"/>
    </style:style>
    <style:style style:name="T2185" style:parent-style-name="Domyślnaczcionkaakapitu" style:family="text">
      <style:text-properties fo:background-color="#80FFFF" style:text-underline-type="single" style:text-underline-style="solid" style:text-underline-width="auto" style:text-underline-mode="continuous"/>
    </style:style>
    <style:style style:name="T2186" style:parent-style-name="Domyślnaczcionkaakapitu" style:family="text">
      <style:text-properties style:text-underline-type="single" style:text-underline-style="solid" style:text-underline-width="auto" style:text-underline-mode="continuous"/>
    </style:style>
    <style:style style:name="T2187" style:parent-style-name="Domyślnaczcionkaakapitu" style:family="text">
      <style:text-properties fo:background-color="#80FFFF" style:text-underline-type="single" style:text-underline-style="solid" style:text-underline-width="auto" style:text-underline-mode="continuous"/>
    </style:style>
    <style:style style:name="T2188" style:parent-style-name="Domyślnaczcionkaakapitu" style:family="text">
      <style:text-properties style:text-underline-type="single" style:text-underline-style="solid" style:text-underline-width="auto" style:text-underline-mode="continuous"/>
    </style:style>
    <style:style style:name="T2189" style:parent-style-name="Domyślnaczcionkaakapitu" style:family="text">
      <style:text-properties fo:background-color="#80FFFF" style:text-underline-type="single" style:text-underline-style="solid" style:text-underline-width="auto" style:text-underline-mode="continuous"/>
    </style:style>
    <style:style style:name="T2190" style:parent-style-name="Domyślnaczcionkaakapitu" style:family="text">
      <style:text-properties style:text-underline-type="single" style:text-underline-style="solid" style:text-underline-width="auto" style:text-underline-mode="continuous"/>
    </style:style>
    <style:style style:name="P2191" style:parent-style-name="Normalny" style:family="paragraph">
      <style:paragraph-properties fo:text-align="justify" fo:line-height="150%" fo:text-indent="0.2479in"/>
    </style:style>
    <style:style style:name="P2192" style:parent-style-name="Normalny" style:family="paragraph">
      <style:paragraph-properties fo:text-align="justify" fo:line-height="150%"/>
    </style:style>
    <style:style style:name="T2193" style:parent-style-name="Domyślnaczcionkaakapitu" style:family="text">
      <style:text-properties style:text-underline-type="single" style:text-underline-style="solid" style:text-underline-width="auto" style:text-underline-mode="continuous"/>
    </style:style>
    <style:style style:name="P2194" style:parent-style-name="Normalny" style:family="paragraph">
      <style:paragraph-properties fo:text-align="justify" fo:line-height="150%" fo:text-indent="0.25in"/>
    </style:style>
    <style:style style:name="P2195" style:parent-style-name="Normalny" style:family="paragraph">
      <style:paragraph-properties fo:text-align="justify" fo:line-height="150%" fo:text-indent="0.25in"/>
    </style:style>
    <style:style style:name="P2196" style:parent-style-name="Normalny" style:family="paragraph">
      <style:paragraph-properties fo:text-align="justify" fo:line-height="150%" fo:text-indent="0.25in"/>
    </style:style>
    <style:style style:name="P2197" style:parent-style-name="Normalny" style:family="paragraph">
      <style:paragraph-properties fo:text-align="justify" fo:line-height="150%" fo:text-indent="0.25in"/>
    </style:style>
    <style:style style:name="P2198" style:parent-style-name="Normalny" style:family="paragraph">
      <style:paragraph-properties fo:text-align="justify" fo:line-height="150%" fo:text-indent="0.25in"/>
    </style:style>
    <style:style style:name="P2199" style:parent-style-name="Normalny" style:family="paragraph">
      <style:paragraph-properties fo:text-align="justify" fo:line-height="150%" fo:text-indent="0.25in"/>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style:style>
    <style:style style:name="T2204" style:parent-style-name="Domyślnaczcionkaakapitu" style:family="text">
      <style:text-properties style:text-underline-type="single" style:text-underline-style="solid" style:text-underline-width="auto" style:text-underline-mode="continuous"/>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fo:text-indent="0.25in"/>
    </style:style>
    <style:style style:name="P2207" style:parent-style-name="Normalny" style:family="paragraph">
      <style:paragraph-properties fo:text-align="justify" fo:line-height="150%"/>
    </style:style>
    <style:style style:name="T2208" style:parent-style-name="Domyślnaczcionkaakapitu" style:family="text">
      <style:text-properties style:text-underline-type="single" style:text-underline-style="solid" style:text-underline-width="auto" style:text-underline-mode="continuous"/>
    </style:style>
    <style:style style:name="T2209" style:parent-style-name="Domyślnaczcionkaakapitu" style:family="text">
      <style:text-properties fo:background-color="#80FFFF" style:text-underline-type="single" style:text-underline-style="solid" style:text-underline-width="auto" style:text-underline-mode="continuous"/>
    </style:style>
    <style:style style:name="T2210" style:parent-style-name="Domyślnaczcionkaakapitu" style:family="text">
      <style:text-properties style:text-underline-type="single" style:text-underline-style="solid" style:text-underline-width="auto" style:text-underline-mode="continuous"/>
    </style:style>
    <style:style style:name="P2211" style:parent-style-name="Normalny" style:family="paragraph">
      <style:paragraph-properties fo:text-align="justify" fo:line-height="150%" fo:text-indent="0.25in"/>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5in"/>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5in"/>
    </style:style>
    <style:style style:name="T2217" style:parent-style-name="Domyślnaczcionkaakapitu" style:family="text">
      <style:text-properties fo:background-color="#80FFFF"/>
    </style:style>
    <style:style style:name="P2218" style:parent-style-name="Normalny" style:family="paragraph">
      <style:paragraph-properties fo:text-align="justify" fo:line-height="150%" fo:text-indent="0.25in"/>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fo:text-indent="0.25in"/>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style:style>
    <style:style style:name="T2224" style:parent-style-name="Domyślnaczcionkaakapitu" style:family="text">
      <style:text-properties style:text-underline-type="single" style:text-underline-style="solid" style:text-underline-width="auto" style:text-underline-mode="continuous"/>
    </style:style>
    <style:style style:name="P2225" style:parent-style-name="Normalny" style:family="paragraph">
      <style:paragraph-properties fo:text-align="justify" fo:line-height="150%" fo:text-indent="0.25in"/>
    </style:style>
    <style:style style:name="T2226" style:parent-style-name="Domyślnaczcionkaakapitu" style:family="text">
      <style:text-properties fo:background-color="#80FFFF"/>
    </style:style>
    <style:style style:name="P2227" style:parent-style-name="Normalny" style:family="paragraph">
      <style:paragraph-properties fo:text-align="justify" fo:line-height="150%"/>
    </style:style>
    <style:style style:name="T2228" style:parent-style-name="Domyślnaczcionkaakapitu" style:family="text">
      <style:text-properties style:text-underline-type="single" style:text-underline-style="solid" style:text-underline-width="auto" style:text-underline-mode="continuous"/>
    </style:style>
    <style:style style:name="T2229" style:parent-style-name="Domyślnaczcionkaakapitu" style:family="text">
      <style:text-properties fo:background-color="#80FFFF" style:text-underline-type="single" style:text-underline-style="solid" style:text-underline-width="auto" style:text-underline-mode="continuous"/>
    </style:style>
    <style:style style:name="T2230" style:parent-style-name="Domyślnaczcionkaakapitu" style:family="text">
      <style:text-properties style:text-underline-type="single" style:text-underline-style="solid" style:text-underline-width="auto" style:text-underline-mode="continuous"/>
    </style:style>
    <style:style style:name="T2231" style:parent-style-name="Domyślnaczcionkaakapitu" style:family="text">
      <style:text-properties fo:background-color="#80FFFF" style:text-underline-type="single" style:text-underline-style="solid" style:text-underline-width="auto" style:text-underline-mode="continuous"/>
    </style:style>
    <style:style style:name="T2232" style:parent-style-name="Domyślnaczcionkaakapitu" style:family="text">
      <style:text-properties style:text-underline-type="single" style:text-underline-style="solid" style:text-underline-width="auto" style:text-underline-mode="continuous"/>
    </style:style>
    <style:style style:name="T2233" style:parent-style-name="Domyślnaczcionkaakapitu" style:family="text">
      <style:text-properties fo:background-color="#80FFFF" style:text-underline-type="single" style:text-underline-style="solid" style:text-underline-width="auto" style:text-underline-mode="continuous"/>
    </style:style>
    <style:style style:name="T2234" style:parent-style-name="Domyślnaczcionkaakapitu" style:family="text">
      <style:text-properties style:text-underline-type="single" style:text-underline-style="solid" style:text-underline-width="auto" style:text-underline-mode="continuous"/>
    </style:style>
    <style:style style:name="T2235" style:parent-style-name="Domyślnaczcionkaakapitu" style:family="text">
      <style:text-properties fo:background-color="#80FFFF" style:text-underline-type="single" style:text-underline-style="solid" style:text-underline-width="auto" style:text-underline-mode="continuous"/>
    </style:style>
    <style:style style:name="T2236" style:parent-style-name="Domyślnaczcionkaakapitu" style:family="text">
      <style:text-properties style:text-underline-type="single" style:text-underline-style="solid" style:text-underline-width="auto" style:text-underline-mode="continuous"/>
    </style:style>
    <style:style style:name="T2237" style:parent-style-name="Domyślnaczcionkaakapitu" style:family="text">
      <style:text-properties fo:background-color="#80FFFF" style:text-underline-type="single" style:text-underline-style="solid" style:text-underline-width="auto" style:text-underline-mode="continuous"/>
    </style:style>
    <style:style style:name="T2238" style:parent-style-name="Domyślnaczcionkaakapitu" style:family="text">
      <style:text-properties style:text-underline-type="single" style:text-underline-style="solid" style:text-underline-width="auto" style:text-underline-mode="continuous"/>
    </style:style>
    <style:style style:name="P2239" style:parent-style-name="Normalny" style:family="paragraph">
      <style:paragraph-properties fo:text-align="justify" fo:line-height="150%" fo:text-indent="0.25in"/>
    </style:style>
    <style:style style:name="P2240" style:parent-style-name="Normalny" style:family="paragraph">
      <style:paragraph-properties fo:text-align="justify" fo:line-height="150%" fo:text-indent="0.25in"/>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fo:text-indent="0.25in"/>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5in"/>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5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fo:text-indent="0.25in"/>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5in"/>
    </style:style>
    <style:style style:name="P2267" style:parent-style-name="Normalny" style:family="paragraph">
      <style:paragraph-properties fo:text-align="justify" fo:line-height="150%" fo:text-indent="0.25in"/>
    </style:style>
    <style:style style:name="T2268" style:parent-style-name="Domyślnaczcionkaakapitu" style:family="text">
      <style:text-properties fo:background-color="#80FFFF"/>
    </style:style>
    <style:style style:name="P2269" style:parent-style-name="Normalny" style:family="paragraph">
      <style:paragraph-properties fo:text-align="justify" fo:line-height="150%"/>
    </style:style>
    <style:style style:name="T2270" style:parent-style-name="Domyślnaczcionkaakapitu" style:family="text">
      <style:text-properties style:text-underline-type="single" style:text-underline-style="solid" style:text-underline-width="auto" style:text-underline-mode="continuous"/>
    </style:style>
    <style:style style:name="T2271" style:parent-style-name="Domyślnaczcionkaakapitu" style:family="text">
      <style:text-properties fo:background-color="#80FFFF" style:text-underline-type="single" style:text-underline-style="solid" style:text-underline-width="auto" style:text-underline-mode="continuous"/>
    </style:style>
    <style:style style:name="P2272" style:parent-style-name="Normalny" style:family="paragraph">
      <style:paragraph-properties fo:text-align="justify" fo:line-height="150%" fo:text-indent="0.25in"/>
    </style:style>
    <style:style style:name="P2273" style:parent-style-name="Normalny" style:family="paragraph">
      <style:paragraph-properties fo:text-align="justify" fo:line-height="150%"/>
    </style:style>
    <style:style style:name="T2274" style:parent-style-name="Domyślnaczcionkaakapitu" style:family="text">
      <style:text-properties style:text-underline-type="single" style:text-underline-style="solid" style:text-underline-width="auto" style:text-underline-mode="continuous"/>
    </style:style>
    <style:style style:name="P2275" style:parent-style-name="Normalny" style:family="paragraph">
      <style:paragraph-properties fo:text-align="justify" fo:line-height="150%" fo:text-indent="0.25in"/>
    </style:style>
    <style:style style:name="P2276" style:parent-style-name="Normalny" style:family="paragraph">
      <style:paragraph-properties fo:text-align="justify" fo:line-height="150%"/>
    </style:style>
    <style:style style:name="T2277" style:parent-style-name="Domyślnaczcionkaakapitu" style:family="text">
      <style:text-properties style:text-underline-type="single" style:text-underline-style="solid" style:text-underline-width="auto" style:text-underline-mode="continuous"/>
    </style:style>
    <style:style style:name="T2278" style:parent-style-name="Domyślnaczcionkaakapitu" style:family="text">
      <style:text-properties fo:background-color="#80FFFF" style:text-underline-type="single" style:text-underline-style="solid" style:text-underline-width="auto" style:text-underline-mode="continuous"/>
    </style:style>
    <style:style style:name="T2279" style:parent-style-name="Domyślnaczcionkaakapitu" style:family="text">
      <style:text-properties style:text-underline-type="single" style:text-underline-style="solid" style:text-underline-width="auto" style:text-underline-mode="continuous"/>
    </style:style>
    <style:style style:name="T2280" style:parent-style-name="Domyślnaczcionkaakapitu" style:family="text">
      <style:text-properties fo:background-color="#80FFFF" style:text-underline-type="single" style:text-underline-style="solid" style:text-underline-width="auto" style:text-underline-mode="continuous"/>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fo:text-indent="0.25in"/>
    </style:style>
    <style:style style:name="P2283" style:parent-style-name="Normalny" style:family="paragraph">
      <style:paragraph-properties fo:text-align="justify" fo:line-height="150%"/>
    </style:style>
    <style:style style:name="T2284" style:parent-style-name="Domyślnaczcionkaakapitu" style:family="text">
      <style:text-properties style:text-underline-type="single" style:text-underline-style="solid" style:text-underline-width="auto" style:text-underline-mode="continuous"/>
    </style:style>
    <style:style style:name="P2285" style:parent-style-name="Normalny" style:family="paragraph">
      <style:paragraph-properties fo:text-align="justify" fo:line-height="150%" fo:text-indent="0.25in"/>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5in"/>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fo:text-indent="0.25in"/>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P2299" style:parent-style-name="Normalny" style:family="paragraph">
      <style:paragraph-properties fo:text-align="justify" fo:line-height="150%" fo:text-indent="0.25in"/>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P2302" style:parent-style-name="Normalny" style:family="paragraph">
      <style:paragraph-properties fo:text-align="justify" fo:line-height="150%" fo:text-indent="0.25in"/>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style:style>
    <style:style style:name="T2310" style:parent-style-name="Domyślnaczcionkaakapitu" style:family="text">
      <style:text-properties fo:background-color="#80FFFF" style:text-underline-type="single" style:text-underline-style="solid" style:text-underline-width="auto" style:text-underline-mode="continuous"/>
    </style:style>
    <style:style style:name="T2311" style:parent-style-name="Domyślnaczcionkaakapitu" style:family="text">
      <style:text-properties style:text-underline-type="single" style:text-underline-style="solid" style:text-underline-width="auto" style:text-underline-mode="continuous"/>
    </style:style>
    <style:style style:name="T2312" style:parent-style-name="Domyślnaczcionkaakapitu" style:family="text">
      <style:text-properties fo:background-color="#80FFFF" style:text-underline-type="single" style:text-underline-style="solid" style:text-underline-width="auto" style:text-underline-mode="continuous"/>
    </style:style>
    <style:style style:name="T2313" style:parent-style-name="Domyślnaczcionkaakapitu" style:family="text">
      <style:text-properties style:text-underline-type="single" style:text-underline-style="solid" style:text-underline-width="auto" style:text-underline-mode="continuous"/>
    </style:style>
    <style:style style:name="T2314" style:parent-style-name="Domyślnaczcionkaakapitu" style:family="text">
      <style:text-properties fo:background-color="#80FFFF" style:text-underline-type="single" style:text-underline-style="solid" style:text-underline-width="auto" style:text-underline-mode="continuous"/>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5in"/>
    </style:style>
    <style:style style:name="P2317" style:parent-style-name="Normalny" style:family="paragraph">
      <style:paragraph-properties fo:text-align="justify" fo:line-height="150%" fo:text-indent="0.25in"/>
    </style:style>
    <style:style style:name="P2318" style:parent-style-name="Normalny" style:family="paragraph">
      <style:paragraph-properties fo:text-align="justify" fo:line-height="150%"/>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text-underline-type="single" style:text-underline-style="solid" style:text-underline-width="auto" style:text-underline-mode="continuous"/>
    </style:style>
    <style:style style:name="T2321" style:parent-style-name="Domyślnaczcionkaakapitu" style:family="text">
      <style:text-properties style:text-underline-type="single" style:text-underline-style="solid" style:text-underline-width="auto" style:text-underline-mode="continuous"/>
    </style:style>
    <style:style style:name="P2322" style:parent-style-name="Normalny" style:family="paragraph">
      <style:paragraph-properties fo:text-align="justify" fo:line-height="150%" fo:text-indent="0.25in"/>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fo:text-indent="0.25in"/>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P2331" style:parent-style-name="Normalny" style:family="paragraph">
      <style:paragraph-properties fo:text-align="justify" fo:line-height="150%" fo:text-indent="0.25in"/>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T2336" style:parent-style-name="Domyślnaczcionkaakapitu" style:family="text">
      <style:text-properties fo:background-color="#80FFFF" style:text-underline-type="single" style:text-underline-style="solid" style:text-underline-width="auto" style:text-underline-mode="continuous"/>
    </style:style>
    <style:style style:name="P2337" style:parent-style-name="Normalny" style:family="paragraph">
      <style:paragraph-properties fo:text-align="justify" fo:line-height="150%" fo:text-indent="0.2479in"/>
    </style:style>
    <style:style style:name="P2338" style:parent-style-name="Normalny" style:family="paragraph">
      <style:paragraph-properties fo:text-align="justify" fo:line-height="150%" fo:text-indent="0.2479in"/>
    </style:style>
    <style:style style:name="P2339" style:parent-style-name="Normalny" style:family="paragraph">
      <style:paragraph-properties fo:text-align="justify" fo:line-height="150%"/>
    </style:style>
    <style:style style:name="T2340" style:parent-style-name="Domyślnaczcionkaakapitu" style:family="text">
      <style:text-properties style:text-underline-type="single" style:text-underline-style="solid" style:text-underline-width="auto" style:text-underline-mode="continuous"/>
    </style:style>
    <style:style style:name="P2341" style:parent-style-name="Normalny" style:family="paragraph">
      <style:paragraph-properties fo:text-align="justify" fo:line-height="150%" fo:text-indent="0.25in"/>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5in"/>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fo:text-indent="0.25in"/>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fo:text-indent="0.25in"/>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5in"/>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5in"/>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5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P2374" style:parent-style-name="Normalny" style:family="paragraph">
      <style:paragraph-properties fo:text-align="justify" fo:line-height="150%" fo:text-indent="0.25in"/>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5in"/>
    </style:style>
    <style:style style:name="P2380" style:parent-style-name="Normalny" style:family="paragraph">
      <style:paragraph-properties fo:text-align="justify" fo:line-height="150%" fo:text-indent="0.25in"/>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5in"/>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fo:text-indent="0.25in"/>
    </style:style>
    <style:style style:name="P2388" style:parent-style-name="Normalny" style:family="paragraph">
      <style:paragraph-properties fo:text-align="justify" fo:line-height="150%" fo:text-indent="0.25in"/>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P2391" style:parent-style-name="Normalny" style:family="paragraph">
      <style:paragraph-properties fo:text-align="justify" fo:line-height="150%" fo:text-indent="0.25in"/>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5in"/>
    </style:style>
    <style:style style:name="P2394" style:parent-style-name="Normalny" style:family="paragraph">
      <style:paragraph-properties fo:text-align="justify" fo:line-height="150%"/>
    </style:style>
    <style:style style:name="T2395" style:parent-style-name="Domyślnaczcionkaakapitu" style:family="text">
      <style:text-properties style:text-underline-type="single" style:text-underline-style="solid" style:text-underline-width="auto" style:text-underline-mode="continuous"/>
    </style:style>
    <style:style style:name="T2396" style:parent-style-name="Domyślnaczcionkaakapitu" style:family="text">
      <style:text-properties fo:background-color="#80FFFF" style:text-underline-type="single" style:text-underline-style="solid" style:text-underline-width="auto" style:text-underline-mode="continuous"/>
    </style:style>
    <style:style style:name="T2397" style:parent-style-name="Domyślnaczcionkaakapitu" style:family="text">
      <style:text-properties style:text-underline-type="single" style:text-underline-style="solid" style:text-underline-width="auto" style:text-underline-mode="continuous"/>
    </style:style>
    <style:style style:name="T2398" style:parent-style-name="Domyślnaczcionkaakapitu" style:family="text">
      <style:text-properties fo:background-color="#80FFFF" style:text-underline-type="single" style:text-underline-style="solid" style:text-underline-width="auto" style:text-underline-mode="continuous"/>
    </style:style>
    <style:style style:name="P2399" style:parent-style-name="Normalny" style:family="paragraph">
      <style:paragraph-properties fo:text-align="justify" fo:line-height="150%" fo:text-indent="0.25in"/>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style:tab-stops>
          <style:tab-stop style:type="left" style:position="2.7743in"/>
        </style:tab-stops>
      </style:paragraph-properties>
    </style:style>
    <style:style style:name="T2403" style:parent-style-name="Domyślnaczcionkaakapitu" style:family="text">
      <style:text-properties style:text-underline-type="single" style:text-underline-style="solid" style:text-underline-width="auto" style:text-underline-mode="continuous"/>
    </style:style>
    <style:style style:name="P2404" style:parent-style-name="Normalny" style:family="paragraph">
      <style:paragraph-properties fo:text-align="justify" fo:line-height="150%" fo:text-indent="0.2479in">
        <style:tab-stops>
          <style:tab-stop style:type="left" style:position="2.7743in"/>
        </style:tab-stops>
      </style:paragraph-properties>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fo:text-indent="0.25in"/>
    </style:style>
    <style:style style:name="P2409" style:parent-style-name="Normalny" style:family="paragraph">
      <style:paragraph-properties fo:text-align="justify" fo:line-height="150%" fo:text-indent="0.25in"/>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5in"/>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fo:text-indent="0.25in"/>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fo:text-indent="0.25in"/>
    </style:style>
    <style:style style:name="P2418" style:parent-style-name="Normalny" style:family="paragraph">
      <style:paragraph-properties fo:text-align="justify" fo:line-height="150%">
        <style:tab-stops>
          <style:tab-stop style:type="left" style:position="2.8187in"/>
        </style:tab-stops>
      </style:paragraph-properties>
    </style:style>
    <style:style style:name="T2419" style:parent-style-name="Domyślnaczcionkaakapitu" style:family="text">
      <style:text-properties style:text-underline-type="single" style:text-underline-style="solid" style:text-underline-width="auto" style:text-underline-mode="continuous"/>
    </style:style>
    <style:style style:name="T2420" style:parent-style-name="Domyślnaczcionkaakapitu" style:family="text">
      <style:text-properties fo:background-color="#80FFFF" style:text-underline-type="single" style:text-underline-style="solid" style:text-underline-width="auto" style:text-underline-mode="continuous"/>
    </style:style>
    <style:style style:name="P2421" style:parent-style-name="Normalny" style:family="paragraph">
      <style:paragraph-properties fo:text-align="justify" fo:line-height="150%" fo:text-indent="0.2479in">
        <style:tab-stops>
          <style:tab-stop style:type="left" style:position="2.8187in"/>
        </style:tab-stops>
      </style:paragraph-properties>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style:tab-stops>
          <style:tab-stop style:type="left" style:position="2.5055in"/>
        </style:tab-stops>
      </style:paragraph-properties>
    </style:style>
    <style:style style:name="T2424" style:parent-style-name="Domyślnaczcionkaakapitu" style:family="text">
      <style:text-properties style:text-underline-type="single" style:text-underline-style="solid" style:text-underline-width="auto" style:text-underline-mode="continuous"/>
    </style:style>
    <style:style style:name="P2425" style:parent-style-name="Normalny" style:family="paragraph">
      <style:paragraph-properties fo:text-align="justify" fo:line-height="150%" fo:text-indent="0.2479in">
        <style:tab-stops>
          <style:tab-stop style:type="left" style:position="2.5055in"/>
        </style:tab-stops>
      </style:paragraph-properties>
    </style:style>
    <style:style style:name="P2426" style:parent-style-name="Normalny" style:family="paragraph">
      <style:paragraph-properties fo:text-align="justify" fo:line-height="150%" fo:text-indent="0.2479in"/>
    </style:style>
    <style:style style:name="P2427" style:parent-style-name="Normalny" style:family="paragraph">
      <style:paragraph-properties fo:text-align="justify" fo:line-height="150%"/>
    </style:style>
    <style:style style:name="P2428" style:parent-style-name="Normalny" style:family="paragraph">
      <style:paragraph-properties fo:text-align="justify" fo:line-height="150%" fo:text-indent="0.25in"/>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fo:text-indent="0.25in">
        <style:tab-stops>
          <style:tab-stop style:type="left" style:position="2.9291in"/>
        </style:tab-stops>
      </style:paragraph-properties>
    </style:style>
    <style:style style:name="P2432" style:parent-style-name="Normalny" style:family="paragraph">
      <style:paragraph-properties fo:text-align="justify" fo:line-height="150%" fo:text-indent="0.25in">
        <style:tab-stops>
          <style:tab-stop style:type="left" style:position="2.9291in"/>
        </style:tab-stops>
      </style:paragraph-properties>
    </style:style>
    <style:style style:name="P2433" style:parent-style-name="Normalny" style:family="paragraph">
      <style:paragraph-properties fo:text-align="justify" fo:line-height="150%">
        <style:tab-stops>
          <style:tab-stop style:type="left" style:position="2.9291in"/>
        </style:tab-stops>
      </style:paragraph-properties>
    </style:style>
    <style:style style:name="T2434" style:parent-style-name="Domyślnaczcionkaakapitu" style:family="text">
      <style:text-properties style:text-underline-type="single" style:text-underline-style="solid" style:text-underline-width="auto" style:text-underline-mode="continuous"/>
    </style:style>
    <style:style style:name="T2435" style:parent-style-name="Domyślnaczcionkaakapitu" style:family="text">
      <style:text-properties fo:background-color="#80FFFF" style:text-underline-type="single" style:text-underline-style="solid" style:text-underline-width="auto" style:text-underline-mode="continuous"/>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5in">
        <style:tab-stops>
          <style:tab-stop style:type="left" style:position="2.9291in"/>
        </style:tab-stops>
      </style:paragraph-properties>
    </style:style>
    <style:style style:name="P2438" style:parent-style-name="Normalny" style:family="paragraph">
      <style:paragraph-properties fo:text-align="justify" fo:line-height="150%">
        <style:tab-stops>
          <style:tab-stop style:type="left" style:position="2.9291in"/>
        </style:tab-stops>
      </style:paragraph-properties>
    </style:style>
    <style:style style:name="T2439" style:parent-style-name="Domyślnaczcionkaakapitu" style:family="text">
      <style:text-properties style:text-underline-type="single" style:text-underline-style="solid" style:text-underline-width="auto" style:text-underline-mode="continuous"/>
    </style:style>
    <style:style style:name="P2440" style:parent-style-name="Normalny" style:family="paragraph">
      <style:paragraph-properties fo:text-align="justify" fo:line-height="150%" fo:text-indent="0.25in">
        <style:tab-stops>
          <style:tab-stop style:type="left" style:position="2.9291in"/>
        </style:tab-stops>
      </style:paragraph-properties>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fo:text-indent="0.25in">
        <style:tab-stops>
          <style:tab-stop style:type="left" style:position="2.9291in"/>
        </style:tab-stops>
      </style:paragraph-properties>
    </style:style>
    <style:style style:name="P2443" style:parent-style-name="Normalny" style:family="paragraph">
      <style:paragraph-properties fo:text-align="justify" fo:line-height="150%" fo:text-indent="0.25in">
        <style:tab-stops>
          <style:tab-stop style:type="left" style:position="2.9291in"/>
        </style:tab-stops>
      </style:paragraph-properties>
    </style:style>
    <style:style style:name="P2444" style:parent-style-name="Normalny" style:family="paragraph">
      <style:paragraph-properties fo:text-align="justify" fo:line-height="150%">
        <style:tab-stops>
          <style:tab-stop style:type="left" style:position="2.6777in"/>
        </style:tab-stops>
      </style:paragraph-properties>
    </style:style>
    <style:style style:name="T2445" style:parent-style-name="Domyślnaczcionkaakapitu" style:family="text">
      <style:text-properties style:text-underline-type="single" style:text-underline-style="solid" style:text-underline-width="auto" style:text-underline-mode="continuous"/>
    </style:style>
    <style:style style:name="T2446" style:parent-style-name="Domyślnaczcionkaakapitu" style:family="text">
      <style:text-properties fo:background-color="#80FFFF" style:text-underline-type="single" style:text-underline-style="solid" style:text-underline-width="auto" style:text-underline-mode="continuous"/>
    </style:style>
    <style:style style:name="T2447" style:parent-style-name="Domyślnaczcionkaakapitu" style:family="text">
      <style:text-properties style:text-underline-type="single" style:text-underline-style="solid" style:text-underline-width="auto" style:text-underline-mode="continuous"/>
    </style:style>
    <style:style style:name="T2448" style:parent-style-name="Domyślnaczcionkaakapitu" style:family="text">
      <style:text-properties fo:background-color="#80FFFF" style:text-underline-type="single" style:text-underline-style="solid" style:text-underline-width="auto" style:text-underline-mode="continuous"/>
    </style:style>
    <style:style style:name="P2449" style:parent-style-name="Normalny" style:family="paragraph">
      <style:paragraph-properties fo:text-align="justify" fo:line-height="150%" fo:text-indent="0.25in">
        <style:tab-stops>
          <style:tab-stop style:type="left" style:position="2.9291in"/>
        </style:tab-stops>
      </style:paragraph-properties>
    </style:style>
    <style:style style:name="P2450" style:parent-style-name="Normalny" style:family="paragraph">
      <style:paragraph-properties fo:text-align="justify" fo:line-height="150%"/>
    </style:style>
    <style:style style:name="T2451" style:parent-style-name="Domyślnaczcionkaakapitu" style:family="text">
      <style:text-properties style:text-underline-type="single" style:text-underline-style="solid" style:text-underline-width="auto" style:text-underline-mode="continuous"/>
    </style:style>
    <style:style style:name="P2452" style:parent-style-name="Normalny" style:family="paragraph">
      <style:paragraph-properties fo:text-align="justify" fo:line-height="150%" fo:text-indent="0.25in"/>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5in"/>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P2457" style:parent-style-name="Normalny" style:family="paragraph">
      <style:paragraph-properties fo:text-align="justify" fo:line-height="150%" fo:text-indent="0.25in"/>
    </style:style>
    <style:style style:name="P2458" style:parent-style-name="Normalny" style:family="paragraph">
      <style:paragraph-properties fo:text-align="justify" fo:line-height="150%" fo:text-indent="0.25in"/>
    </style:style>
    <style:style style:name="P2459" style:parent-style-name="Normalny" style:family="paragraph">
      <style:paragraph-properties fo:text-align="justify" fo:line-height="150%" fo:text-indent="0.25in"/>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fo:text-indent="0.25in"/>
    </style:style>
    <style:style style:name="T2462" style:parent-style-name="Domyślnaczcionkaakapitu" style:family="text">
      <style:text-properties fo:background-color="#80FFFF"/>
    </style:style>
    <style:style style:name="P2463" style:parent-style-name="Normalny" style:family="paragraph">
      <style:paragraph-properties fo:text-align="justify" fo:line-height="150%" fo:text-indent="0.25in"/>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fo:text-indent="0.25in"/>
    </style:style>
    <style:style style:name="T2471" style:parent-style-name="Domyślnaczcionkaakapitu" style:family="text">
      <style:text-properties fo:background-color="#80FFFF"/>
    </style:style>
    <style:style style:name="P2472" style:parent-style-name="Normalny" style:family="paragraph">
      <style:paragraph-properties fo:text-align="justify" fo:line-height="150%" fo:text-indent="0.25in"/>
    </style:style>
    <style:style style:name="P2473" style:parent-style-name="Normalny" style:family="paragraph">
      <style:paragraph-properties fo:text-align="justify" fo:line-height="150%"/>
    </style:style>
    <style:style style:name="T2474" style:parent-style-name="Domyślnaczcionkaakapitu" style:family="text">
      <style:text-properties style:text-underline-type="single" style:text-underline-style="solid" style:text-underline-width="auto" style:text-underline-mode="continuous"/>
    </style:style>
    <style:style style:name="T2475" style:parent-style-name="Domyślnaczcionkaakapitu" style:family="text">
      <style:text-properties fo:background-color="#80FFFF" style:text-underline-type="single" style:text-underline-style="solid" style:text-underline-width="auto" style:text-underline-mode="continuous"/>
    </style:style>
    <style:style style:name="T2476" style:parent-style-name="Domyślnaczcionkaakapitu" style:family="text">
      <style:text-properties style:text-underline-type="single" style:text-underline-style="solid" style:text-underline-width="auto" style:text-underline-mode="continuous"/>
    </style:style>
    <style:style style:name="P2477" style:parent-style-name="Normalny" style:family="paragraph">
      <style:paragraph-properties fo:text-align="justify" fo:line-height="150%" fo:text-indent="0.25in"/>
    </style:style>
    <style:style style:name="P2478" style:parent-style-name="Normalny" style:family="paragraph">
      <style:paragraph-properties fo:text-align="justify" fo:line-height="150%" fo:text-indent="0.25in"/>
    </style:style>
    <style:style style:name="P2479" style:parent-style-name="Normalny" style:family="paragraph">
      <style:paragraph-properties fo:text-align="justify" fo:line-height="150%" fo:text-indent="0.25in"/>
    </style:style>
    <style:style style:name="P2480" style:parent-style-name="Normalny" style:family="paragraph">
      <style:paragraph-properties fo:text-align="justify" fo:line-height="150%"/>
    </style:style>
    <style:style style:name="T2481" style:parent-style-name="Domyślnaczcionkaakapitu" style:family="text">
      <style:text-properties style:text-underline-type="single" style:text-underline-style="solid" style:text-underline-width="auto" style:text-underline-mode="continuous"/>
    </style:style>
    <style:style style:name="P2482" style:parent-style-name="Normalny" style:family="paragraph">
      <style:paragraph-properties fo:text-align="justify" fo:line-height="150%" fo:text-indent="0.25in"/>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5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fo:text-indent="0.25in"/>
    </style:style>
    <style:style style:name="P2490" style:parent-style-name="Normalny" style:family="paragraph">
      <style:paragraph-properties fo:text-align="justify" fo:line-height="150%"/>
    </style:style>
    <style:style style:name="T2491" style:parent-style-name="Domyślnaczcionkaakapitu" style:family="text">
      <style:text-properties style:text-underline-type="single" style:text-underline-style="solid" style:text-underline-width="auto" style:text-underline-mode="continuous"/>
    </style:style>
    <style:style style:name="T2492" style:parent-style-name="Domyślnaczcionkaakapitu" style:family="text">
      <style:text-properties fo:background-color="#80FFFF" style:text-underline-type="single" style:text-underline-style="solid" style:text-underline-width="auto" style:text-underline-mode="continuous"/>
    </style:style>
    <style:style style:name="T2493" style:parent-style-name="Domyślnaczcionkaakapitu" style:family="text">
      <style:text-properties style:text-underline-type="single" style:text-underline-style="solid" style:text-underline-width="auto" style:text-underline-mode="continuous"/>
    </style:style>
    <style:style style:name="P2494" style:parent-style-name="Normalny" style:family="paragraph">
      <style:paragraph-properties fo:text-align="justify" fo:line-height="150%" fo:text-indent="0.25in"/>
    </style:style>
    <style:style style:name="P2495" style:parent-style-name="Normalny" style:family="paragraph">
      <style:paragraph-properties fo:text-align="justify" fo:line-height="150%" fo:text-indent="0.25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P2498" style:parent-style-name="Normalny" style:family="paragraph">
      <style:paragraph-properties fo:text-align="justify" fo:line-height="150%" fo:text-indent="0.25in"/>
    </style:style>
    <style:style style:name="P2499" style:parent-style-name="Normalny" style:family="paragraph">
      <style:paragraph-properties fo:text-align="justify" fo:line-height="150%"/>
    </style:style>
    <style:style style:name="T2500" style:parent-style-name="Domyślnaczcionkaakapitu" style:family="text">
      <style:text-properties style:text-underline-type="single" style:text-underline-style="solid" style:text-underline-width="auto" style:text-underline-mode="continuous"/>
    </style:style>
    <style:style style:name="T2501" style:parent-style-name="Domyślnaczcionkaakapitu" style:family="text">
      <style:text-properties fo:background-color="#80FFFF" style:text-underline-type="single" style:text-underline-style="solid" style:text-underline-width="auto" style:text-underline-mode="continuous"/>
    </style:style>
    <style:style style:name="P2502" style:parent-style-name="Normalny" style:family="paragraph">
      <style:paragraph-properties fo:text-align="justify" fo:line-height="150%" fo:text-indent="0.25in"/>
    </style:style>
    <style:style style:name="P2503" style:parent-style-name="Normalny" style:family="paragraph">
      <style:paragraph-properties fo:text-align="justify" fo:line-height="150%" fo:text-indent="0.25in"/>
    </style:style>
    <style:style style:name="T2504" style:parent-style-name="Domyślnaczcionkaakapitu" style:family="text">
      <style:text-properties fo:background-color="#80FFFF"/>
    </style:style>
    <style:style style:name="P2505" style:parent-style-name="Normalny" style:family="paragraph">
      <style:paragraph-properties fo:text-align="justify" fo:line-height="150%" fo:text-indent="0.25in"/>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5in"/>
    </style:style>
    <style:style style:name="T2508" style:parent-style-name="Domyślnaczcionkaakapitu" style:family="text">
      <style:text-properties fo:background-color="#80FFFF"/>
    </style:style>
    <style:style style:name="P2509" style:parent-style-name="Normalny" style:family="paragraph">
      <style:paragraph-properties fo:text-align="justify" fo:line-height="150%" fo:text-indent="0.25in"/>
    </style:style>
    <style:style style:name="P2510" style:parent-style-name="Normalny" style:family="paragraph">
      <style:paragraph-properties fo:text-align="justify" fo:line-height="150%" fo:text-indent="0.25in"/>
    </style:style>
    <style:style style:name="P2511" style:parent-style-name="Normalny" style:family="paragraph">
      <style:paragraph-properties fo:text-align="justify" fo:line-height="150%"/>
    </style:style>
    <style:style style:name="T2512" style:parent-style-name="Domyślnaczcionkaakapitu" style:family="text">
      <style:text-properties style:text-underline-type="single" style:text-underline-style="solid" style:text-underline-width="auto" style:text-underline-mode="continuous"/>
    </style:style>
    <style:style style:name="P2513" style:parent-style-name="Normalny" style:family="paragraph">
      <style:paragraph-properties fo:text-align="justify" fo:line-height="150%" fo:text-indent="0.25in"/>
    </style:style>
    <style:style style:name="P2514" style:parent-style-name="Normalny" style:family="paragraph">
      <style:paragraph-properties fo:text-align="justify" fo:line-height="150%"/>
    </style:style>
    <style:style style:name="T2515" style:parent-style-name="Domyślnaczcionkaakapitu" style:family="text">
      <style:text-properties style:text-underline-type="single" style:text-underline-style="solid" style:text-underline-width="auto" style:text-underline-mode="continuous"/>
    </style:style>
    <style:style style:name="T2516" style:parent-style-name="Domyślnaczcionkaakapitu" style:family="text">
      <style:text-properties fo:background-color="#80FFFF" style:text-underline-type="single" style:text-underline-style="solid" style:text-underline-width="auto" style:text-underline-mode="continuous"/>
    </style:style>
    <style:style style:name="T2517" style:parent-style-name="Domyślnaczcionkaakapitu" style:family="text">
      <style:text-properties style:text-underline-type="single" style:text-underline-style="solid" style:text-underline-width="auto" style:text-underline-mode="continuous"/>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T2520" style:parent-style-name="Domyślnaczcionkaakapitu" style:family="text">
      <style:text-properties fo:background-color="#80FFFF" style:text-underline-type="single" style:text-underline-style="solid" style:text-underline-width="auto" style:text-underline-mode="continuous"/>
    </style:style>
    <style:style style:name="P2521" style:parent-style-name="Normalny" style:family="paragraph">
      <style:paragraph-properties fo:text-align="justify" fo:line-height="150%" fo:text-indent="0.25in"/>
    </style:style>
    <style:style style:name="P2522" style:parent-style-name="Normalny" style:family="paragraph">
      <style:paragraph-properties fo:text-align="justify" fo:line-height="150%"/>
    </style:style>
    <style:style style:name="T2523" style:parent-style-name="Domyślnaczcionkaakapitu" style:family="text">
      <style:text-properties style:text-underline-type="single" style:text-underline-style="solid" style:text-underline-width="auto" style:text-underline-mode="continuous"/>
    </style:style>
    <style:style style:name="P2524" style:parent-style-name="Normalny" style:family="paragraph">
      <style:paragraph-properties fo:text-align="justify" fo:line-height="150%" fo:text-indent="0.25in"/>
    </style:style>
    <style:style style:name="P2525" style:parent-style-name="Normalny" style:family="paragraph">
      <style:paragraph-properties fo:text-align="justify" fo:line-height="150%"/>
    </style:style>
    <style:style style:name="T2526" style:parent-style-name="Domyślnaczcionkaakapitu" style:family="text">
      <style:text-properties fo:background-color="#80FFFF"/>
    </style:style>
    <style:style style:name="P2527" style:parent-style-name="Normalny" style:family="paragraph">
      <style:paragraph-properties fo:text-align="justify" fo:line-height="150%"/>
    </style:style>
    <style:style style:name="T2528" style:parent-style-name="Domyślnaczcionkaakapitu" style:family="text">
      <style:text-properties style:text-underline-type="single" style:text-underline-style="solid" style:text-underline-width="auto" style:text-underline-mode="continuous"/>
    </style:style>
    <style:style style:name="T2529" style:parent-style-name="Domyślnaczcionkaakapitu" style:family="text">
      <style:text-properties fo:background-color="#80FFFF" style:text-underline-type="single" style:text-underline-style="solid" style:text-underline-width="auto" style:text-underline-mode="continuous"/>
    </style:style>
    <style:style style:name="P2530" style:parent-style-name="Normalny" style:family="paragraph">
      <style:paragraph-properties fo:text-align="justify" fo:line-height="150%" fo:text-indent="0.25in"/>
    </style:style>
    <style:style style:name="P2531" style:parent-style-name="Normalny" style:family="paragraph">
      <style:paragraph-properties fo:text-align="justify" fo:line-height="150%"/>
    </style:style>
    <style:style style:name="T2532" style:parent-style-name="Domyślnaczcionkaakapitu" style:family="text">
      <style:text-properties fo:background-color="#80FFFF" style:text-underline-type="single" style:text-underline-style="solid" style:text-underline-width="auto" style:text-underline-mode="continuous"/>
    </style:style>
    <style:style style:name="T2533" style:parent-style-name="Domyślnaczcionkaakapitu" style:family="text">
      <style:text-properties style:text-underline-type="single" style:text-underline-style="solid" style:text-underline-width="auto" style:text-underline-mode="continuous"/>
    </style:style>
    <style:style style:name="P2534" style:parent-style-name="Normalny" style:family="paragraph">
      <style:paragraph-properties fo:text-align="justify" fo:line-height="150%" fo:text-indent="0.25in"/>
    </style:style>
    <style:style style:name="P2535" style:parent-style-name="Normalny" style:family="paragraph">
      <style:paragraph-properties fo:text-align="justify" fo:line-height="150%"/>
    </style:style>
    <style:style style:name="T2536" style:parent-style-name="Domyślnaczcionkaakapitu" style:family="text">
      <style:text-properties style:text-underline-type="single" style:text-underline-style="solid" style:text-underline-width="auto" style:text-underline-mode="continuous"/>
    </style:style>
    <style:style style:name="T2537" style:parent-style-name="Domyślnaczcionkaakapitu" style:family="text">
      <style:text-properties fo:background-color="#80FFFF" style:text-underline-type="single" style:text-underline-style="solid" style:text-underline-width="auto" style:text-underline-mode="continuous"/>
    </style:style>
    <style:style style:name="P2538" style:parent-style-name="Normalny" style:family="paragraph">
      <style:paragraph-properties fo:text-align="justify" fo:line-height="150%" fo:text-indent="0.25in"/>
    </style:style>
    <style:style style:name="P2539" style:parent-style-name="Normalny" style:family="paragraph">
      <style:paragraph-properties fo:text-align="justify" fo:line-height="150%"/>
    </style:style>
    <style:style style:name="T2540" style:parent-style-name="Domyślnaczcionkaakapitu" style:family="text">
      <style:text-properties style:text-underline-type="single" style:text-underline-style="solid" style:text-underline-width="auto" style:text-underline-mode="continuous"/>
    </style:style>
    <style:style style:name="P2541" style:parent-style-name="Normalny" style:family="paragraph">
      <style:paragraph-properties fo:text-align="justify" fo:line-height="150%" fo:text-indent="0.25in"/>
    </style:style>
    <style:style style:name="T2542" style:parent-style-name="Domyślnaczcionkaakapitu" style:family="text">
      <style:text-properties fo:background-color="#80FFFF"/>
    </style:style>
    <style:style style:name="P2543" style:parent-style-name="Normalny" style:family="paragraph">
      <style:paragraph-properties fo:text-align="justify" fo:line-height="150%"/>
    </style:style>
    <style:style style:name="T2544" style:parent-style-name="Domyślnaczcionkaakapitu" style:family="text">
      <style:text-properties style:text-underline-type="single" style:text-underline-style="solid" style:text-underline-width="auto" style:text-underline-mode="continuous"/>
    </style:style>
    <style:style style:name="T2545" style:parent-style-name="Domyślnaczcionkaakapitu" style:family="text">
      <style:text-properties fo:background-color="#80FFFF" style:text-underline-type="single" style:text-underline-style="solid" style:text-underline-width="auto" style:text-underline-mode="continuous"/>
    </style:style>
    <style:style style:name="T2546" style:parent-style-name="Domyślnaczcionkaakapitu" style:family="text">
      <style:text-properties style:text-underline-type="single" style:text-underline-style="solid" style:text-underline-width="auto" style:text-underline-mode="continuous"/>
    </style:style>
    <style:style style:name="T2547" style:parent-style-name="Domyślnaczcionkaakapitu" style:family="text">
      <style:text-properties fo:background-color="#80FFFF" style:text-underline-type="single" style:text-underline-style="solid" style:text-underline-width="auto" style:text-underline-mode="continuous"/>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fo:text-indent="0.25in"/>
    </style:style>
    <style:style style:name="P2550" style:parent-style-name="Normalny" style:family="paragraph">
      <style:paragraph-properties fo:text-align="justify" fo:line-height="150%" fo:text-indent="0.25in"/>
    </style:style>
    <style:style style:name="P2551" style:parent-style-name="Normalny" style:family="paragraph">
      <style:paragraph-properties fo:text-align="justify" fo:line-height="150%"/>
    </style:style>
    <style:style style:name="T2552" style:parent-style-name="Domyślnaczcionkaakapitu" style:family="text">
      <style:text-properties style:text-underline-type="single" style:text-underline-style="solid" style:text-underline-width="auto" style:text-underline-mode="continuous"/>
    </style:style>
    <style:style style:name="P2553" style:parent-style-name="Normalny" style:family="paragraph">
      <style:paragraph-properties fo:text-align="justify" fo:line-height="150%" fo:text-indent="0.25in"/>
    </style:style>
    <style:style style:name="P2554" style:parent-style-name="Normalny" style:family="paragraph">
      <style:paragraph-properties fo:text-align="justify" fo:line-height="150%"/>
    </style:style>
    <style:style style:name="T2555" style:parent-style-name="Domyślnaczcionkaakapitu" style:family="text">
      <style:text-properties style:text-underline-type="single" style:text-underline-style="solid" style:text-underline-width="auto" style:text-underline-mode="continuous"/>
    </style:style>
    <style:style style:name="T2556" style:parent-style-name="Domyślnaczcionkaakapitu" style:family="text">
      <style:text-properties fo:background-color="#80FFFF" style:text-underline-type="single" style:text-underline-style="solid" style:text-underline-width="auto" style:text-underline-mode="continuous"/>
    </style:style>
    <style:style style:name="T2557" style:parent-style-name="Domyślnaczcionkaakapitu" style:family="text">
      <style:text-properties style:text-underline-type="single" style:text-underline-style="solid" style:text-underline-width="auto" style:text-underline-mode="continuous"/>
    </style:style>
    <style:style style:name="P2558" style:parent-style-name="Normalny" style:family="paragraph">
      <style:paragraph-properties fo:text-align="justify" fo:line-height="150%" fo:text-indent="0.25in"/>
    </style:style>
    <style:style style:name="P2559" style:parent-style-name="Normalny" style:family="paragraph">
      <style:paragraph-properties fo:text-align="justify" fo:line-height="150%" fo:text-indent="0.25in"/>
    </style:style>
    <style:style style:name="P2560" style:parent-style-name="Normalny" style:family="paragraph">
      <style:paragraph-properties fo:text-align="justify" fo:line-height="150%"/>
    </style:style>
    <style:style style:name="T2561" style:parent-style-name="Domyślnaczcionkaakapitu" style:family="text">
      <style:text-properties style:text-underline-type="single" style:text-underline-style="solid" style:text-underline-width="auto" style:text-underline-mode="continuous"/>
    </style:style>
    <style:style style:name="P2562" style:parent-style-name="Normalny" style:family="paragraph">
      <style:paragraph-properties fo:text-align="justify" fo:line-height="150%" fo:text-indent="0.25in"/>
    </style:style>
    <style:style style:name="P2563" style:parent-style-name="Normalny" style:family="paragraph">
      <style:paragraph-properties fo:text-align="justify" fo:line-height="150%"/>
    </style:style>
    <style:style style:name="T2564" style:parent-style-name="Domyślnaczcionkaakapitu" style:family="text">
      <style:text-properties style:text-underline-type="single" style:text-underline-style="solid" style:text-underline-width="auto" style:text-underline-mode="continuous"/>
    </style:style>
    <style:style style:name="P2565" style:parent-style-name="Normalny" style:family="paragraph">
      <style:paragraph-properties fo:text-align="justify" fo:line-height="150%" fo:text-indent="0.25in"/>
    </style:style>
    <style:style style:name="P2566" style:parent-style-name="Normalny" style:family="paragraph">
      <style:paragraph-properties fo:text-align="justify" fo:line-height="150%"/>
    </style:style>
    <style:style style:name="T2567" style:parent-style-name="Domyślnaczcionkaakapitu" style:family="text">
      <style:text-properties style:text-underline-type="single" style:text-underline-style="solid" style:text-underline-width="auto" style:text-underline-mode="continuous"/>
    </style:style>
    <style:style style:name="T2568" style:parent-style-name="Domyślnaczcionkaakapitu" style:family="text">
      <style:text-properties fo:background-color="#80FFFF" style:text-underline-type="single" style:text-underline-style="solid" style:text-underline-width="auto" style:text-underline-mode="continuous"/>
    </style:style>
    <style:style style:name="T2569" style:parent-style-name="Domyślnaczcionkaakapitu" style:family="text">
      <style:text-properties style:text-underline-type="single" style:text-underline-style="solid" style:text-underline-width="auto" style:text-underline-mode="continuous"/>
    </style:style>
    <style:style style:name="P2570" style:parent-style-name="Normalny" style:family="paragraph">
      <style:paragraph-properties fo:text-align="justify" fo:line-height="150%" fo:text-indent="0.25in"/>
    </style:style>
    <style:style style:name="P2571" style:parent-style-name="Normalny" style:family="paragraph">
      <style:paragraph-properties fo:text-align="justify" fo:line-height="150%"/>
    </style:style>
    <style:style style:name="T2572" style:parent-style-name="Domyślnaczcionkaakapitu" style:family="text">
      <style:text-properties style:text-underline-type="single" style:text-underline-style="solid" style:text-underline-width="auto" style:text-underline-mode="continuous"/>
    </style:style>
    <style:style style:name="T2573" style:parent-style-name="Domyślnaczcionkaakapitu" style:family="text">
      <style:text-properties fo:background-color="#80FFFF" style:text-underline-type="single" style:text-underline-style="solid" style:text-underline-width="auto" style:text-underline-mode="continuous"/>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5in"/>
    </style:style>
    <style:style style:name="T2576" style:parent-style-name="Domyślnaczcionkaakapitu" style:family="text">
      <style:text-properties fo:background-color="#80FFFF"/>
    </style:style>
  </office:automatic-styles>
  <office:body>
    <office:text text:use-soft-page-breaks="true">
      <text:p text:style-name="P1">KORPUS= Obrady Okrągłego Stołu</text:p>
      <text:p text:style-name="P2">ZESPÓŁ= Zespół do<text:s/>spraw Pluralizmu Związkowego</text:p>
      <text:p text:style-name="P3">TYTUŁ= STENOGRAM z trzeciego posiedzenia Zespołu do<text:s/>spraw Pluralizmu Związkowego</text:p>
      <text:p text:style-name="P4">DATA= 24 lutego 1989 r.</text:p>
      <text:p text:style-name="P5">SYGNATURA= 9540/3</text:p>
      <text:p text:style-name="P6">INW=<text:s/>46007</text:p>
      <text:p text:style-name="P7">TEKST=</text:p>
      <text:p text:style-name="P8">STENOGRAM<text:s/><text:span text:style-name="T9">z</text:span><text:s/>posiedzenia<text:s/>Zespołu d<text:span text:style-name="T10">o</text:span><text:s/>s<text:span text:style-name="T11">p</text:span>raw<text:s/>Pluralizmu<text:s/>Zwią<text:span text:style-name="T12">z</text:span>k<text:span text:style-name="T13">o</text:span>w<text:span text:style-name="T14">e</text:span>g<text:span text:style-name="T15">o w</text:span><text:s/>dniu 24<text:span text:style-name="T16">.</text:span>II<text:span text:style-name="T17">.</text:span>1<text:span text:style-name="T18">9</text:span>89 r.</text:p>
      <text:p text:style-name="P19"><text:span text:style-name="T20">/</text:span>Obr<text:span text:style-name="T21">a</text:span>dom przewodniczy<text:s/><text:span text:style-name="T22">ob</text:span><text:span text:style-name="T23">.</text:span><text:span text:style-name="T24"><text:s/>Romuald Sosnowski</text:span>/.</text:p>
      <text:p text:style-name="P25"><text:span text:style-name="T26">Przewodnicząc</text:span><text:span text:style-name="T27">y</text:span>:</text:p>
      <text:p text:style-name="P28">Zgodnie z ustaleniami chciałbym najpierw zaproponować pewne sprawy procedu<text:span text:style-name="T29">ral</text:span>ne. Otóż pro<text:span text:style-name="T30">po</text:span>nowałbym, żebyśmy ustalili koniec naszego dzisiejszego spotkania na godzinę 16, z tego względu, że wszyscy no mamy oprócz tego szereg innych obowiązków, które wypełniać trzeba.</text:p>
      <text:p text:style-name="P31">Następnie jeśli chodzi o propozycje dotyczące spraw omawianych dzisiaj, miałbym następujący projekt, ażeby koledzy z dwó<text:span text:style-name="T32">c</text:span>h grup roboczych, które pracowały w okresie między naszym poprzednim posiedzeniem złożyli nam krótką informację, tylko chciałbym wobec tego dowiedzieć się kto by tę informację z posiedzeniach tych grup złożył?</text:p>
      <text:p text:style-name="P33"><text:span text:style-name="T34">/</text:span>Głos z sali: minister Nowacki/.</text:p>
      <text:p text:style-name="P35">Z jednej, a z<text:s/><text:span text:style-name="T36">d</text:span>rugiej grupy - czy będą to różne informacje, czy jest jakieś ustalenie na grupie roboczej, że jedna osoba składa?</text:p>
      <text:p text:style-name="P37">Ob. Aleksander Kwaśniewski:</text:p>
      <text:p text:style-name="P38">P<text:span text:style-name="T39">an</text:span><text:s/>min<text:span text:style-name="T40">is</text:span>t<text:span text:style-name="T41">e</text:span>r Brol nie uczestniczył w posiedzeniu zespołu roboczego, a więc chyba że chodzi o wiejski zespół, przepraszam.</text:p>
      <text:p text:style-name="P42"><text:span text:style-name="T43">Przewodniczący</text:span>:</text:p>
      <text:p text:style-name="P44"><text:span text:style-name="T45">J</text:span>est więc zgoda w tej sprawie<text:span text:style-name="T46">.</text:span><text:s/>Czy współprzewodniczący co do terminu zakończenia obrad oraz spraw tej informacji są zgodni?</text:p>
      <text:p text:style-name="P47"><text:span text:style-name="T48">Tadeusz M</text:span><text:span text:style-name="T49">a</text:span><text:span text:style-name="T50">zowiec</text:span><text:span text:style-name="T51">ki</text:span>:</text:p>
      <text:p text:style-name="P52">Tak, tylko rozumiem, że będzie dyskusja nad tymi informa<text:span text:style-name="T53">cj</text:span>ami.</text:p>
      <text:p text:style-name="P54"><text:span text:style-name="T55">Przewodnicząc</text:span><text:span text:style-name="T56">y</text:span>:</text:p>
      <text:p text:style-name="P57">Wobec tego proponowałbym, żebyśmy rozpoczęli nasze obrady.</text:p>
      <text:p text:style-name="P58">Chciałbym jednocześnie może zacząć trochę nietypowo, ale chyba wszyscy współprzewodniczący otrzymali pismo, skierowane do nas przez Radę Krajowych Rolniczych Związków Branżowych. Wydaje mi się, że powinniśmy zgodnie z zasadami pewnymi przyjętymi u nas zapoznać ucz<text:span text:style-name="T59">es</text:span>tników z tym pismem.</text:p>
      <text:p text:style-name="P60">Otóż 21 krajowych związków rolniczych zrzeszeń branżowych, które działają poza strukturą Krajowego Związku Kółek i Organizacji Rolniczych zwracają się z prośbą o rozpatrzenie problemu podstaw prawnych istnienia tych organizacji. Dotychczas rolnicze zrzeszenia branżowe działają w oparciu o ustawę z 8 p<text:span text:style-name="T61">aź</text:span>dziernika, 1982 r<text:span text:style-name="T62">.<text:s/></text:span>o społeczno-zawodowych organizacjach rolników. Jak wynika z intonacji przek<text:span text:style-name="T63">az</text:span>ywanych przez środki masowego przekazu obecnie ma być przygotowany projekt ustawy o związkach zawodowych rolników indywidualnych. Można domniemywać, że nowa ustawa zastąpi tą w<text:s/><text:soft-page-break/>oparciu o którą dotychczas działają kółka rolnicze jak i rolnicze zrzeszenia branżowe. Dotychczas nie występowaliśmy o udział w obradach Okrągłego Stołu i powoływanych przezeń zespołów i podzespołów. Ponieważ za podstawowe zadanie uznajemy nie - wielką politykę, lecz pracę organizatorską wśród rolników, producentów poszczególny<text:span text:style-name="T64">c</text:span>h branż produkcji rolniczej. Jednakże biorąc pod uwagę, że nasze związki zrzeszają około 1,7 miliona rolników, nie możemy pozostać na uboczu, kiedy rozstrzygają się sprawy podstaw prawnych naszej egzystencji.</text:p>
      <text:p text:style-name="P65">Dlatego wnioskujemy o powołanie trzech przedstawicieli rady do grupy roboczej do opracowania projektu ustawy o związkach zawodowych rolników. Zgodnie z regulaminem rady proponujemy przewodniczącego<text:s/>Prezydium<text:s/>Rady, wiceprzewodniczącego, sekretarza rady.</text:p>
      <text:p text:style-name="P66">Podpisał przewodniczący<text:s/>Prezydium<text:s/>Rady Feliks Ku<text:span text:style-name="T67">li</text:span>kowski, sekretarz rady, Stefan Wyganowski.</text:p>
      <text:p text:style-name="P68">Oczywiście jest to sprawa, którą powinniśmy si<text:span text:style-name="T69">ę<text:s/></text:span>dzisiaj zająć, bo jest oficjalne wystąpienie organizacji związanej z rolnictwem indywidualnym.</text:p>
      <text:p text:style-name="P70">Wobec tego proponuję, żeby zgłoszeni tutaj przedstawiciele władz zreferowali nam dotychczasowy przebieg dyskusji w grupach roboczych i stan prac nad sprawami, które były przedmiotem ich obrad.</text:p>
      <text:p text:style-name="P71">Minister Nowacki zaczyna?</text:p>
      <text:p text:style-name="P72"><text:span text:style-name="T73">O</text:span><text:span text:style-name="T74">b. Lesław Nawacki</text:span>:</text:p>
      <text:p text:style-name="P75">Bardzo proszę.</text:p>
      <text:p text:style-name="P76">Więc Proszę Państwa! Przedmiotem prac grupy roboczej,<text:s/>która została wyłoniona do znowelizowania ustawy o związkach zawodowych były problemy, o których stanowi komunikat z posiedzenia zespołu do spraw pluralizmu związkowego z 16 lutego tego roku w punkcie 1, mianowicie chodziło o przedyskutowanie nowelizacji ustawy związkowej w następującym zakresie.</text:p>
      <text:p text:style-name="P77">Po pierwsze - w zakresie trybu tworzenia związków zawodowych, który umożliwiałby rejestrację jednym aktem prawnym także związku zawodowego ogólnokr<text:span text:style-name="T78">ajo</text:span>wego obejmującego pracowników zakładów pracy należących do różnych br<text:span text:style-name="T79">a</text:span>nż pracy.</text:p>
      <text:p text:style-name="P80">Po drugie<text:s/><text:span text:style-name="T81">-</text:span><text:s/>przedyskutowanie konieczności nowelizacji ustawy związkowej w zakresie umożliwienia związkom zawodowym<text:s/><text:span text:style-name="T82">s</text:span>wobodnego tworzenia struktur organizacyjnych i wreszcie po tr<text:span text:style-name="T83">z</text:span>ecie - określenia katalogu spraw dotyczących zbiorowych interesów pracowników, których wymagane będzie wspólne reprezentowanie różnych związków zawodowych wobec kierownictw poszczególnych zakładów pracy.</text:p>
      <text:p text:style-name="P84">Grupa robocza obradowała w składzie, o którym za chwilę powiem, na swoich dwóch posiedzeniach, w wyniku czego doszło do uzgodn<text:span text:style-name="T85">i</text:span>enia stanowiska w dwóch trzecich zakresu zadań, jakie zostały postawione przed grupą roboczą.</text:p>
      <text:p text:style-name="P86">Grupa robocza pracowała w następującym składzie. Jeśli chodzi o prze<text:span text:style-name="T87">ds</text:span>tawicieli strony rządowej to wymienię ich na końcu, może rozpocznijmy od przedstawi<text:span text:style-name="T88">ci</text:span>eli OPZZ, obradowała ona w następującym składzie: pan Anatol Wasiljew, pan Stanisław Wiśniewski i pan Jerzy Oniszczuk.</text:p>
      <text:p text:style-name="P89">Ze strony<text:s/><text:span text:style-name="T90">„</text:span>Solidarności”<text:s/>byli następujący przedstawiciele: pan Jacek Merkel, pan Lech Kaczyński oraz pan Tadeusz Zieliński.<text:s/>Z naszej strony: była moja skromna osoba, a także pan Włodzimierz Piotrowski, pani Maria Matey<text:s/>i pan Walerian Sanetra.</text:p>
      <text:p text:style-name="P91">Jak powiedziałem w czasie dwukrotnych posiedzeń tego zespołu przedyskutowaliśmy wszystkie kwestie, które zostały określone przez grupę roboczą w tym komunikacie i doszliśmy do następujących<text:s/><text:soft-page-break/>ustaleń. Przygotowaliśmy mianowicie pewne propozy<text:span text:style-name="T92">cje</text:span><text:s/>wyjściowe, do zmiany ustawy z 8 października 1982 r. o związkach zawodowych, przy czym propozycje te mają charakter wstępny, zmiany dotyczą kilkunastu, kilku<text:s/><text:span text:style-name="T93">-</text:span><text:s/>przepraszam bardzo - kilku, a dokładnie rzecz biorąc dotyczą one 8 zmian poszczególnych przepisów ustawy związkowej.</text:p>
      <text:p text:style-name="P94">Po pierwsze<text:s/><text:span text:style-name="T95">-</text:span><text:s/>aha, ja bardzo przepraszam, może byśmy rozdali te propozycje, żeby każdy z uczestników... myśmy zdaje się nie rozdali - nie macie państwo tych propozy<text:span text:style-name="T96">c</text:span>ji? Ponieważ już te propozycje zostały rozdane, to pozwólcie państwo, że będę kontynuował.</text:p>
      <text:p text:style-name="P97">Proponujemy dokonanie nowelizacji po pierwsze - ust. 1 art. 1, który będzie brzmiał według nasze<text:span text:style-name="T98">j</text:span><text:s/>propozycji w sposób następujący,<text:span text:style-name="T99"><text:s/></text:span>że<text:s/>„pracownicy mają prawo tworzenia i zrzeszania się w związkach zawodowych, zakładowych, ogólnokr<text:span text:style-name="T100">ajo</text:span>wych i innych według swego uznania”.</text:p>
      <text:p text:style-name="P101">W art. 11 w ust. 3 proponujemy nadać temu ustępowi nowe brzmienie, a mianowicie, że związki zawodowe zrzeszają pracowników zatrudnionych w jednym lub w wielu zakładach pracy, rodzajach zatrudnienia, gałęziach pracy lub zawodach.</text:p>
      <text:p text:style-name="P102"><text:span text:style-name="T103">W</text:span><text:s/>art. 18 proponujemy nadać nowe brzmienie ust. 3, a mianowicie, że zasady tworzenia organizacji związkowych, o których mowa w ust<text:span text:style-name="T104">.</text:span><text:s/>2 oraz reprezentac<text:span text:style-name="T105">ji</text:span><text:s/>pracowników zakładów pracy wobec ich kierownictw określi ogólnokrajowa organ<text:span text:style-name="T106">i</text:span>za<text:span text:style-name="T107">cj</text:span>a międzyzwiązkowa lub ogólnokrajowy związek zawodowy.</text:p>
      <text:p text:style-name="P108">W art. 19 w ust. 1 proponu<text:span text:style-name="T109">je</text:span>my następujące brzmienie: statut związku zawodowego określa nazwę, siedzibę, terytorialny i podmiotowy zakres działania oraz cele związku, zasady nabywania i u<text:span text:style-name="T110">t</text:span>raty<text:s/>członkostwa, prawa i obowiązki członków, strukturę organizacyjną i władze związku, tryb dokonywania ich wyboru i odwoływania, źródła finansowania działalności związku, zasady uchwalania i zmiany statutu oraz sposób rozwiązania związku.</text:p>
      <text:p text:style-name="P111"><text:span text:style-name="T112">W</text:span><text:s/>art. 20 ust. 1 proponujemy rozbudować w następującym brzmieniu: związek zawodowy nabywa osobowość prawną oraz prawo do działania z dniem zare<text:span text:style-name="T113">je</text:span>strowania. Zakładowy związek zawodowy podlega rejestracji we właściwym miejscu sądzie wojewódzkim. Ogólnokrajowe związki zawodowe, ogólnokrajowe zrzeszenia federacji związków zawodowych oraz ogólnokrajowe organizacje m<text:span text:style-name="T114">ię</text:span>dz<text:span text:style-name="T115">yz</text:span>wiązkowe podlegają rejestracji w sądzie wojewódzkim w Warszawie. Do rejestracji międzyzakładowych związków zawodowych - ar<text:span text:style-name="T116">t</text:span>. 18 ust. 2 - jest właściwy sąd wojewódzki, na którego terenie związek ten ma siedzibę określoną w statucie.</text:p>
      <text:p text:style-name="P117">Proponujemy nadać nowe brzmienie art. 21, a mianowicie. Po pierwsze w ust. 1 - związki zawodowe mają prawo tworzyć ogólnokrajowe zrzeszenia, federacje związków zawodowych.</text:p>
      <text:p text:style-name="P118">W ust. 2 - ogólnokra<text:span text:style-name="T119">jo</text:span>we związki zawodowe i zrzeszenia związków zawodowych mogą tworzyć na podstawie zawieranych porozumień ogólnokrajowe organizacje międzyzwiązkowe.</text:p>
      <text:p text:style-name="P120">Związki zawodowe - ust. 3 - na zasadach określonych w zawartych porozumieniach mogą powoływać instytucje związkowego współdziałania w układzie terytorialnym i pokrewnych gałęzi pracy dla realizacji swych zadań, a w szczególności wspólnego zarządu majątkiem związkowym, prowadzenia działalności wydawniczej oraz reprezentowania interesów pracowników wobec właściwych organów państwowych w sprawach należących do zakresu działalności tych związków.</text:p>
      <text:p text:style-name="P121">I wreszcie ust<text:span text:style-name="T122">.</text:span><text:s/>4 - do organizacji tworzonych na podstawie niniejszego artykułu stosuje się odpowiednio przepisy ustawy o związkach zawodowych.</text:p>
      <text:soft-page-break/>
      <text:p text:style-name="P123">I wreszcie dwie ostatnie zmiany dotyczą nowelizacji ust. 3 art. 23, która brzmi: określony w ust. 2 obowiązek dotyczy odpowiednio także R<text:span text:style-name="T124">a</text:span>dy Państwa lub Rady Ministrów jeżeli wniosek w sprawie wydania lub zmiany aktu ustawodawczego przedstawiła ogólnokrajowa organizacja międzyzwiązkowa lub ogólnokrajowy związek zawodowy zrzeszający pracowników zakładów pracy należących do różnych gałęzi pracy.</text:p>
      <text:p text:style-name="P125">W art. 27 przyjęto jako propozycję następujące brzmienie: ust. 1 - ogólnokra<text:span text:style-name="T126">jo</text:span>wy związek zawodowy zrzesza<text:span text:style-name="T127">ją</text:span>cy pracowników zakładów pracy należących do różnych gałęzi pracy, a także ogólnokra<text:span text:style-name="T128">jo</text:span>wa organizacja międzyzwiązkowa na zasadach i w trybie określonym w kodeksie postępowania cywilnego ma prawo wnoszenia rewizji nadzwyczajnych od każdego prawomocnego orzeczenia kończącego postępowanie w sprawie zakresu prawa pracy i ubezpieczeń społecznych.</text:p>
      <text:p text:style-name="P129">I ust. 2 - podmi<text:span text:style-name="T130">ot</text:span>y o których mowa w ust. 1 mają również prawo występowania do Sądu Najwyższego z wnioskami o ustalenie wytycznych w zakresie wykładni przepisów prawa pracy i ubezpieczeń społecznych oraz praktyki sądowej, jak też o wyjaśnianie tych przepisów prawnych budzących wątpliwości lub których stosowanie wywołało rozbieżności w orzecznictwie.</text:p>
      <text:p text:style-name="P131">Te pierwsze trzy strony, które w tej chwili przeczytałem państwu dotyczyły według zespołu, który pracował w ramach tej grupy roboczej, dotyczyły zrealizowania dwóch pierwszych zadań postawionych, mianowicie trybu tworzenia związków zawodowych umożliwia<text:span text:style-name="T132">ją</text:span>cych rejestrac<text:span text:style-name="T133">ję</text:span><text:s/>jednym aktem prawnym, także ogólnokrajowego związku zawodowego obejmującego pracowników zakładów należących do różnych gałęzi pracy, jak również zmiany tych przepisów, które by przydały związkom zawodowym większą swobodę w zakresie tworzenia struktur organizac<text:span text:style-name="T134">yj</text:span>nych.</text:p>
      <text:p text:style-name="P135">Natomiast chciałbym teraz przejść do kwestii trzeciego zadania, mianowicie do określenia spraw dotyczących zbiorowych interesów pracowników, w których wymagane będzie wspólne reprezentowanie różnych związków zawodowych wobec kierowników zakładów pracy.</text:p>
      <text:p text:style-name="P136"><text:span text:style-name="T137">W</text:span><text:s/>kwestii te<text:span text:style-name="T138">j</text:span><text:s/>poświęciliśmy w zespole bardzo wiele czasu i właściwie można generalnie formułując tutaj oceny powiedzieć, że nie budziła wątpliwości wśród uczestników zespołu roboczego potrzeba utworzenia, potrzeba zaprezentowania wspólnego stanowiska związków zawodowych przede wszystkim w sprawach dotyczących ogółu pracowników, a umownie przez nas określanych sprawami płacowymi.</text:p>
      <text:p text:style-name="P139">Natomiast większe kontrowersje dotyczyły kwestii pozostałych spraw, a także środków, czy też for<text:span text:style-name="T140">m</text:span><text:s/>organizacyjnych, jakie miałyby służyć wypracowaniu wspólnego stanowiska związków zawodowych w sprawach dotyczących ogółu załogi. Toteż proszę państwa, na następnych stronach zostały przedstawione państwu pewne propozycje, które chciałbym teraz pokrótce omówić.</text:p>
      <text:p text:style-name="P141">Na następnej stronie jest propozycja, która brzmi następująco: w sprawie zawarcia porozumienia lub uzgodnienia z zakładową organizacją związkową w zakresie określonym w przepisach prawa pracy wymagane jest utworzenie wspólnej reprezentacji związkowej w zakładzie pracy.</text:p>
      <text:p text:style-name="P142">Intencją tego zapisu, za którym opowiadała się część członków naszego zespołu roboczego było to, aby przepisami ustawowymi określić obowiązek dla działających w zakładach pracy organizacji związkowych powołania wspólnej reprezentac<text:span text:style-name="T143">ji</text:span><text:s/>związkowej we wszystkich sprawach, w których przed podjęciem decyzji dotyczącej ogółu lub części załogi wymagane jest przez kierownika zakładu pracy uzgodnienie tego projektu decyzji z przedstawicielstwem związkowym.<text:s/>Tzn<text:span text:style-name="T144">.</text:span><text:s/>ze związkiem zawodowym.</text:p>
      <text:soft-page-break/>
      <text:p text:style-name="P145">Jeszcze raz powtarzam, ta propozycja oznacza obowiązek powołania, utworzenia wspólnej reprezentacji związkowej w zakładzie pracy w każdej sprawie, w której kierownik zakładu pracy przed podjęciem decyzji dotyczącej ogółu pracowników lub części załogi jest obowiązany uzgodnić tą decyz<text:span text:style-name="T146">ję</text:span><text:s/>z zakładową organizacją związkową.</text:p>
      <text:p text:style-name="P147">Na następnej stronie, proszę państwa, jest z kolei pewna modyfikacja tej propozycji. Modyfikacja idąca w dwóch podstawowych kierunkach. Po pierwsze - modyfikacja dotycząca rozdzielenia zakresu spraw, co do których wymagane jest współdziałanie ze związkami zawodowymi, a także określenie form organizacyjnych, które odzwierciedlać będą to współdziałanie. Mianowicie zawarcie porozumienia o wprowadzeniu zakładowego systemu wynagradzania, zakładowej umowy zbiorowej, a także ustalenie obowiązu<text:span text:style-name="T148">ją</text:span>cych w zakładzie pracy regulaminowa nagród i premiowania oraz ustalenie zasad wykorzystania funduszu socjalnego i mieszkaniowego, w tym podział środków z tych funduszy na określone cele, wymaga wspólnego stanowiska związków zawodowych.</text:p>
      <text:p text:style-name="P149">Generalnie rzecz biorąc, proszę państwa, ten pierwszy akapit oznaczałby, że w sprawach płacowych, a także w sprawach dotyczących zakładowej działalności socjalnej i mieszkaniowej wymagane byłoby wspólne stanowisko działających w zakładzie pracy związków zawodowych.</text:p>
      <text:p text:style-name="P150">Konsekwencją nieprzedstawienia wspólnego stanowiska związków zawodowych w ciągu jednego miesiąca byłoby<text:s/>przydanie uprawnienia właściwemu organowi w zakładzie pracy do tymczasowego<text:s/><text:span text:style-name="T151">je</text:span>dn<text:span text:style-name="T152">os</text:span>tronnego rozstrzygnięcia tych kwestii do czasu załatwienia sprawy w drodze rokowań.</text:p>
      <text:p text:style-name="P153">Jednocześni<text:span text:style-name="T154">e</text:span><text:s/>integralną częścią tego rozwiązania jest zapis u<text:span text:style-name="T155">mie</text:span>s<text:span text:style-name="T156">z</text:span>czony na ostatniej kartce materiału dor<text:span text:style-name="T157">ę</text:span>czonego państwu, który mówi, że w innych sprawach wymagających uzgodnienia z zakładową organizacją związkową, a więc w sprawach pozapłacowych i poza<text:s/>działalnością socjalną i mieszkaniową w zakresie określonych przepisach prawa pracy kierownik zakładu pracy uzgadnia te kwestie z każdą z działających w zakładzie organizacji związkowych.</text:p>
      <text:p text:style-name="P158">Rozbieżność stanowisk wymaga porozumienia się związków zawodowych. W razie nieuzgodnienia stanowiska w okresie 14 dni kierownik zakładu pracy podejmuje decyzje samodzielnie.</text:p>
      <text:p text:style-name="P159">Jak państwo zauważyli, propozycje dotyczące określenia wspólnego katalogu spraw nie udało się przedstawić w formie jednobrzmiącego tekstu. Niestety w tym zakresie grupa robocz<text:span text:style-name="T160">a</text:span><text:s/>nie jest w stanie z<text:span text:style-name="T161">ap</text:span>rezentować<text:s/>„okrągłemu stołowi”<text:s/>naszego jednolitego stanowiska w tej sprawie.</text:p>
      <text:p text:style-name="P162">Chciałbym na zakończenie podkreślić, bardzo roboczy, pa<text:span text:style-name="T163">rt</text:span>nerski i mo<text:span text:style-name="T164">i</text:span>m zdaniem, bardzo konstruktywny charakter pracy uczestników zespołu roboczego, za co w imieniu swoim i współkolegów serdecznie dziękuję.</text:p>
      <text:p text:style-name="P165">Dziękuję bardzo.</text:p>
      <text:p text:style-name="P166"><text:span text:style-name="T167">Przewodniczący</text:span>:</text:p>
      <text:p text:style-name="P168">Dziękuj<text:span text:style-name="T169">ę.<text:s/></text:span>Czy byłyby pytania do referenta?</text:p>
      <text:p text:style-name="P170"><text:span text:style-name="T171">Tadeusz Mazowiecki</text:span>:</text:p>
      <text:p text:style-name="P172">To znaczy ja myślę , że w dyskusji okaże się różnica stanowisk, bo tutaj tak eufemistycznie było to określone, jaka to część była za tym, a ja<text:span text:style-name="T173">k</text:span>a za innym stanowiskiem, więc rozumiem, że w dyskusji to się okaże<text:span text:style-name="T174">.</text:span></text:p>
      <text:p text:style-name="P175"><text:span text:style-name="T176">Ob</text:span><text:span text:style-name="T177">.</text:span><text:span text:style-name="T178"><text:s/>Aleksander K</text:span><text:span text:style-name="T179">wa</text:span><text:span text:style-name="T180">śnie</text:span><text:span text:style-name="T181">wsk</text:span><text:span text:style-name="T182">i</text:span>:</text:p>
      <text:soft-page-break/>
      <text:p text:style-name="P183">Ni<text:span text:style-name="T184">e</text:span><text:s/>wiem czy koledzy współprzewodniczący zgodziliby się na to, ale może byśmy omówili w tej chwili tę część sprawy, a pó<text:span text:style-name="T185">ź</text:span>niej przeszli do spraw ustawy o związkach zawodowych rolnik<text:span text:style-name="T186">ó</text:span>w, żeby w tej chwili nie było innych informacji, żeby nie mieszać po prostu dwóch tematów, które są jednak dosyć odrębne.</text:p>
      <text:p text:style-name="P187"><text:span text:style-name="T188">Przewodnicząc</text:span><text:span text:style-name="T189">y</text:span>:</text:p>
      <text:p text:style-name="P190">Widzę, że kolega Mazowiecki kiwa głową, to znaczy jest zgoda na to, żeby faktycznie nie mieszać dwóch tematów<text:span text:style-name="T191">.</text:span></text:p>
      <text:p text:style-name="P192">Może zanim rozpoczniemy dyskusję, ja chciałbym króciutko o sprawach nie tylko tych, które w tej chwili były tematem obrad zespołu<text:span text:style-name="T193">.</text:span></text:p>
      <text:p text:style-name="P194">Otóż po pierwsze chciałbym stwierdzić, że naszym zdaniem decyzja w sprawie zmian należy do władz ustawodawczych i uchwałodawczych, natomiast rozumiem, że nasze dotychczasowe działania, te, które były przedmiotem obrad, ale także, które zostały zgłoszone przez przedstawicieli OPZZ<text:s/><text:span text:style-name="T195">b</text:span>y<text:span text:style-name="T196">ł</text:span>y<text:span text:style-name="T197">b</text:span>y<text:s/><text:span text:style-name="T198">w</text:span><text:s/>dalszym ciągu tematem pracy grupy roboczej, ażeby w miarę możliwości dojść do pewnej koncepcji, w miarę możliwości consensusu w tych sprawach, które chcielibyśmy reprezentować wspólny pogląd związ<text:span text:style-name="T199">k</text:span>ó<text:span text:style-name="T200">w</text:span><text:s/>zawodowych. Rzeczą oczywiście tak jak powiedziałem Rady Państwa i Sejmu jest podjęcie odpowiednich decyzji. To jest pierwsza sprawa.</text:p>
      <text:p text:style-name="P201">Druga sprawa chciałbym przypomnieć kolegom z naszych poprzednich spotkań, że związki zawodowe reprezentowane w OPZZ mówiły w swoich poglądach i mówią, że je<text:span text:style-name="T202">ś</text:span>li chodzi o reprezentację ruchu zawodowego rzeczą najbardziej z naszego doświadczenia wskazaną, byłby sposób<text:s/>tworzenia organizacji związkowych od dołu, ale ze względu na to, że my<text:span text:style-name="T203">ś</text:span>my na poprzednim spotkaniu powiedzieli, że sprawa sposobu kształtowania należy do związku zawodowego<text:span text:style-name="T204"><text:s/></text:span>czy tworzonego, czy legalizowanego, dlatego uważamy, że jest to sprawa, która należy do władzy, krótko mówiąc do Rady Państwa i Sejmu znamy obecne zapisy.</text:p>
      <text:p text:style-name="P205">To jest druga sprawa.</text:p>
      <text:p text:style-name="P206">Trzecia sprawa - dla nas ze względu na istniejącą sytuację społeczno-polityczną, ekonomiczną bardzo złożoną w kraju byłoby rzeczą wskazaną, żebyśmy sprawie wspólnych<text:span text:style-name="T207"><text:s/></text:span>reprezentac<text:span text:style-name="T208">ji</text:span><text:s/>nadali jednak pewną rangę z prostej przyczyny, żebyśmy wykorzystali najlepsze doświadczenia tych zakładów, gdzie to współdziałanie jest. Ja byłem w ubiegłą sobotę w zakła<text:span text:style-name="T209">dz</text:span>ie<text:s/>„Merinotex”<text:s/>w Toruniu i trzeba powiedzie<text:span text:style-name="T210">ć</text:span>, że tam niezależnie od naszego stołu trwa permanentnie<text:s/>„okrągły stół”<text:s/>związkowy w zakładzie. Nie tylko w sprawach płacowych, bo to było przedmiotem na przykład w ubiegłym tygodniu posiedzenia, ale już koledzy myślą w tej chwil nad sprawą wypoczynku załóg wspólnie i młodzieży.</text:p>
      <text:p text:style-name="P211">Wydaje się, że wykorzystując pewne doświadczenia z naszej strony, powinien pójść jakiś impuls, wskazujący na potrzebę niezależnie czy wyprzedzając pewne ustawowe działania, ażeby ten tryb postępowania był takim trybem, który gwarantuje nam przede wszystkim to, że nie będziemy się między sobą sprzeczali, natomi<text:span text:style-name="T212">a</text:span>st będziemy reprezentowali wynegocjowany pogląd wobec administrac<text:span text:style-name="T213">ji</text:span>,<text:s/><text:span text:style-name="T214">b</text:span>o to chodzi o sprawy załogi przecież, a nie poszczególnych związków.</text:p>
      <text:p text:style-name="P215"><text:span text:style-name="T216">I</text:span><text:s/>to je<text:span text:style-name="T217">s</text:span>t tych kilka uwag, które chc<text:span text:style-name="T218">i</text:span>ałem zgłosić. Natomiast bardzo bym prosił wobec tego o dyskusję nad przedstawionymi<text:s/><text:span text:style-name="T219">do</text:span>tychcz<text:span text:style-name="T220">as</text:span><text:s/>materiałami, gdyż uważam, że zbyt wygodni byśmy byli gdybyśmy liczyli, że tak będzie wszystko grało i tylko położą nam na stół, a my w jakiś sposób skonsumujemy.</text:p>
      <text:p text:style-name="P221">Dlatego bardzo proszę kto chciałby zabrać głos w dyskusji na temat sprawozdania złożonego przez<text:s/><text:soft-page-break/>ministra Nawackiego.</text:p>
      <text:p text:style-name="P222"><text:span text:style-name="T223">O</text:span><text:span text:style-name="T224">b. Tadeusz Mazowiecki</text:span>:</text:p>
      <text:p text:style-name="P225">No więc pierwszą sprawę, którą przewodniczący poruszył, to znacz<text:span text:style-name="T226">y</text:span><text:s/>sprawę two<text:span text:style-name="T227">rz</text:span>enia się związków, to my uważaliśmy i uważamy, też, że rzeczywiście to należy do władz ustawodawczych państwa, ale sądziliśmy, że nasz właśnie consensus na poprzednim zebraniu osiągnięty we wszystkich stanowiskach tutaj przesądzają o tym, że tak jak zapisaliśmy stworzyć ten tryb rejestracji związku ogólnokrajowego w jednym akcie i od razu.</text:p>
      <text:p text:style-name="P228">Więc rozumiem, że... prawda, tutaj wprawdzie są pewne jakby sprzeczności troszkę w stanowisku OPZZ, ale nie będziemy tutaj dociskać OPZZ dla nas<text:s/><text:span text:style-name="T229">o</text:span>bowiązują<text:span text:style-name="T230">c</text:span>e jest to co przyjęliśmy we wspólnym komunikacie, rozumiemy, że on obowiązuje,<text:s/><text:span text:style-name="T231">ż</text:span>e go panowie nie wypo<text:span text:style-name="T232">wi</text:span>a<text:span text:style-name="T233">daci</text:span>e,<text:s/><text:span text:style-name="T234">j</text:span>akby tu można powiedzieć, chociaż pewne sprzeczności tu widzimy.</text:p>
      <text:p text:style-name="P235">Natomiast jeśli chodzi o sprawę tego projektu tej propozycji, myśmy to analizowali, jeżeli chodzi o przepisy dotyczące - te artykuły umieszczone tutaj na trzech pierwszych stronach, to nie mamy tutaj</text:p>
      <text:p text:style-name="P236">uwag, uważamy, że bardzo to dobrze zostało sformułowane, natomiast oczywiście mamy uwagi dotyczące tej sprawy wspólnej reprezentac<text:span text:style-name="T237">ji</text:span>, więc przede wszystkim chcemy powiedzieć, że zgodnie z tym jak osiągnięty consensus na poprzednim zebraniu mówił, jesteśmy za tym, ażeby to nie miało charakteru obligatoryjnego, ponieważ byłoby to sprzeczne z konwencjami Międzynarodow<text:span text:style-name="T238">ej</text:span><text:s/>Organizacji Pracy.</text:p>
      <text:p text:style-name="P239">A poza tym ponieważ sądzimy, że współpraca w ogóle między ludźmi, między związkami zawodowymi zwłaszcza takimi, które rodzą się w pewnej konfliktowej sytuacji, musi się wytworzy<text:span text:style-name="T240">ć</text:span><text:s/>naturalnie, a nie na zasadzie pewnego przymusu.</text:p>
      <text:p text:style-name="P241">Więc sądzimy, że właśnie pójście taką drogą, jak ta druga wersja tego rozwiązania, projektu mówi, to znaczy taką drogą, kiedy pewne sprawy po prostu wymagają współdziałania związków zawodowych, różnych, jest właściwą drogi tworzenia pluralizmu, atmosfery współdziałania w ramach pluralizmu związkowego.</text:p>
      <text:p text:style-name="P242">Pierwsza wersja jest dla nas nie do przy<text:span text:style-name="T243">j</text:span>ęcia, jest ona sprzeczna z konwencjami MOP, ta pierwsza z tych tutaj sformułowanych, to znaczy obligatoryjne tworzenie wspólnej reprezentac<text:span text:style-name="T244">ji</text:span><text:s/>we wszystkich sprawach, jest to sprzeczne z konwencjami, jest dla nas nie do przyjęcia, n<text:span text:style-name="T245">at</text:span>omiast uważamy, że ta druga wersja do której mamy pewne uwagi, pewne poprawki, ale że tak powiem przedstawimy je za chwilę dopiero jak będzie rozstrzygnięta ta pier<text:span text:style-name="T246">ws</text:span>za podstawowa sprawa<text:span text:style-name="T247">.</text:span></text:p>
      <text:p text:style-name="P248">Dziękuję.</text:p>
      <text:p text:style-name="P249"><text:span text:style-name="T250">Przewodniczący</text:span>:</text:p>
      <text:p text:style-name="P251">Kto chciałby zabrać głos?</text:p>
      <text:p text:style-name="P252">Minister Kwaśniewski, proszę.</text:p>
      <text:p text:style-name="P253"><text:span text:style-name="T254">Ob. Aleksander Kwaśniewski</text:span>:</text:p>
      <text:p text:style-name="P255">To znaczy<text:s/><text:span text:style-name="T256">j</text:span>a tylko chciałbym dla porządku dyskusji i myślowego powiedzieć, iż z naszego punktu widzenia kwestia znalezienia formuły, która byłaby formułą przede wszystkim satysfak<text:span text:style-name="T257">cj</text:span>onującą obecne tutaj strony związkowe jest niezbędna<text:span text:style-name="T258">.</text:span></text:p>
      <text:p text:style-name="P259">Powody tego są, po pierwsze - praktyczne. Otóż uważamy, że z punktu widzenia przedsiębiorstwa i tych wszystkich zasadniczych kwestii, jakie w przedsiębiorstwie są rozstrzygane, musimy mie<text:span text:style-name="T260">ć</text:span><text:s/><text:soft-page-break/>świadomość, jak ta wspólna reprezentacja czy wypracowanie wspólnego stanowiska będzie wygląda<text:span text:style-name="T261">ć</text:span><text:s/>i musi być to prawnie zapisane.</text:p>
      <text:p text:style-name="P262">Po drugie - chcę przypomnieć, iż - co chyba zrozumiałe - dla strony rządowej obowiązu<text:span text:style-name="T263">ją</text:span>cym mandatem w dyskusjach, które tu prowadzimy jest stanowisko Komitetu Centralnego w sprawie pluralizmu związkowego i politycznego, gdzie w pkt. 8 jest napisane - pozwólcie szanowni panowie, że zacytuję:<text:s/><text:span text:style-name="T264">„</text:span>Przy okrągłym stole”<text:s/>określone powinny być formy organizacyjne zbudowanego na szerszych podstawach porozumienia narodowego. Tam także uzgodnione być powinny warunki, sposoby oraz kalendarz wprowadzenia pluralizmu związkowego i otwarcia drogi do tworzenia nowych związków zawodowych, w tym<text:s/>„Solidarności”, które w imię jedności interesów świata pracy tworzyłyby wspólną reprezentac<text:span text:style-name="T265">ję<text:s/></text:span>wobec administracji gospodarczej zakładów pracy”.</text:p>
      <text:p text:style-name="P266">I dalej Komitet Centralny zwraca uwagę, że tworzenie faktów dokonanych, niezgodnych z obowiązującą ustawą o związkach zawodowych może spowodować zakłócenie procesu rozwoju pluralizmu związkowego.</text:p>
      <text:p text:style-name="P267">Ale chciałbym mówić o wspólnej reprezentac<text:span text:style-name="T268">ji</text:span>. A więc z naszego punktu widzenia znalezienie formuły, która oczywiście musi być przede wszystkim formułą zaproponowaną<text:s/>przez panów, jest bardzo ważna. Jesteśmy gotowi zaakceptować te propozycje, które zostały zaprezentowane w wariancie drugim, tym poszerzonym, o którym mówił pan Mazowiecki, a więc określenia trybu wypracowywania wspólnego stanowiska i następnie trybu, co będzie jeżeli tego stanowiska nie będzie, z jedną wszakże uwagą, którą prosiłbym przyjąć do dyskusji jako wniesienie strony rządowej.</text:p>
      <text:p text:style-name="P269">Otóż uważamy, iż musimy mieć gwarancje na to, iż gdyby związki zawodowe nie doszły do wspólnego porozumienia powód, który spowodował, że tego porozumienia nie ma nie jest przedmiotem sporu zbiorowego. A więc wnosilibyśmy o to, aby był tam dodatkowy ustęp brzmiący mniej więcej tak:</text:p>
      <text:p text:style-name="P270">Przedmiotem sporu zbiorowego nie mogą być sprawy wynikające z braku wspólnego stanowiska związków zawodowych, w którym mowa jest w art. - i tu jest wskazanie odpowiedniego artykułu.</text:p>
      <text:p text:style-name="P271">Traktujemy to jako ogromnie ważny element, który po prostu porządkuje całość sprawy i nie paraliżuje przedsiębiorstw oraz dyrekcji przedsiębiorstw w sprawach, które jednak wynikają z powodu niemożliwości uzyskania porozumienia między związkami zawodowymi.</text:p>
      <text:p text:style-name="P272">/Głosy z sali: proszę powtórzyć/.</text:p>
      <text:p text:style-name="P273">Tak, już powtarzam. To jest bardzo proste: Przedmiotem sporu zbiorowego - ja mówię o tej wersji drugiej, czy trzeciej. Słucham? Drugi<text:span text:style-name="T274">ej.</text:span><text:s/>Gdyby wspólna reprezentacja nie miała charakteru obligatoryjnego. Już w tej chwili bardzo wolno dyktuję.</text:p>
      <text:p text:style-name="P275">Przedmiotem sporu zbiorowego nie mogą być sprawy wynikające z braku wspólnego stanowiska związków zawodowych, o którym mowa w artykule - i tu wskażemy, w którym artykule, bo nie ma jeszcze numeracji.</text:p>
      <text:p text:style-name="P276">Natomiast traktu<text:span text:style-name="T277">je</text:span>my jednak sprawę uzyskania kompromisu co do formuły wspólnej reprezenta<text:span text:style-name="T278">cj</text:span>i za absolutnie zasadniczą. Dlatego proponujemy, aby tu dyskus<text:span text:style-name="T279">ję</text:span><text:s/>przeprowadzić bardzo poważną i spróbować znaleźć taką formułę.</text:p>
      <text:p text:style-name="P280">Dz<text:span text:style-name="T281">ię</text:span>kuję.</text:p>
      <text:p text:style-name="P282"><text:span text:style-name="T283">Przewodnicząc</text:span><text:span text:style-name="T284">y</text:span>:</text:p>
      <text:soft-page-break/>
      <text:p text:style-name="P285">Kto chciałby zabrać głos?</text:p>
      <text:p text:style-name="P286">Proszę bardzo.</text:p>
      <text:p text:style-name="P287"><text:span text:style-name="T288">O</text:span><text:span text:style-name="T289">b. Tadeusz Zielińsk</text:span><text:span text:style-name="T290">i</text:span>:</text:p>
      <text:p text:style-name="P291">Ja byłem członkiem zespołu roboczego, który przygotował tekst dzisiaj dyskutowany. I na wstępie pragnąłbym bardzo krótko może uzupełnić to, co powiedział pan wiceminister Nawacki.</text:p>
      <text:p text:style-name="P292">Otóż mnie się wydaje, że było pewne niedopowiedzenie w referowaniu sprawy, w szczególności pan minister powiedział, że część członków zespołu roboczego opowiadała się za wersją, która została tutaj podana jako pierwsza. Przypomnę, w sprawie zawarcia porozumienia lub uzgodnienia z zakładową organizacją związkową w zakresie określonym w przepisach<text:span text:style-name="T293">,</text:span><text:s/>prawa pracy, wymagane jest utworzenie wspólnej reprezentacji związkowej w zakładzie pracy.</text:p>
      <text:p text:style-name="P294">Jako członek zespołu rozumiałem trochę inaczej wynik naszej pracy, mianowicie, że tekst w gruncie rzeczy uzgodniony to jest ta druga wersja, która nie przewiduje utworzenia stałej reprezentacji związkowej. Natomiast to, co tu zostało podane jako wersja pierwsza - zresztą myśmy nie operowali żadnymi wersjami, pierwsza i druga - to było stanowisko odrębne - podkreślam - stanowisko odrębne, które zgłosili przedstawiciele Ogólnopolskiego Porozumienia Związków Zawodowych. Więc jest tu pewne niedopowiedzenie, bo przeważył w gruncie rzeczy pogląd w ramach zespołu, że tej wspólnej reprezentacji nie musi się tworzy<text:span text:style-name="T295">ć</text:span>, tylko te reprezentacje wspólne stanowisko zajmowałyby istniejące związki zawodowe.</text:p>
      <text:p text:style-name="P296">Natomiast całkowita zgodność panowała w zespole roboczym - i tutaj ona się już teraz w trakcie tej wstępnej<text:s/>dyskusji zarysowała, że są takie sprawy, w których uzgodnienia są niezbędne dla prawidłowego funkcjonowania zakładu pracy. Te sprawy są zresztą, były zresztą brane pod uwagę także w trakcie dyskusji nad projektowanymi zmianami.<text:s/>No w każdym razie, trzyma<text:span text:style-name="T297">ją</text:span>c się tekstu komunikatu uznaliśmy, że wspólne reprezentowanie różnych z<text:span text:style-name="T298">w</text:span>iąz<text:span text:style-name="T299">kó</text:span>w zawodowych nie musi oznaczać - podkreślam, że wspólne reprezentowanie różnych związków zawodowych, stanowiska przez różne związki zawodowe nie musi oznaczać komisji stałej do zajmowania wspólnego stanowiska. Tu pragnąłbym na to położyć szczególny nacisk, jako dyskutant także.</text:p>
      <text:p text:style-name="P300">Otóż można to wspólne stanowisko wypracować, niekoniecznie w ramach jakiejś stałej komisji, jakiejś rady międzyzwiązkow<text:span text:style-name="T301">ej,</text:span><text:s/>zakładowej rady międzyzwiązkowej. Po prostu jeżeli jest sprawa wymagająca uzgodnienia ze związkami zawodowymi, te związki w formach, które sobie swobodnie obiorą - to odpowiada zasadzie wolności związkowej - określą swoje wspólne stanowisko i przedstawią je zakładowi pracy, nie tworząc z góry jakiejś stałej reprezentac<text:span text:style-name="T302">ji</text:span>.</text:p>
      <text:p text:style-name="P303">Ta koncepcja Ogólnopolskiego Porozumienia Związków Zawodowych, która przewiduje stałą strukturę w postaci tej reprezentacji, jakiejś komisji, czy zakładowej komisji jest nie do przyjęcia, o czym już tutaj była mowa w wystąpieniu pana red. Mazowieckiego, jest nie do przyjęcia z punktu widzenia zgodności z konwencją nr 87 Międzynar<text:span text:style-name="T304">od</text:span>owej Organizacji Pracy, a także z konwencją nr 98 tejże organizacji.</text:p>
      <text:p text:style-name="P305">Nie można wymuszać struktur od związków zawodowych.<text:s/>Związki zawodowe na zasadzie samorządności i wolności związkowej tworzą struktury samodzielnie. Mogą - i tu ustawa o związkach zawodowych dzisiaj obowiązująca, którą respektujemy przewiduje, że w zakładzie pracy, w którym działa więcej niż jedna organizacja związkowa, każda pełni funkcję w odniesieniu do swoich członków w sprawach indywidualnych, a w innych sprawach mogą się porozumieć te organizacje, że będzie<text:s/><text:soft-page-break/>wykonywać te funkcje wspólna reprezentacja związkowa.</text:p>
      <text:p text:style-name="P306">Pragnę powiedzieć, że brałem udział przed wielu laty w opracowywaniu projektu tejże ustawy o związkach zawodowych w roku 1981<text:span text:style-name="T307">.</text:span>.. w 1980 i w 1981<text:span text:style-name="T308">.</text:span><text:s/>Problem, który dzisiaj tutaj powtórnie jest rozpatrywany był wtedy także brany pod uwagę, był szeroko analizowany i w wyniku dyskusji, która rozwinęła się w tym zespole roboczym, powstała formuła, którą przewiduje a<text:span text:style-name="T309">rt.</text:span><text:s/>37 ust<text:span text:style-name="T310">.</text:span><text:s/>2 ustawy o związkach zawodowych, który w pełni nadaje się do stosowania w systemie pluralizmu związkowego.</text:p>
      <text:p text:style-name="P311">Trzeba by powiedzieć, że byłoby pewnym paradoksem, gdyby przepis art<text:span text:style-name="T312">.</text:span><text:s/>37 ust. 2 w ogóle nigdy nie wszedł w życie, bo przecież do tej pory on nie mógł być stosowany z uwagi na zawieszenie pluralizmu związkowego w zakładach pracy. Opowiadamy się za tym. I takie było stanowisko także w zespole roboczym, że organizacje naturalnie mogą się porozumieć, mogą tworzyć stałą reprezentac<text:span text:style-name="T313">ję</text:span><text:s/>związkową, mogą utworzyć zakładową radę międzyzwiązkową, obojętnie jak się ją nazwie, czy radę pracowniczą wspólną związkową, to<text:s/>jest możliwe, ale na zasadzie fakultatywności. I to jest dopuszczalne, ale nie można uznać tego za<text:s/><text:span text:style-name="T314">o</text:span>bowiązkowe.</text:p>
      <text:p text:style-name="P315">Niestety, tutaj stanowisko Ogólnopolskiego Porozumienia Związków Zawodowych przewiduje strukturę obligatoryjną i z tym zgodzić się naszym zdaniem nie można.</text:p>
      <text:p text:style-name="P316">Pragnąłbym jeszcze dodać, że tu trzeba do sprawy zgodności noweli do ustawy o związkach zawodowych podchodzić z maksymalną tak się tutaj wyrażę pryncypialnością. Musimy liczyć się z tym, że nowela do ustawy o związkach zawodowych będzie przedmiotem bardzo szczegółowej analizy ekspertów międzynarodowej Organizacji Pracy. Jesteśmy wszyscy zainteresowani w tym kraju, aby do zarzutów pod adresem noweli do ustawy o związkach zawodowych nie doszło na forum Międzynarodowej Organizacji Pracy.</text:p>
      <text:p text:style-name="P317">Dzięku<text:span text:style-name="T318">ję</text:span><text:s/>za uwagę.</text:p>
      <text:p text:style-name="P319"><text:span text:style-name="T320">Przewodnicząc</text:span><text:span text:style-name="T321">y</text:span>:</text:p>
      <text:p text:style-name="P322">Dziękuję bardzo. Kolega Wasiljew?</text:p>
      <text:p text:style-name="P323"><text:span text:style-name="T324">O</text:span><text:span text:style-name="T325">b. Anatol<text:s/></text:span><text:span text:style-name="T326">W</text:span><text:span text:style-name="T327">asiljew</text:span>:</text:p>
      <text:p text:style-name="P328">Nie wdając się w tej chwili w merytoryczną polemikę chcę tylko<text:s/>gwoli wyjaśnienia powiedzieć, że propozycja zawarta na stronie 1 nie odnosi się w żadnym wypadku do stałej reprezentac<text:span text:style-name="T329">ji<text:s/></text:span>być może z określeniem - o którym za chwilę powiem tworzy taką sugestię - ale jest ona po prostu błędna, mianowicie uznaliśmy, że w sprawach zawarcia i w związku z tym pod rozwagę po prostu poddaję, że wymagany jest nie utworz<text:span text:style-name="T330">e</text:span>nie, lecz tworzenie i to myślę bardziej oddawało charakter tego naszego projektu.</text:p>
      <text:p text:style-name="P331">A więc w sprawach zawarte porozumienie lub uzgodnienie z zakładową organizacją związkową w zakresie itd. wymagane jest tworzenie wspólnej reprezenta<text:span text:style-name="T332">cji</text:span><text:s/>związkowej w zakładzie pracy. Prostuję jeszcze raz, że podczas prac grupy roboczej nie było absolutnie mowy w tym waria<text:span text:style-name="T333">n</text:span>cie o stworzeniu stałej struktury.</text:p>
      <text:p text:style-name="P334">Dziękuję.</text:p>
      <text:p text:style-name="P335"><text:span text:style-name="T336">Przewodnic</text:span><text:span text:style-name="T337">z</text:span><text:span text:style-name="T338">ący</text:span>:</text:p>
      <text:p text:style-name="P339"><text:span text:style-name="T340">Dz</text:span>ięk<text:span text:style-name="T341">uję</text:span>.</text:p>
      <text:p text:style-name="P342">Kolega Wujec proszę.</text:p>
      <text:p text:style-name="P343"><text:span text:style-name="T344">Ob. Henryk Wujec</text:span>:</text:p>
      <text:soft-page-break/>
      <text:p text:style-name="P345">Może być małżeństwo z miłości, może być małżeństwo z przymusu i z rozsądku. Z miłości to może w tej chwili jest przedwczesne, z przymusu nie chcemy, ale z rozsądku możemy zawrzeć. I sam pan przewodniczący powiedział, że ta<text:span text:style-name="T346">ki</text:span>e małżeństwa z rozsądku tworzy się w<text:s/><text:span text:style-name="T347">„</text:span>Merinotexie<text:span text:style-name="T348">”</text:span>, bez żadnych przepisów o żadnej obligatoryjności, jest działające tam jakieś porozumienie i wspólne sprawy rozwiązują.</text:p>
      <text:p text:style-name="P349">Ja mam tutaj prz<text:span text:style-name="T350">e</text:span>d sobą komunikat ze spotkania dyrekcji<text:s/>„Ursu<text:span text:style-name="T351">s</text:span>a”<text:s/>z przedstawicielami związków zawodowych<text:s/>„Solidarnoś<text:span text:style-name="T352">ci</text:span><text:span text:style-name="T353">”</text:span><text:s/>i<text:s/><text:span text:style-name="T354">O</text:span>PZZ i rady pracowniczej i też podobnie tam działają. Utworzono wspólną komisję roboczą, która zbada wszystkie przypadki zwolnień pracowników z zakładów po 13 grudnia z powodu działalności związkowej, wszyscy zadeklarowali dobrą wolę, gotowoś<text:span text:style-name="T355">ć</text:span><text:s/>poszukiwania rozwiązań służących dobru załogi i zakładów.</text:p>
      <text:p text:style-name="P356"><text:span text:style-name="T357">I</text:span><text:s/>też nie było żadnego przepisu obligatoryjnego i takie porozumienie zawarli.<text:s/><text:span text:style-name="T358">W</text:span>ięc wydaje mi się, że jeżeli byśmy dal<text:span text:style-name="T359">i</text:span><text:s/>taki przepis obligatoryjny, to b<text:span text:style-name="T360">yś</text:span>my więcej zaszkodzili sprawie niż pomogli<text:span text:style-name="T361">.</text:span><text:s/>Zostawmy to jakby woli załóg. To sformułowanie takie ostrożne, które tutaj zostało wstępnie częściowo uzgodnion<text:span text:style-name="T362">e</text:span><text:s/>w tym zespole roboczym wydaje mi się byłoby zadowal<text:span text:style-name="T363">a</text:span>jące dla wszystkich stron, w tym okresie przejściowym, przecież cały czas mówimy o małej nowelizacji.<text:s/><text:span text:style-name="T364">W</text:span><text:s/>wypadku jakichś doświadczeń pozytywnych lub negatywnych ta sprawa, by wróciła w przyszłości do kiedy będziemy omawiać w ogóle zmianę ustawy o związkach zawodowych<text:span text:style-name="T365">.</text:span><text:s/>Tak że na okres przejściowy wydaje się to być zadowal<text:span text:style-name="T366">aj</text:span>ące.</text:p>
      <text:p text:style-name="P367">D<text:span text:style-name="T368">z</text:span>iękuję.</text:p>
      <text:p text:style-name="P369"><text:span text:style-name="T370">Przewodnicząc</text:span><text:span text:style-name="T371">y</text:span><text:span text:style-name="T372">:</text:span></text:p>
      <text:p text:style-name="P373">D<text:span text:style-name="T374">zi</text:span>ęk<text:span text:style-name="T375">uję.<text:s/></text:span>Kolega Wiśniewski ma głos.</text:p>
      <text:p text:style-name="P376"><text:span text:style-name="T377">Ob</text:span><text:span text:style-name="T378">.</text:span><text:span text:style-name="T379"><text:s/>Stanisław Wiśniewski</text:span>:</text:p>
      <text:p text:style-name="P380">Ja rozumiem,<text:s/><text:span text:style-name="T381">ż</text:span>e panowie godzą się na propozycje jak gdyby podliczoną pod wariant numer 2,<text:s/><text:span text:style-name="T382">t</text:span>ak?</text:p>
      <text:p text:style-name="P383">/<text:span text:style-name="T384">G</text:span>łosy z sali<text:span text:style-name="T385">:</text:span><text:s/>mamy pewne uwagi tutaj/.</text:p>
      <text:p text:style-name="P386">Czy w takim razie chcecie się pozbawić prawa w zasadniczych sprawach, które leżą w gestii związków zawodowych, no bo przecież nic inn<text:span text:style-name="T387">eg</text:span>o nie jest to, że nie przedstawienie wspólnego stanowiska w ciągu jednego miesiąca uprawnia właściwy organ - co to znaczy? - do tymczasowego jednostronnego rozstrzygnięcia bez zgody związków zawodowych. Proszę zrozumieć o co nam chodzi. OPZZ staw<text:span text:style-name="T388">i</text:span>a sprawę jasno że tam, gdzie wymagane jest opinia konsultacji, czy obrona interesów indywidualnych pracownika przynależnego do tego czy innego, czy jeszcze dziesiątego nurtu związkowego, jest to suwerenne działanie związków,<text:s/><text:span text:style-name="T389">j</text:span>est to wyrażanie swojej opinii, swojego stanowiska wobec tych spraw, ale w sprawach generalnych dla związków zawodowych jakim jest interes pracownika w postaci wynagro<text:span text:style-name="T390">dz</text:span>enia, w postaci czasu pracy, w postaci zasadniczego kształtowania warunków pracy, rozdysponowania i ukierunkowania wydatkowania funduszu socjalnego, nie jest to żadna struktura, jest to wymóg wyłonienia wspólnej reprezenta<text:span text:style-name="T391">cj</text:span>i.</text:p>
      <text:p text:style-name="P392">Ja mam drugie pytanie: jak panowie widzą prowadzenie rokowań poprzez cztery czy pięć komitetów związkowych w sprawie podpisania zakładowej umowy zbiorowej, czy też zakładowego systemu płacowego? Każdy związek<text:s/><text:span text:style-name="T393">b</text:span>ędzie to prowadził sam? Chodzi nam o wyspecy<text:span text:style-name="T394">fi</text:span>kowanie trzech, pięciu zasadniczych spraw potrzebnych dla całej załogi, gdzie obowiązkiem związku jest zabezpieczenie tych spraw.<text:s/><text:span text:style-name="T395">M</text:span><text:span text:style-name="T396">y</text:span><text:s/>nie damy zgody na to, żeby k<text:span text:style-name="T397">t</text:span>oś decydował ponad związkami<text:span text:style-name="T398">.</text:span><text:s/>Nie oddamy naszych praw dyrektorom. No zrozummy o co tutaj chodzi. Myśmy walczyli cały ruch zawodowy przez wiele, wiele lat<text:s/><text:soft-page-break/>walczył o pewne prawa stanowiące i my w tej chwili chcemy to oddać? Nie wolno tego robić.</text:p>
      <text:p text:style-name="P399">Tak że ja proponuję jednak przejść do merytorycznej dyskusji, bo nie jest to żadne łamanie konwencji. Jest to wymóg nowego zjawiska. My się będziemy uczyć w tej chwili jak wypracować pewne metody współpracy. Przecież ta ustawa w wielu swoich punktach jest niezgodna z konwencjami MOP-u. Czemu panowie tego nie kwestionu<text:span text:style-name="T400">je</text:span>cie, tylko wtedy kiedy trzeba zrobić wspólną reprezentację doraźną, a nie strukturę panie profesorze, przecież myśmy stawiali sprawę jasno. Nie chodzi nam o wpisanie struktury, bo każdy związek który będzie przymuszony do funk<text:span text:style-name="T401">cj</text:span>onowania w pewnej strukturze na terenie zakładu pracy,<text:s/><text:span text:style-name="T402">t</text:span>raci swoją suwerenność. Chodzi nam o powoływanie wspólnej reprezenta<text:span text:style-name="T403">cji</text:span><text:s/>do prowadzenia rokowań z kierownictwem zakładów pracy.</text:p>
      <text:p text:style-name="P404">Dziękuję bardzo.</text:p>
      <text:p text:style-name="P405"><text:span text:style-name="T406">Przewodniczący</text:span><text:span text:style-name="T407">:</text:span></text:p>
      <text:p text:style-name="P408">Prosi o głos pan Kaczyński, tak?</text:p>
      <text:p text:style-name="P409"><text:span text:style-name="T410">O</text:span><text:span text:style-name="T411">b</text:span><text:span text:style-name="T412">.</text:span><text:span text:style-name="T413"><text:s/>Lech Kaczyński</text:span>:</text:p>
      <text:p text:style-name="P414">W<text:span text:style-name="T415">i</text:span>ę<text:span text:style-name="T416">c</text:span><text:s/><text:span text:style-name="T417">j</text:span>a chciałem się ograniczyć do pytania technicznego dotyczącego propozycji rządowej, ale ze względu na wypowiedź pana kolegi Wiśniewskiego no to chciałem też tutaj jedną rzecz powiedzieć, mianowicie istotnie mamy bardzo poważne wątpliwości po wczorajszym posiedzeniu nas<text:span text:style-name="T418">z</text:span>ego zespołu co do zastę<text:span text:style-name="T419">p</text:span>owania porozumień płacowych, bo o tych mówimy, poprzez d<text:span text:style-name="T420">ec</text:span>yzje dyrektora. No do tego jest tutaj między nami właściwie zgoda<text:span text:style-name="T421">.</text:span></text:p>
      <text:p text:style-name="P422">Rz<text:span text:style-name="T423">e</text:span>czywiście zdecydowana większość zespołu uznała, że takie przekazywanie decydowania<text:s/><text:span text:style-name="T424">w</text:span><text:s/>sprawie aktów normatywnych w istocie dyrektorowi, jest niedopuszczalne<text:span text:style-name="T425">.<text:s/></text:span>Tutaj będziemy postulowali zmiany, niezależnie od tego, że rzeczywiście przedstawiciele w tym ja w grupie roboczej żeśmy to wstępnie jak tu wspominałem o tym w czasie obrad zespołu, akceptowali. Tak że ta część argumentacji wydaje się tutaj całkowicie zasadna kolegi Wiśniewskiego. Natomiast czy to rzeczywiście musi się łączyć ze sformułowaniem o wspó<text:span text:style-name="T426">l</text:span>nej reprezentacji? Wspólne stanowisko jest sądzimy, a ja o tym mówiłem na poprzednim posiedzeniu dużego zespołu, że nie ma tutaj niebezpieczeństwa braku decyzji. Zresztą nawet gdyby ta decyzja nie zapadła, to ja o tym wspominałem na posiedzeniu grupy roboczej, to zostało uznane za rozwiązanie teoretyczne jedynie. Przy obecnym sposobie myślenia administrac<text:span text:style-name="T427">ji</text:span><text:s/>na temat prawa, to może i ono jest teoretyczne, natomiast to myślenie się powinno zmienić, mianowicie jeżeli<text:s/>decyzja nie zapadła, a dyrektor na przykład ma obowiązek wprowadzen<text:span text:style-name="T428">i</text:span>a<text:s/><text:span text:style-name="T429">pe</text:span>w<text:span text:style-name="T430">nych</text:span><text:s/>zmian<text:s/><text:span text:style-name="T431">wyn</text:span>i<text:span text:style-name="T432">kają</text:span>c<text:span text:style-name="T433">y</text:span>c<text:span text:style-name="T434">h</text:span><text:s/><text:span text:style-name="T435">tut</text:span>a<text:span text:style-name="T436">j</text:span><text:s/><text:span text:style-name="T437">pan</text:span><text:s/>minister<text:s/>Nawacki podawał taki przykład zmiany wynagrodzenia minimalnego które jest parametrem niestety, jest parametrem w dalszym ci<text:span text:style-name="T438">ą</text:span>gu przy obliczaniu niektórych świadczeń.<text:s/>Cóż wtedy dyrektor robi? Zmienia umowę o pracę, przedstawia oferty pracownikom. Przyjmując zasadę,<text:s/><text:span text:style-name="T439">ż</text:span>e umowa nie może by<text:span text:style-name="T440">ć</text:span><text:s/>tylko mniej korzysta dla pracownika niż przepisy prawa pracy, n<text:span text:style-name="T441">at</text:span>omiast może być bardziej od przepisów prawa pracy korzystna<text:span text:style-name="T442">.</text:span><text:s/><text:span text:style-name="T443">I</text:span><text:s/>tutaj problemu w moim przekonaniu nie ma.</text:p>
      <text:p text:style-name="P444">Dlatego tutaj te gwarancje są w moim przekonaniu też z punktu wi<text:span text:style-name="T445">dz</text:span>enia pragmatycznego, z punktu widzenia funkcjonowania interesów zakładów pracy nadmierne. A wspólne stanowisko to w praktyce panowie - mówię do kolegów z OPZZ - przecież to wspólna reprezenta<text:span text:style-name="T446">cja</text:span>.<text:s/>Jak będzie wspólne stanowisko to trzeba będzie je jakoś realizować. Natomiast nie wydaje nam się, żeby samo sformułowanie o wspólnej reprezentacji z powodów, o których profesor Zieliński wspominał, chociażby ze względu na<text:s/><text:soft-page-break/>międzynarodowe prawo pracy, a także ze względu na te napięcia, które istniały w ciągu ostatnich siedmiu lat. Mu<text:span text:style-name="T447">s</text:span>imy sobie z nich zdawać sprawę, no, my tego nie robimy dla siebie jak podkreślacie wielokrotnie, ale dla załóg<text:span text:style-name="T448">.</text:span><text:s/>My ze względu na te napięcia, ja sądzę, że to s<text:span text:style-name="T449">fo</text:span>rmułowanie podstawowe mogłoby tutaj budzić poważne wątpliwości. Po co rodzić konflikty, których być nie powinno.</text:p>
      <text:p text:style-name="P450">Tyle, jeśli chodzi o stanowisko przedstawione przez kolegę Wiśniewskiego.</text:p>
      <text:p text:style-name="P451">Teraz jeśli chodzi o to pytania techniczne. Ja mam jedną podstawową wątpliwość do tego przepisu, do którego tutaj pan minister Kwaśniewski odczytał.</text:p>
      <text:p text:style-name="P452">Mianowicie, przedmiotem sporu zbiorowego nie mogą być sprawy wynikające z braku wspólnego stanowiska związków zawodowych, o których mowa w artykule. To można dwojako rozumieć. Albo, powiedzmy, że sprawa płacowa, bo taka n<text:span text:style-name="T453">a</text:span>jczęściej będ<text:span text:style-name="T454">z</text:span>ie, była, w tej sprawie związki zawodowe nie uzgodniły stanowiska. C<text:span text:style-name="T455">z</text:span>y z tego miał<text:span text:style-name="T456">a</text:span>by wynikać, że ta sprawa w ogóle, ta właśnie sprawa płacowa nie może być przedmiotem strajku? No, a jeśli później strony uzgodniły stanowisko? Bo to można rozumieć bądź szerzej, bądź węziej.</text:p>
      <text:p text:style-name="P457">Albo szeroko w ten sposób, że jeżeli strony w jakiejś sprawie nie uzgodniły stanowiska to w ogóle strajk - jako metoda rozstrzygania sporu zbiorowego zostaje wyłączona? Albo, że sam brak stanowiska nie może spowodować, że jeden związek,<text:s/><text:span text:style-name="T458">n</text:span>a przykład, rozpocznie procedurą strajkową. A jeżeli tak, to trzeba dosyć jasno tutaj sprecyzować.</text:p>
      <text:p text:style-name="P459"><text:span text:style-name="T460">Aleksander Kwaśniewski</text:span>:</text:p>
      <text:p text:style-name="P461">Jestem gotów, jeśli można od razu odpowiedzieć.</text:p>
      <text:p text:style-name="P462"><text:span text:style-name="T463">Tadeusz Mazowiecki</text:span>:</text:p>
      <text:p text:style-name="P464">Chodzi o doprecyzowanie.</text:p>
      <text:p text:style-name="P465"><text:span text:style-name="T466">Aleksander Kwaśniewski</text:span>:</text:p>
      <text:p text:style-name="P467">Jeśli chodzi o doprecyzowanie. Oczywiście chodzi o brak tego stanowiska jako powód akcji protestacyjnej, a nie, na przykład, merytoryczna strona sporu.</text:p>
      <text:p text:style-name="P468"><text:span text:style-name="T469">L</text:span><text:span text:style-name="T470">ech Kaczyński</text:span>:</text:p>
      <text:p text:style-name="P471">Ja mówię, że jest to jedynie pytanie techniczne, żeby tego nie traktować, ja te<text:span text:style-name="T472">g</text:span>o tutaj z nikim nie uzgadniałem, i proszę nie traktować tego jako jakąkolwiek akceptację z naszej strony tego przepisu. Ja chciałem prosić tylko o pewne doprecyzowanie. Dziękuję bardzo.</text:p>
      <text:p text:style-name="P473"><text:span text:style-name="T474">Romuald Sosnowski</text:span>:</text:p>
      <text:p text:style-name="P475">Proszę bardz<text:span text:style-name="T476">o.</text:span></text:p>
      <text:p text:style-name="P477"><text:span text:style-name="T478">Stanisław Ja</text:span><text:span text:style-name="T479">g</text:span><text:span text:style-name="T480">iełło</text:span>:</text:p>
      <text:p text:style-name="P481">Dziękuję.<text:s/><text:span text:style-name="T482">W</text:span><text:s/>tej sprawie wspólna reprezentacja, czy wspólne stanowisko? Otóż zaczyna to przypominać taką zabawną historię jakby OPZZ chciał wchodzić do pokoju, gdzie jest<text:s/>„Solidarność”<text:s/>i stamtąd się go wyrzuca, no jakby do tego małżeństwa wchodził na siłę.</text:p>
      <text:p text:style-name="P483">Druga sprawa, że nas tutaj też coś przygnało, siedzimy razem i tak na zewnątrz to jakby jesteśmy wspólną reprezentacją, nie zapisaną nigdzie w żadnych dokumentach, ale jednak jesteśmy. A teraz<text:s/>rozbierzmy<text:s/>te sprawy, o których mówimy<text:s/>dlaczego ma być wspó<text:span text:style-name="T484">l</text:span>na reprezentacja, bardzie<text:span text:style-name="T485">j</text:span><text:s/><text:span text:style-name="T486">d</text:span>okładnie.</text:p>
      <text:p text:style-name="P487">Otóż, jeżeli mówimy o zakładowym systemie wynagradzani<text:span text:style-name="T488">a</text:span><text:s/>-<text:span text:style-name="T489"><text:s/></text:span>to mówimy o systemie, który działa w przedsiębiorstwie lub zakładzie, który reguluje bardzo wiele rzeczy w sferze płac, w sferze godzin<text:s/><text:soft-page-break/>nadli<text:span text:style-name="T490">cz</text:span>bowych, dodatków. Jest to właściwie podstawowy akt i najważniejszy akt dla załogi. Otóż, zawiera to porozumienie dyrektor z jednej strony i związek zawodowy z drugiej strony. W sytuacji wielu związków należy założyć, że będzie zawierał dyrektor z jednej i związki zawodowe z drugiej strony.</text:p>
      <text:p text:style-name="P491">Koledzy mówicie, że wystarczy tu wspólne stanowisko. W tym zakładowym porozumieniu płacowym. Jak sobie zatem wyobrażacie negocjacje tego porozumienia? Proces ustalania? Porozumienie zawiera się raz na jakiś czas. A zatem, jeżeli istnieje taka potrzeba zawarcia porozumieni<text:span text:style-name="T492">a</text:span>, to taka wspólna reprezentacja powinna być powołana. Powołana, aby można było to porozumienie wspólnie wynegocjować.</text:p>
      <text:p text:style-name="P493">My również nie zgadza<text:span text:style-name="T494">m</text:span>y się i w ogóle nie będziemy dyskutować na temat przejmowania przez dyrektora uprawnień związków zawodowych.<text:s/><text:span text:style-name="T495">N</text:span>ie po to dyskutujemy i walczymy o te uprawnienia, które są w tej samej u<text:span text:style-name="T496">st</text:span>aw<text:span text:style-name="T497">i</text:span>e, aby również w tej samej ustawie z nich rezygnować. Przecież to byłoby chyba nielogiczne.</text:p>
      <text:p text:style-name="P498">Druga sprawa. Mówimy o umowie zbiorowej. Rozumiem, że jest to część układu zbiorowego pracy, umowa zbiorowa, która będzie również jakby porozumieniem płacowym, ale zawarta na nieco innej płaszczyźnie, czyli na płaszczyźnie układu zbiorowego płacy. I znowu,<text:s/><text:span text:style-name="T499">j</text:span>eżeli układ zbiorowy w danym zawodzie lub w branży, lub w gałęzi, jest wynegocjowany<text:s/>–<text:s/>to<text:s/>przez analogię będzie również musiał być podpisany przez kilka federacji. I niejako ten obowiązek przeniesienia zawartych w układzie zbiorowym pewnych postanowień, różnego typu, zostaje przeniesiony do zakładu i z góry zostaje narzucony obowiązek przez struktury ponadzakładowe do odtworzenia zakładowej umowy w podobnym niejako charakterze i wymiarze. A zatem również nakłada ob<text:span text:style-name="T500">o</text:span>wiązek podpisania przez zarządy związków zawodowych, jakiekolwiek by one nie były i ile by ich nie było.</text:p>
      <text:p text:style-name="P501">Czyli mamy znowu drugą sytuację, że i w tej zakładowej umowie zb<text:span text:style-name="T502">i</text:span>orowej musi<text:s/><text:span text:style-name="T503">by</text:span>ć wspólna reprezentacja negocjacyjna do określonego celu. Jeż<text:span text:style-name="T504">e</text:span>li mówimy o regulaminach jeżeli mówimy o funduszach socjalnych i mieszkaniowych - to po pierwsze zarówno te regulaminy, jak i fundusze, sposób ich zagospodarowania w gruncie rzeczy określa się raz w roku. Z reguły na początku roku. No, do diabła, cóż stoi na przeszkodzie, żeby na tę okoliczność wspólna reprezentacja zajęła, czy wydała stosowne oświadczenie i podpisała stosowne dokumenty. I koniec.</text:p>
      <text:p text:style-name="P505">Natomiast panowie obawiacie się, jak sądzę, takiego kagańca, takiego jakby narzucenia wam, że OPZZ będzie niejako hamował w zakładach pracy poczynania działaczy. Ale przecież my nie mówimy, że<text:s/><text:span text:style-name="T506">maj</text:span>ą być tylko dwa związki w zakładzie. My zakładamy, że tych związków będzie więcej. Sądzę, że wy również musicie się z tym zgodzić. I żeby już nie przeciągać, minister Kwaśniewski powiada, że nie może, ż<text:span text:style-name="T507">e</text:span><text:s/>przedmiotem sporu zbiorowego nie może być to niedogadanie się. A zatem nie tylko rezygnujemy z uprawnień zapisanych na rzecz dyrektora, ale musielibyśmy również zrezygnować<text:s/><text:span text:style-name="T508">w</text:span><text:s/>ogóle z jaki<text:span text:style-name="T509">ej</text:span>kolwiek akcji zbiorowego protestu. Ustawa właściwie w swojej treści poza tymi stanowiącymi na zak<text:span text:style-name="T510">ł</text:span>adzie pracy w wielu punktach jest, no, taką sobie, by ona była. Natomiast te punkty nadają związkom zawodowym na zakładzie pracy rację istnienia. Sens istnienia w zakładzie pracy. W<text:span text:style-name="T511">ł</text:span>aśnie te punkty. I z naszej strony tutaj, nie sądzę, żeb<text:span text:style-name="T512">yś</text:span>my mogli zgodzić się ani na propozycje rządu, ani na powiedzmy sobie, że to będzie jakieś stanowis<text:span text:style-name="T513">k</text:span>o, protokół rozbieżności lub inne tego typu, zapisy.</text:p>
      <text:p text:style-name="P514">Dziękuję<text:span text:style-name="T515">.</text:span></text:p>
      <text:soft-page-break/>
      <text:p text:style-name="P516"><text:span text:style-name="T517">Romuald Sosnowski</text:span>:</text:p>
      <text:p text:style-name="P518">Dziękuję bardzo. Kolega Merkel jako ostatni przed prze<text:span text:style-name="T519">r</text:span>wą.</text:p>
      <text:p text:style-name="P520"><text:span text:style-name="T521">Jacek Merkel</text:span>:</text:p>
      <text:p text:style-name="P522">Ja chciałem się ustosunkować tylko do tych dwóch rozbieżnych propozycji, które są efektem pracy grupy roboczej. Nie chciałbym się, chociaż w przyszłości zastrzegam sobie, że chciałbym<text:s/><text:span text:style-name="T523">s</text:span>ię wypowiedzieć również na temat propozycji ministra Kwaśniewskiego.</text:p>
      <text:p text:style-name="P524">Natomiast jeśli chodzi o dwie rozbieżne propozycje i wypowiedzi panów Wiśniewskiego i Jagiełły z OP<text:span text:style-name="T525">Z</text:span>Z. Otóż wydaje mi się, że my, problem jako powstał jest naturalną konsekwencją pluralizmu. Jest to problem obiektywny. Natomiast panowie przedstawiacie tę sprawę w ten sposób, że wasza propozycja jest propozycją jakby broniącą dotychczasowej pozycji, interesów związku, natomiast my sprzedajemy pozycję związków zawodowych na rzecz decyzji dyrektora.</text:p>
      <text:p text:style-name="P526">Otóż prob<text:span text:style-name="T527">l</text:span>em leży zupełnie gdzie indziej. Otóż panowie przedstawiacie naszą propozycję jako taką, która zakłada, że porozumienie między związkami nastąpi lub nie nastąpi, natomiast swoją propozycję uważacie, że jest<text:s/>to propozycja, która jakby nakłada, narzuca, dekretuje porozumienie między związkami.</text:p>
      <text:p text:style-name="P528">Otóż zauważcie panowie, że jeżeli porozumienie między związkami w zakładzie pracy nie będzie, to nie będzie wspólnej reprezentac<text:span text:style-name="T529">ji</text:span>. Że ze wszystkimi tego konsekwencjami, które jakby wrzucacie jako wadę naszej propozycji. Gdzie indziej jest problem. Problem jest w tym, że jeśli jest pluralizm, to istnieje możliwość niedogadania się między związkami. Czy zapiszemy, że ma być wspólna reprezentacja? Tego nie zapiszemy. Bo fakt, że jest zapisane, że ma być wspólna reprezentacja jeszcze nie powoduje samo przez się, że związki się dogadają. I wówczas istnieje sytuacja, którą jakby my staramy się,<text:s/><text:span text:style-name="T530">t</text:span>ak czy inaczej - ja oczywiście zgadzam się z tym, co kol. Kaczyński mówił<text:s/>- ale<text:s/>jakby przewidzieć. I nie uciekamy od tego problemu.</text:p>
      <text:p text:style-name="P531">Panowie natomiast stawiacie sprawę tak, jeśli zapiszemy, że wspólna reprezentacja będzie, to ona będzie, z mocy tych kilku literek. Otóż nie, może jej nie być.<text:s/>I stoimy przed tymi wszystkimi problemami, które wy wytykacie nam jako odstępstwo od tamtego, a my to traktujemy jako przewidywanie pewnych możliwości.</text:p>
      <text:p text:style-name="P532">Ważne niezwykle jest to, o czym mówił prof. Zieliński, mianowicie, że to nowela będzie pod mikroskopem międzynarodowej opinii publicznej, zwłaszcza M<text:span text:style-name="T533">ię</text:span>dzynarodow<text:span text:style-name="T534">ej Or</text:span>ganizacji Pracy, nie ustawa. Myśmy od samego początku mówili, ustawa jest niezgodna z konwencjami. Komisja badawcza Międzynarodowej Organizacji Pracy z roku 1984 to wyraźnie wytknęła. Jest to dla nas niezwykle istotne. My jako pewną decyzję polityczną, mówimy, wychodzimy z tej ustawy jako punkt wyjścia. Wprowadzamy nowelizację, którą chcemy, żeby była taka, żeby była zgodna z konwencjami, aczkolwiek to nie wyczerpuje wszystkich niezgodności, to doskonale wiemy i na ten temat dyskutować tutaj nie potrzeba, bo jest co do tego consensus,</text:p>
      <text:p text:style-name="P535">I różnica między propozycją tą, która mówi, że wspólna reprezentacja musi być, aczkolwiek to nie gwarantuje panowie, że wspólna reprezentacja będzie, a propozycją naszą, że związki jeśli się porozumieją to dobrze, a jeśli nie, to będą kłopoty, jest propozycja nasza o tyle lepsza, że jakby bardziej odpowiada rzeczywistości. Jeśli porozumienie będzie<text:s/>„Merinotex”,<text:s/>„Ursus”, to są przykłady pozytywne właśnie, jakby naszego punktu widzenia, że jeżeli jest wola porozumienia, jeżeli jest wspólny interes<text:s/><text:soft-page-break/>między związkami, jeżeli jest taka dalekowzroczno<text:span text:style-name="T536">ś</text:span>ć i jakieś postępowanie zgodne ze zdrowym rozsądkiem, wyobraźnią, to to porozumienie będzie. I ono może przybrać formę - no, najróżnie<text:span text:style-name="T537">js</text:span>ze. A przecież my nie jesteśmy w stanie tutaj przewidzieć wszystkich najróżnie<text:span text:style-name="T538">js</text:span>zych form pluralizmu od jednego związku do pięciu związków, do sytuacji takiej, gdzie 80 proc. załogi jest poza związkami. Być może trzeba wziąć pod uwagę ich zdanie, żeby to doszło do jakiegoś protestu tych ludzi, którzy przez związki reprezentowani nie są.</text:p>
      <text:p text:style-name="P539">Natomiast właśnie samo zapisanie, że taka reprezentacja będzie, nie powoduje, że ona będzie, bo wszystko polega na tym, czy porozumienie między zw<text:span text:style-name="T540">i</text:span>ązkami będzie, czy nie. My chcemy możliwie luźno i co jest dla nas niezwykle istotne, zgodnie z konwencjami MOP, w tym szczególnym wypadku konwencją 98. Chciałem właśnie zwrócić uwagę na to, że meritum, istota sporu jest gdzie indziej.</text:p>
      <text:p text:style-name="P541">Dziękuję bardzo.</text:p>
      <text:p text:style-name="P542"><text:span text:style-name="T543">Przewodnicząc</text:span><text:span text:style-name="T544">y</text:span>:</text:p>
      <text:p text:style-name="P545">Dziękuję.<text:s/>Przepraszam bardzo, ale rozumiem, że w kwestii formalnej.</text:p>
      <text:p text:style-name="P546"><text:span text:style-name="T547">Ob</text:span><text:span text:style-name="T548">.</text:span><text:span text:style-name="T549"><text:s/>A. Kwaśniewski</text:span>:</text:p>
      <text:p text:style-name="P550">Nie tyle formalnej, co żeby dać temat do rozważań w czasie przerwy. Może taką bardziej precyzyjną redakcję tego wniesienia rządowego. Można? Może to będzie bardziej jasne.</text:p>
      <text:p text:style-name="P551">Otóż jako zapis dodatkowy. Przedmiotem sporu zbiorowego nie może być podjęte w związku z brakiem wspólnego stanowiska związków zawodowych tymczasowe rozstrzygnięcie o którym mowa - no i tam wskazujemy odpowiedni ustęp w artykule. Czy mam powtórzyć?</text:p>
      <text:p text:style-name="P552"><text:span text:style-name="T553">Przewodnicząc</text:span><text:span text:style-name="T554">y</text:span>:</text:p>
      <text:p text:style-name="P555">Bardzo proszę.</text:p>
      <text:p text:style-name="P556"><text:span text:style-name="T557">O</text:span><text:span text:style-name="T558">b.<text:s/></text:span><text:span text:style-name="T559">A</text:span><text:span text:style-name="T560">.<text:s/></text:span><text:span text:style-name="T561">K</text:span><text:span text:style-name="T562">waśni</text:span><text:span text:style-name="T563">ew</text:span><text:span text:style-name="T564">ski</text:span>:</text:p>
      <text:p text:style-name="P565">Przedmiotem sporu zbiorowego nie może być podjęte w związku z brakiem wspólnego stanowiska związków zawodowych tymczasowe rozstrzygnięcie, o którym mowa - we właściwym ustępie właściwego artykułu.</text:p>
      <text:p text:style-name="P566"><text:span text:style-name="T567">Przewodnicząc</text:span><text:span text:style-name="T568">y</text:span>:</text:p>
      <text:p text:style-name="P569">Dziękuję bardzo. Ogłaszam 15 minut przerwy.</text:p>
      <text:p text:style-name="P570">/<text:span text:style-name="T571">Przerwa</text:span>/.</text:p>
      <text:p text:style-name="P572"/>
      <text:p text:style-name="P573">/Po przerwie/.</text:p>
      <text:p text:style-name="P574"><text:span text:style-name="T575">Przewodnicząc</text:span><text:span text:style-name="T576">y</text:span>:</text:p>
      <text:p text:style-name="P577">Wiem, że mamy wiele rzeczy do obgadania, ale ja chciałby<text:span text:style-name="T578">m</text:span>, żebyśmy jednak zaczęli, bo przeciągnęliśmy przerwę prawie do pó<text:span text:style-name="T579">ł</text:span><text:s/>godziny.</text:p>
      <text:p text:style-name="P580">Tak że prosiłbym kolegów tam siedzących z brzegu, żeby jednak poprosili pozostałych uczestników, żebyśmy mogli rozpocząć obrady<text:span text:style-name="T581">.</text:span></text:p>
      <text:p text:style-name="P582">Zostało postawione pewne pytanie przez ministra Kwaśniewskiego, zmieniające pewną pierwszą koncepcję tego zapisu,<text:s/><text:span text:style-name="T583">n</text:span>atomiast ja bym chciał jednak przypomnieć o dwóch sprawach zanim zaczniemy tę dyskusję.</text:p>
      <text:p text:style-name="P584">Po pierwsze tytuł naszego zesp<text:span text:style-name="T585">o</text:span>łu brzmi:<text:s/>Zespół do spraw<text:s/>Pluralizmu<text:s/>Związkowego i tutaj wynikają z<text:s/><text:soft-page-break/>tego pewne sprawy, o których pamiętać wszystkie strony muszą. Pluralizm to nie jest dualizm, wobec tego jest jeszcze tutaj trochę tych nieobecn<text:span text:style-name="T586">yc</text:span>h,<text:s/><text:span text:style-name="T587">k</text:span>tórzy będą tworzyli m<text:span text:style-name="T588">o</text:span>cne nurty ruchu zawodowego i dlatego wydaje mi się, że n<text:span text:style-name="T589">as</text:span>i koledzy z<text:s/>„Solidarności<text:span text:style-name="T590">”</text:span>, ale my także nie chcielibyśmy do końca tutaj uzurpować sobie praw do pewnych rzeczy.</text:p>
      <text:p text:style-name="P591">Druga konstatacja to są sprawy, które są przedmiotem naszych dzisiejszych negocjacji, konsultacji, ale te spawy przecież wniesiemy w końcu do tego stołu, któ<text:span text:style-name="T592">r</text:span>y inaugurował, jako sprawy, tam gdzie będzie zgodność i c<text:span text:style-name="T593">o</text:span>nsensus to oczywiście byłoby najlepiej, tam gdzie nie - będziemy próbowa<text:span text:style-name="T594">l</text:span>i robić to na zasadzie pewnego<text:s/>protokołu<text:s/>rozbieżności.</text:p>
      <text:p text:style-name="P595">I druga sprawa<text:s/><text:span text:style-name="T596">-</text:span><text:s/>jednak zanim o tej reprez<text:span text:style-name="T597">e</text:span>ntacji, ja przypominam sobie w wystąpieniu Lecha Wałęsy 16 wrześni<text:span text:style-name="T598">a</text:span><text:s/>na temat wspólnej reprezentacji nie zauważyłem w kolejnych wypowiedziach, żeby to było dezawuowane, to znaczy odstąpienie od tej wspólnej reprezentacji<text:span text:style-name="T599">.</text:span><text:s/>Pamiętam jeszcze,<text:s/><text:span text:style-name="T600">ż</text:span>e zwracano uwagę i w jaki sposób to zrobić, parytetowo czy w jednym - jednakowym udziale przedstawicieli, czyli rozumiem<text:span text:style-name="T601">,</text:span><text:s/>że idea jest, sporu co do metody, o której mówił profesor, że to nie jest stała funk<text:span text:style-name="T602">cjo</text:span>nu<text:span text:style-name="T603">ją</text:span>ca instytucja, ale że w określonych sprawach dotyczących całego zespołu całej załogi, szczególnie gdy sprawa, gdzie związki zawodowe mają stanowiące prawa, w zapisach ustawy, oczywiście wyjście, które zostało zaproponowane przez ministra Kwa<text:span text:style-name="T604">ś</text:span>niewskiego jest wyjściem bardzo korzystnym dla strony rządowej czyli dla administracji.</text:p>
      <text:p text:style-name="P605">Natomiast chciałbym, żebyśmy rozważyli i taką koncepcję, oprócz naszych zakładów istnieją struktury ponadzakładowe. Jeżeli wobec tego nie dojdzie do porozumienia w określonej sprawie, a z dotychczasowych zapisów mówimy, że wtedy będzie dyrektor pode<text:span text:style-name="T606">j</text:span>mował stanowisko, to my nie zapominajmy o tych wszystkich strukturach, które mamy lub mieć będziemy ponad zakładem, że tam także ulokować pewną rolę mediacyjną, nie wiem, trudno ale chciałbym żebyśmy to<text:s/><text:span text:style-name="T607">i</text:span><text:s/>taką koncepcję także rozważyli.</text:p>
      <text:p text:style-name="P608">I dlatego bardzo proszę kto w sprawie poruszonej - w dalszym ciągu dyskusji na temat tej reprezentac<text:span text:style-name="T609">ji<text:s/></text:span>chciałby zabrać głos?</text:p>
      <text:p text:style-name="P610"><text:span text:style-name="T611">Ob</text:span><text:span text:style-name="T612">.</text:span><text:span text:style-name="T613"><text:s/>Lech<text:s/></text:span><text:span text:style-name="T614">K</text:span><text:span text:style-name="T615">aczyńs</text:span><text:span text:style-name="T616">ki</text:span><text:span text:style-name="T617">:</text:span></text:p>
      <text:p text:style-name="P618">Chciałem zapytać, zaproponować stanowisko, które by tutaj wychodziło w kierunku w szczegól<text:span text:style-name="T619">n</text:span>ości tych postulatów, które przedstawił kolega Wiśniewski<text:span text:style-name="T620">.</text:span><text:s/>Za chwileczkę może to rozdamy kolegom.</text:p>
      <text:p text:style-name="P621">Więc odpowiedni przepis, którego numeru nie znamy składałby się z dwóch ustępów: ustęp 1 zawarcie porozumienia w prowadzeniu zakładowego systemu wynagradzania, zakładowej umowy zbiorowej, a także ustalenia obowiązujących w zakładzie nagród regulaminów nagród i premiowania wymaga uzgodnienia stanowiska związków zawodowych<text:span text:style-name="T622">.</text:span><text:s/>Ja tutaj przepraszam od razu tutaj wypadło w tekście regulaminów<text:span text:style-name="T623">,</text:span><text:s/>w trzecim zdaniu, oczywiście nie nagród i premiowania, tylko regulaminów<text:s/><text:span text:style-name="T624">-</text:span><text:s/>wymaga uzgodnionego stanowiska związków zawodowych. To jest koniec ustępu pierwszego.<text:s/>Ustęp 2: w pozostałych sprawach wymagających uzgodnienia z zakładową organizacją związkową w zakresie określonym w przepisach prawa pracy, w szczególności zasad wykorzystania funduszu socjalnego i mieszkaniowego, w tym podziału tych funduszy, kierownik zakładu pracy uzgadnia z każdą z dział<text:span text:style-name="T625">aj</text:span>ących w zakładzie pracy organizacji związkowych.</text:p>
      <text:p text:style-name="P626">Rozbieżność stanowisk wymaga porozumienia się związków zawodowych, w razie<text:s/>nieuzgodnienia<text:s/><text:soft-page-break/>stanowisk w okresie 30 dni - uprawniony podmiot podejmuje decyzje samo<text:span text:style-name="T627">dzie</text:span>lnie.</text:p>
      <text:p text:style-name="P628">Na czym polega tutaj zmiana? Na tym, że zlikwidowana jest ta decyzja tymczasowa, o której kolega Wiśniewski mówił, dotycząca spraw n<text:span text:style-name="T629">aj</text:span>ważnie<text:span text:style-name="T630">js</text:span>zych, czyli spraw płacowych. Natomiast ponieważ na przykład trudno sobie wyobrazić, żeby w zakładzie pracy nie było reguł podziału fundus<text:span text:style-name="T631">z</text:span>u<text:span text:style-name="T632"><text:s/></text:span>socjalnego, dlatego, że się związki nie dogadały.<text:s/>Czy nie było planu urlopów, to musi być, to w tych sprawach pozostawiamy tę decyzję<text:span text:style-name="T633">.</text:span></text:p>
      <text:p text:style-name="P634">Natomiast powstaje pytanie co w tym pierwszym przypadku, jeżeli nie dojdzie do porozumienia? No cóż po prostu przepisy dotychczasowe, ewentualnie zmiana w drodze umów z uwzględnieniem tak zwanej zasady uprzywilejowania pracownika.</text:p>
      <text:p text:style-name="P635">Tak ta propozycja wygląda.</text:p>
      <text:p text:style-name="P636">Dziękuję.</text:p>
      <text:p text:style-name="P637"><text:span text:style-name="T638">Przewodniczący</text:span>:</text:p>
      <text:p text:style-name="P639">Dziękuję bardzo.<text:s/><text:span text:style-name="T640">P</text:span>roszę kolega Jarliński.</text:p>
      <text:p text:style-name="P641"><text:span text:style-name="T642">O</text:span><text:span text:style-name="T643">b. Janusz Jarlińs</text:span><text:span text:style-name="T644">ki</text:span>:</text:p>
      <text:p text:style-name="P645">Pan Mazowiecki mówił tutaj o tym, że rodzicie się w konfliktowej atmosferze, to nie jest dobre, tam mnie się wydaje, ja myślę<text:s/><text:span text:style-name="T646">-</text:span><text:s/>że wy tego chcecie, bo to jest wasza pożywka. Zresztą ta propozycja do tego zmierza, ale to rozwinę.</text:p>
      <text:p text:style-name="P647">Przecież w tej chwili wasi działacze przechwalają się, że i odgrażają się damy wam popalić, jak tylko będziemy mogli działać, jeże<text:span text:style-name="T648">l</text:span>i będziemy mogli wam dać do wiwatu mówił<text:span text:style-name="T649">o</text:span>, że jesteśmy czerwoni,<text:s/><text:span text:style-name="T650">r</text:span>eżimowi itd. A więc nie wszędzie jest tak, jak to były te przykłady tutaj podane. Zresztą nasze spotkanie również jest tego dowodem, ponieważ w momencie kiedy jest propozycja rządowa, która tylko rząd może satysfakcjonować, powinniśmy my się spotkać osobno, porozmawiać , mieć wspólne stanowisko, a tego nie chcemy. Ponieważ chcemy troszeczkę wygrać coś dla siebie i ta propozycja<text:s/><text:span text:style-name="T651">-</text:span><text:s/>którą tutaj pan mecenas nam przedstawił, jest dowodem również na wygrywanie spraw dla siebie, a nie tych dla których tutaj pracujemy.</text:p>
      <text:p text:style-name="P652">I myślę,<text:s/><text:span text:style-name="T653">ż</text:span>e należałoby się zdeklarować w końcu, czy - jaki jest stosunek do art. 3<text:span text:style-name="T654">5</text:span><text:s/>i 36 gdzie w końcu wymagana jest zmiana artykułu 37 czy nie? Ponieważ półśrodki przez cały czas tutaj z jednej i drugiej strony są przedstawiane, natomiast nie ma jakichś kompleks<text:span text:style-name="T655">o</text:span>wych decyzji.</text:p>
      <text:p text:style-name="P656">Musimy doprowadzić do zapisu bardziej ogólnego, bo my również nie chcemy nikomu wiązać rąk, sprawy socj<text:span text:style-name="T657">a</text:span>lne gdzie uprawnienia związkowe na dzień dzisiejszy są największe, nie mogą być zapisane<text:s/><text:span text:style-name="T658">w</text:span><text:s/>taki sposób absolutny.</text:p>
      <text:p text:style-name="P659">Dziękuję.</text:p>
      <text:p text:style-name="P660"><text:span text:style-name="T661">Przewodnicząc</text:span><text:span text:style-name="T662">y</text:span>:</text:p>
      <text:p text:style-name="P663">Dzięk<text:span text:style-name="T664">uję.</text:span></text:p>
      <text:p text:style-name="P665">Proszę bardzo.</text:p>
      <text:p text:style-name="P666"><text:span text:style-name="T667">Ob. Walerian Sanetra</text:span>:</text:p>
      <text:p text:style-name="P668">Chciałbym rozpocząć od tego, że problem który dyskutujemy tutaj, problem wspólnej reprezenta<text:span text:style-name="T669">cji</text:span><text:s/>jest jak wiemy dobrze bardzo z<text:span text:style-name="T670">ł</text:span>ożony i tutaj idealnych rozwiązań nie ma i w różnych systemach podejmowane są różne próby. Nasza sytuacja w wielu względów jest szczególna, po prostu nasz ruch związkowy jest w<text:s/><text:soft-page-break/>szczególny sposób ukształtowany i w związku z tym musimy szukać tutaj jakichś własnych rozwiązań, które by go<text:span text:style-name="T671">d</text:span>ziły<text:s/><text:span text:style-name="T672">j</text:span>ednak rożne sprzeczne interesy wchodzące w grę.<text:s/>Przy tym nie tylko chodzi o to, że ma być brany pod uwagę interes dyrektora czy kierownika zakładu pracy czy prze<text:span text:style-name="T673">ds</text:span>iębiorstwa. Interes przedsiębiorstwa to jest równocześnie interes w jakimś stopniu również pracowników załóg, wydaje mi się, że propozycja, którą zgłasza czy za którą się opowiada strona rządowa, ona leży również pośrednio w interesie samych związków zawodowych.</text:p>
      <text:p text:style-name="P674">Między innymi warto zwrócić uwagę na to, że prz<text:span text:style-name="T675">yj</text:span>ęcie zasady wspólnej reprezenta<text:span text:style-name="T676">cji</text:span><text:s/>ono może w praktyce prowadzić w pewnych sytuacjach do większego skonfliktowania związków zawodowych, jeżeli przepis będzie stanowił, że ma być wspólna reprezenta<text:span text:style-name="T677">cj</text:span>a, a taka wspólna reprezentacja w praktyce nie powstanie.</text:p>
      <text:p text:style-name="P678">Są powody, dla których należy się jak gdyby upierać przy tym rozwiązaniu, które zostało sformułowane przez stronę rządową. Upierać przy tym, ażeby stworzyć pewne mechanizmy wymuszania na związkach zawodowych jednak podjęcia pewnych działań w kierunku uzgodnienia wspólnego stanowiska, bo jak powiadam, leży to w interesie nie tylko samych związków zawodowych, ale i interesie ogólnie<text:span text:style-name="T679">js</text:span>zym.</text:p>
      <text:p text:style-name="P680">W pewnych sytuacjach kierownictwo zakładu pracy, dyrektor jest zmuszony do podejmowania decyzji. I te decyzje w określonym czasie muszą być pod<text:span text:style-name="T681">ję</text:span>te. Mówiliśmy o tym tutaj. Ja bym chciał zwrócić uwagę tytułem przykładu na sytuację dyrektora wtedy, kiedy konieczność zmiany przepisów płacowych obowiązu<text:span text:style-name="T682">ją</text:span>cych w przedsiębiorstwie wynika z przy<text:span text:style-name="T683">ję</text:span>tego planu rocznego lub wieloletniego. Plan wieloletni uchwala zebranie ogólne. Plan roczny uchwala rada pracownicza. Dyrektor jest związany, jeżeli nie wykona decyzji uchwały rady pracownicz<text:span text:style-name="T684">ej,</text:span><text:s/>to może po prostu ta rada wszcząć z nim spór i przekazać sprawę na drogę postępowania sądowego, jak gdyby w ostatniej fazie tego sporu.</text:p>
      <text:p text:style-name="P685">Więc nie wykonując uchwały dotyczącej planu po prostu narusza prawo. I więcej, naraża się na spór z organami samorządu pracowniczego. A więc w pewnych sytuacjach będzie po prostu zmuszony dokonać pewnych zmian w systemie wynagrodzenia, w zakładowych przepisach systemu wynagrodzenia w wyniku decyzji, które podejmuje sama załoga.<text:s/>Te decyzje zawarte w planie mogą być bardzo konkretne i bardzo szczegółowe, dotyczące terminów, czy ustalające pewne terminy, w których kierownik, czy dyrektor przedsiębiorstwa musi podjąć określone decyzje. Jak on ma to zrobić, jak się ma wywiązać z tych terminów ustalonych, jeżeli po drugiej stronie partner nie jest w stanie podjąć, czy dojść do wspólnego stanowiska.</text:p>
      <text:p text:style-name="P686">Więc będzie on tutaj między młotem a kowadłem. Z jednej strony załoga ustami swoich reprezentantów każe mu dokonywać zmian w systemie płacowym, a z drugiej strony jak gdyby ta sama załoga, ale ustami przedstawicieli związkowych uniemożliwi mu podjęcie decyzji, stosownych, niezbędnych decyzji.</text:p>
      <text:p text:style-name="P687">Więc tu jakieś rozwiązanie, które godziłoby m.in. te możliwe sprzeczne rozbieżności między oczekiwaniami wyrażanymi przez organy samorządu i stanowiskiem, które jest reprezentowane przez związki zawodowe, jakieś takie praktyczne rozwiązanie powinno się znaleźć. Nie możemy pozostawiać tego dyrektora w takiej pozycji, że albo łamie prawo, bo nie wykonuje planu, albo łamie prawo, bo powiedzmy podejmuje decyzje jak gdyby wbrew stanowisku związków zawodowych, a przepis mówi, że tylko takie stanowisko...<text:span text:style-name="T688">,</text:span><text:s/>że decyzję można podjąć tylko wtedy, kiedy stanowisko takie zostaje uzgodnione przez organizacje, związki zawodowe działające w zakładzie pracy.</text:p>
      <text:p text:style-name="P689">Więc nie możemy go stawiać w takiej sytuacji, kiedy z tego powodu, że związki zawodowe nie mogą<text:s/><text:soft-page-break/>dojść do wspólnego stanowiska. On będzie oceniany jako podmiot, czy organ naruszający prawo. I jednocześnie ryzykuje spór z organami samorządu pracowniczego. To jest jeden z aspektów problemu, bo w szeregu innych sytuacji po prostu kierownik zakładu pracy znajdzie się w takiej sytuacji, znajdzie się w pozycji gdzie będzie musiał podejmowa<text:span text:style-name="T690">ć</text:span><text:s/>decyzje w określonym czasie. A tych decyzji z uwagi na brak porozumienia po stronie związkowej pod<text:span text:style-name="T691">ją</text:span>ć nie będzie mógł.</text:p>
      <text:p text:style-name="P692">Więc ten aspekt funkcjonalny, a jednocześnie ten aspekt wiążący się z pozycją samorządu pracowniczego należałoby tutaj chyba mieć na względzie. Jeszcze raz powtarzam, że tu nie ma rozwiązań idealnych. Wydaje mi się, że powinniśmy przyjąć pewne rozwiązanie normatywne w chwili obecnej i obserwować jak to rozwiązanie będzie funkc<text:span text:style-name="T693">jo</text:span>nowało w praktyce.</text:p>
      <text:p text:style-name="P694">Związki zawodowe w innych krajach, gdzie od lat praktykowany jest pluralizm związkowy, przez długie lata dochodziły do najbardziej optymalnych, prawidłowych rozwiązań w kwestii właśnie wspólnej reprezentac<text:span text:style-name="T695">ji</text:span><text:s/>czy uzgadniania. Więc tu trudno oczekiwać, żeb<text:span text:style-name="T696">yś</text:span>my tak od razu znaleźli rozwiązanie możliwie najlepsze, czy optymalne.</text:p>
      <text:p text:style-name="P697">I w przyszłości należało się liczyć z pewną korektą ewentualnie tych rozwiązań, które w tej chwili zostaną zapro<text:span text:style-name="T698">je</text:span>ktowane. Ale po prostu już w tej chwili należałoby przyjąć takie rozwiązanie, które wydaje się być rozwiązaniem w naszych warunkach, w naszej sytuacji najpraktycznie<text:span text:style-name="T699">js</text:span>ze.</text:p>
      <text:p text:style-name="P700"><text:span text:style-name="T701">Przewodnicząc</text:span><text:span text:style-name="T702">y</text:span>:</text:p>
      <text:p text:style-name="P703">Dzięku<text:span text:style-name="T704">ję</text:span><text:s/>bardzo. Kol. Wiśniewski.</text:p>
      <text:p text:style-name="P705"><text:span text:style-name="T706">Ob</text:span><text:span text:style-name="T707">.</text:span><text:span text:style-name="T708"><text:s/>Stanisław Wiśniewski</text:span>:</text:p>
      <text:p text:style-name="P709">Panie profesorze, jestem zdziwiony trochę pana argumentacją z tego względu, że z jednej strony rozumiem, że stara się pan wesprzeć propozycję zgłoszoną przez ministra Kw<text:span text:style-name="T710">a</text:span>śniewskiego, ale z drugiej strony jako znawca prawa wkracza przecież pan w materię naruszającą cztery podstawowe akty prawne w randze ustaw. Ten zapis będzie naruszał kodeks pracy, ustawę o układach zbiorowych pracy, ustawę o funduszu socjalnym i mieszkaniowym, gdzie jest oblig, że kierownik zakładu pracy może wprowadzić takie czy inne rozwiązanie w porozumieniu i w uzgodnieniu z zakładową organizacją związkową. Przecież to jest sprzeczne. Przecież państwo chcecie nam nałożyć na ręce kagańce.</text:p>
      <text:p text:style-name="P711">Związek zawodowy wtedy przekształci się w stowarzyszenie ludzi pracy, a nie w związek zawodowy, który ma pewne prawa władcze w stosunku do kierownictwa zakładu prac<text:span text:style-name="T712">y.</text:span></text:p>
      <text:p text:style-name="P713">Ja bardzo dobrze to rozumiem, że w tej chwili państwo staracie się znaleźć pewne rozwiązanie, jak gdyby wejścia w środek. Przecież praktyka życia jest brutalna. Bez pewnego przymuszenia obu czy wielu związków w zakładzie pracy do wyłonienia reprezentac<text:span text:style-name="T714">ji</text:span><text:s/>przed wejściem w proces rokowań z kierownictwem zakładu pracy, pan stawia załogę i związki zawodowe w takiej sytuacji, w której się dzieje, że<text:s/>dyrektor uzgadnia z jednym związkiem zawodowym, wychodzi do załogi i głosi hasło demagogiczne, kochani, ja jestem dobry wujek, mam pieniądze, uzgodniłem z tym związkiem zawodowym i chcę to ludziom dać, a tamci nie chcą dać.</text:p>
      <text:p text:style-name="P715">Proszę patrzeć na życie, na funkcjonowanie pewnych przepisów rozwiązań prawnych w zakładach pracy. Ja tu widzę pewne wyjście ze strony kol. Kaczyńskiego, nad którym można dyskutować uściślając pewne rzeczy. Ja nie widzę w tej propozycji, jak w takim razie będziemy wchodzili w proces rokowań z kierownictwem zakładu pracy. Bo wspólne stanowisko, zgoda. Ja to wszystko rozumiem bardzo dobrze.<text:s/><text:soft-page-break/>Tylko znam życie, że trzeba prowadzić rokowania, negocjacje, kto z kim, jak wyłonić pewną doraźną reprezentac<text:span text:style-name="T716">ję</text:span><text:s/>w zakładzie pracy do załatwienia określonej sprawy.</text:p>
      <text:p text:style-name="P717">Dziękuję bardzo.</text:p>
      <text:p text:style-name="P718"><text:span text:style-name="T719">Przewodnicząc</text:span><text:span text:style-name="T720">y</text:span>:</text:p>
      <text:p text:style-name="P721">Dziękuję. Proszę bardzo.</text:p>
      <text:p text:style-name="P722"><text:span text:style-name="T723">O</text:span><text:span text:style-name="T724">b</text:span><text:span text:style-name="T725">.</text:span><text:span text:style-name="T726"><text:s/>W. Sanetra</text:span>:</text:p>
      <text:p text:style-name="P727">Tak<text:s/>a<text:span text:style-name="T728">d</text:span><text:s/>vocem<text:span text:style-name="T729">,</text:span><text:s/>w związku z zarzutem, że tutaj proponuję naruszanie obowiązu<text:span text:style-name="T730">ją</text:span>c<text:span text:style-name="T731">yc</text:span>h ustaw. Otóż te ustawy były projektowane przy założeniu, że jest jeden związek, który działa w zakładzie pracy. Warto tutaj zwrócić uwagę na to, że przepis dotyczący udziału, czy reprezentacji wspólnej związków zawodowych w indywidualn<text:span text:style-name="T732">yc</text:span>h sprawach pracowniczych był redagowany wtedy, kiedy uprawnienia związków zawodowych w sprawach generalnych, zbiorowych nie były właściwie, w ogóle ich nie było praktycznie. Były ni<text:span text:style-name="T733">er</text:span>ozbudowan<text:span text:style-name="T734">e</text:span><text:span text:style-name="T735">.<text:s/></text:span>Związki zawodowe miały stanowczy głos w sprawach indywidualnych i to zostało rozstrzygnięte, to<text:s/><text:span text:style-name="T736">d</text:span>opiero później rozwinięto czy rozbudowano te uprawnienia stanowiące - związków zawodowych w sprawach generalnych, w sprawach zbiorowych, w noweli z 1985 i później w 1984 r. kiedy wprowadzono do zakładów pracy instytucje zakładowych porozumień w sprawach systemów wynag<text:span text:style-name="T737">radzan</text:span>ia.<text:s/>A więc te przepisy były redagowane w warunkach monopolu związkowego, jednego związku na poziomie zakładu pracy.<text:span text:style-name="T738"><text:s/></text:span>Więc właściwie przyczyną tych naszych kłopotów jest to, że z upływem czasu rozbudowano stanowiące kompetencje związków zawodowych. Gdyby te kompetencje nie zostały rozwinięte w latach 1984 i później, to po prostu związek zawodowy w tych sprawach miałyby jedynie pozycję organu czy instytuc<text:span text:style-name="T739">ji</text:span><text:s/>podmiotu opiniującego i nie musielibyśmy tu dyskutować problemu wspólnej reprezenta<text:span text:style-name="T740">cji</text:span>.</text:p>
      <text:p text:style-name="P741">A więc być może tu się nasuwa też taka uwaga, żeby częściowo nawet osłabić pozycję stanowiącą - związków zawodowych w niektórych sprawach, znikłaby czy ograniczona byłaby skala możliwych konfliktów między związkami, bo im więcej takich spraw, w których związki muszą uzgodnić stanowisko, tym więcej powodów wydaje się do ewentualnych konfliktów między nimi.</text:p>
      <text:p text:style-name="P742"><text:span text:style-name="T743">W</text:span>ięc to jest sprawa, wydaje się, że która też w dyskusji jednak jeżeli tutaj szczerze rozmawiać i w sposób taki kompetentny o pozycji ruchu związkowego, powinna być uwzględniana.</text:p>
      <text:p text:style-name="P744"><text:span text:style-name="T745">Przewodniczący</text:span>:</text:p>
      <text:p text:style-name="P746">Dzię<text:span text:style-name="T747">k</text:span>uję bardzo<text:span text:style-name="T748">.</text:span><text:s/>Kolega Wasiljew ma g<text:span text:style-name="T749">ł</text:span>os<text:span text:style-name="T750">.</text:span></text:p>
      <text:p text:style-name="P751"><text:span text:style-name="T752">Ob</text:span><text:span text:style-name="T753">.</text:span><text:span text:style-name="T754"><text:s/>Anatol Wasiljew</text:span>:</text:p>
      <text:p text:style-name="P755">Ja chciałem skwitować tylko wypo<text:span text:style-name="T756">w</text:span>iedź pana profesora Sanetry w tym fragmencie, w którym mówił o bardzo pomy<text:span text:style-name="T757">ś</text:span>lnych rozstrzygnięc<text:span text:style-name="T758">i</text:span>ach<text:s/><text:span text:style-name="T759">dl</text:span>a związków zawodowych ustanawiających, które zostały dokonane w noweli z roku 1985<text:span text:style-name="T760">.<text:s/></text:span>No stało się to właśnie na skutek nazwijmy to umownie starań i nacisków ze strony działających ówcześnie związków zawodowych, stąd też zrozumiały jest nasz opór przeciwko ewentualnym ograniczeniom tych ciężko zdobytych uprawnień.</text:p>
      <text:p text:style-name="P761">Dziękuję.</text:p>
      <text:p text:style-name="P762"><text:span text:style-name="T763">Przewodnicząc</text:span><text:span text:style-name="T764">y</text:span><text:span text:style-name="T765">:</text:span></text:p>
      <text:p text:style-name="P766">Dziękuję bardzo.</text:p>
      <text:p text:style-name="P767">Kto chciałby zabrać glos w tej sprawie. Kolega Góralski, bardzo proszę.</text:p>
      <text:soft-page-break/>
      <text:p text:style-name="P768"><text:span text:style-name="T769">Ob</text:span><text:span text:style-name="T770">.</text:span><text:span text:style-name="T771"><text:s/>Witold Góralski</text:span>:</text:p>
      <text:p text:style-name="P772">Muszę powiedzieć, że ta nasza dyskusja dotyczy problemów bardziej ogólnego niż tylko znalezienia formuły wspólnej reprezenta<text:span text:style-name="T773">cj</text:span>i czy wspólnego stanowiska, bo właściwie odpowiedź wiąże się z pytaniem jaki będzie pluralizm. Wyda<text:span text:style-name="T774">wał</text:span>o się, że przy formule porozumienia narodowego, która została w pewnym sensie wprowadzona do naszych obrad drogą wspólnego komunikatu z poprzedniego posiedzenia, przyjęliśmy założenie, że ten pluralizm, który chcemy stworzyć będzie pluralizmem kooperatywnym, przy czym będzie to pluralizm kooperatywny w dwóch aspektach. Kooperatywny między związkami które powstają, nurtami związków zawodowych, na wszystkich szczeblach, przy zachowaniu suwerenności i tożsamości.</text:p>
      <text:p text:style-name="P775">I drugie kooperatywny w stosunku do drugiej strony, w tym wypadku nie m<text:span text:style-name="T776">a</text:span><text:s/>dzisiaj pojęcia pracodawców wyodrębnionego w sposób precyzyjny, a więc wobec tych, którzy mają zdolność zarządzania i kierowania zakładem pracy w tym wypadku dyrektorów, a ogólnie można powiedzieć zbiorowego pracodawcy jakim jeszcze wciąż jest państwo<text:span text:style-name="T777">.</text:span></text:p>
      <text:p text:style-name="P778">I tutaj oczywiście interesy są bardzo rozbieżne Jest to zrozumiałe, ponieważ krzyżują się w tym momencie dwa rozwiązania plus dwa różne interesy. Interes po tej<text:s/>stronie, po której ja siedzę jest taki, ażeby dyrekcja zakładu nie miała skonfliktowanych związków, ponieważ tu wiadomo, że prowadzi to do różnego rodzaju turbulencji i drugie, żeby ten dyrektor mógł szybko i sprawnie podejmować swoje decyzje, to znaczy kierować efektywnie zakładem pracy. I to jest interes, który jest - którym kieruje się strona rządowa wydaje<text:s/><text:span text:style-name="T779">t</text:span>o dość oczywiste.</text:p>
      <text:p text:style-name="P780">Po drugiej stronie oczywiście jest sytuacja bardziej skomplikowana, ponieważ mamy dwa, dwie propozycje; propozycja w pewnym sensie oparta na świadomości solidarności związkowej, nie myślę tutaj o solidarności jako<text:s/><text:span text:style-name="T781">„</text:span>Solidarności”, tylko o czymś co łączy pracobiorców po drugiej stronie i jednocześnie propozycja stworzenia pewnej struktury<text:span text:style-name="T782">.</text:span><text:s/>Ponieważ mam rozeznanie jak wygląda to w innych strukturach, szczególnie w krajach które nazywamy kapitalistycznymi, na Zachodzie, które mają poza sobą ponad stuletnią tradycję funkcjonowania związków zawodowych w układach pluralistycznych, chciałbym się takimi dwiema uwagami podzielić. Pierwsza uwaga o charakterze ogólnym mianowicie nigdzie związki zawodowe nie mają tak dużej ilości praw stanowiących<text:span text:style-name="T783">.</text:span><text:s/>Podstawową środkiem przy pomocy, którego oddziałują na całą sferę problemów, które są zapisane w ustawie jako stanowiące prawa, że jest rozwiązywana przy pomocy układów zbiorowych pracy i związek zawodowy wprawdzie nie może być przymuszony do zawarcia układu zbiorowego, niemniej jednak jego zdolność do zawierania tego układu jest jego bardzo ważną cechą.</text:p>
      <text:p text:style-name="P784">W związku z czym wszystkie związki, które istnieją w jakiejś strukturze, a więc w zakładzie pracy, często jest ich więcej, stają się obecne przy stole rokowań, ponieważ jest to ich w<text:span text:style-name="T785">a</text:span>runek w ogóle istnienia. My mamy sytuację paradoksalną, mówiąc szczerze - związek nie musi przychodzić do stołu gnany siłą n<text:span text:style-name="T786">a</text:span>pędową swoich<text:s/>członków, tylko ma to jakby w pe<text:span text:style-name="T787">w</text:span>nym sensie zagwaran<text:span text:style-name="T788">to</text:span>wane, ponieważ do niego musi się zwrócić kierownictwo zakładu pracy prosząc go o określoną pozę, a więc mamy sytuację jakościowo różną<text:span text:style-name="T789">.</text:span></text:p>
      <text:p text:style-name="P790">Druga kwestia wiąże się z możliwością negocjacji, mianowicie jest dość oczywiste właśnie w oparciu o tę świadomość związkową<text:s/><text:span text:style-name="T791">-</text:span><text:s/>że przy wszystkich tego typu sytua<text:span text:style-name="T792">cj</text:span>ach<text:span text:style-name="T793"><text:s/></text:span>tworzy się tak zwany front związkowy<text:s/><text:soft-page-break/>jako coś oczywistego to nie potrzeba wymuszać, tego nie potrzeba stwarzać, ponieważ jest to jakby zakodowane w genach organizacji związkowych, że muszą usiąść wspólnie po drugiej stronie. Jeśli zaś nie usiądą, to tak mają albo nacisk swoich cz<text:span text:style-name="T794">ł</text:span>onków, rzeczywiście sytuacja jest bardzo skomplikowana dla nich, z drugiej strony jeśli będą wprowadzać stan zakłócenia, a taka<text:s/>na przykład<text:s/><text:span text:style-name="T795">W</text:span>.<text:s/><text:span text:style-name="T796">B</text:span>rytania przez długi czas była miejscem tego, że związki zawodowe nie mogły dojść do porozumienia, strajkowały z tego powodu i pewnego dnia zostało to włączone o prawie nazwijmy to dość autorytatywnymi postanowieniami państwa.</text:p>
      <text:p text:style-name="P797"><text:span text:style-name="T798">W</text:span><text:s/>związku z czym jest pytanie, jak znaleźć formułę pluralizmu kooperatywnego, właściwie nie tyle samym pracodawcom, ile między związkami. Odpowiedź teraz spróbujmy przyjrzeć się jak to wygląda, jakie zastosowano rozwiązania. Na ogół w krajach zachodnich, na szczeblu zakładu pracy nie zawiera się porozumień o charakterze układów zbiorowych, jest to stosunkowo wyjątek,<text:s/><text:span text:style-name="T799">p</text:span>onieważ robi się to przeważnie... przede wszystkim najważniejszą częścią jest zbiorowy układ ponadzakładowy, zbiorowy układ pracy, a dopiero potem wypełnia się jego ramy<text:s/>na szczeblu z<text:span text:style-name="T800">a</text:span>kładu. Jest rozwiązanie francuskie, które jakby wymusza zach<text:span text:style-name="T801">o</text:span>wanie się związków zawodowych.<text:s/><text:span text:style-name="T802">W</text:span><text:s/>1982 roku przyjęto ustawę, w której istnieje w każdym zakładzie pracy w momencie kiedy dochodzi do rokowań na temat tej sfery, problemów, które wchodzą w skład zbiorowego układu pracy na szczeblu zakładu, przyjmuje się układ parytatywny, po jednej stronie siedzi taka ilość członków dyrekcji, po drugiej stronie wszystkie związki zawodowe.</text:p>
      <text:p text:style-name="P803">Przy czym dyrekcji nie interesuje, mówię to na przykładzie francuskim, czy związki te dojdą do porozumienia czy nie, ponieważ wystarczy zgodnie z przepisami ustawy podpis jednego związku pod umową zakładową zbiorową - żeby ona była ważna<text:span text:style-name="T804">.</text:span><text:s/>Pozostali,<text:s/><text:span text:style-name="T805">k</text:span>tórzy nie chcą się w tej sprawie mają odmienne zdanie, mają tylko prawo pójść do sądu i tam dalej podważać tę całą ustawę.</text:p>
      <text:p text:style-name="P806">Jest to moim zdaniem bardzo brutalny układ, w który się wymusza określone zachowanie związków zawodowych.<text:s/>Jest taki przykład francuski. Są też inne przykłady, może nie tak rażące, jeśli chodzi o pewne wspólne struktury.<text:s/>Mamy przykład dawny tzw. akcji zespolonej na szczeblu ogólno-federacyjnym w Republice Federalnej Niemiec. Przechodzę do innej struktury, struktury ponadzakładow<text:span text:style-name="T807">ej</text:span>. Akcja zespolona działała w latach<text:span text:style-name="T808">...</text:span><text:s/>na przełomie lat sześćdziesiątych i siedemdziesiątych, i miała ona za zadanie - a została ona powołana ustawą. Tzn. ustawa stworzyła taką perspektywę, taką możliwość do porozumiewania się trzech stron: pracodawców i wszystkich związków zawodowych, przy udziale rządu. I tam próbowano wynegocjować zachowanie się na zasadzie dobrowolności poszczególnych partnerów w określonej sytuacji ekonomicznej. To się w RFN nie udało, aczkolwiek przesłanki ustawowe ku temu istnieją, ta akcja zespolona nie funkcjonuje.</text:p>
      <text:p text:style-name="P809">Istnieje też przykład bardziej pozytywny w Austrii, który nie ma żadnego przepisu na mocy, którego powołuje się komisję parytetową, ale jednak strony, czyli znowu pracodawcy, znowu przedstawiciele rządu oraz przedstawiciele związków zawodowych systematycznie siadają w tej komisji i bez żadnych przesłanek prawnych ustalają wspólną politykę w zakresie cen i dochodów.</text:p>
      <text:p text:style-name="P810">A więc rozwiązań jest dużo, możliwości są o charakterze instytuc<text:span text:style-name="T811">jo</text:span>nalnym i możliwości są te, które wypływają ze świadomości związków zawodowych.</text:p>
      <text:p text:style-name="P812">Stąd też stoi przed nami pytanie, jak to zapisać, ponieważ jesteśmy wszyscy, tak rozumiem, bliscy consensusu, że nam jest potrzebny w chwili obecnej pluralizm kooperatywny. I myślę, że jest jedyną<text:s/><text:soft-page-break/>możliwością, że strona związkowa<text:s/>musi się w tej sprawie porozumieć. Te propozycje, które zostały złożone po tej stronie są tylko nacechowane interesem swojej strony, ale przecież po waszej stronie musi być wspólny front w tej sprawie, który będzie odpowiadał z jednej strony standardom międzynarodowym, a więc nie będzie tworzył ograniczeń, czy jak ktoś tu nazwał kagańców, a z drugiej strony będzie on tworzył przesłankę ku temu pluralizmowi kooperatywnemu, także między związkami, które mają w przyszłości zaistnieć na terenie zakładu, ponadzakładowo, a także w skali ogólnopolskiej.</text:p>
      <text:p text:style-name="P813">Dzięku<text:span text:style-name="T814">ję</text:span><text:s/>uprzejmie.</text:p>
      <text:p text:style-name="P815"><text:span text:style-name="T816">Przewodnicząc</text:span><text:span text:style-name="T817">y</text:span>:</text:p>
      <text:p text:style-name="P818">Dziękuję bardzo. Kto chciałby?</text:p>
      <text:p text:style-name="P819">Kolega Jarliński, proszę.</text:p>
      <text:p text:style-name="P820"><text:span text:style-name="T821">Ob. Janusz Jarliński</text:span>:</text:p>
      <text:p text:style-name="P822">Rzeczywiście zgadzam się z panem Góralskim w pełni, to co mówił. Aczkolwiek zastrzeżenie mo<text:span text:style-name="T823">j</text:span>e jest takie, że mimo wszystko jesteśmy w Polsce w roku 1988... w 1989 w konkretnych uwarunkowaniach i musimy wrócić do rzeczywistości naszej. Ja przepraszam za swoje zdenerwowanie, ale w momencie kiedy sprawa jest o interes ludzi, których reprezentuję, a nie reprezentuję społeczeństwa, ruchu związkowego, tylko małej grupki ludzi, którzy mnie wybrali, no to naturalną jest rzeczą, że podniecam się przy tym.</text:p>
      <text:p text:style-name="P824">Mam propozycję w takim razie do pana Mazowieckiego. Myślę, że rozbijamy się tutaj troszeczkę o słowa o bardzo takie buńczuczne wypowiedzi, natomiast sprawa polega na tym, że dużo łatwiej byłoby znaleźć nam wspólne zdanie,<text:s/><text:span text:style-name="T825">g</text:span>dybyśmy najpierw znaleźli zabezpieczenie przed kierownictwem zakładu pracy, aby nasze rozbieżności związkowe na zakładzie pracy - bo konkurenc<text:span text:style-name="T826">yj</text:span>ność to również są i rozbieżności, i to jest naturalne - żeby te rozbieżności nie były wykorz<text:span text:style-name="T827">ys</text:span>tywane przez kierownictwo zakładu pracy. Jeśli to b<text:span text:style-name="T828">yś</text:span>my znaleźli<text:s/>- ja<text:s/>nie jestem prawnikiem, nie mam pojęcia jak to sformułować - to późniejsza dyskusja byłaby na pewno dużo łatwiejsza.</text:p>
      <text:p text:style-name="P829">Dzięku<text:span text:style-name="T830">ję</text:span>.</text:p>
      <text:p text:style-name="P831"><text:span text:style-name="T832">Przewodnicząc</text:span><text:span text:style-name="T833">y</text:span>:</text:p>
      <text:p text:style-name="P834">Dzięku<text:span text:style-name="T835">ję</text:span><text:s/>bardzo. Proszę bardzo.</text:p>
      <text:p text:style-name="P836"><text:span text:style-name="T837">Ob. Kazimierz Obsadny</text:span><text:span text:style-name="T838">:</text:span></text:p>
      <text:p text:style-name="P839">Ja chciałbym się podzielić w ogóle swoją refleksją jako praktyka, związkowca na temat wspólnej reprezentacji.</text:p>
      <text:p text:style-name="P840">Są tutaj dwie kwestie, czy obligator<text:span text:style-name="T841">yj</text:span>nie czy fakultatywnie? I rozważmy to. Obojętnie, jeżeli będzie to obligatoryjnie, na jakiej zasadzie to będzie wyglądać, czy kto kogo przegłosuje? Jeżeli będziemy mówić rozmowy międzyzwiązkowe. Na jakiej zasadzie wspólne stanowisko?</text:p>
      <text:p text:style-name="P842">Ja bym tu się jednak skłaniał do tej sprawy wspólnej reprezentacji, ten drugi tutaj projekt, fakultatywny. I dałbym tu może taki projekt, że jeżeli z takich czy innych przyczyn część związków - jeżeli ich będą 3,4 w zakładzie<text:s/>- nie<text:s/>podejmie rozmów, uzgodnień, zrobić taki zapis instytucjonalny, że jeden ze związków wzywa pozostałe związki zawodowe do podjęcia rokowań wspólnych w takim czy innym temacie z dyrekcją. Jeżeli związki w okresie dwóch tygodni, miesiąca nie podejmą takich wspólnych rokowań, dany związek sam reprezentuje załogę wobec administrac<text:span text:style-name="T843">ji</text:span>.</text:p>
      <text:p text:style-name="P844">Bo mogą tu zaistnieć różne kwestie. Powiedzmy sobie zakładowe porozumienie płacowe. Wspólną<text:s/><text:soft-page-break/>reprezentac<text:span text:style-name="T845">ją<text:s/></text:span>załogi w tej chwili jest samorząd.<text:s/><text:span text:style-name="T846">I</text:span><text:s/>jak wygląda porozumienie płacowe? Dyrektor wyjdzie z projektem, rada pracownicza da pozytywną opinię, ogólne zebranie jako reprezentant całej załogi - wymóg ustawowy - da także pozytywną opinię, a związki dają negatywną. Związki czy to pojedyncze, mało liczebne - mówimy tutaj np. że w zakładzie jest zrzeszonych 20 proc. załogi w związkach zawodowych - i powiedzmy ten przykład, że jeden ze związków, obo<text:span text:style-name="T847">ję</text:span>tnie czy to mały czy<text:s/>duży wzywa pozostałe do wspólnego stołu. Najpierw wynegocjują związki jakieś stanowisko między sobą, reprezentują je wobec dyrektora. Jeżeli nie podejmą w takim czy innym czasie tych rozmów wspólnych, reprezentuje załogę jeden związek, który wyszedł właśnie z tą inicjatywą.</text:p>
      <text:p text:style-name="P848">Dz<text:span text:style-name="T849">ię</text:span>kuj<text:span text:style-name="T850">ę</text:span><text:s/>bardz<text:span text:style-name="T851">o.</text:span></text:p>
      <text:p text:style-name="P852"><text:span text:style-name="T853">Przewodnicząc</text:span><text:span text:style-name="T854">y</text:span>:</text:p>
      <text:p text:style-name="P855">Dzięku<text:span text:style-name="T856">ję</text:span><text:s/>bardzo. P<text:span text:style-name="T857">r</text:span>oszę, kol. Wujec.</text:p>
      <text:p text:style-name="P858"><text:span text:style-name="T859">Ob</text:span><text:span text:style-name="T860">.</text:span><text:span text:style-name="T861"><text:s/>Henryk Wu</text:span><text:span text:style-name="T862">je</text:span><text:span text:style-name="T863">c</text:span>:</text:p>
      <text:p text:style-name="P864">Ja chciałem jakoś tak wypowiedzieć się, żeby może zbliżyć nasze stanowiska, bo one są w istocie bliskie, mnie się wydaje, bo spieramy się bardziej o słowa<text:span text:style-name="T865">.</text:span></text:p>
      <text:p text:style-name="P866">Mianowicie to, co żeśmy przedłożyli, ta nasza propozycja wychodzi daleko naprzeciw temu, co mówi OPZZ, tzn. o tym, żeby związki zawodowe miały uzgodnione stanowisko i w tych sprawach zawierały porozumienie z dyrekcją, w tych sprawach istotnych.</text:p>
      <text:p text:style-name="P867">Spór idzie o to, czy będzie utworzenie wspólnej reprezentacji związkowej, czy to będzie uzgodnione stanowisko związków zawodowych. Tutaj jest istota sporu. Bo jak państwo zauważyli, w naszej tej nowej propozycji już nie ma tego, czego obawiał się pan Wiśniewski, że odda<text:span text:style-name="T868">je</text:span>my jakby w tych istotnych sprawach to jakby w gestię dyrekcji, że dyrekcja będzie decydować, jeżeli w ciągu miesiąca związki zawodowe nie uzgodnią swego stanowiska. W naszym tym nowym stanowisku w tych ważnych sprawach, tzn. w sprawie umowy zbiorowej, zakładowych systemów wynagradzania, nagród, regulaminów itd. tutaj piszemy, wymaga to uzgodnienia stanowiska związków zawodowych.</text:p>
      <text:p text:style-name="P869">I teraz tak, jeżeli my piszemy, wymaga uzgodnienia stanowiska związków zawodowych, to oczywiście nie przekreślamy wspólnej reprezentacji. Ona istnieje w art. 37<text:span text:style-name="T870">.</text:span><text:s/>Jest to w ustawie<text:s/><text:span text:style-name="T871">w</text:span><text:s/>o związkach zawodowych, jest to zapis fakultatywny, tzn. można coś takiego otworzyć. Natomiast narzucanie w sposób odgórny, że taka reprezentacja musi być, to wiadomo, sami się zgodzicie z nami, że jest to niekorzystne.<text:s/>Narzucanie stanowiska od góry będzie prowadzić do konfliktów. Lepiej jak to będzie oddolnie uzgadnianie. I jak samo powiedzieliście i my mamy tego przykłady, taka rzecz będzie możliwa. Nie trzeba się obawiać z góry, że to od razu będzie tutaj walka, jak pan Wasiljew mówił.</text:p>
      <text:p text:style-name="P872">Tak że właśnie ta możliwość tego uzgodnienia jest lepsza. I ja tu bym apelował do strony OPZZ, żeby zauważyła tą zbieżność tutaj, że jeżeliby w ich stanowisku zamiast tworzenia wspólnej reprezentac<text:span text:style-name="T873">ji</text:span><text:s/>było uzgodnione stanowisko związków zawodowych, to te stanowiska są już bardzo bliskie sobie.</text:p>
      <text:p text:style-name="P874"><text:span text:style-name="T875">Ob. Wiśniewski</text:span><text:span text:style-name="T876">:</text:span></text:p>
      <text:p text:style-name="P877">J<text:span text:style-name="T878">a</text:span><text:s/>mam jedno pytanie, jeśli można?</text:p>
      <text:p text:style-name="P879">Pytanie krótkie, jak koledzy widzą problem prowadzenia rokowań, który jednak istnieje przy dochodzeniu do konkretnych rozwiązań w zakresie zakładowego systemu płacowego i zakładowe<text:span text:style-name="T880">j</text:span>...</text:p>
      <text:p text:style-name="P881"><text:span text:style-name="T882">Ob. Henryk Wu</text:span><text:span text:style-name="T883">j</text:span><text:span text:style-name="T884">ec</text:span>:</text:p>
      <text:soft-page-break/>
      <text:p text:style-name="P885">Ja jeszcze odpowiem, bo pytanie było do mnie. Więc tak samo jak i w waszym stanowisku, tak i w naszym stanowisku nie ma tego. Bo wy macie wspólną reprezentację i też nie wiadomo, jak ją tworzyć, jak te rokowania prowadzić. I tak samo i u nas nie ma. Jest to sprawa pewnej praktyki. Uzgadnianie stanowiska, to jest oczywiste, jak trzeba robić. Jest stanowisko jednego związku, drugiego związku, siadają ze sobą, dyskutu<text:span text:style-name="T886">ją</text:span>, próbu<text:span text:style-name="T887">ją<text:s/></text:span>znaleźć wspólne rozwiązanie. To jest oczywiste. I potem jak znajdują to rozwiązanie, prezentują je dyrekcji. I tutaj właściwie nie ma jakichś trudnych kwestii.</text:p>
      <text:p text:style-name="P888"><text:span text:style-name="T889">Przew</text:span><text:span text:style-name="T890">od</text:span><text:span text:style-name="T891">n</text:span><text:span text:style-name="T892">ic</text:span><text:span text:style-name="T893">ząc</text:span><text:span text:style-name="T894">y</text:span>:</text:p>
      <text:p text:style-name="P895">Dziękuję bardzo. Zanim kol. Liwak,<text:s/>mam jednak taką propozycję. Mianowicie z dotychczasowych wypowiedzi wynika tak, że my tutaj chcemy decydować, w jakiejś formule, która po pierwsze m<text:span text:style-name="T896">a</text:span><text:s/>zbliżone poglądy widzenia, a faktycznie jest spór, czy to inst<text:span text:style-name="T897">yt</text:span>uc<text:span text:style-name="T898">jo</text:span>nalnie, czy nie, chociaż takiego sporu w dotychczasowych wypowiedziach nie widzę<text:span text:style-name="T899">.</text:span></text:p>
      <text:p text:style-name="P900">Natomiast chciałbym się odnieść jednak do pewnych wypowiedzi przedstawicieli strony rządowej. Sprawy indywidualne pracowników myśmy rozstrzygnęli na poprzednim spotkaniu. Jest to sprawa związku, do którego należy lub ten, który nie należ<text:span text:style-name="T901">y</text:span><text:s/>wyboru związku.<text:s/>Czyli ta sprawa już nie jest poza sprawami wspólnej reprezenta<text:span text:style-name="T902">cji.</text:span></text:p>
      <text:p text:style-name="P903">Natomiast jeśli chodzi o tę wspólną reprezenta<text:span text:style-name="T904">cj</text:span>ę to przyznam się, że tutaj mnie trochę dziwi sprawa próbowania wyłuskania z dotychczasowej ustawy rzeczy stanowiących dla związków zawodowych. Wszelkie porównania z RFN, Austrią gdziekolwiek przy naszych warunkach życia są porównania nie wytrzymującymi krytyki. Funkcje obronne związków zawodowych one są podstawowymi, bo jest taka sytuacja. Dlatego też uważam, że my rozmawiając o tych sprawach powinniśmy pamiętać o załodze, a jeżeli tak, ja mówiłem o pewnej propozycji, mediacji w wypadku nie dochodzenia ze strony struktur ponadzakładowych, ale jeszcze jest jedna formuła, o której do tej pory<text:s/>zapomnieliśmy, a może wtedy referendum załogi, czyli tych których ta sprawa dotyczy? Żeby uniknąć tych konfliktowych historii jest to sprawa stosunkowo szybka i tutaj przy działających związkach można bardzo szybko rozpisać i niech załoga się wypowie. To jest ten podmiot wobec którego występujemy.</text:p>
      <text:p text:style-name="P905">I byłoby to chyba najbardziej demokratyczne, jak mnie tutaj sąsiad podpowiada. I wreszcie ostatnia sprawa do pana Góralskiego.</text:p>
      <text:p text:style-name="P906">Przyznam się<text:s/><text:span text:style-name="T907">-</text:span><text:s/>że jak słyszę o tym - a mam obowiązek wierzyć stwierdzeniom profesora, co jest niezgodne z konwencjami MOP-u to Francja nie podpisuje konwencji<text:s/><text:span text:style-name="T908">M</text:span>OP, jeżeli wymusza pewne rzeczy, czy nie obowiązuje tam, bo mówione było wymuszenie pewnych działalności związków<text:span text:style-name="T909">,</text:span><text:s/>ze względu na to, że nie jesteśmy biegli<text:s/><text:span text:style-name="T910">-</text:span><text:s/>mówię w tych sprawach, chciałbym mieć - jednym wolno, drugim nie wolno jak to jest w końcu?</text:p>
      <text:p text:style-name="P911">I teraz prosiłb<text:span text:style-name="T912">ym</text:span><text:s/>o głos kolega Liwak.</text:p>
      <text:p text:style-name="P913"><text:span text:style-name="T914">Ob. Anatol W</text:span><text:span text:style-name="T915">asi</text:span><text:span text:style-name="T916">lj</text:span><text:span text:style-name="T917">ew</text:span>:</text:p>
      <text:p text:style-name="P918">Uprzej<text:span text:style-name="T919">m</text:span>ie proszę o spowodowanie skreślenia z pr<text:span text:style-name="T920">ot</text:span>oko<text:span text:style-name="T921">ł</text:span>u<text:s/>passusu<text:s/>pana Wujca, że Wasiljew mówił o walkach międzyzwiązkowych, między związkami. Nic takiego dzisiaj nie mówiłem.</text:p>
      <text:p text:style-name="P922">Dziękuję.</text:p>
      <text:p text:style-name="P923"><text:span text:style-name="T924">Przewodniczący</text:span>:</text:p>
      <text:p text:style-name="P925"><text:span text:style-name="T926">P</text:span>r<text:span text:style-name="T927">os</text:span>zę bardzo teraz kolega Liwak.</text:p>
      <text:soft-page-break/>
      <text:p text:style-name="P928"><text:span text:style-name="T929">O</text:span><text:span text:style-name="T930">b. Władysław Liwak</text:span>:</text:p>
      <text:p text:style-name="P931">Najpierw chciałem odnieść się do tej wspólnej reprezenta<text:span text:style-name="T932">cji</text:span><text:s/>związkowej, jako że sądzę również - że zbliżamy się do jakiegoś porozumienia. Otóż trzeba zwróci<text:span text:style-name="T933">ć</text:span><text:s/>uwagę, że meritum w tym problemie to jest właśnie to wspólne stanowisko związków zawodowych, natomiast kwestia w jaki sposób się do tego stanowiska dojdzie, jest kwestią formy,<text:s/><text:span text:style-name="T934">fo</text:span>rmalno-techniczną i oczywiście w tej chwili z różnych przyczyn choćby ze względu na brak doświadczeń nie wiadomo jak one się ułożą, trudno by było i nie powinno się tej kwestii czysto technicznej rozstrzygać w ustawie<text:span text:style-name="T935">.</text:span></text:p>
      <text:p text:style-name="P936">To jest jedno. Było tutaj pytanie, któregoś z kolegów w jaki sposób to się ma odbywać w zakładzie pracy. Otóż z moich doświadczeń wynika, w tej chwili na przykład takie rokowania płacowe trwają w Hucie Stalowa Wola, w zakładzie gdzie<text:s/><text:span text:style-name="T937">„</text:span>Solidarność”<text:s/>jest już jakoś liczącym się związkiem, ale to są również doświadczenia i z lat 1980-1981, że dyrekcja po prostu zaprasza obydwa, czy jak będzie trzy czy więcej związków do wspólnego stołu i rozmawia się, tak to zwykle w praktyce bywa. Oczywiście nie wykluczone są inne formy, jak na przykład, że najpierw spotkają się dwa czy trzy związki, uzgodnią jakieś stanowisko i b<text:span text:style-name="T938">ę</text:span>dą wspólnie wobec administrac<text:span text:style-name="T939">ji</text:span>, ale jak sądzę w początkowym okresie to chyba ta formuła będzie przeważać. No są czy będą jakieś między tymi związkami jakieś brak ufności, jakiś czy tego typu wynikające z przeszłości zastrzeżenia, więc najpełniej w ten sposób mogłoby się to odbywać, że dyrekcja będzie wspólnie prosić i wtedy do stołu - i wtedy nie ma zwykle zastrz<text:span text:style-name="T940">e</text:span>że<text:span text:style-name="T941">ń</text:span>, nie powinno być, zwłaszcza jeśli będą te mechanizmy wymuszające, to wspólne porozumienie.</text:p>
      <text:p text:style-name="P942">Tak że sądzę, że tutaj powinniśmy zastanawiać się nad meritum, a nie nad kwestiami technicznymi. To lepiej zostawić praktyce.</text:p>
      <text:p text:style-name="P943">Natomiast co do tego meritum. Oczywiście tutaj według propozycji zwłaszcza rządowej jest to bardzo za którą przemawiają argumenty choćby tego typu, że niektóre sprawy nie mogą czekać, muszą być rozstrzygane, muszą być rozstrzygnięte natomiast brak wspólnego stanowiska mógłby na długi czas zablokować rozwiązanie czy podjęcie jakiejś koniecznej decyzji. To oczywiste, ale formuły rozstrzygnięcia mogą być przecież bardzo różne. Tutaj przewodniczący delegacji OPZZ jedną z takich formuł przedstawił<text:s/><text:span text:style-name="T944">-</text:span><text:s/>może być to referendum. Może być to odwołanie się do organów samorządu, zostawienie im, może być to jak to zostało sformułowana oddane do decyzji dyrektora. Można przyjąć również i formułę związku, czy związków reprezentatywnych, a więc takich, które zrzesz<text:span text:style-name="T945">ą</text:span><text:s/>większość załogi większość pracowników w danym zakładzie pracy<text:span text:style-name="T946">.</text:span><text:s/>Czy załóżmy, że mamy trzy związki, dwa uzgodniły stanowisko, zrzeszają ponad 60% załogi i one mogłyby wówczas<text:s/><text:span text:style-name="T947">-</text:span><text:s/>ich stanowisko winno być wydaje się przyjęte jako rozstrzyg<text:span text:style-name="T948">aj</text:span>ące. Więc te formuły to jest chy<text:span text:style-name="T949">b</text:span>a tutaj problem kluczowy i n<text:span text:style-name="T950">aj</text:span>ważni<text:span text:style-name="T951">ej</text:span>szy.</text:p>
      <text:p text:style-name="P952">Dziękuję.</text:p>
      <text:p text:style-name="P953"><text:span text:style-name="T954">Przewodniczący</text:span>:</text:p>
      <text:p text:style-name="P955">Dziękuję bardzo. Mam<text:s/><text:span text:style-name="T956">tak</text:span>ą techniczną jedną prośbę, dlatego że my tu otrzymujemy różne materiały. Ja bym prosił jednak, żeby powiedzieć czyje to są materiały, bo jest tutaj tekst, ja rozumiem, że otrzymałem od kolegów z<text:s/><text:span text:style-name="T957">„</text:span>Solidarności”, że to jest...</text:p>
      <text:p text:style-name="P958"><text:span text:style-name="T959">O</text:span><text:span text:style-name="T960">b. Aleksander Kwaśniewski</text:span>:</text:p>
      <text:p text:style-name="P961">Ja przepraszam, że bez wcześniejsz<text:span text:style-name="T962">ej</text:span><text:s/>zapowiedzi przekazałem ten załącznik, on jest długi dlatego chciałem z pewnym wypr<text:span text:style-name="T963">ze</text:span>dzeniem, żeby można było kolegom przekazać - natomiast skoro zostało to<text:s/><text:soft-page-break/>wywołane, chcę powiedzieć, tak: słusznie pan Wujec zauważa, że istnieje małżeństwo z miłości, istnieje także z rozsądku. Istnieją udane i nie udane. Ale świat również bywa może być albo chciel<text:span text:style-name="T964">i</text:span>byśm<text:span text:style-name="T965">y</text:span>, żeby był idealny, a jest realny.<text:s/><text:span text:style-name="T966">I</text:span><text:s/>w tym idealny świecie my możemy przyjąć, że możliwe jest harmonijne współdziałanie związków zawodowych<text:span text:style-name="T967">,</text:span><text:s/>dobra współpraca z kierownictwem, że wszystko odbywa się bezkonfliktowo, dla dobra i załogi, i przedsiębiorstwa itd., itp. Natomiast jest świat realny, który taki jaki jest to mniej więcej dzisiaj mamy okazję widzieć i tutaj chcemy jako strona rządowa po prostu zaproponować rozwiązania, które będą logiczne, które nie będą w niczym ograniczać związkowych wolności i praw, n<text:span text:style-name="T968">ato</text:span>miast z drugiej strony nie będą również paraliżować możliwości działania<text:s/></text:p>
      <text:p text:style-name="P969">przedsiębiorstw. Przedstawiliśmy ten załącznik,<text:s/><text:span text:style-name="T970">ż</text:span>eby mieć świadomość do jakiego stopnia jesteśmy krajem związkowym i jak wiele z decyzji pod<text:span text:style-name="T971">ej</text:span>mowanych na szczeblu przedsiębiorstwa wymaga zgodnie z obowiązującymi przepisami uzgodnienia ze związkami zawodowymi w drugiej części te<text:span text:style-name="T972">j<text:s/></text:span>listy są decyzje, które wymagają konsultacji.</text:p>
      <text:p text:style-name="P973">Gdyby uznać, że ta materia jest tak skomplikowana i tak trudno będzie znaleźć tutaj wspólne zdanie związków zawodowych, że będzie to ograniczało możliwość efektywnego działania wszystkich stron w zakładzie pracy, to przecież my też nie będziemy się upierać gdyby szanowni koledzy związkowcy zaproponowali wyra<text:span text:style-name="T974">ź</text:span>ne skrócenie tej listy i rezygnację z wielu zapisów, które może nie są tak istotne. I tu nie ukrywam, że jest to z naszej strony bardzo uczciwe postawienie sprawy, bowiem wydaje się, że szczególnie wobec pluralizmu związkowego i konieczności uzgadniania, jak to pan Kaczyński proponuje w tym us<text:span text:style-name="T975">tę</text:span>pie 2 tych spraw ze wszystkimi związkami, zakład<text:span text:style-name="T976">aj</text:span>ą<text:span text:style-name="T977">c</text:span>,<text:s/><text:span text:style-name="T978">ż</text:span>e nie będą te dwa związki, a może być jak słusznie tutaj mówią więcej, oznaczałoby, że trzeba tworzyć całą strukturę w kierownictwie przedsiębiorstwa, która będzie wyłoniona w celu negocjacji poszczególnych kwestii ze związkami zawodowymi.</text:p>
      <text:p text:style-name="P979">Ale my tego - musiałby być specjalny zastępca dyrektora do spraw związków zawodowych, mediacji, negocjac<text:span text:style-name="T980">ji</text:span><text:s/>i prowadzenia wszystkich tych uzgodnień. Ale to tak trochę już wybiegam w przyszłość,<text:s/><text:span text:style-name="T981">m</text:span>oże patrzę na to zbyt surowo.</text:p>
      <text:p text:style-name="P982">Natomiast jest niewątpliwe, że są sprawy zasadnicze gdzie wspólna reprezenta<text:span text:style-name="T983">cj</text:span>a jest niezbędna, czy wspólne stanowisko, chodzi głównie o kwestie płacowe i gdzie musimy absolutnie dzisiaj już wiedzieć i zapisać w prawie co jeżeli tego wspólnego stanowiska nie ma<text:span text:style-name="T984">.</text:span><text:span text:style-name="T985"><text:s/></text:span>I tu nie chodzi o ograniczenie związkowych praw, tylko chodzi o to, że po prostu musi być jasność, w jakim trybie to wspólne stanowisko jest uzyskane, bo jeżeli założymy, że poprzez złą wolę powiedzmy iluś tam ludzi, bo może się zdarzyć wśród tych tysięcy przedsiębiorstw w Polsce i taki przypadek, do takiego wspólnego stanowiska nie dochodzi, to co? To tworzymy sobie specjalny konflikt, fundujemy,<text:s/><text:span text:style-name="T986">k</text:span>tóry po prostu ma udowodnić, że pluralizm związkowy nie jest dobrym sposobem na rozwiązywanie problemów przedsiębiorstwa?</text:p>
      <text:p text:style-name="P987">A wi<text:span text:style-name="T988">ę</text:span>c musi być jasno powiedziane w jakim trybie jest ta rzecz kontynuowan<text:span text:style-name="T989">a.</text:span><text:s/>Decyzja musi być podjęta, jest podjęta, traktujemy ją tymczasowo, rokowania trwają, ale nie wyobrażamy sobie, że po tej sytuacji, kiedy związki nie dogadały się, kiedy dyrektor - musiał podjąć decyzję, one idą do siebie i wtedy następuje zjednoczenie na gruncie protestu przeciwko kierownictwu i dyrektorowi i mamy akcję protestacyjną.</text:p>
      <text:p text:style-name="P990">To była intencja propozycji naszego zapisu, naszym zdaniem bardzo delikatnego i w niczym nie<text:s/><text:soft-page-break/>ograniczającego tych przypisanych praw. Natomiast, no, niestety jest to gwarancja z której my w żaden sposób wycofać się nie możemy. Mu<text:span text:style-name="T991">si</text:span>m<text:span text:style-name="T992">y</text:span><text:s/>to być jasno zapisane, co, jeżeli z różnych względów takiego wspólnego stanow<text:span text:style-name="T993">i</text:span>ska nie ma.</text:p>
      <text:p text:style-name="P994">Mało tego, chcę szanownym kolegom powiedzieć, że moim zdaniem, bo tu często powołujemy s<text:span text:style-name="T995">ię</text:span><text:s/>na reakcje społeczne,<text:span text:style-name="T996"><text:s/></text:span>reprezenta<text:span text:style-name="T997">cj</text:span>e społeczeństwa itd., moim zdaniem to stanowisko z punktu widzenia społecznego jest zrozumiałe. Jest zrozumiałe, bo ludzie także chcieliby wiedzieć, co jeżeli tutaj do takiego wspólnego stanowiska nie dochodzi. Jesteśmy, sądzę, jako zespół zobowiązani takiej odpowiedzi udzielić.</text:p>
      <text:p text:style-name="P998">To jest kwestia pierwsza. Druga, to są wszystkie pozostałe sprawy, o których mówimy w ustępie drugim. My przyjmujemy formułę, która była przecież w zespole roboczym opracowana, uważamy ją za wychodzącą naprzeciw stanowisku związków zawodowych, ale również z gwarancją taką, że decyzje mogą być p<text:span text:style-name="T999">o</text:span>d<text:span text:style-name="T1000">ej</text:span>mowane i nie mogą te podjęte decyzje wobec braku zgody związków zawodowych być przedmiotem sporu zbiorowego, bo inaczej to właściwie to wracamy do punktu<text:s/>wyjścia i wszystkie te regulacje nie mają sensu, bo się okazuje, że czego by ta dyrekcja zakładu pracy nie zrobiła, to i tak to może być oprotestowane i tak. Dlatego też chcę powiedzieć, nie negując konieczności poszukiwania dodatkowych rozwiązań, że ta re<text:span text:style-name="T1001">d</text:span>ak<text:span text:style-name="T1002">cj</text:span>a, którą zaproponował pan doktor Kaczyński nie może być przez nas zaakceptowana. Szczególnie jeśli chodzi o ustęp pierwszy, jasne określenie konsekwencji jeżeli wspólnego stanowiska, bądź wspólna reprezentacja do wspólnego stanowiska nie dochodzi. Zgadzamy się, że oczywiście kwestia praktyki będzie rozstrzygać sposób negocjacji, rokowań, dogadywania się itd., itd. Natomiast musimy mieć w tych kwestiach absolutną jasność i to nie ze względu na ułatwianie sobie życia, czy rządowi, czy administracji gospodarcz<text:span text:style-name="T1003">ej</text:span>, czy przedsiębiorstwu, ale ze względu na pewien porządek, logikę tych działań, które będą przez zwią<text:span text:style-name="T1004">zk</text:span>i zawodowe podejmowane w przedsiębiorstwie<text:span text:style-name="T1005">.</text:span></text:p>
      <text:p text:style-name="P1006">Dziękuję.</text:p>
      <text:p text:style-name="P1007"><text:span text:style-name="T1008">Lech Kaczyński</text:span>:<text:s/></text:p>
      <text:p text:style-name="P1009">Chciałem się zapytać, czy panu chodzi o sprawę decyzji tymczasowej, która była w zapisie grupy roboczej? Czy panu chodzi o sprawę zakazu rozpoczynania sporu zbiorowego? Bo to są dwie, oddzielne rzeczy. Czy chodzi o obydwie?</text:p>
      <text:p text:style-name="P1010"><text:span text:style-name="T1011">Aleks</text:span><text:span text:style-name="T1012">a</text:span><text:span text:style-name="T1013">nder Kwaśniewski</text:span>:</text:p>
      <text:p text:style-name="P1014">O obydwi<text:span text:style-name="T1015">e.</text:span></text:p>
      <text:p text:style-name="P1016"><text:span text:style-name="T1017">L</text:span><text:span text:style-name="T1018">ech Kaczyński</text:span>:</text:p>
      <text:p text:style-name="P1019">O obydwie. Dziękuję.</text:p>
      <text:p text:style-name="P1020"><text:span text:style-name="T1021">Romuald Sosnowski</text:span>:</text:p>
      <text:p text:style-name="P1022">Dzięku<text:span text:style-name="T1023">ję</text:span><text:s/>bardzo. Kolega Krzyżanowski chciał mówić. Aż przyszedł do mnie i mówi, że ręki nie widzę. Tak że przepraszam bardzo, panie profesorze.</text:p>
      <text:p text:style-name="P1024"><text:span text:style-name="T1025">Jacek Krzyżanowski</text:span>:</text:p>
      <text:p text:style-name="P1026">Ja, oczywiście, nie będę przypominał swojego rodowodu związków autonom<text:span text:style-name="T1027">ic</text:span>znych, ale tak się złożyło, że ja już działałem w tym pluralizmie, gdzie były trzy związki w zakładzie i dlatego spróbuję powiedzieć, może nie tyle wspominając jak to było, ale jaki mam pogląd w chwili obecnej<text:span text:style-name="T1028">.</text:span><text:span text:style-name="T1029"><text:s/></text:span>Otóż, ja myślę, że tutaj strona OPZZ ma pełną świadomość przypadku<text:s/>niezaistnienia<text:s/>jakiejś reprezentacji w takich, czy innych kwestiach, czy w ogóle, iż może dochodzić do różnego rodzaju manipulacji ze strony dyrekcji przedsiębiorstw<text:span text:style-name="T1030">.</text:span><text:s/>I ja<text:s/><text:soft-page-break/>chcę powiedzieć właśnie jako ten praktyk, do dzisiaj przecież jestem w zakładzie i tamten okres pamiętam, gdzie dyrektor zupełnie zręcznie mógł napuszcza<text:span text:style-name="T1031">ć</text:span><text:s/>wzajemnie związkowców na siebie<text:span text:style-name="T1032">.</text:span><text:s/>I to czyniono w wielu zakładach. Dochodziło wówczas i my nie możemy po prostu dzisiaj dopuścić<text:s/><text:span text:style-name="T1033">d</text:span>o tego, aby dzielić siły robotników, czyli po prostu związki zawodowe, żeby ta siła się rozkładała, a tym samym po prostu było dosyć łatwo dyrygowanie, czy kierowanie przedsiębiorstwem przez dyrektora przedsiębiorstwa.</text:p>
      <text:p text:style-name="P1034">Oczywiście złośliwie móg<text:span text:style-name="T1035">ł</text:span>bym odpowiedzieć, że jeżeli był minister do spraw związków zawodowych, dlaczego by nie miało być dyrektora do spraw związków zawodowych, no ale oczywiście proszę to potraktować jako żart. Natomiast uważam, że powinniśmy doprowadzić, bo ja też<text:s/><text:span text:style-name="T1036">t</text:span>wierdzę, że jesteśmy dosyć blisko w tych kwestiach, tylko cały czas dziwi mnie stanowisko takie, iż atakowana jest jak gdyby wspólna reprezentacja, no, natomiast uważam, że tu obie strony związkowe, że tak się wyrażę powinny bardziej zaatakować stanowisko przedstawione przez stronę rządową mówiącą o tym, iż nie może być sporów zbiorowych w przypadku braku wspólnego stanowiska, czy że dyrekto<text:span text:style-name="T1037">r</text:span><text:s/>mógłby sam rozstrzygać niektóre<text:s/>kwestie. Jest to moim zdaniem to samo, zresztą dotyczyło propozycji, którą kolega Liwak zgłosił, że rozstrzygałby samorząd, czy powiedzmy jeżeli dwa związki się dogadały, to jeden jest nieistotny. Ja osobiście uważam, że byłoby to zabieranie uprawnień związkom zawodowym, a także jaka to byłaby wolność tego jednego związku gdyby dwa się dogadały i bez niego to uzgodniły.</text:p>
      <text:p text:style-name="P1038">Natomiast osobiście uważam, że to rozstrzygnięcie najlepiej by zostało zawarte poprzez propozycję, którą przewodniczący naszej delegacji tutaj zgłosiły czyli na przykład, referendum całej załogi. Uważam, że jest to bardzo demokratyczny sposób.</text:p>
      <text:p text:style-name="P1039">Stąd uważam, iż powinniśmy zwrócić uwagę na to, aby jednak w sprawach dotyczących uzgodnień ze związkiem zawodowym zapisanych w obecnej ustawie, jednak była powoływana reprezentacja. I ja chcę jeszcze jedną rzecz powiedzieć. Drodzy państwo, my tutaj też jesteśmy pewną reprezentacją. Z różnych przyczyn się tutaj znaleźliśmy, ale jesteśmy tą reprezentacją. I w związku z tym patrząc nawet na to, na nasze debaty tutaj, myślę, że możemy sobie dosyć łatwo wyobrazić rozmowy w zakładzie pracy.</text:p>
      <text:p text:style-name="P1040"><text:span text:style-name="T1041">W</text:span><text:s/>związku z tym ja nie widzę tutaj jakiegoś niebezpieczeństwa, czy zmuszania. Uważam po prostu, że w<text:s/><text:span text:style-name="T1042">s</text:span>p<text:span text:style-name="T1043">r</text:span>awach newralgicznych, nie chciałbym się wyrazić, że powinniśmy my tuta<text:span text:style-name="T1044">j<text:s/></text:span>poniekąd rozstrzygnąć, że ci ludzie powinni jednak usiąść do stołu, ale dobrze by było, żeby w tych sprawach, w których wymagane jest uzgodnienie ze związkiem zawodowym, aby jednak ta reprezentacja była powoływana.</text:p>
      <text:p text:style-name="P1045">I zgadzam się z kolegą Wujcem tutaj, że no, nie mamy<text:s/>w tej chwili tego technicznego rozstrzygnięcia jak to się jeszcze powinno odbywać.<text:s/><text:span text:style-name="T1046">A</text:span>le myślę, że powinniśmy zgodzić się co do tego, że w ogóle ta reprezenta<text:span text:style-name="T1047">cj</text:span>a powinna być powołana w tych podstawowych kwestiach. Stąd mówiąc o podstawowych nie mogę także zgodzić się<text:span text:style-name="T1048">,</text:span><text:s/><text:span text:style-name="T1049">z</text:span><text:s/>ostatnią propozycją, która była przedstawiona, bowiem do tych podstawowych kwestii należy także wymieniony w ustępie drugim fundusz socjalny i mieszkani<text:span text:style-name="T1050">ow</text:span>y. W związku z tym proponowałby takie bardziej ogólne stwierdzenie w sprawach w których wymagane jest uzgodnienie ze związkiem zawodowym.</text:p>
      <text:p text:style-name="P1051">Dziękuję bardzo.</text:p>
      <text:p text:style-name="P1052"><text:span text:style-name="T1053">Romuald Sosnowski</text:span>:</text:p>
      <text:p text:style-name="P1054">Dziękuję. Proszę.</text:p>
      <text:p text:style-name="P1055"><text:span text:style-name="T1056">Aleksander Kwaśniewski</text:span>:</text:p>
      <text:soft-page-break/>
      <text:p text:style-name="P1057">Ja rozumiem, chcę tylko wyjaśnić, że ze strony rządowej w trakcie, związki zawodowe mamy przyjemność dyskutowania, ale proszę nie przekręcać tych myśli, które wyrażamy.</text:p>
      <text:p text:style-name="P1058">My mówimy o tym przepisie tylko w warunkach, kiedy tego wspólnego stanowiska nie ma. A więc chodzi po prostu o to, aby przedsiębiorstwo mogło działać, mogło pracować. Z formalnych względów. My w niczym nie chcemy przeszkadzać takiemu wspólnemu stanowisku. Uważamy, że dowolność powinna panować co do dochodzenia. Natomiast jeśli go nie ma, co robić? Zatrzymać produkcję? Tylko tego elementu to d<text:span text:style-name="T1059">ot</text:span>yczy, a nie ograniczenia swobód związkowych, o które jesteśmy tutaj posądzani.</text:p>
      <text:p text:style-name="P1060"><text:span text:style-name="T1061">Romuald Sosnowski</text:span>:</text:p>
      <text:p text:style-name="P1062">Dziękuję bardzo.</text:p>
      <text:p text:style-name="P1063">Z tym, że mówiliśmy tutaj także mówiąc o referendum, że kiedy nie ma zgody, to wtedy jest referendum. Bardzo proszę, profesor prosił o głos.</text:p>
      <text:p text:style-name="P1064"><text:span text:style-name="T1065">Tad</text:span><text:span text:style-name="T1066">e</text:span><text:span text:style-name="T1067">usz Zieliński</text:span>:</text:p>
      <text:p text:style-name="P1068">Mnie się wydaje, że istotnie dochodzi do zbliżenia stanowisk pomiędzy n<text:span text:style-name="T1069">a</text:span>szą stroną a stanowiskiem OPZZ w sprawie tzw., tak bym to nazwał, zastępczych kompetencji organów przedsiębiorstw. Myślę,<text:s/><text:span text:style-name="T1070">ż</text:span>e po przedłożeniu nowej wersji przez kolegę Kaczyńskiego nie ma już w tej chwili wątpliwości, że nasza strona wypowiada się za tym, by tych zastępczych kompetencji organy przedsiębiorstw, w szczególności kierownik zakładu pracy nie miał. To znaczy w żadnym przypadku, kiedy nie doszło do uzgodnienia nie może kierownik zakładu pracy nawet na okres tymczasowy, wydawać jakichś decyzji.</text:p>
      <text:p text:style-name="P1071">Muszę powiedzieć, że ja chciałbym jako prawnik poprzeć zdecydowanie tę nową formułę, że zawarcie porozumienia o wprowadzeniu zakładowego systemu wynagradzania, zakładowej umowy zbiorowej, a także ustaleń obowiązu<text:span text:style-name="T1072">ją</text:span>cych w zakładzie regulaminów nagród i premiowania, wymaga uzgodnionego stanowiska związków zawodowych.</text:p>
      <text:p text:style-name="P1073">Rodzi się pytanie, co się stanie jeśli tego uzgodnionego stanowiska nie ma<text:span text:style-name="T1074">.</text:span><text:s/>To jest pytanie podstawowe, które się przewija w dzisiejszej dyskusji, wczoraj było naturalnie także cały czas przedmiotem dyskusji. Otóż ogólny system umowny, jeżeli do powstania umowy, do powstania jakiegoś porozumienia, na przykład umowy zbiorowej, potrzebne jest zgodne oświadczenie dwóch lub więcej stron, to jeżeli jeden z partnerów nie chce do tej umowy przystąpić na określonych warunkach, to przecież nie może być tak, że ta druga strona w danym przypadku kierownik zakładu pracy, swym jednostronnym oświadczen<text:span text:style-name="T1075">ie</text:span>m, jednostronnym dyktatem zastępuje dwustronne lub wielostronne oświadczenie woli.</text:p>
      <text:p text:style-name="P1076">Jeżeli ma być zawarte zakładowe porozumienie płacowe, zakładowa umowa zbiorowa, której sygnatariuszem ma być strona związkowa, dwa lub więcej związków zawodowych, no to w żadnym wypadku nie może z prawnego punktu widzenia być tak, aby kierownik zakładu pracy powiedział, no to wobec tego zamiast tej dwustronnej czynności prawnej, zamiast tej umowy, zamiast tego porozumienia będzie teraz moja decyzja.</text:p>
      <text:p text:style-name="P1077">Ja myślę, że byłoby to dziwne z prawnego punktu widzenia, gdyby taka konstrukcja prawna zupełnie niespotykana w systemie umownym w naszej kulturze prawnej została wprowadzona. Naturalnie, pytanie, co się dzieje? Trzeba tutaj wierzyć, że związki zawodowe działające w zakładzie pracy będą miały na względzie interes pracowników i muszą się po prostu dogadać, tak jak jest to w ogóle w systemie umownym.</text:p>
      <text:soft-page-break/>
      <text:p text:style-name="P1078">Druga sprawa, co do której nie ma jak do tej pory, ale sądzę, że będzie, zgody między naszym stanowiskiem a stanowiskiem OPZZ - sprawa rokowań. I tu pan Wiśniewski mówi, co będzie, jak to z tymi rokowaniami, jak one będą przebiegały? Ja tutaj krótko się ograniczę właściwie do poparcia wypowiedzi pana L<text:span text:style-name="T1079">iw</text:span>aka, który powiedział wyraźnie, wtedy to są różne formy. Moim zdaniem także może wchodzić w grę owe referendum, o którym mówił pan przewodniczący.<text:s/>Dlaczego nie? Jeżeli związki zawodowe dobrowolnie, zgodnie z zasadą wolności związkowe<text:span text:style-name="T1080">j</text:span><text:s/>postanowią, że niech się w sprawie wypowie załoga, to przecież i referendum może wchodzić w grę<text:span text:style-name="T1081">.</text:span></text:p>
      <text:p text:style-name="P1082">Ja tylko podkreślam z całym naciskiem, opierając się na dokumentach Międzynarodowej Organizacji Pracy, żadnego przymusu, w żadnym przypadku, przymusu być nie może na jakąkolwiek organizację związkową. Wszelkie dobrowolne formy i powiedziałbym formy, jakie sobie swobodnie związki zawodowe przybiorą. Natomiast obawiam się, że istnieje tutaj ciągle ta wiara w omnipotencję prawa, że prawem się wszystko ureguluje. Ta wiara towarzyszyła twórcom ustawy z 8 października 1982 r. i doprowadziła do tego, że mamy dzisiaj ustawę chyba najbardziej kazui<text:span text:style-name="T1083">styc</text:span>zną na świecie, gdy idzie o regulacje ruchu związkowego. Więc trzeba tę ustawę raczej ograniczyć, trzeba ją zmniejszyć, trzeba wyeliminować te kazuistyczne przepisy. A tutaj słyszymy, że miałaby - tak rozumiem propozycje pana Wiśniewskiego - miałoby dojść<text:s/><text:span text:style-name="T1084">je</text:span>szcze do dodatkowego uzupełnienia t<text:span text:style-name="T1085">ej</text:span><text:s/>ustawy jakimiś chyba szczegółowymi przepisami o prowadzeniu rokowań. Proszę państwa, życie jest bogatsze niż prawo. Wszyscy sobie z tego zdajemy sprawę. A ludzie doświadczeni w prawach ruchu związkowego wiedzą to najlepiej.</text:p>
      <text:p text:style-name="P1086">Jeżeli nawet tutaj, w tej ustawie o związkach zawodowych określimy pewne formy rokowań zbiorowych, to jestem nawet tego pewien, że z całą pewnością niektóre się wymkną, niektóre nie będą podane, trzeba po prostu zostawić stronom,<text:s/>trzeba wierzyć w jakiś rozsądek tych ludzi pracy, a nie zmuszać ich do prowadzenia rokowań w określonych formach.<text:s/><text:span text:style-name="T1087">A</text:span><text:s/>w szczególności nie można dopuścić do tego, aby ta jedna forma mogła być tylko przyjęta, mianowicie wspólna reprezentacja związkowa. Przecież mogą być inne formy. Dlaczego musi być wspólna reprezentac<text:span text:style-name="T1088">ja</text:span>? Musi. Ja jestem przeświadczony, że wielokrotnie będzie wspólna reprezentacja związkowa, z całą pewnością. Ale nie można przesądzić w ustawie, bo byłoby to bardzo poważne, w moim przekonaniu naruszenie konwencji 98 tym razem Międzynarodowej Organizacji Prac<text:span text:style-name="T1089">y</text:span>, która przewiduje, że rokowania prowadzi się w formach swobodnie obranych przez partnerów. I nie można tego określić ściśle przepisami.</text:p>
      <text:p text:style-name="P1090">Propozycja pana ministra Kwaśniewskiego. Jeżeli w naszym obecnym zapisie nie przewiduje się owych zastępczych kompetencji organów przedsiębiorstw, to ja myślę, że ta koncepcja nawet w ogóle staje się bezprzedmiotowa, bowiem według tego co pan minister proponuje, przedmiotem sporu zbiorowego nie mogłoby być podjęte w związku z brakiem wspólnego stanowiska tymczasowe rozstrzygnięcie, o którym mowa w tym artykule ni<text:span text:style-name="T1091">ez</text:span>apisanym jeszcze.</text:p>
      <text:p text:style-name="P1092">Wypowiadamy się przeciwko temu tymczasowemu rozstrzygnięciu z przyczyn, o których mówiłem, także jurydycznych, że musi dojść do umowy. I tu kierownik zakładu pracy nie może tymczasowego rozstrzygn<text:span text:style-name="T1093">ię</text:span>cia wydać. W tych warunkach cała sprawa sporu zbiorowego dotyczącego tymczasowego rozstrzygnięcia staje się po prostu bezprzedmiotowa, przy naszym oczywiście założeniu<text:span text:style-name="T1094">.</text:span></text:p>
      <text:p text:style-name="P1095">Gdyby natomiast miało być dyskutowane poważnie - naturalnie poważnie, bo wszystko tu poważnie dyskutujemy - gdyby miało być to brane pod uwagę w dalszej dyskusji, to ja tutaj muszę powiedzieć, że to<text:s/><text:soft-page-break/>proponowane przez rząd rozstrzygnięcie, to proponowane przez rząd ograniczenie prawa prowadzenia rokowań zbiorowych, proszę mi darować, może to i obsesyjne jest, ale to byłoby również sprzeczne z konwencją nr 98, a także 87 Międzynarodowej Organizacji Pracy. Bo b<text:span text:style-name="T1096">ył</text:span>oby<text:span text:style-name="T1097"><text:s/></text:span>to jeszcze jedno ograniczenie prawa prowadzenia rokowań zbiorowych i jeszcze jedno ograniczenie w ustawie o związkach zawodowych.</text:p>
      <text:p text:style-name="P1098">My dziś powinniśmy się zastanowić - i tu jest także inicjatywa OPZZ - żeby te ustawy o związkach zawodowych urealnić, żeby ona była mniej kazui<text:span text:style-name="T1099">styc</text:span>zna, żeby ją oczyścić z tych przepisów, które są niezgodne z konwencjami międzynarodowymi. A tu się pojawiają propozycje coraz to nowe, propozycje, które wydają się absolutnie nie do przy<text:span text:style-name="T1100">ję</text:span>cia z punktu widzenia prawa międzynarodowego, prawa pracy.</text:p>
      <text:p text:style-name="P1101">Tak że tutaj osobiście uważam, że także i z tego powodu nie można by tej propozycji podzielić. Trzeba skończyć z tą złudną wiarą w omnipotencję prawa i ograniczyć, zmniejszyć kazuistykę ustawy z 8 pa<text:span text:style-name="T1102">ź</text:span>dziernika 1982 r., a nie zwiększać<text:s/><text:span text:style-name="T1103">ją</text:span><text:s/>jeszcze.</text:p>
      <text:p text:style-name="P1104">Dzięku<text:span text:style-name="T1105">ją</text:span><text:s/>za uwagę.</text:p>
      <text:p text:style-name="P1106"><text:span text:style-name="T1107">Przewodnicząc</text:span><text:span text:style-name="T1108">y</text:span>:</text:p>
      <text:p text:style-name="P1109">Jako ostatni przed przerwą minister Brol. Proszę.</text:p>
      <text:p text:style-name="P1110"><text:span text:style-name="T1111">Minister Jan Brol</text:span>:</text:p>
      <text:p text:style-name="P1112">Chciałbym nawiązać do tego co mówił przed chwilą pan prof. Zieliński. Pan prof. Zieliński wyeksponował zastępcze kompetencje przedsiębiorstwa, dyrektora przedsiębiorstwa w wypadku braku uzgodnienia ze związkami zawodowymi.</text:p>
      <text:p text:style-name="P1113">No, ale jeżeli mo<text:span text:style-name="T1114">ż</text:span>na mówić o zastępczych kompetencjach, to tylko w jednym wypadku<text:span text:style-name="T1115">.</text:span><text:s/>Mianowicie tam, gdzie mamy do czynienia z porozumieniem. Ale przecież nie o to tu chodzi. Regulamin nagradzania i premiowania nie jest przecież por<text:span text:style-name="T1116">oz</text:span>umieniem. Przecież to jest bezpośrednia kompetencja dyrektora i przecież o to tu najbardziej chodzi. Więc ja nie rozumiem, jak można mówić o zastępczej kompetencji dyrektora przedsiębiorstwa, w tym wypadku, kiedy on jest i tylko on jest władny wydać. Ale on wcześniej ma uzgodnić.</text:p>
      <text:p text:style-name="P1117">A zatem nie można tego przenosić tylko i wyłącznie na grunt zastępczych kompetencji. I to po pierwsze.</text:p>
      <text:p text:style-name="P1118">Po drugie - ustawa o zasadach zakładowego wynagradzania przewiduje, co się dzieje w wypadku, kiedy nie można zawrzeć porozumienia, mianowicie w tym wypadku kiedy nie działa związek zawodowy, bo go nie ma. Że działa dyrektor. A zatem w naszym systemie prawnym jest to znane. To nie jest rzecz, że jest nieznana.</text:p>
      <text:p text:style-name="P1119">Otóż mówię o tym dlatego, że rzeczywiście sprawa wydania bez uzgodnienia, bo tak to nazwijmy, generalnie bez uzgodnienia ze związkami zawodowymi będzie istnieć. I dlatego chociażby sięgnąć do tego, że jest to nie teoretyczne rozważanie a praktyczne, no to chociażby to, co czytaliśmy, przynajmniej ja czytałem w gazecie, że strajk<text:s/><text:span text:style-name="T1120">w</text:span><text:s/>Bełchatowie nie był wynikiem żądań płacowych, tylko złego podziału. Że część załogi miała pretensje do podziału. No, jak przenieść na grunt tego, o czym dyskutujemy. Że po prostu w wypadku, kiedy nie dojdzie do porozumienia i dyrektor będzie zmuszony coś postanowić, dlatego, że - do tego też jeszcze wrócę, czy musi postanowić, czy ewentualnie nie może przejść, jak proponuje kolega Kaczyński na indywidualne rozwiązania w umowie o pracę. Bo tam początkowo pan... ja pana tak zrozumiałem, że niekoniecznie jest potrzeba uregulowania tego powiedzmy w formie umowy. Po prostu podwyższył indywidualne wynagrodzenia. Zasada korzystnych rozwiązań bez tego ogólnego aktu<text:s/><text:soft-page-break/>płacowego.</text:p>
      <text:p text:style-name="P1121">Jeżeli tak byśmy przyjęli, to to jest możliwe, gdy idzie o płace zasadnicze, a już premie i nagrody nie<text:span text:style-name="T1122">.</text:span><text:s/>No bo tam w jaki sposób będzie indywidualnie przyznawał, jeżeli nie ma podstawy, która określa zasady regulacji premii czy nagród.</text:p>
      <text:p text:style-name="P1123">Ale wracam do tej podstawowej myśli, że w wypadku kiedy kierownik zakładu pracy nie uzyska stanowiska związku zawodowego, że w wypadku kiedy kierownik zakładu pracy nie uzyska stanowiska związku zawodowego - no to stoi przed dylematem wydać akt prawny<text:span text:style-name="T1124">,</text:span><text:s/>ten zakładowy w postaci regulaminu uwzględniając stanowisko jednego związku zawodowego, to efekt je<text:span text:style-name="T1125">s</text:span>t taki, że część załogi którą reprezentuje drugi związek albo trzeci będzie niezadowolona, bo te racje nam nie odpowiadają i takie zasady nam nie odpowiadają - nagradzania czy premiowania.</text:p>
      <text:p text:style-name="P1126">Więc kwestia wymaga w moim przekonaniu, wymaga jednak rozwiązania z punktu wodzenia interesów całego przedsiębiorstwa, żeby po prostu załogi nie skłócać - rzecz wymaga jakiejś regulacji. Jeżeli zapiszemy tak jak się proponuje w ostatnim stanowisku, że zawarcie porozumienia co do zakładowego systemu wynagro<text:span text:style-name="T1127">dz</text:span>enia nagród i<text:s/><text:span text:style-name="T1128">p</text:span>remiowa nie wymaga uzgodnionego stanowiska związków zawodowych no to zakłada si<text:span text:style-name="T1129">ę</text:span><text:s/>teoretycznie, że to uzgodnienie nastąpi. Ale co wtedy, kiedy nie nastąpi!</text:p>
      <text:p text:style-name="P1130">I na to musi ustawa odpowiedzieć,<text:s/><text:span text:style-name="T1131">m</text:span>y nic tutaj nie wykombinujemy, dlatego że można powiedzieć no to nie robimy tak długo jak długo związki zawodowe się nie dogadają. Tylko to jest teoria.<text:s/><text:span text:style-name="T1132">W</text:span>ięc dlatego jakieś uprawnienia w tym zakresie musi mieć dyrektor. Musi mieć. Ja to nazywam pośrednimi mechanizmami wymusz<text:span text:style-name="T1133">aj</text:span>ącymi. Bo przecież ten zapis, że dyrektor ma jakieś tymczasowe uprawnienia wcale nie dowodzi, że on musi koniecznie z nich korzystać, ale te mechanizmy zastępcze wymuszą właśnie to, że jednak związki zawodowe dojdą do wspólnego porozumienia, bo mają świadomość, że jednak jest jakaś możliwość regulacji bez ich udziału.</text:p>
      <text:p text:style-name="P1134">Z tego punktu widzenia<text:s/>sprawa<text:s/><text:span text:style-name="T1135">jest</text:span><text:s/>bardzo ważna od praktycznej strony. A ponieważ jestem już przy głosie chciałbym jeszcze zgłosić jedną formalną uwagę do<text:span text:style-name="T1136"><text:s/></text:span>tych propozycji, które już są wynego<text:span text:style-name="T1137">cj</text:span>owane i wydaje się bezdyskusyjne. Trafnie zauważył pan prof. Zieliński, że nie uczestniczyłem w tych opracowaniach, ale to mnie też up<text:span text:style-name="T1138">o</text:span>ważnia to głoszenia właśnie tej uwagi. Mianowicie chodzi mi o punkt<text:s/><text:span text:style-name="T1139">7</text:span><text:s/>i<text:s/><text:span text:style-name="T1140">8</text:span>. Otóż mówię to już teraz trochę w imieniu Ministerstwa Sprawiedliwości, więc tu się posługuję określeniem ogólnokr<text:span text:style-name="T1141">aj</text:span>owa organizacja międzyzwiązkowa i to wiadomo o co chodzi, a drugie to jest ogólnokr<text:span text:style-name="T1142">aj</text:span>owy związek zawodowy zrzeszający pracowników zakładów pracy należących do różnych gałęzi pracy.</text:p>
      <text:p text:style-name="P1143">Otóż Proszę Państwa! Takich związków zawodowych w warunkach pluralizmu związkowego może powstać 20<text:span text:style-name="T1144">-</text:span>30 i więcej. Ja rozumiem o co tu chodzi, jakie są intencje, chodzi o to, żeby w wypadku zar<text:span text:style-name="T1145">ej</text:span>estrowania związku zawodowego<text:s/><text:span text:style-name="T1146">„</text:span>Solidarność<text:span text:style-name="T1147">”</text:span><text:s/>jako dużego związku, aby związek ten miał również te uprawnienia jak wniesienie rewizji nadzwyczajnej, wnioskowania o zmianę aktu prawneg<text:span text:style-name="T1148">o</text:span><text:s/>itd. Wiadomo o co chodzi i ja nie kwestionuję tej merytoryczn<text:span text:style-name="T1149">ej<text:s/></text:span>potrzeby, która wynika po prostu z zasady równości. Skoro ma OPZZ, a jednocześnie<text:s/>„Solidarność”<text:s/>będzie także licznym związkiem jak można zakładać, no to powinny być te same uprawnienia. Ale przykro mi bardzo<text:span text:style-name="T1150">,</text:span><text:s/>intencje intencjami, a przepis przepisem. Gdyby taki przepis ukazał się to każdy związek powiedzmy, że dwie federacje dzisiaj się połączą to już odpowiadają tym zasadom, mają prawo wnoszenia rewizji n<text:span text:style-name="T1151">adz</text:span>wycz<text:span text:style-name="T1152">aj</text:span>nych, pytań prawnych, mają prawo<text:s/><text:soft-page-break/>zgłaszać do Rady Ministrów itd.<text:s/><text:span text:style-name="T1153">N</text:span>o proszę państwa to są przecież środki nadzwyczajne. Przecież to nie jest rzecz taka, że my możemy zrobić w tej chwili z rewizji nadzwycz<text:span text:style-name="T1154">aj</text:span>n<text:span text:style-name="T1155">ej</text:span>, że każdy związek zawodowy będzie miał takie uprawnienia. Rzeczywiście muszę powiedzieć, że prawo do wnoszenia rewizji nadzwycz<text:span text:style-name="T1156">aj</text:span>nych po dużej dyskusji, wielkiej dyskusji, zostało wywalczone w OPZZ, bo w ogóle powstał - był problem czy należy rozciągać te uprawnienie na związki zawodowe, ale w żadnym wypadku nie należy z zasadniczych przyczyn, że są to przecież wyroki prawomocne, żeby je rozciągać w tej chwili na... bez właściwie ograniczeń na wszystkie tego typu związki, które mogą być bardzo małe pod względem liczebności, bardzo małe<text:span text:style-name="T1157">.</text:span><text:s/>Wystarczy że wykażą, że one jak się tutaj mówi należą... zrzeszają pracowników różnych gałęzi. Już wystarczy.</text:p>
      <text:p text:style-name="P1158">Zresztą nota bene nikt nie zdefiniował do tej pory co to jest gałąź pracy w ogóle. Tego nikt nie wie, podejmowano próby zde<text:span text:style-name="T1159">fi</text:span>niowania już na gruncie obecnej ustawy o związkach zawodowych, co to jest gałąź pracy, bo to między innymi był ten problem tworzenia federacji, i wła<text:span text:style-name="T1160">ści</text:span>wie nie ma mądrych. T<text:span text:style-name="T1161">e</text:span>go nie dało się znowelizować.</text:p>
      <text:p text:style-name="P1162">Ja nie mam propozycji niestety, niestety. Ja tylko chcę stwierdzić, że ten zapis musi być doprecyzowany i taki wniosek zgłaszam.</text:p>
      <text:p text:style-name="P1163">Dziękuję.</text:p>
      <text:p text:style-name="P1164"><text:span text:style-name="T1165">Przewodnicząc</text:span><text:span text:style-name="T1166">y</text:span>:</text:p>
      <text:p text:style-name="P1167"><text:span text:style-name="T1168">Dziękuję.</text:span></text:p>
      <text:p text:style-name="P1169">Ogłaszam 15 minutową przerwę,</text:p>
      <text:p text:style-name="P1170">/<text:span text:style-name="T1171">Przerwa</text:span>/.</text:p>
      <text:p text:style-name="P1172"/>
      <text:p text:style-name="P1173">/Po przerwie/.</text:p>
      <text:p text:style-name="P1174"><text:span text:style-name="T1175">Przewodnicząc</text:span><text:span text:style-name="T1176">y</text:span><text:span text:style-name="T1177">:</text:span></text:p>
      <text:p text:style-name="P1178">Możemy zacząć, tak? Kto po przerwie pierwszy chciałby zabrać głos? Nie ma chętnych? Proszę bardzo, kol<text:span text:style-name="T1179">.</text:span><text:s/>Pietrzyk.</text:p>
      <text:p text:style-name="P1180"><text:span text:style-name="T1181">Ob. Alojzy Pietrzyk</text:span>:</text:p>
      <text:p text:style-name="P1182">Ja tak akurat chciałem tu podsumować to, co dotychczas wynikło w wyniku naszej dyskusji i widzę tu intencje strony rządowej taką, że chce wybiec już trochę do przodu, jako że dając broń do ręki dyrektorowi już myśli się praktycznie rzecz biorąc o takiej prawdziwej konkretnej reformie. Z tym, że interes związku zawodowego, a kompetencje dyrektora są różne i trzeba by było znaleźć jakieś wypośrodkowanie w tym wszystkim, bo z doświadczenia wiem, z 1980-81 roku, że dochodziło do niesamowitych starć na szczeblu zakładów. I żeby tego uniknąć trzeba by było wypracować formułę, żeby zakłady nie były już nigdy więcej areną niepokojów pracowników. Z tym, że nie można tego zrobić na zasadzie takie<text:span text:style-name="T1183">j</text:span>, bo przykładowo kopalnia<text:s/>„Manifest Lipcowy”<text:s/>w 1981 r. gdzieś około 8,5 t<text:span text:style-name="T1184">ys</text:span>. pracowników, 8 t<text:span text:style-name="T1185">ys</text:span>. w<text:s/>„Solidarności”<text:s/>i gdzieś około 500 w związkach branżowych i dochodziło do tego, że związki branżowe szły ręka w rękę z dyrektorem i myśmy żadną swoją normalną drogą nie mogli dojś<text:span text:style-name="T1186">ć</text:span><text:s/>do niczego. A osiągała to ta druga strona. I na tej zasadzie dochodziło do mocnej fali niepokojów, do dość mocnych tarć.</text:p>
      <text:p text:style-name="P1187"><text:span text:style-name="T1188">W</text:span><text:s/>związku z tym uważam problem działania związków zakładowych na szczeblu zakładu za bardzo istotny i bardzo ważny. Bardzo ważny. Dlatego m.in. zwracam się do tych<text:s/>trzech stron tu, żeby wypracować<text:s/><text:soft-page-break/>taką formułę, która by unikała, która by pozwalała unikać m.in. nadużywania któregoś związku, ewentualnie dyrekcji zakładu pracy, w sytuacji kiedy wiemy, że jest dość mocny przerost administracyjny, jeżeli związek wzmacnia dyrekcję, automatycznie idzie to w niewłaściwym kierunku. Jest to sprzeczne w z reformą gospodarczą, która powinna być taka właściwa. Tak że nie wiem, może akurat nasz doradca Leszek Kaczyński ma coś takiego pośredniego, bo w przerwie, żeśmy na ten temat dyskutowali.</text:p>
      <text:p text:style-name="P1189"><text:span text:style-name="T1190">Przewodnicz</text:span><text:span text:style-name="T1191">ą</text:span><text:span text:style-name="T1192">c</text:span><text:span text:style-name="T1193">y</text:span><text:span text:style-name="T1194">:</text:span></text:p>
      <text:p text:style-name="P1195">Ja rozumiem, że kolega został w<text:span text:style-name="T1196">yw</text:span>ołan<text:span text:style-name="T1197">y.</text:span></text:p>
      <text:p text:style-name="P1198"><text:span text:style-name="T1199">O</text:span><text:span text:style-name="T1200">b</text:span><text:span text:style-name="T1201">.</text:span><text:span text:style-name="T1202"><text:s/>Leszek Kaczyński</text:span>:</text:p>
      <text:p text:style-name="P1203">Jak już zostałem wywołany, to na czym, by ta propozycja polegała. To są pewne zmiany w tym, co myśmy zaproponowali, w tym sensie, że decyzję tymczasową - nam z wielkim trudem to słowo przechodzi przez gardło - podejmowałby dyrektor w porozumieniu z radą pracowniczą, radą załogi, tam gdzie one istnieją. A jeżeli żadnego z tych dwóch podmiotów nie ma w zakładzie pracy, to wtedy stosowałoby się arbitraż, który by polegał na tym, że każda ze stron wyznaczałaby jakąś tam ilość przedstawicieli równą, powiedzmy dwóch. Przy czym nie byliby to członkowie związku zawodowego. Bo jeżeli by to byli członkowie tego związku zawodowego, no to sprawa by się sprowadzała w istocie do tego samego.</text:p>
      <text:p text:style-name="P1204">Byłyby to osoby postronne wobec tych związków zawodowych i decyzja tego ciała, byłaby dec<text:span text:style-name="T1205">y</text:span>z<text:span text:style-name="T1206">ją</text:span><text:s/>wiążącą dla obydwu związków. Przy czym dotyczy to marginesowego problemu tych zakładów pracy, gdzie nie występują podmioty, o których, żeśmy mówili.</text:p>
      <text:p text:style-name="P1207">Taka byłaby nasza propozycja wstępna. Powtarzam, nie dyrektor tylko dyrektor w porozumieniu z radą pracowniczą.</text:p>
      <text:p text:style-name="P1208"><text:span text:style-name="T1209">Ob. Alojzy Pi</text:span><text:span text:style-name="T1210">et</text:span><text:span text:style-name="T1211">rz</text:span><text:span text:style-name="T1212">yk</text:span>:</text:p>
      <text:p text:style-name="P1213">A gdzie to zapiszemy - mam pytanie do pana Kaczyńskiego - ten wstępny arbitraż? To wtedy arbitraż w sytuacji zakładów pracy, w których nie działają rady pracownicze i rady załogi.</text:p>
      <text:p text:style-name="P1214"><text:span text:style-name="T1215">Ob. Kaczyński</text:span>:</text:p>
      <text:p text:style-name="P1216">W ustawie oczywiście.</text:p>
      <text:p text:style-name="P1217"><text:span text:style-name="T1218">Przewodnicząc</text:span><text:span text:style-name="T1219">y</text:span>:</text:p>
      <text:p text:style-name="P1220">Dziękuję. K<text:span text:style-name="T1221">o</text:span><text:span text:style-name="T1222">l</text:span>. Jagiełło proszę.</text:p>
      <text:p text:style-name="P1223"><text:span text:style-name="T1224">Ob. Stanisław Jagiełło</text:span>:</text:p>
      <text:p text:style-name="P1225">Ponieważ nasza propozycja jest w tej chwili na powielaczu i za chwilę, jak sądzę,<text:span text:style-name="T1226"><text:s/></text:span>dostaniemy wszyscy, nie będę o niej mówił. Nawet już jest.<text:s/>Ale to już przewodniczący w tej sprawie.</text:p>
      <text:p text:style-name="P1227">Ja natomiast chciałem o innej rzeczy. Otóż wydaje mi się, że nie ma najmniejszej wątpliwości, wszystkie strony, które tu przy stole siedzą w sposób jasny i zdecydowany opowiadają się, że reformowanie gospodarki, reformy i jeszcze raz reformy<text:span text:style-name="T1228">.</text:span><text:s/>I nasi szefowie również na każdym kroku to podkreślają. Wczoraj przecież pan Lech Wałęsa również za reformą się opowiadał.</text:p>
      <text:p text:style-name="P1229">Co to w praktyce oznacza? W<text:s/><text:span text:style-name="T1230">p</text:span>r<text:span text:style-name="T1231">ak</text:span>t<text:span text:style-name="T1232">y</text:span>ce oznacza to, że nie ma już takich czasów, jak to bywało dawniej za dobrych czasów, że można było walnąć pięścią w stół, przymusić rząd, zażądać pieniędzy i później sami żeśmy tego żałowali.</text:p>
      <text:p text:style-name="P1233">Jeżeli dzisiaj popieramy reformę, to również opowiadamy się przeciwko jakby tym metodom. Dlatego też my szczególną wagę przywiązujemy do negocjacji. Ale żeby w sposób właściwy negocjować, dzisiaj<text:s/><text:soft-page-break/>działacze związkowi muszą w sposób znakomity orientować się w sprawach ekonomiczn<text:span text:style-name="T1234">yc</text:span>h, w sprawach zakładu, w sposobie tworzenia środków na wynagrodzenia. Orientować się w potrzebie załogi. Ponosić ryzyko podziału tych środków, według takiego uznania zgodnie z zasadą, jaka praca itd., itd.<text:s/><text:span text:style-name="T1235">I</text:span><text:s/>te nasze starania o tą wspólną reprezentację, czy też wspólne przedstawicielstwo właśnie<text:s/>są podyktowane tym, że w takiej metodzie znajdzie się czas na to, żeby nasi koledzy w zakładach pracy stali się, nie od razu, jednak partnerami do negocjacji. Natomiast walenie pięścią w stół, budowanie barykad, sami wiemy doskonale, że jest to droga donikąd.</text:p>
      <text:p text:style-name="P1236">Dziękuję.</text:p>
      <text:p text:style-name="P1237"><text:span text:style-name="T1238">Przewodnicząc</text:span><text:span text:style-name="T1239">y</text:span>:</text:p>
      <text:p text:style-name="P1240">Dziękuję bardzo. Kto na<text:span text:style-name="T1241">st</text:span>ę<text:span text:style-name="T1242">p</text:span>ny?</text:p>
      <text:p text:style-name="P1243">Proszę bardzo.</text:p>
      <text:p text:style-name="P1244"><text:span text:style-name="T1245">Ob</text:span><text:span text:style-name="T1246">.</text:span><text:span text:style-name="T1247"><text:s/>Stanisław Majewski</text:span>:</text:p>
      <text:p text:style-name="P1248">Ja przyznam, że mam mieszane uczucia, czy osiągnęliśmy tutaj postęp, czy w dalszym ciągu znajdujemy się w głębokim impasie. Bo z jednej strony w wielu sprawach mamy jasność, ale ciągle z tą wspólną reprezentacją tej jasności nie ma. Chociaż tu wydaje się, że następuje jakieś zbliżenie stanowisk, że taka reprezentacja powinna być.</text:p>
      <text:p text:style-name="P1249">Ja osobi<text:span text:style-name="T1250">ś</text:span>cie chciałbym się odnie<text:span text:style-name="T1251">ś</text:span>ć do propozycji rządowej, p<text:span text:style-name="T1252">rze</text:span>dstawionej przez ministra Kwaśniewskiego. I powiem, że osobiście nie widzę tutaj wielkich zagrożeń dla związków zawodowych, dla ich tutaj samodzielności. Bo jeśli będzie uzgodnione stanowisko, to wówczas sprawa jest jasna. Natomiast największym problemem, problem powstaje wtedy, kiedy tego stanowiska wspólnego nie będzie. I to może hamować tutaj cały proces, paraliżować działania zakładu.</text:p>
      <text:p text:style-name="P1253">Dlatego wydaje mi się, że powinniśmy jednak wprowadzając pewne zabezpieczenia, tak jak to zaproponował pan Kaczyński, żeby jeszcze tutaj poszerzy<text:span text:style-name="T1254">ć</text:span><text:s/>ten udział czynnika społecznego przy podejmowaniu takiej decyzji na wypadek braku wspólnego stanowiska, ale na ten okres przejściowy musimy znaleźć jakieś rozwiązania, które pozwoliłyby dyrektorowi jednak prowadzić normalną działalność w zakładzie. Chodzi tutaj przede wszystkim o gospodarkę i ekonomikę. My tutaj, nasze rozmowy się przeciągają, opinia społeczna ciągle oczekuje na efekty. I chyba byłoby niedobrze, gdybyśmy z powodu, moim zdaniem tak niewielkich różnic, nie osiągnęli zgody. Przynajmniej w dniu dzisie<text:span text:style-name="T1255">js</text:span>zym, a czeka<text:s/>nas jeszcze następna, bardzo ważna sprawa, pluralizmu związkowego na wsi.</text:p>
      <text:p text:style-name="P1256">Dzięku<text:span text:style-name="T1257">ję</text:span><text:s/>bardzo.</text:p>
      <text:p text:style-name="P1258"><text:span text:style-name="T1259">Przewodnicząc</text:span><text:span text:style-name="T1260">y</text:span><text:span text:style-name="T1261">:</text:span></text:p>
      <text:p text:style-name="P1262">Dziękuję. Proszę bardzo kolega.</text:p>
      <text:p text:style-name="P1263"><text:span text:style-name="T1264">Ob. Tadeusz Rączkiewicz</text:span>:</text:p>
      <text:p text:style-name="P1265">Ja muszę powiedzieć, że nie bardzo z moim przedmówcą się zgadzam. Ja wiem, że opinia publiczna czeka, ale my rozważamy sprawy tak ważne, że nie możemy, jak to się mówi pod wpływem chwili narobić czegoś ślepego, bo za taki pośpiech to się potem dwa razy płaci.</text:p>
      <text:p text:style-name="P1266">Mnie co prawda również niepokoi to, że dotychczasowa dyskusja schodzi na takie boczne tory momentami, bo tak się trochę przepychamy o te reprezentacje. W każdym razie, ja takie sobie zada<text:span text:style-name="T1267">ję</text:span><text:s/>pytanie. Skoro my mamy działać w pluralizmie związkowym<text:s/><text:span text:style-name="T1268">-</text:span><text:s/>bo my tak w zasadzie to mówimy o dualizmie,<text:s/><text:soft-page-break/>a nie o pluralizmie, skoro mamy działać w pluralizmie związkowym na zasadzie partnerstwa, a przecież o tym stale powinniśmy pamiętać, to ja nie rozumiem właśnie te opory przed tworzeniem, przecież nie - stałych, a doraźnych , tylko doraźnych wspólnych reprezentac<text:span text:style-name="T1269">ji</text:span><text:s/>i to w n<text:span text:style-name="T1270">aj</text:span>ważnie<text:span text:style-name="T1271">js</text:span>zych sprawach. To właśnie mi to każe zadać pytanie, kogo my naprawdę chcemy reprezentować? Czy aby nasze załogi i czy tu aby o ludzi naszych chodzi? Ja rozumiem pluralizm jako nie cel sam w sobie, ale uważam, że pow<text:span text:style-name="T1272">i</text:span>n<text:span text:style-name="T1273">i</text:span>en on służyć dobru nadrzędnemu, całej naszej załodze. To nie jest partykularny interes jednej strony czy grupy zawodowej. To co koledzy tu przedstawi<text:span text:style-name="T1274">aj</text:span>ą - gotowość jest rezygnacji z dotychczasowych tak trudno osiągniętych całymi latami uprawnień<text:span text:style-name="T1275"><text:s/></text:span>stanowiących - daje dużo do myślenia. Ja bym chciał wiedzieć jakie by było tutaj zdanie naszej bazy i waszej, i naszej kiedy by si<text:span text:style-name="T1276">ę</text:span><text:s/>dowiedziała i usłyszała, że my po prostu chcemy zrezygnować z uprawnień stanowiących związki zawo<text:span text:style-name="T1277">d</text:span>owe na rzecz dyrektora czy w ogóle szeroko rozumianej administracji. Kolega Kaczyński przedłożył również moment przekazywania częściowo władzy tutaj w ręce rady pracowniczej, a toć przez tyle lat żeśmy z tym walczyli, że ta rada pracownicza to ona ma przewagę nad nami dlatego, że ona ma uprawnienia stanowiące, a większość naszych upra<text:span text:style-name="T1278">w</text:span>n<text:span text:style-name="T1279">ie</text:span>ń jest<text:s/><text:span text:style-name="T1280">o</text:span>piniu<text:span text:style-name="T1281">ją</text:span>cych i nagle mamy się zgodzić na to, żebyśmy oddali prawa również radzie pracowniczej.</text:p>
      <text:p text:style-name="P1282">Tak że ja uważam, że nie mogę podzielić niestety poglądu tutaj, żebyśmy my - myśmy zresztą zaproponowali wyj<text:span text:style-name="T1283">ś</text:span>cie, którym byłoby re<text:span text:style-name="T1284">fe</text:span>rendum całej załogi, oczywiście referendum, które powinno wynik... wynik referendum w każdym<text:s/>razie powinien obowiązywać strony.</text:p>
      <text:p text:style-name="P1285">Dziękuję bardzo.</text:p>
      <text:p text:style-name="P1286"><text:span text:style-name="T1287">Przewodnicząc</text:span><text:span text:style-name="T1288">y</text:span>:</text:p>
      <text:p text:style-name="P1289"><text:span text:style-name="T1290">D</text:span>z<text:span text:style-name="T1291">ię</text:span>k<text:span text:style-name="T1292">uj</text:span>ę.</text:p>
      <text:p text:style-name="P1293">Ja wobec tego chciałbym przedstawić faktycznie stanowisko delegacji, żeby ruszyć z miejsca, mianowicie zostało ono rozdane, to znaczy propozycje, stanowisko naszej delegacji, do którego trochę błędów przy p<text:span text:style-name="T1294">r</text:span>zepisywaniu..., ale sprowadzałoby się do tego, że w sprawach uprawnień stanowiących z<text:span text:style-name="T1295">w</text:span>iązków zawodowych, wymagane jest zajęcie wspólnie uzgodnionego stanowiska przez powołane w tym celu przedstawicielstwa związkowe, działające na terenie zakładu pracy. W wypadku braku zgodności poglądów przedstawicielstwo związkowe rozpisuje wśród załogi referendum z dodatkiem wynik referendum obowiązuje strony.</text:p>
      <text:p text:style-name="P1296"><text:span text:style-name="T1297">Ob</text:span><text:span text:style-name="T1298">.</text:span><text:span text:style-name="T1299"><text:s/></text:span><text:span text:style-name="T1300">L</text:span><text:span text:style-name="T1301">ech Kaczyński</text:span>:</text:p>
      <text:p text:style-name="P1302">Ja zacznę od końca jeżeli wolno<text:span text:style-name="T1303">.</text:span><text:s/>Chodzi o to referendum. Panowie to jest rozwiązanie, które wydaje się bardzo demokratyczne, angażuje cał<text:span text:style-name="T1304">ą<text:s/></text:span>załogę, ale tutaj są dwie podstawowe trudności.</text:p>
      <text:p text:style-name="P1305">Po pierwsze ja sobie na przykład referendum w sprawie regulaminu pracy nie wyobrażam. Jak to zrobić? Chciałem się zapytać.</text:p>
      <text:p text:style-name="P1306">A po drugie panowie ja sądzę, że ja to mówię co wy dokładnie wiecie, mianowicie przecież referendum to jest rozwiązanie, które spowoduje zawsze ten sam efek<text:span text:style-name="T1307">t.</text:span><text:s/>Powiedzmy spór może generalnie dotyczyć dwóch spraw między stronami albo ileś więcej, bo w naszych warunkach obecnych przy inflacji to jest zawsze normalnie więcej, realnie to może być mniej, ale nominalnie w liczbach to jest więcej - albo jak podzielić<text:span text:style-name="T1308">.</text:span></text:p>
      <text:p text:style-name="P1309">To są dwie sprawy. Otóż wynik referendum w załodze dotyczący ile więcej no to zawsze jest jasny, ci którzy dają więcej. Natomiast wynik referendum w załodze jak podzielić przy naszych nastawieniach<text:s/><text:soft-page-break/>zawsze będzie równo, to znaczy w stronę równości. Musimy brać tutaj pod uwagę określ<text:span text:style-name="T1310">o</text:span>ną rzeczywistość<text:span text:style-name="T1311">.</text:span><text:s/>To rozwiązanie z tym referendum jest rozwiązaniem głęboko licytacyjnym. To jest rzecz pierwsza, bardzo głęboko licytacyjnym<text:span text:style-name="T1312">.</text:span><text:span text:style-name="T1313"><text:s/></text:span>A jeżeli chodzi o drugi jego aspekt jest rozwiązaniem egalitarnym i tutaj chciałbym się zastrzec<text:span text:style-name="T1314">,</text:span><text:s/>ja sobie zd<text:span text:style-name="T1315">aj</text:span>ę sprawę, że teraz załogi mają bardzo uzasadnione zarzuty co do sposobu podziału<text:span text:style-name="T1316">.</text:span><text:s/><text:span text:style-name="T1317">Ż</text:span>e n<text:span text:style-name="T1318">a</text:span>dzór, powiedzmy mówiąc delikatnie nie zawsze cieszy się zaufaniem załogi, nie zawsze został dobrany na zasadach tak jak powinien, a zarabia powiedzmy sobie dużo więcej, często nie mówię zawsze, ale często nie posiadając odpowiednich kompetencji i to budzi zrozumiały opór, ja się z tym zgadzam<text:span text:style-name="T1319">.</text:span></text:p>
      <text:p text:style-name="P1320">Natomiast generalnie rzecz biorąc ta tendencja egalitarna jest bardzo głęboko antyreformatorsk<text:span text:style-name="T1321">a.</text:span><text:s/>Bardzo głęboko antyreformatorska no i to rozwiązanie ją cementuje bardzo zasadniczo. Natomiast jeżeli chodzi o pozostałą<text:span text:style-name="T1322"><text:s/></text:span>część propozycji, my naprawdę byśmy chcieli tutaj dojść do<text:s/><text:span text:style-name="T1323">j</text:span>akiegoś komprom<text:span text:style-name="T1324">is</text:span>u, ale trzeba wziąć pod uwagę, że ona po prostu niczego nie zmienia, to my tutaj, żeśmy już dwukrotnie nasze stanowisko zmieniali, próbując znaleźć porozumienie z jedną i z drugą stroną<text:span text:style-name="T1325">.</text:span><text:s/>Natomiast to rozwiązanie w istocie niczego nie zmienia<text:span text:style-name="T1326">.<text:s/></text:span><text:span text:style-name="T1327">T</text:span><text:span text:style-name="T1328">o</text:span><text:s/>wszystko, dziękuję<text:span text:style-name="T1329">.</text:span></text:p>
      <text:p text:style-name="P1330"><text:span text:style-name="T1331">Przewodniczący</text:span>:</text:p>
      <text:p text:style-name="P1332">Proszę bardzo kolega Jagiełło<text:span text:style-name="T1333">.</text:span></text:p>
      <text:p text:style-name="P1334"><text:span text:style-name="T1335">Ob</text:span><text:span text:style-name="T1336">.</text:span><text:span text:style-name="T1337"><text:s/>Stanisław Ja</text:span><text:span text:style-name="T1338">gie</text:span><text:span text:style-name="T1339">łło</text:span>:</text:p>
      <text:p text:style-name="P1340">Ja bym nie zgodził się z panem Kaczyńskim w tej kwestii re<text:span text:style-name="T1341">f</text:span>e<text:span text:style-name="T1342">r</text:span>endum<text:span text:style-name="T1343">.</text:span><text:s/>To znaczy kolega Kaczyńska w<text:span text:style-name="T1344">y</text:span>szedł z takiego założenia, że uprawnieniami stanowiącymi związków zawodowych jest również prawo do ustalania wysokości płac. Przecież to nie to, związek zawodowy jedynie może domagać się, żądać nawet, a uprawnienia stanowiące jest to po pierwsze decy<text:span text:style-name="T1345">zj</text:span>a organu przedsiębiorstwa, czyli dyrektora i z drugiej strony sytuacja ekonomiczna, czyli posiadane środki, tak<text:s/><text:span text:style-name="T1346">ż</text:span>e nie jest to... nie może być sytuacji takiej, że związki w ramach uprawnień stanowiących będą prezentować w drodze referendum przebijać się żądaniami płacowymi.</text:p>
      <text:p text:style-name="P1347">Zgodziłbym się natomiast gdybyśmy dyskutowali o rozdziale mówiącym o sporach zbiorowych, gdzie być może na tle sporów zbiorowych będą żądania, ale tylko żądania. Natomiast nie<text:span text:style-name="T1348"><text:s/></text:span>żadne uprawnienia stanowiące. Uprawniania stanowiące nie dotyczą wysokości płac, a właściwie dotyczą jedynie podziału tego, to znaczy wzięcia na siebie odpowiedzialności - jaka grupa dostanie więcej, jaka mniej i wydaje mi się, że to zaproponowane referendum jest tutaj rozwiązaniem dobrym. Natomiast to rozwiązanie również ochran<text:span text:style-name="T1349">i</text:span>a związki zawodowe przed tym, że decyzje będzie podejmował organ przedsi<text:span text:style-name="T1350">ę</text:span>biorstwa, jakim jest<text:s/><text:span text:style-name="T1351">dy</text:span>r<text:span text:style-name="T1352">e</text:span>k<text:span text:style-name="T1353">t</text:span>or lub inne organy jeżeli akurat w międzyczasie dyrektora by tam zabrakło. Natomiast nasze stanowisko, które żeśmy w tej chwili przedstawili uważamy, że wychodzi naprzeciw ,bo i jest to wspólnie uzgodnione stan<text:span text:style-name="T1354">o</text:span>wisko i jest zmieniona formuła z reprezentac<text:span text:style-name="T1355">ji</text:span><text:s/>na prze<text:span text:style-name="T1356">ds</text:span>tawicielstwo, i jest formuła jasno określona, że jest to prze<text:span text:style-name="T1357">ds</text:span>tawicielstwo powołane tylko w jednym określonym celu, a zatem nie jest to żadne ciało statutowe oraz nie zapominajmy o tym, że na poprzednich spotkaniach mówiliśmy o tzw. samoograniczeniach i jeżeli ktoś nam tutaj wyjdzie znowu, że przepraszam pan profesor akurat może zaatakować, że to jest właśnie niezgodne z konwencją, bo jest ten kaganiec, ale sądzę, że my sobie sami jak gdyby ten kaganiec zakładamy, czyli w ramach samoograniczenia chcąc uchroni<text:span text:style-name="T1358">ć</text:span><text:s/>zakład pracy przed takimi niepożądanym zjawiskiem, o którym tutaj mówili również koledzy z<text:s/>„Solidarności”<text:s/>wyrażamy zgodę.<text:s/><text:soft-page-break/>Możemy oczywiście rozważyć, jak d<text:span text:style-name="T1359">ł</text:span>ugo będzie ten zapis. Pamięt<text:span text:style-name="T1360">aj</text:span>m<text:span text:style-name="T1361">y,</text:span><text:s/>że jedna i druga strona powiada, i strony rządowa również, że za jakiś czas trzeba będzie tę ustawę gruntownie zmieni<text:span text:style-name="T1362">ć</text:span>. Za jaki czas za rok, za dwa? Zobaczymy i wówczas być może<text:s/>„abarotno”<text:s/>temat ten stanie i zebrane doświadczenia pozwolą nam na zmianę tego zapisu lub pójście zupełnie w innym kierunku.</text:p>
      <text:p text:style-name="P1363">Dziękuję.</text:p>
      <text:p text:style-name="P1364"><text:span text:style-name="T1365">P</text:span><text:span text:style-name="T1366">rz</text:span><text:span text:style-name="T1367">e</text:span><text:span text:style-name="T1368">wo</text:span><text:span text:style-name="T1369">dnic</text:span><text:span text:style-name="T1370">z</text:span><text:span text:style-name="T1371">ąc</text:span><text:span text:style-name="T1372">y</text:span>:</text:p>
      <text:p text:style-name="P1373">Bardzo proszę prof<text:span text:style-name="T1374">.</text:span><text:s/>Ziel<text:span text:style-name="T1375">i</text:span>ński.</text:p>
      <text:p text:style-name="P1376"><text:span text:style-name="T1377">Ob.</text:span><text:span text:style-name="T1378"><text:s/>Zieliński</text:span>:</text:p>
      <text:p text:style-name="P1379">Ja mam pytanie. Chciałbym zapytać co panowie rozumieją przez kompetencje czy uprawnienia stanowiące. Ponieważ nie jest to termin ustawowy, tylko jest to termin taki powiedziałbym raczej języka prawniczego, język może nawet nauki prawa, więc co panowie przez to rozumieją. Jakie to kompetencje konkretnie w języku ustawy - w rozumieniu prawa, bo takiego terminu w ustawie w gruncie rzeczy nie znajdujemy.</text:p>
      <text:p text:style-name="P1380"><text:span text:style-name="T1381">O</text:span><text:span text:style-name="T1382">b</text:span><text:span text:style-name="T1383">.</text:span><text:span text:style-name="T1384"><text:s/>Stanisław Jagiełło</text:span>:</text:p>
      <text:p text:style-name="P1385">Jeśli można<text:span text:style-name="T1386">.</text:span><text:s/>Oczywiście są takie i chciałbym - to znaczy wszystkie takie sformułowania, które wymagają uzgodnienia, czyli zgody, bez zgody związku nie można czegoś tam zrobić<text:span text:style-name="T1387">.</text:span></text:p>
      <text:p text:style-name="P1388">Drugi element to są pewne funkcje, które z tym także się wiążą, na przykład kontrolne, że dyrektor jest zobowiązany raz co najmniej w roku złożyć związkom zawodowym w jakichś sprawach sprawozdanie<text:span text:style-name="T1389">.</text:span></text:p>
      <text:p text:style-name="P1390"><text:span text:style-name="T1391">Przewodnicząc</text:span><text:span text:style-name="T1392">y</text:span>:</text:p>
      <text:p text:style-name="P1393">Kto chciałby zabra<text:span text:style-name="T1394">ć</text:span><text:s/>głos? Minister Nawacki.</text:p>
      <text:p text:style-name="P1395"><text:span text:style-name="T1396">Ob</text:span><text:span text:style-name="T1397">.</text:span><text:span text:style-name="T1398"><text:s/>Lesław Nawacki</text:span>:</text:p>
      <text:p text:style-name="P1399">Ja chciałem właściwie bardzo mocno poprzeć tę warstwę<text:span text:style-name="T1400"><text:s/></text:span>wypowiedzi, która poddawała zasadność odwołania się w przypadku rozbieżności stanowisk związków zawodowych do instytucji referendum. Ale na początek ponieważ nie wszyscy uczestnicy grupy roboczej akcentują konsekwentne stanowisko, które w trakcie obrad tej grupy roboczej akcentowali.<text:s/>Więc ja sobie pozwolę także na refleksję, której nie snułem głębiej podczas obrad grupy roboczej. Mianowicie, że rzeczywiście nasza trudność dotycząca wypracowania tutaj mechanizmu wspólnego stanowiska związków zawodowych w sytuacji wielości związków działających w zakładzie pracy bierze się także i stąd, że niektóre uprawnienia związkowe, zapisane są w różnych przepisach prawa pracy w sposób, który był dostosowany do sytuacji monizmu związkowego. Nie ukrywajmy tego. Bo przecież instytucja referendum, jako demokracji bezpośredni<text:span text:style-name="T1401">ej</text:span><text:s/>musi być środkiem stosowanym nadzwyczajnie, bo sobie<text:s/><text:span text:style-name="T1402">t</text:span>rudno wyobrazić, że te wszystkie uprawnienia i to jeszcze w takiej konwencji stanowiącej, o których przed chwilą powiedział pan przewodniczący Sosnowski, będą rozstrzygane w przypadku braku stanowiska w drodze referendum. Bo co?</text:p>
      <text:p text:style-name="P1403">W drodze referendum będziemy rozstrzygali, jaki ma być rozkład czasu pracy, jaka ma być pora nocna w zakładzie pracy? W drodze referendum będziemy wprowadzać system czasu pracy, który wynika z przepisów o zasadach stosowania czasu pracy, czy w formie referendum ograniczymy się tylko do r<text:span text:style-name="T1404">o</text:span>zstrzygnięć tych pryncypialn<text:span text:style-name="T1405">yc</text:span>h wątpliwości, które np. uniemożliwia<text:span text:style-name="T1406">ją</text:span><text:s/>rozstrzygnięcie problemów płacowych.</text:p>
      <text:p text:style-name="P1407">W związku z powyższym chciałem powiedzieć, że musimy do sprawy tego wspólnego<text:s/><text:soft-page-break/>przedstawicielstwa, albo lepiej, do sprawy braku wspólnego stanowiska związków zawodowych w wielu sprawach, w których podjęcie przez kierownika zakładu pracy jest potrzebne, uzgodnienie ze związkami zawodowymi, podchodzić moim zdaniem selektywnie.<text:s/>Droga r<text:span text:style-name="T1408">oz</text:span>graniczenia kompetenc<text:span text:style-name="T1409">ji</text:span>, które wymagałyby sięgnięcia po rozwiązania, które umożliwiłyby rozstrzygnięcie s<text:span text:style-name="T1410">p</text:span>rawy w sytuacji rozbieżności poglądów związkowych, musi być jednak tutaj bardzo precyzyjnie skatalogowane, wymienione ponieważ rzeczywiście sądząc po wypowiedzi pana przewodniczącego Sosnowskiego w odpowiedzi na pytanie pana prof. Zielińskiego, mamy tutaj, operujemy nieprecyz<text:span text:style-name="T1411">yj</text:span>n<text:span text:style-name="T1412">ym</text:span>i pojęciami po prostu.</text:p>
      <text:p text:style-name="P1413">I myślę, że owa nieprecyzyjność zaważyła także na propozycji stanowiska delegacji OPZZ. Gdyby można było sprecyzować, w jakich kwestiach zajęcie wspólnego stanowiska jest wymagane zdaniem przedstawicieli OPZZ w drodze wspólnego uzgodnionego stanowiska przedstawiciel<text:span text:style-name="T1414">st</text:span>wa związkowego, bylibyśmy bardzo zobowiązani, ponieważ być może, że mielibyśmy uszczegółowiony obraz sytuacji w tym zakresie.</text:p>
      <text:p text:style-name="P1415">I jeszcze jedna sprawa. Otóż moim zdaniem to nie jest cała prawda, kiedy mówimy o tym, że - a padają takie wypowiedzi - istnieje podejrzenie, że strona rządowa, czy koalicyjno-rządowa dąży tutaj do uproszczenia sprawy i przydania uprawnień kierownikowi zakładu pracy kosztem wywalczonych przez ruch zawodowy uprawnień stanowiących w szczególności, w oparciu o nowelę z 1985 r.</text:p>
      <text:p text:style-name="P1416">Naszą intencją wyłączną, celem nadrzędnym jest doprowadzenie do realizacji w warunkach spokoju społecznego, zasady pluralizmu w zakładach pracy. I tak bym prosił nasze intencje odczytywać.</text:p>
      <text:p text:style-name="P1417"><text:span text:style-name="T1418">Przewodniczący</text:span>:</text:p>
      <text:p text:style-name="P1419">Proszę bardzo kol. Wiśniewski.</text:p>
      <text:p text:style-name="P1420"><text:span text:style-name="T1421">Ob.</text:span><text:span text:style-name="T1422"><text:s/>Stanisław Wiśniewski</text:span>:</text:p>
      <text:p text:style-name="P1423">Jeśli można, chciałbym się odnieść do dwóch dokumentów, do dwóch propozycji, jakie dzisiaj zostały nam przedstawione do rozważenia.</text:p>
      <text:p text:style-name="P1424">Jeden dokument przez powołaną na poprzednim spotkaniu grupę roboczą, jak również odnieść się do propozycji przedstawionej nam przez kolegów z<text:s/>„Solidarności”. Panie ministrze, ja mówię, a jak pan mówi to ja słucham.</text:p>
      <text:p text:style-name="P1425">W dokumencie przedłożonym przez grupę roboczą, jest następująca treść: Zawarcie porozumienia o wprowadzeniu zakładowego systemu wynagradzania, zakładowej umowy zbiorowej, a także ustalenie obowiązu<text:span text:style-name="T1426">ją</text:span>cych w zakładzie regulaminów nagród i premiowania oraz ustalenie zasad wykorzystania funduszu socjalnego i mieszkaniowego, w tym podział środków z tych funduszy na określone cele, wymaga wspólnego stanowiska związków zawodowych.</text:p>
      <text:p text:style-name="P1427">Z tym się grupa robocza zgadza. Jeśli mogę tak... Bo chciałbym dojść do pewnego sprecyzowania naszego stanowiska, czy można tak sądzić, panie profesorze? Że ta treść jest zgodna i do przyjęcia dla naszych stron.</text:p>
      <text:p text:style-name="P1428"><text:span text:style-name="T1429">Pro</text:span><text:span text:style-name="T1430">f</text:span><text:span text:style-name="T1431">. <text:s text:c="20"/></text:span>:</text:p>
      <text:p text:style-name="P1432">To było uzgodnione na zespole roboczym.</text:p>
      <text:p text:style-name="P1433"><text:span text:style-name="T1434">Ob. Stanisław Wiśniewski</text:span>:</text:p>
      <text:p text:style-name="P1435">Tak, w dalszej części chciałem przedstawić<text:s/><text:span text:style-name="T1436">je</text:span>dnoznacznie stanowisko przedstawicielstwa OPZZ, że nie wyrazimy jakiejkolwiek zgody na oddanie pewnych kompetencji będących w tej chwili w rękach<text:s/><text:soft-page-break/>związków zawodowych trzeciej stronie, tzn. przedstawicielstwu kierownictwa zakładu pracy. I dlatego dalsza część tego sformułowania - zresztą zrozumiałem również i wypowied<text:span text:style-name="T1437">ź</text:span><text:span text:style-name="T1438"><text:s/></text:span>pana profesora, co jest dla nas nie do przejęcia<text:span text:style-name="T1439">.<text:s/></text:span>Koledzy zaproponowali nam<text:span text:style-name="T1440">,</text:span><text:s/>że zawarcie porozumienia o wprowadzeniu zakładowego systemu wynagradzania zakładowej umowy, a także ustalenia obowiązujących w zakładzie nagród regulaminów nagród i premiowania wymaga uzgodnionego stanowiska związków zawodowych<text:span text:style-name="T1441">.</text:span></text:p>
      <text:p text:style-name="P1442">Proszę w tej chwili na spokojnie czyta<text:span text:style-name="T1443">ć</text:span><text:s/>naszą propozycję. W sprawach uprawnień stanowiących możemy to zmieni<text:span text:style-name="T1444">ć</text:span>, a wyspecyfikować, wymagane jest zajęcie wspólnego uzgodnionego stanowiska przez powołany w tym celu n<text:span text:style-name="T1445">i</text:span>e reprezenta<text:span text:style-name="T1446">cj</text:span>e, przedstawicielstwo związkowe działających na ternie zakładu pracy. No w jaki inny sposób możemy dojść do uzgodnienia wspólnego stanowiska, kiedy nie będzie przedstaw<text:span text:style-name="T1447">i</text:span>cielstw poszczególnych organizacji związkowych. Ja proszę przekładać to na praktyczny język, jak do tego trzeba dojść?</text:p>
      <text:p text:style-name="P1448">Ale co się stanie jeśli takiego wspólnego stanowiska nie będzie? Czy mamy to oddać w ręce kierownictwa zakładów pracy, czy odwołać się do rozsądku i woli załogi.<text:s/><text:span text:style-name="T1449">W</text:span><text:s/>zasadniczych sprawach trzech czy 4, czy jest to co pan minist<text:span text:style-name="T1450">e</text:span>r stara nam się tutaj wmówić, że jest to regulamin, nocna zmiana i premia motywacyjna za prz<text:span text:style-name="T1451">yj</text:span>ście do roboty, czy za niepalenie. Nie o to przecież chodzi. Chodzi o podstawowe sprawy dla załóg w kwestiach<text:span text:style-name="T1452"><text:s/></text:span>płacowych i cały czas o to toczymy bój i zrzucamy na p<text:span text:style-name="T1453">rz</text:span>emian sobie pewne koncepcje. Czy sprawa odwołania się nie do samorządu, który ma całkiem inną rolę, do spełnienia w prze<text:span text:style-name="T1454">ds</text:span>iębiorstwie, ale do załogi. Dwa razy w roku? Niech ona zdecyduje<text:span text:style-name="T1455">,</text:span><text:s/>je<text:span text:style-name="T1456">ś</text:span>li my wspólnie nie możemy dojść do porozumienia<text:span text:style-name="T1457">.</text:span><text:s/>Ja<text:s/><text:span text:style-name="T1458">s</text:span>ądzę, że ani to nie łamie żadnej z konwencji MOP, bo jest to doraźne wyłanianie przedstawicielstwa, które ma wypracować wspólne stanowisko, odchodzimy już od uszczegółowienia, jest to bardzo ogólne w tej chwili i są<text:span text:style-name="T1459">d</text:span>zę, że dobrze by było gdybyśmy mogli jakoś zastanowić się, czy przeredagować jeszcze to, ale jest potrzeba, żebyśmy nie wyszli znowu z tej sali z patem, a żeśmy załatwili dużo chyba poprzez pracę tej grupy roboczej<text:span text:style-name="T1460">.</text:span></text:p>
      <text:p text:style-name="P1461">Dziękuję bardzo<text:span text:style-name="T1462">.</text:span></text:p>
      <text:p text:style-name="P1463"><text:span text:style-name="T1464">Przewodniczący</text:span>:</text:p>
      <text:p text:style-name="P1465">Kto z państwa chciałby zabrać jeszcze głos w tej sprawie?</text:p>
      <text:p text:style-name="P1466">Minister Nawacki<text:span text:style-name="T1467">.</text:span></text:p>
      <text:p text:style-name="P1468"><text:span text:style-name="T1469">Ob.</text:span><text:span text:style-name="T1470"><text:s/>Lesław Nawacki</text:span>:</text:p>
      <text:p text:style-name="P1471">M<text:span text:style-name="T1472">a</text:span>m p<text:span text:style-name="T1473">yt</text:span>an<text:span text:style-name="T1474">ie</text:span><text:s/>jak należy rozumieć sformułowanie wynik referendum obowiązuje strony<text:span text:style-name="T1475">.</text:span></text:p>
      <text:p text:style-name="P1476">Ale które strony? Chodzi tu o wspólne stanowisko związków zawodowych. Obowiązuje tych, którzy przeprowadz<text:span text:style-name="T1477">aj</text:span>ą referendum, a przeprowadzają przecież związki zawodowe,<text:span text:style-name="T1478"><text:s/></text:span>natomiast tam gdzie jest to uzgodnienie związków, jest to jednolite stanowisko wobec administra<text:span text:style-name="T1479">cji</text:span>.</text:p>
      <text:p text:style-name="P1480"><text:span text:style-name="T1481">Ob. Aleksander Kw</text:span><text:span text:style-name="T1482">aś</text:span><text:span text:style-name="T1483">niewski</text:span>:</text:p>
      <text:p text:style-name="P1484">Nie ulega wątpliwości, że znaleźliśmy się w trudnym momencie, który być może będzie wymagał, aby powierzyć dalszą pracę grupie roboczej, lecz ja przyznam szczerze miałem nadzieję, iż to co grupa robocza wypraco<text:span text:style-name="T1485">w</text:span>ała w tym wariancie drugim, jednocześnie z określeniem jakoby tego wyrzeczenia się, czy prowadzenia sporów zbiorowych, jeżeli tej decyzji nie ma - jest do przyjęcia. Takie wrażenie mieliśmy po dyskusji w grupie roboczej. Ale rozumiem, że dzisiaj nawet strony uczestniczące w uzgodnieniach w grupie roboczej jakby zwery<text:span text:style-name="T1486">fi</text:span>kowały swoje stanowiska więc być może trzeba tutaj szukać nowego rozwiązania i<text:s/><text:soft-page-break/>należałoby wrócić do mnie<text:span text:style-name="T1487">js</text:span>zego zespołu, bo sądzę, że w tym gronie będzie nam bardzo trudno uzgodnić stanowisko.</text:p>
      <text:p text:style-name="P1488">Dla nas, tak jak mówił to minister Nawacki, kwestią n<text:span text:style-name="T1489">i</text:span>e jest ograniczanie swobód związkowych, bo tutaj często jesteśmy o to obwiniani, ale przede wszystkim zapewnienie możliwości działania przedsiębiorstwa, a jednocześnie nie powodowała konfliktów. Pan prof. Zieliński mówi, że z jednej strony powołując się na rozstrzygnięcia bardzo ściśle prawne, co zrozumiałe, ale z drugiej strony mówi o kwestii wiary, która musi nam towarz<text:span text:style-name="T1490">ys</text:span>zyć w pewnych sprawach, uzgadniania stanowisk wspólnych związków zawodowych, przekazywania tych stanow<text:span text:style-name="T1491">i</text:span>sk,<text:span text:style-name="T1492"><text:s/></text:span>działania w imieniu załogi itd<text:span text:style-name="T1493">.</text:span></text:p>
      <text:p text:style-name="P1494">Więc chcę odpowiedzieć zupełnie uczciwie, że tej wiary z naszej strony nie<text:s/><text:span text:style-name="T1495">m</text:span>a i mało tego, uważamy,<text:s/><text:span text:style-name="T1496">ż</text:span>e przykłady z<text:s/><text:span text:style-name="T1497">j</text:span>akimi mamy do czynienia w tej chwili pokazują, że wszelka wiara byłaby bardzo złudna przynajmniej na obecnym etapie<text:span text:style-name="T1498">.</text:span></text:p>
      <text:p text:style-name="P1499">Być może w wyniku procesu trudnego, długiego będziemy mogli taką wiarę zdobyć, wszysc<text:span text:style-name="T1500">y</text:span>, którz<text:span text:style-name="T1501">y</text:span><text:s/>w tym procesie uczestniczą, taką wiarę zdobędą, ale dzisiaj jej nie ma, dlatego chodzi o rozstrzygni<text:span text:style-name="T1502">ęc</text:span>ia jasne, precyzyjne, logiczne, które byłyby zrozumiałe z punktu widzenia zarówno załóg jak i związków zawodowych, jak i dyrekcji zakładów pracy, jak i w końcu opinii społecznej, która r<text:span text:style-name="T1503">ó</text:span>wnież powinna wiedzieć według jakich reguł ta wspólna reprezentacja czy wspólne stanowisko jest wypra<text:span text:style-name="T1504">c</text:span>owywane - do jakiego momentu obowiązuje, a co dzieje się kiedy tego wspólnego stanowiska nie ma<text:span text:style-name="T1505">.</text:span></text:p>
      <text:p text:style-name="P1506">I to uwaga pierwsza. A więc tu z nas<text:span text:style-name="T1507">z</text:span>ych oczekiwań, iż będą to regulacje jasne, choć możemy być oskarżeni o kazuistykę nie zrezygnu<text:span text:style-name="T1508">je</text:span>my. Bowiem jest to na obecnym szczególnie etapie sprawa zasadnicza.</text:p>
      <text:p text:style-name="P1509">Druga natomiast dotyczy referendum<text:span text:style-name="T1510">.</text:span><text:s/>Ja nie chciałbym być podejrzewany o to, że zgadzam się z<text:s/>„Solidarnoś<text:span text:style-name="T1511">ci</text:span>ą”, choć nie widzę w tym nic złego, ale uznajmy, że pan Kaczyński prezentuje sposób myślenia uniwersytetu gdańskiego, jako student tej uczelni mogę się powołać na takie myślenie i uważam, że rzeczywiście referendum w kwestiach zasadniczych takich jak płacowe jest nie do przeprowadzenia w sensie praktycznym<text:span text:style-name="T1512">.</text:span></text:p>
      <text:p text:style-name="P1513">My jak pamiętacie drodzy koledzy i panowie mieliśmy doświadczenie z referendum w sprawach właśnie ekonomicznych przeprowadzonych bodajże w październiku 1987 roku i pamiętam własne rozmowy z dziennikarzami zagranicznymi, kiedy mówiliśmy<text:s/><text:span text:style-name="T1514">-</text:span><text:s/>że co ma być przedmiotem tego referendum, więc oni ze zdziwieniem na nas patrzyli mówią<text:span text:style-name="T1515">c</text:span>, że niemożliwe jest, żeby takie referendum s<text:span text:style-name="T1516">i</text:span>ę udało<text:span text:style-name="T1517">.</text:span><text:s/>Oczywiście, że nie udało się, ponieważ nie ma możliwości takiego zadania pytania, które będzie pytaniem precyzyjnym, jasnym, a nie jedynie kierunkowym, które właściwie dopiero otwiera dyskusję między poszczególnymi z<text:span text:style-name="T1518">ai</text:span>nteresowanymi stronami, bo jeżeli zadamy pytanie, czy chcemy podwyżki znaczniejszej czy mniejszej, to ja się tu zgadzam, że będzie odpowiedź jasna i po co tu referendum<text:span text:style-name="T1519">.</text:span></text:p>
      <text:p text:style-name="P1520">Podobnie rzecz dotyczy kwestii sposobu podziału będziemy jeszcze długo miel<text:span text:style-name="T1521">i</text:span><text:s/>do czynienia z tym<text:s/>egalitarystycznymi<text:s/>tendencjami, a więc w tym sensie referendum dobrze brzmi jako norma bardzo demokratyczna, jako pomysł niezwykle<text:s/>uprzedmiotawiający<text:s/>załogę, natomiast obawiam się i wyrażam te obawy bardzo jasno, że jest to po prostu nierealne z punktu widzenia samej praktyki przeprowadzenia referendum<text:span text:style-name="T1522">.</text:span><text:s/>Ale to tak tylko na marginesie jako głos w dyskusji<text:span text:style-name="T1523">.</text:span></text:p>
      <text:p text:style-name="P1524">Sugerowałbym panie przewodniczący, aby może przyjąć założenie następujące,<text:s/><text:span text:style-name="T1525">i</text:span>ż w ciągu tych kilku<text:s/><text:soft-page-break/>godzin wymieniliśmy poglądy dotyczące wspólnej reprezenta<text:span text:style-name="T1526">cji</text:span>,<text:span text:style-name="T1527"><text:s/></text:span>mamy większość propozycji jakie zostały przez grupę roboczą prz<text:span text:style-name="T1528">yj</text:span>ęte ewentualnie wymagają pewnych red<text:span text:style-name="T1529">a</text:span>kcyjnych<text:span text:style-name="T1530"><text:s/></text:span>zmian, tak zrozumiałem niekwes<text:span text:style-name="T1531">ti</text:span>onowa<text:span text:style-name="T1532">ni</text:span>e tych punktów uzgodnionych, artykułów uzgodnionych, natomiast sugerowałbym, aby wrócić do kwestii wspólnej reprezentacj<text:span text:style-name="T1533">i<text:s/></text:span>w zapisach, które będą jednak szukały kompromisu między stanowiskami trzech stron<text:span text:style-name="T1534">.</text:span></text:p>
      <text:p text:style-name="P1535">Z naszej strony gotowość jak powiedziałem była prz<text:span text:style-name="T1536">yj</text:span>ęcia tego stanowiska wypracowanego plus uwaga, którą zgłosiłem dotyczącą nie podejmowania działań sporu zbiorowego w trakcie działania tych tymcza<text:span text:style-name="T1537">s</text:span>ow<text:span text:style-name="T1538">yc</text:span>h rozstrzygnięć, ale jesteśmy tu gotowi, bo być mo<text:span text:style-name="T1539">ż</text:span>e trzeba poszukiwać właśnie w stronę rady pracowniczej, samorządu nie wiem, natomiast uważam, że nie jesteśmy dzisiaj gremium, które może w sposób efektywny kontynuować tę dyskusję z konkluzjami i dlatego taki wniosek stawiałbym o przedłużenie mandatu dla grupy roboczej, która pracowałaby już nad tym zapisem dotyczącym wypracowywania wspólnego stanowiska.</text:p>
      <text:p text:style-name="P1540">Dzięku<text:span text:style-name="T1541">ję.</text:span></text:p>
      <text:p text:style-name="P1542"><text:span text:style-name="T1543">Przewodniczący:</text:span></text:p>
      <text:p text:style-name="P1544">D<text:span text:style-name="T1545">zi</text:span>ę<text:span text:style-name="T1546">kuję.<text:s/></text:span>Kto chciałby zabrać głos?</text:p>
      <text:p text:style-name="P1547"><text:span text:style-name="T1548">Ob. Kaczyński</text:span><text:s/>/?/:</text:p>
      <text:p text:style-name="P1549">Tylko<text:s/><text:span text:style-name="T1550">w</text:span><text:s/>sprawie technicznej.</text:p>
      <text:p text:style-name="P1551">Tutaj już dwukrotnie padł delikatnie sformułowany zarzut, że nie wszyscy członkowie grupy roboczej konsekwentnie bronią tego stanowiska, na które zgodzili się, w trakcie obrad samej grupy<text:span text:style-name="T1552">.</text:span></text:p>
      <text:p text:style-name="P1553">Ponieważ zd<text:span text:style-name="T1554">aj</text:span>ę sobie sprawę, że to dotyczy między innymi mojej osoby, to ja chciałem tutaj jasno powiedzieć i prof. Zieliński, i Jacek Merkel, i ja jesteśmy członkami pewnego zespołu, to jest sprawa zupełnie oczywista, żaden z nas nie jest przewodniczącym tego związku a i on by się musiał tutaj konsultować i poza tym ja wyraźnie mówiłem, że to jest wstępna z naszej strony zgoda. Tak że tutaj żadnego naruszenia reguł gry z naszej strony nie widzę. To wszystko.</text:p>
      <text:p text:style-name="P1555"><text:span text:style-name="T1556">Przewodnicząc</text:span><text:span text:style-name="T1557">y</text:span>:</text:p>
      <text:p text:style-name="P1558">Dziękuję.</text:p>
      <text:p text:style-name="P1559"><text:span text:style-name="T1560">Min. Aleksander Kwaśniewski</text:span>:</text:p>
      <text:p text:style-name="P1561">Jeżeli takie było zrozumienie naszych uwag oczywiście nie. Znamy hierarchie i jest podgrupa, grupa<text:s/>„podstolik”,<text:s/>„stolik”,<text:s/>„stół”<text:s/>itd., itd. strach myśleć, gdzie to si<text:span text:style-name="T1562">ę</text:span><text:s/>kończy.</text:p>
      <text:p text:style-name="P1563"><text:span text:style-name="T1564">Ob. Ja</text:span><text:span text:style-name="T1565">g</text:span><text:span text:style-name="T1566">iełło</text:span>:</text:p>
      <text:p text:style-name="P1567">Ja chciałbym jednak wrócić co tego referendum, żeby przynajmniej postarać się obronić tę zasadę. Otóż strona rządowa ze swojego punktu widzenia oczywiście ma rację, uważa, że lepsze byłoby rozwiązanie, że w sytuacji kiedy się związki nie dogadają, oczywiście dyrektor podejmuje decyzje, w końcu<text:s/>jednoosobowo<text:s/>odpowiada i trzeba to zrozumieć. Ale nikt właściwie nie podjął<text:s/>tematu, że przecież referendum to jest lekarstwo<text:s/><text:span text:style-name="T1568">n</text:span>a strajki. Jeżeli załoga w drodze referendum wypowie się w swoich zasadniczych sprawach, to jest to lekarstwo na strajki<text:span text:style-name="T1569">.</text:span><text:s/>Co jest lepsze? Czy domaganie się czegoś przy pomocy strajków czy przy pomocy referendum? Uzgadnianie stanowisk w tych kluczowych sprawach.</text:p>
      <text:p text:style-name="P1570">I jeszcze raz mówię, że nie dotyczy to... możemy to zmienić, napisać w jakich sprawach, to referendum będzie przeprowadzane, ale nie wydaje nam się, że jeżeli wyniki referendum będą to jakakolwiek grupa<text:s/><text:soft-page-break/>pracownicza odważy się na strajk i stanie przeciwko całej załodze. Dziękuję.</text:p>
      <text:p text:style-name="P1571"><text:span text:style-name="T1572">Przewodnicząc</text:span><text:span text:style-name="T1573">y</text:span>:</text:p>
      <text:p text:style-name="P1574"><text:span text:style-name="T1575">Dz</text:span>ięk<text:span text:style-name="T1576">uję.</text:span></text:p>
      <text:p text:style-name="P1577"><text:span text:style-name="T1578">Minister Aleksander Kwaśniewski</text:span>:</text:p>
      <text:p text:style-name="P1579">Ja przyjmuję, że być może nie starcza nam wyobraźni, aby zobaczyć, jak takie referendum może wyglądać. W związku z tym sugeruję, ponieważ materiał dowody jest duży otóż jes<text:span text:style-name="T1580">z</text:span>cze dzisiaj trwają akcje strajkowe w przedsiębiorstwie komunikacji miejskiej w Sieradzu, w zakładach przemysłu<text:s/><text:span text:style-name="T1581">dz</text:span>iewiarskiego<text:s/>„S<text:span text:style-name="T1582">ł</text:span>awa”<text:s/>w Bolesławcu, w oddziale KPKS w Turku, w zakładzie ma<text:span text:style-name="T1583">te</text:span>riałów ogniotrwałych w Rogoźniku, w zakładach wodociągowych i kanalizacji w<text:s/><text:span text:style-name="T1584">Ż</text:span>arach i jeszcze mógłbym wymieniać całą listę<text:span text:style-name="T1585">,</text:span><text:s/>proponuję<text:span text:style-name="T1586">,</text:span><text:s/>aby na przykładzie jednym z tych zastanowić się jak takie referendum mogłoby wyglądać i jeżeli przekonamy się nawzajem, to jest dobre zadanie dla grupy roboczej tego rodzaju symulacja, to być może się przekonamy, bo może nam tylko po prostu brakuje wyobraźni<text:span text:style-name="T1587">.</text:span></text:p>
      <text:p text:style-name="P1588">Materiał jest, wiemy, możemy dojść do istoty sporu o co tam chodzi<text:span text:style-name="T1589">.</text:span><text:s/>Zaproponujmy to referendum tak jakby miał<text:span text:style-name="T1590">o<text:s/></text:span>to wyglądać, a wtedy oczywiście możemy dyskutować nie w oparciu o wyobrażenie generalne, a o wyobrażenie bardziej szczegółowe.</text:p>
      <text:p text:style-name="P1591">Dziękuję<text:span text:style-name="T1592">.</text:span></text:p>
      <text:p text:style-name="P1593"><text:span text:style-name="T1594">Przewodniczący</text:span>:</text:p>
      <text:p text:style-name="P1595">Dziękuję.</text:p>
      <text:p text:style-name="P1596">Głos ma pan Krzyżano<text:span text:style-name="T1597">ws</text:span>ki.</text:p>
      <text:p text:style-name="P1598"><text:span text:style-name="T1599">Ob. Jacek Krzyżanowski</text:span>:</text:p>
      <text:p text:style-name="P1600">Ja nie wiem, w której stronie brak<text:span text:style-name="T1601">uj</text:span>e wyobraźni, na<text:span text:style-name="T1602">to</text:span>miast chcę powiedzieć, że nasze związki na dzień dzisiejszy, a także koledzy z<text:s/>„Solidarności”<text:s/>w wielu zakładach prowadzą referendum w różnych sprawach. Często s<text:span text:style-name="T1603">ą</text:span><text:s/>to referenda nie dotyczące bezpośrednich uzgodnień z dyrekcją. Ale także są i takie, i przecież w gruncie rzeczy wiele zakładów pracy w tej chwili negocjuje systemy płacowe, porozumienia płacowe obowiązujące na rok i dłużej, i załogi wypowiad<text:span text:style-name="T1604">aj</text:span>ą się właśnie w formie referendum. I nie tylko wypowiadają się w tak prosty sposób, jak podzielić pieniądze, chociaż to też jest podstawowa sprawa, tylko nie w sensie czy dać więcej czy mniej, tylko na przykład czy pieniądze włożyć w stawki podstawowe, czy włożyć w jakieś tam dodatki. Poglądy załogi są różne i ja uważam, tutaj bym poparł mojego kolegę z deleg<text:span text:style-name="T1605">a</text:span>cji OPZZ, któr<text:span text:style-name="T1606">y</text:span><text:s/>mówił właśnie o tym, że rzeczywiście znając nastroje załogi i związki zawodowe i administra<text:span text:style-name="T1607">cj</text:span>a - wszyscy - wszystkie strony są w stanie lepiej reagować na zapotrzebowanie naszych pracowników w różnych kierunkach, bowiem w takich referendach często zadajemy pytania w sprawach naprawdę różnych i moim zdaniem jest możliwość jednak wypracowania i podjęcia właściwych decyzji poprzez wypowiedzenie się przez całą załogę.</text:p>
      <text:p text:style-name="P1608">Dziękuję.</text:p>
      <text:p text:style-name="P1609"><text:span text:style-name="T1610">Przewodniczą</text:span><text:span text:style-name="T1611">cy</text:span>:</text:p>
      <text:p text:style-name="P1612">Dziękuję.</text:p>
      <text:p text:style-name="P1613">Proszę bardzo kolega Fr<text:span text:style-name="T1614">as</text:span>yniuk.</text:p>
      <text:p text:style-name="P1615"><text:span text:style-name="T1616">Ob. Władysław Frasyniuk</text:span>:</text:p>
      <text:p text:style-name="P1617">Ja chcę powiedzieć , że rzeczywiście sytuacja jest nienormalna i tutaj posłużę się jednym przykładem,<text:s/><text:soft-page-break/>to też jest w stronę ministra Kwaśniewskiego. W jednym z zakładów w Świdnicy załoga rozpoczęła strajk i ten strajk<text:span text:style-name="T1618"><text:s/></text:span>rozpoczął się przed takim referendum, było wspólnym wiecem<text:span text:style-name="T1619">.</text:span><text:s/>Na terenie tego zakładu znajdował się przypadkowo działacz regionalnej komisji wykonawczej, przypadkowo mówię, dlatego, że pracuje w spółdzielni, która wykonuje usługi wysokościowe w tymże zakładzie pracy i kiedy ci pracownicy się zorientowali, że strajk zeszli i wzięli w nim udział, w tym referendum zabrali głos<text:span text:style-name="T1620">.</text:span><text:s/>Zabrali głos w ten sposób, że do strajku nie doszło.</text:p>
      <text:p text:style-name="P1621">I wiecie państwo jak to referendum się skończyło? Administracja tego zakładu pozbawiła możliwości zarobkowania tego kolegi, czyli o<text:span text:style-name="T1622">de</text:span>brała mu możliwość pracowan<text:span text:style-name="T1623">ia<text:s/></text:span>na terenie tego zakładu. Ja myślę, że po prostu sytuacja jest nienormalna. Takich przykładów z pana listy mógłbym mnożyć. Że w komit<text:span text:style-name="T1624">a</text:span>tach strajkowych są sekretarze komitetów partyjnych, neozwiązki, ludzie nie bardzo wiedzą...</text:p>
      <text:p text:style-name="P1625">/Głos z sali: może byśmy się przestali przezywać?/.</text:p>
      <text:p text:style-name="P1626">Ja mówię o przykładzie Bolesławca<text:span text:style-name="T1627">.</text:span></text:p>
      <text:p text:style-name="P1628">/Głos z sali:<text:s/><text:span text:style-name="T1629">a</text:span><text:s/><text:span text:style-name="T1630">nam</text:span><text:s/>ch<text:span text:style-name="T1631">odzi</text:span><text:s/>o nazwę ne<text:span text:style-name="T1632">o</text:span>związki/.</text:p>
      <text:p text:style-name="P1633">Wy mówicie klaowe, związki, koledzy nasi mówią partyjne, to chyba się nie obrażacie, jesteście członkami tej partii więc<text:s/><text:span text:style-name="T1634">-</text:span><text:s/>no więc dobrze, niech będą te związki.</text:p>
      <text:p text:style-name="P1635">/<text:span text:style-name="T1636">Przewodniczący</text:span>: Proponuję jednak, żebyśmy merytoryczne dyskutowali/.</text:p>
      <text:p text:style-name="P1637">Sytuacja jest oczywiście dość skomplikowana, bo jest też taka sytuacja w tej chwili, kiedy ludzie w<text:s/>zakładzie pracy widzą<text:span text:style-name="T1638">,</text:span><text:s/>że nie jest to walka o podstawowe interesy pracownicze,<text:s/><text:span text:style-name="T1639">t</text:span>ylko wygląda na to, że jest to rozróba i że to jest rozróba gdzie indziej niż w zakładzie, gdzie indziej niż między związkami, a raczej rozróba w organizacji politycznej, czyli w partii i nie bardzo chcą brać udział w tej rozróbie i administra<text:span text:style-name="T1640">cj</text:span>a zakładu idzie w sukurs komitetowi strajkowemu wyłączając prąd i powietrze<text:span text:style-name="T1641">.</text:span><text:s/>I na przykład jeszcze w dodatku są dodatkowe służby, które nie pozwalają, by na ten zakład mogli wejść przedstawiciele<text:s/>„Solidarności”, bo w tym zakładzie na przykład nie ma komitetu organizacyjnego, więc my<text:span text:style-name="T1642">ś</text:span>lę, że tutaj raczej bym uwa<text:span text:style-name="T1643">ż</text:span>a<text:span text:style-name="T1644">ł</text:span>, że poczucie odpowiedzialności jest i dlatego my bronimy się przed tym zapisaniem obligatoryjnym powstawania tych komisji.</text:p>
      <text:p text:style-name="P1645">Proszę zauważyć, że nawet jeśli zapiszemy, że powinna taka komisja powstać, to oczywiście na czas ściśle określony do rozwiązania jednego problemu, to nie mamy gwarancji, czy ta komisja powstanie. Wręcz przeciwnie podziałbym, że po tych doświadczeniach ostatnich 5 czy 7 lat część ludzi uzna, że jest to znowu na<text:span text:style-name="T1646">rz</text:span>ucanie czego<text:span text:style-name="T1647">ś</text:span><text:s/>od góry.</text:p>
      <text:p text:style-name="P1648">My szanujemy swoich ludzi<text:span text:style-name="T1649">.</text:span><text:s/>Jesteśmy przekonani, że ci ludzie, którzy reprezentują<text:s/>„Solidarność<text:span text:style-name="T1650">”</text:span><text:s/>siądą w tych zakładach pracy i będą wspólnie uzgadniać stanowisko. Więcej - jeśli to będą wolne związki zawodowe to jeśli się nie dogadamy panowie, to ci ludzie nam wypowiedzą posłuszeństwo i to jest ten nacisk na nas, realny nacisk na nas, ż<text:span text:style-name="T1651">e</text:span><text:s/>jeśli się nie potrafimy dogadać, to ludzie zaraz się dogadają. Sprawa referendum po pierwsze nie powinna być zapisywana. To to jest nasze prawo, czy my zrobimy referendum, czy wiec, czy zrobimy otwarte zebrania, czy wspólne zebrania, gdzie będ<text:span text:style-name="T1652">ą</text:span><text:s/>przedstawiane argumenty, natomiast sprawa referendum ma dodatkowe zagrożenie<text:span text:style-name="T1653">.</text:span><text:s/>Bo dopuszcza do licytac<text:span text:style-name="T1654">ji</text:span><text:s/>między nami.</text:p>
      <text:p text:style-name="P1655">I wtedy każdy z n<text:span text:style-name="T1656">as</text:span>zych związków będzie chciał na tym<text:span text:style-name="T1657"><text:s/></text:span>referendum licytowa<text:span text:style-name="T1658">ć</text:span><text:s/>się i załóżmy, zaproponujemy<text:s/>„Solidarność”<text:s/>zaproponuje 150 złotych dostawki, no to powiedzą inne związki zaproponują<text:s/><text:soft-page-break/>200 złotych.<text:s/><text:span text:style-name="T1659">W</text:span><text:s/>wyniku referendum ustalimy 200 złotych z podwyżką 200 idziemy do dyrekcji i dyrekcja powie: 50 złotych. To panowie kończy się to czym? Natychmiastową akcją strajkową.</text:p>
      <text:p text:style-name="P1660">I myślę<text:span text:style-name="T1661">,</text:span><text:s/>że ten nasz zapis, który my proponujemy, żeby jakby wymusić na związkach zawodowych, przez wspólne stanowisko jest najlepszym sposobem załatwienia sprawy, bo to daje ludziom poczucie wolności, poczucie swobody,<text:span text:style-name="T1662"><text:s/></text:span>decydowania w jaki sposób powołanie tej wspólnej reprezentacji czy jest konieczne, czy może otwarte zebrania na których będziemy się l<text:span text:style-name="T1663">i</text:span>cytować<text:span text:style-name="T1664">,</text:span><text:s/>czy dyskutować te sprawy?<text:s/><text:span text:style-name="T1665">J</text:span>a przypominam -mamy ileś tam lat doświadczeń, w tym kraju się zmieniło wiele. Część moich kolegów wyrzucono z pracy, za to, że organizowali takie akcje protestacyjne, w których domagano się poprawy materialnej. Zostali wyrzuceni. Dzisiaj wyrzuceni zostali za to, że nie chcą brać udziału w tych akcjach.<text:s/><text:span text:style-name="T1666">W</text:span>ięc lekko się ta sytuacja postawiła na głowie.</text:p>
      <text:p text:style-name="P1667">Proszę pamiętać, że są to ludzie często, którzy podnosili konsekwencje z działania w związkach zawodowych<text:s/>i wasz związek zawodowy często tego nie zauważał, nie brał tych ludzi w obronę, wręcz prze<text:span text:style-name="T1668">ci</text:span>wnie. Więc dajmy tym ludziom czas na to, żeby się dotarli. Życie pokazuje, że to się dociera, że w wielu zakładach do takiej współpracy dochodzi. Ja chcę powiedzieć, że w wielu zakładach jest też tak, że w tej chwili korz<text:span text:style-name="T1669">y</text:span>s<text:span text:style-name="T1670">taj</text:span>ą z radiowęzła dwa związki zawodowe, które przedstawi<text:span text:style-name="T1671">aj</text:span>ą swoje stanowiska. To się toczy, niezależnie od tego czy my tu zapiszemy czy nie. Jeśli zapiszemy to to będzie zapis konfliktowy, dla naszych ludzi w zakładzie pracy<text:span text:style-name="T1672">.</text:span><text:s/>To będzie znowu takie, bo oni są mądrzejsi, a nas uważają za baranów i muszą nam pokaza<text:span text:style-name="T1673">ć</text:span>, bo po tym zapisie będziemy musieli się zastanowić<text:span text:style-name="T1674">,</text:span><text:s/>w jaki sposób powołać, w jaki sposób powołać tę reprezentację. Równo? Procentowo<text:span text:style-name="T1675">?<text:s/></text:span>Po prostu to jest tak, jakby przestajemy szanować tych ludzi, że oni się nie potrafią zorganizować.</text:p>
      <text:p text:style-name="P1676">Więc ja myślę, że proponowałbym zrobić coś takiego, że to nie jest sytuacja na komisje roboczą, dlatego że to są jakby różnice merytoryczne w dwóch zespołach, chociażby dotyczące tutaj różnic między OPZZ, a<text:s/>„Solidarnością”. My uważamy, że nie powinno być to oblig<text:span text:style-name="T1677">at</text:span>oryjne, że należy szanować ludzi i pozostawić im to we własnej decyz<text:span text:style-name="T1678">ji</text:span>.</text:p>
      <text:p text:style-name="P1679">Panowie uważają, że odwrotnie.<text:s/><text:span text:style-name="T1680">W</text:span><text:s/>tym momencie nie możemy się dogadać,<text:s/><text:span text:style-name="T1681">j</text:span>edyn<text:span text:style-name="T1682">e</text:span><text:s/>optymalne wyjście to jest takie, żebyśmy dzisiaj zakończyli i zastanowili się czy jest możliwe, bo tu widać, że nie będzie porozumienia. Natomiast w pozostałych sprawach myślę, że<text:s/>jest możliwość uzgodnienia.</text:p>
      <text:p text:style-name="P1683"><text:span text:style-name="T1684">Przewodniczący</text:span>:</text:p>
      <text:p text:style-name="P1685">D<text:span text:style-name="T1686">zi</text:span>ęk<text:span text:style-name="T1687">uję.</text:span></text:p>
      <text:p text:style-name="P1688">Czy ktoś przed obiadem chciałby zabrać głos? Proszę, ale k<text:span text:style-name="T1689">ró</text:span>tko<text:span text:style-name="T1690">.</text:span></text:p>
      <text:p text:style-name="P1691"><text:span text:style-name="T1692">Ob. Ja</text:span><text:span text:style-name="T1693">g</text:span><text:span text:style-name="T1694">iełło</text:span>:</text:p>
      <text:p text:style-name="P1695">Ja nie będę polemizował tutaj z kol. Frasyniukiem, rozumiem jego rozgoryczenie. To wszystko co wnosi tutaj<text:span text:style-name="T1696">.</text:span><text:s/>Natomiast przy merytorycznych rozmowach na temat bardzo ważnych zapisów nie za bardzo to nam tutaj pomaga. Ja nie rozumiem jednego -<text:s/><text:span text:style-name="T1697">„</text:span>Solidarność”<text:s/>zgodziła się na nałożenie kagańca w postaci wspólnego stanowiska, tak czy nie? Jak to nie, przecież jest to zapisane, więc nie wracajmy już do tematu, zgadzamy się na nałożenie kaga<text:span text:style-name="T1698">ń</text:span>ca<text:span text:style-name="T1699">.</text:span><text:s/>Was tylko odrzuca ta wspólna reprezenta<text:span text:style-name="T1700">cj</text:span>a albo przedstawicielstwo. To was odrzuca. Natomiast jak w sobie wyobrażacie w praktyce owo wspólne stanowisko. Każdy przyjdzie ze swoim rzuci na stół i co? Trzeba przy nim usiąść, rzeczywiście czy pojawi się kwestia ilu i kto. Wiadomo jaka siła jest danego związku zawodowego i analogicznie będzie to się działo w przypadku nazywamy to<text:s/><text:soft-page-break/>prze<text:span text:style-name="T1701">ds</text:span>t<text:span text:style-name="T1702">a</text:span>wicielstwem. Naprawdę nie widzę tu żadnego niebezpieczeństwa takiego właśnie odbioru, że jest to takie już trzymanie za gardło. Kaganiec jest założony i przez was, i przez nas, i przez rząd, z tym że mówimy,<text:s/><text:span text:style-name="T1703">ż</text:span>e ma być już wspólne stanowisko, ale myśmy nałożyli kaganiec.<text:s/><text:span text:style-name="T1704">T</text:span>o bądźmy konsekwentni i powiedzmy, że ten kaganiec i to wspólne stanowisko uzgadnia przedstawicielstwo związku na terenie zakładu.</text:p>
      <text:p text:style-name="P1705">Dziękuję.</text:p>
      <text:p text:style-name="P1706"><text:span text:style-name="T1707">Ob</text:span><text:span text:style-name="T1708">.</text:span><text:span text:style-name="T1709"><text:s/>Władysław Frasyniuk</text:span>:</text:p>
      <text:p text:style-name="P1710"><text:span text:style-name="T1711">J</text:span>eśli można na dwa słowa<text:span text:style-name="T1712">.</text:span></text:p>
      <text:p text:style-name="P1713">Po pierwsze nie jest to kaganiec, po pierwsze to co my proponujemy to jest wspólne stanowisko w interesie wszystkich, którzy są w tym zakładzie pracownikami. Więc to ni<text:span text:style-name="T1714">e</text:span><text:s/>jest kaganiec. To co pan propon<text:span text:style-name="T1715">uj</text:span>e, tę drugą część to niestety jest kaganiec, to jest obligatoryjne powoływanie tych komis<text:span text:style-name="T1716">ji</text:span>.</text:p>
      <text:p text:style-name="P1717">Chodzi mi o to, że szmatu historii, nie da się wykreślić. My nie współpracujemy od dzisiaj. Nas do tego st<text:span text:style-name="T1718">o</text:span>łu nie doprowadziła policja, ani ministe<text:span text:style-name="T1719">r<text:s/></text:span>Kwaśniewski za ucho, tylko żeśmy przyszli sami, dobrowolnie<text:span text:style-name="T1720">.</text:span><text:s/>Jestem przekonany i wiecie, wy państwo doskonale i my wiemy, i myślę, że wiele dyrektorów ukrywa ten fakt przed rządem, że do takich kontaktów dochodzi w większości<text:span text:style-name="T1721"><text:s/></text:span>przedsiębiorstw, dochodzi. Ja się dziwię temu co powiedział pan Jarliński, że usłyszał, że<text:s/><text:span text:style-name="T1722">g</text:span>dzieś tam<text:s/>„Solidarność”<text:s/>go chce zlinczować. Dziwię się, bo fakty są inne.</text:p>
      <text:p text:style-name="P1723"><text:span text:style-name="T1724">Przewodnicząc</text:span><text:span text:style-name="T1725">y</text:span>:</text:p>
      <text:p text:style-name="P1726">No to koledzy, trzeba przyjąć stanowisko.<text:s/><text:span text:style-name="T1727">M</text:span>a<text:span text:style-name="T1728">m</text:span>y o 14 obiad, a jest już po cztern<text:span text:style-name="T1729">as</text:span>t<text:span text:style-name="T1730">ej</text:span>.</text:p>
      <text:p text:style-name="P1731">Zostało nam niewiele czasu, dlatego proponuję jeszcze po obiedzie jednak wrócić do sprawy i próbować jakoś zakończyć faktycznie jakimś kompromisem w tej spra<text:span text:style-name="T1732">wi</text:span>e.</text:p>
      <text:p text:style-name="P1733"><text:span text:style-name="T1734">Ob.</text:span><text:span text:style-name="T1735"><text:s/>Tadeusz Mazowiecki</text:span>:</text:p>
      <text:p text:style-name="P1736">Ja tylko kolego przewo<text:span text:style-name="T1737">d</text:span>nic<text:span text:style-name="T1738">z</text:span>ący chciałbym bardzo, żebyśmy jednak doszli do spraw rolnikó<text:span text:style-name="T1739">w</text:span>. Bo ma<text:span text:style-name="T1740">j</text:span>ą.</text:p>
      <text:p text:style-name="P1741"><text:span text:style-name="T1742">Pr</text:span><text:span text:style-name="T1743">z</text:span><text:span text:style-name="T1744">ewod</text:span><text:span text:style-name="T1745">nic</text:span><text:span text:style-name="T1746">ząc</text:span><text:span text:style-name="T1747">y</text:span>:</text:p>
      <text:p text:style-name="P1748">Zdecydowanie tak<text:span text:style-name="T1749">.</text:span><text:s/>Z tym, że z tego co rozmawiałem z kolegami, tam jest sprawa zupełnie prosta<text:span text:style-name="T1750">.</text:span></text:p>
      <text:p text:style-name="P1751">Przynajmniej mamy takie relacje<text:span text:style-name="T1752">.</text:span></text:p>
      <text:p text:style-name="P1753"><text:span text:style-name="T1754">W</text:span><text:s/>takim razie idziemy na obiad i wracamy jeszcze na krótko po posiłku<text:span text:style-name="T1755">.</text:span></text:p>
      <text:p text:style-name="P1756">/<text:span text:style-name="T1757">Przerwa</text:span>/.</text:p>
      <text:p text:style-name="P1758"/>
      <text:p text:style-name="P1759">/Po prze<text:span text:style-name="T1760">rwi</text:span>e/.</text:p>
      <text:p text:style-name="P1761"><text:span text:style-name="T1762">Przewodniczący</text:span><text:span text:style-name="T1763">:</text:span></text:p>
      <text:p text:style-name="P1764">Wznawiamy obiady.</text:p>
      <text:p text:style-name="P1765">Kolega<text:s/><text:span text:style-name="T1766">ws</text:span>pó<text:span text:style-name="T1767">ł</text:span>przewodniczący Mazowiecki gotowy? Drużyna gotowa?</text:p>
      <text:p text:style-name="P1768">Dotychczasowa dyskusja wskazuje, że nastąpiło istotne zbliżenie stanowisk, chociaż do końca nie możemy dzisiaj powiedzieć, że mamy jednolite.<text:s/><text:span text:style-name="T1769">Są</text:span><text:s/>dwie możliwości rozwiązania. Korzystajmy z naszych fachowców.<text:s/><text:span text:style-name="T1770">I</text:span><text:s/>wróćmy sprawę na grupę roboczą dla wycyzelowania już jakiegoś takiego przyjęcia stanowiska albo druga sprawa i drugie rozwiązanie, także możliwe,<text:s/><text:span text:style-name="T1771">ż</text:span>e wystąpi tu po prostu różnica poglądów, którą ujawnimy w dokumencie czy w komunikacie z tego naszego dzisiejszego posiedzenia.</text:p>
      <text:p text:style-name="P1772">Mówię o tym dlatego, że dalsze przedłużanie dyskusji stawia w trudnej sytuac<text:span text:style-name="T1773">ji</text:span><text:s/>kolegów rolników<text:s/><text:soft-page-break/>indywidualnych, bo chcieliby nam się pochwalić jak szybko załatwili sprawę.</text:p>
      <text:p text:style-name="P1774"><text:span text:style-name="T1775">W</text:span>ię<text:span text:style-name="T1776">c</text:span><text:s/>prosiłbym tutaj współprzewodniczących o zajęcie w imieniu delegacji stanowiska, dlatego że dalsze prowadzenie dyskusji<text:s/>niewiele<text:s/>nam już zmienia.</text:p>
      <text:p text:style-name="P1777"><text:span text:style-name="T1778">Ob.</text:span><text:span text:style-name="T1779"><text:s/>Jagiełło</text:span>:</text:p>
      <text:p text:style-name="P1780">Ja ponawiam wniosek - żeby przedłużyć mand<text:span text:style-name="T1781">at</text:span><text:s/>grupie roboczej, żeby ona pracowała n<text:span text:style-name="T1782">ad</text:span><text:s/>formułami, które byłyby do przyjęcia, do zaakceptowania<text:s/><text:span text:style-name="T1783">p</text:span>rzez wszystkie<text:s/>strony, tym bardziej, żeby nie wpadać tutaj w nastrój defetyzmu, czy pesymizmu, jednak zbliżenie stanowisk jest, to znaczy wiemy, że jakaś forma wspólnej<text:s/>reprezentac<text:span text:style-name="T1784">ji</text:span>, wspólnego stanowiska powinny być wypracowane, chyba że mamy - jak dostanę coś przez ramię to wiem, że wchodzą nowe jakościowo elementy. Przepraszam.</text:p>
      <text:p text:style-name="P1785">Sugerowałbym, żeby przedłużyć pracę komisji roboczej.</text:p>
      <text:p text:style-name="P1786"><text:span text:style-name="T1787">Ob. T</text:span><text:span text:style-name="T1788">.</text:span><text:span text:style-name="T1789"><text:s/>Mazowiecki</text:span>:</text:p>
      <text:p text:style-name="P1790">Ja jestem w kłopotliwej sytuacji, dlatego że powiedziałbym tak, na poprzednim zebraniu widać było to zbliżenie stanowisk. Na obecnym, no w tej sprawie poza inne sprawy na pewno tak, nie budzą kontrowers<text:span text:style-name="T1791">ji</text:span>, natomiast w tej sprawie właściwie jesteśmy brani tutaj w dwa ognie, tak bym powiedział, dlatego że w jednej sprawie zgadzamy się z jedną stroną, czy bliżej jesteśmy jednej w drugiej - bliżej drugiej - ja muszę powiedzie<text:span text:style-name="T1792">ć</text:span>, że nie wydaje mi się, że ta grupa robocza, która ma formułować no otrzymała od nas tutaj jakieś jasne stanowisko. To nie jest tylko kwestia sformułowań, to jest kwestia jednak szukania jakiegoś wyjścia. Wię<text:span text:style-name="T1793">c<text:s/></text:span>jeszcze raz powtarzam, że my przecie<text:span text:style-name="T1794">ż</text:span><text:s/>odpowiadając na pytanie kolegi Kw<text:span text:style-name="T1795">aś</text:span>niewskiego - jak sobie wyobrażamy rokowania - nie wyobrażamy sobie inaczej rokowań, jeżeli mówimy, że wymaga uzgodnionego stanowiska związków zawodowych, no to wyobrażamy sobie, że jest to od razu wskazówka z tym, że nie przesądzamy ustawy w jakiej formie ma być to realizowane, w każdym zakładzie pracy, ale wyobrażamy sobie, że te rokowania będą prowadzone tak żeby to uzgodnione stanowisko było przedstawiane dyrekcji.</text:p>
      <text:p text:style-name="P1796"><text:span text:style-name="T1797">Wi</text:span>ę<text:span text:style-name="T1798">c</text:span><text:s/>to jakby znajdujemy odpowiedź. To można tu jeszcze szukać jakiej.<text:s/><text:span text:style-name="T1799">P</text:span>recyzując tym kierunku.</text:p>
      <text:p text:style-name="P1800">To<text:s/><text:span text:style-name="T1801">j</text:span>est pierwsza sprawa. Druga sprawa - zgadzamy się, że w interesie załogi istnieje taki problem, żeby w interesie pracowników nie tylko - to nie jest sprawa tylko administracji, ale również w interesie pracowników, ażeby jakieś rozstrzygnięcia choćby tymczasowe podjąć można było, tylko nie uzgodniliśmy, nie jesteśmy w stanie w tej chwili jak widzę uzgodnić jak to podjąć. Więc nie wiem, zostawiam przewodniczącemu do rozstrzygnięcia, ale powiadam odesłanie na grupę roboczą obawiam się, że jest zabiegiem pozornym - bo to jest... oni się tam zablokują.</text:p>
      <text:p text:style-name="P1802"><text:span text:style-name="T1803">Minister Aleksander Kwaśniewski</text:span>:</text:p>
      <text:p text:style-name="P1804">A może panie przewodniczący zgadzam się, że spór dotyczy kwestii bardziej zasadnic<text:span text:style-name="T1805">z</text:span>ej, ale zostało tu zgłoszonych kilka propozycji, które moglibyśmy wariantowo spróbować omówić, pod warunkiem, że byłyby zapisane bardziej precyzyjnie. Bo to jest kwestia referendum zgło<text:span text:style-name="T1806">s</text:span>zona - ja mówię o tej części nas zajmującej, nominalnie możemy zastanowić się nad konkretnymi formułami co by to miało oznaczać.</text:p>
      <text:p text:style-name="P1807">Była propozycja zgłoszona przez pana Kaczyńskiego dotycząca scedowania wtedy tej kwestii uzgodnienia na radę pracowniczą bą<text:span text:style-name="T1808">dź</text:span><text:s/>samorząd. Też jest to temat, który może warto podrążyć, zobaczyć, czy to nie jest kierunek.</text:p>
      <text:p text:style-name="P1809">Jest w końcu ten automatyzm, który był zawarty we wstępnej propozycji zespołu roboczego, który z<text:s/><text:soft-page-break/>naszego punktu widzenia jak mówiłem jest najbardziej odpowiad<text:span text:style-name="T1810">aj</text:span>ący, ale przecież nie jesteśmy uparci. Natomiast nie wiem jak, bo byłoby bardzo niedobrze, nawet zakładając, że zespół roboczy nie osiągnie kompromisu, gdybyśmy tutaj dzisiaj, mając ograniczony nieco czas przełożyli tę dyskusję na zespół plenarny<text:s/><text:span text:style-name="T1811">i</text:span><text:s/>kontynuowali ją z punktu wyjścia. To byłaby strata tempa, więc może zakładając, że zadanie dla grupy roboczej jest trudne, to zaproponować rozpracowanie kilku wariantów<text:s/><text:span text:style-name="T1812">i</text:span><text:s/>dyskusję nad wariantami wtedy<text:span text:style-name="T1813">.</text:span></text:p>
      <text:p text:style-name="P1814"><text:span text:style-name="T1815">Ob</text:span><text:span text:style-name="T1816">.</text:span><text:span text:style-name="T1817"><text:s/>Stanisław Wiśniewski</text:span>:</text:p>
      <text:p text:style-name="P1818">Jeśli można ja bym jednak skłaniał się w tym kie<text:span text:style-name="T1819">ru</text:span>nku, że z uwagi na to, że są to propozycje ciepłe jeszcze, żebyśmy się mogli spotkać jednak w tej grupie roboczej, przygotować ewentualnie jeszcze zmody<text:span text:style-name="T1820">fi</text:span>kowane propozycje warian<text:span text:style-name="T1821">to</text:span>wych rozwiązań i wrócić z nimi tu<text:span text:style-name="T1822">.</text:span><text:s/>Bo jednak ta wymiana na żywo dzisiaj bez jakiejś w naszym gronie dyskusji w gronie kolegów czy też w gronie rządowym, bo ja słyszę tu zaraz jakieś głosy nie, trzeba, zastanowi<text:span text:style-name="T1823">ć<text:s/></text:span>się nad tym jeszcze i wróćmy do tego<text:s/><text:span text:style-name="T1824">na</text:span><text:s/><text:span text:style-name="T1825">n</text:span>astępny<text:span text:style-name="T1826">m<text:s/></text:span>posiedzeniu<text:span text:style-name="T1827">.</text:span></text:p>
      <text:p text:style-name="P1828">Jesteśmy przyblokowani troszkę teraz<text:span text:style-name="T1829">.</text:span></text:p>
      <text:p text:style-name="P1830">Dziękuję bardzo<text:span text:style-name="T1831">.</text:span></text:p>
      <text:p text:style-name="P1832"><text:span text:style-name="T1833">Przewodnicząc</text:span><text:span text:style-name="T1834">y</text:span>:</text:p>
      <text:p text:style-name="P1835">D<text:span text:style-name="T1836">zi</text:span>ęk<text:span text:style-name="T1837">uję.</text:span></text:p>
      <text:p text:style-name="P1838"><text:span text:style-name="T1839">Ob. Tadeusz Mazowiecki</text:span>:</text:p>
      <text:p text:style-name="P1840">No więc no…<text:s/>nie ma innego wyjścia niż przyjąć to stanowisko, ale chciałem jeszcze dwie sprawy<text:span text:style-name="T1841">.</text:span><text:s/>Pierwsza, żeby się wypowiedzieć w sprawie tego proponowanego przez pana ministra Kw<text:span text:style-name="T1842">aś</text:span>nie<text:span text:style-name="T1843">ws</text:span>kiego zapisu, żeby tu stanowiska była jasne, a druga sprawa to chciałem jeszcze poza tym całym pakietem, skoro o tym mówimy, o jednej sprawie powiedzieć, która umknęła powiedziałby<text:span text:style-name="T1844">m</text:span><text:s/>grupie roboczej, mianowicie to jest sprawa artykułu 60 ustawy o związkach zawodowych, tego artykułu, który no wstrzymywał do decyzji Rady Państwa uruchomienie pluralizmu związkowego<text:span text:style-name="T1845">.</text:span></text:p>
      <text:p text:style-name="P1846">Otóż my proponujemy jako najlepsze wyjście w tej nowelizacji uchylić w ogóle cały ten artykuł 60 w obecnej sytuacji.</text:p>
      <text:p text:style-name="P1847">W ramach małej nowelizacji i w ten sposób przywrócić - przy małej nowelizacji autom<text:span text:style-name="T1848">at</text:span>ycznie, przy tych przepisach, któreśmy uzgodnili wchodzi w grę... już nie ma potrzeby podejmowania tej uchwały, pluralizm już jest z mocy ustawy faktem przy tej małej nowelizacji.</text:p>
      <text:p text:style-name="P1849"><text:span text:style-name="T1850">Przewodniczący</text:span>:</text:p>
      <text:p text:style-name="P1851">Czyli rozumiem, że w tym momencie faktycznie jesteśmy zgodni co do tego, że spróbujmy jeszcze przedstawi<text:span text:style-name="T1852">aj</text:span>ąc konkretne już zapisy dl<text:span text:style-name="T1853">at</text:span>ego może myśmy dzisiaj trochę na brudno to formułowali tak jak kol. Kaczyński podobnie i ja, przecież próbowaliśmy to jakoś na papier rzucić, ale wywołało to także pewne sprzeciwy, może nie tyle sprzeciwy, co prośby o wyjaśnienia ze strony pana profesora.</text:p>
      <text:p text:style-name="P1854">I dlatego uważam, że byłoby to rozwiązanie o tyle istotne, że tam siedzą już ludzie, którzy są bardzo biegli niż ogół siedzących przy stole jeśli chodzi o sposoby precyzyjnego formułowania.</text:p>
      <text:p text:style-name="P1855"><text:span text:style-name="T1856">Ob. Tadeusz Mazowiecki</text:span>:</text:p>
      <text:p text:style-name="P1857"><text:span text:style-name="T1858">Wi</text:span>ęc ja myślę, że tak, tylko zgadzam się tu z kol. Sosnowskim, tylko jak powiadam przynajmniej dla tej grupy roboczej, wstępnie przynajmniej strona OPZZ i nasza powinna się ustosunkować do propozycji ministra Kwaśniewskiego w sprawie tych<text:s/>sporów zbiorowych no i chyba wszystkie trzy strony chciałyby<text:s/><text:soft-page-break/>wyrazić jakiś stosunek do tej sprawy art. 60.</text:p>
      <text:p text:style-name="P1859"><text:span text:style-name="T1860">O</text:span><text:span text:style-name="T1861">b</text:span><text:span text:style-name="T1862">.</text:span><text:span text:style-name="T1863"><text:s/>A. Kwaśniewski</text:span>:</text:p>
      <text:p text:style-name="P1864">Jeśli można<text:span text:style-name="T1865">.</text:span><text:s/>Nasza propozycja była konsekwencją tego zapisu, który by został wypracowany przez zespół roboczy<text:span text:style-name="T1866">.</text:span><text:s/>Ja wracam do całej konstrukcji myślowej. Chodzi o to, że jeżeli są sprawy, które muszą zapaść w zakładzie pracy na podstawie czy wspólnego stanowiska - czy opinii wspólnej reprezenta<text:span text:style-name="T1867">cj</text:span>i, tego my nie rozstrzygamy, rozumiemy, że tutaj musi nastąpić porozumienie między związkami zawodowymi,<text:s/><text:span text:style-name="T1868">t</text:span>o wszystko jest jasne, natomiast co jeżeli nie ma takiego uzgodnienia i tu padły różne warianty<text:span text:style-name="T1869">.</text:span><text:s/><text:span text:style-name="T1870">N</text:span>asz wariant pierwszy to był taki, że jest podejmowana decyzja tymczasow<text:span text:style-name="T1871">a</text:span>, trwają dalej rokowania, ale z tego wzgl<text:span text:style-name="T1872">ęd</text:span>u<text:s/><text:span text:style-name="T1873">j</text:span>eżeli - i zgadzam się tutaj z panem Tadeuszem Mazowieckim, że przecież<text:s/></text:p>
      <text:p text:style-name="P1874">ta tymczasowa decyzja to nie jest tylko wypełnienie obowiązku przez dyrekcję, ale często jest to zgodne z interesem załogi i z interesem przedsiębiorstwa, trwają rokowania, natomiast ponieważ ona może być przez jakiś związek kwestionowany ta tymczasowa decyzja to, żeby nie tworzyć nielogicznego układu, w którym związek podejmuje działania spór zbiorowy działania protestacyjne czy w najgorszym wypadku strajk, o to łamie całą konstrukcję i wspólnego stanowiska, czy wspólnej reprezentacji, a przede wszystkim negocjacji z dyrekcją<text:span text:style-name="T1875">.</text:span></text:p>
      <text:p text:style-name="P1876">Ale to jest jedno z rozwiązań. Możemy je wariantowo uznać, że jest to wariant pierwszy.</text:p>
      <text:p text:style-name="P1877">Wariantem drugim może być, że jeżeli nie ma wspólnego stanowiska mówię w trybie właściwym, uzyskan<text:span text:style-name="T1878">eg</text:span>o, to wtedy jest kwestia co dalej<text:span text:style-name="T1879">.</text:span><text:s/>Była propozycja pana Kaczyńskiego, może rada pracownicza, może samorząd. Potraktujmy to jako wariant dwa.</text:p>
      <text:p text:style-name="P1880">I jest w końcu także propozycja złożona przez OPZZ, że jeżeli nie ma wspólnego stanowiska wypracowanego przez związki zawodowe to zwracamy się z referendum do załogi, która w drodze referendum określa wspólne stanowisko związków zawodowych, a nie wspólne stanowisko obowiązujące wszystkich.</text:p>
      <text:p text:style-name="P1881">A więc nazwijmy to wariantem trzecim. Nie wiem, bo w tej chwili wyobraźnia mi nie podpowiada, być może jeszcze jest jakiś wariant cztery,<text:s/><text:span text:style-name="T1882">p</text:span>ięć lepszy od tych, ale chodzi po prostu o to<text:span text:style-name="T1883">,</text:span><text:s/>żeby jasno określić zasady tym bardziej, tu nie ukrywamy, iż z naszej strony są wątpliwości co do niekonfliktowości sytuacji dzisiaj w zakładach pracy, mi<text:span text:style-name="T1884">ę</text:span>dzy związkami zawodowymi i jakby spokoju społecznego, które bez regulacji tak szczegółowych możemy uzyskać<text:span text:style-name="T1885">.</text:span><text:s/>Naszym zdaniem te regulacje są niezbędne<text:span text:style-name="T1886">.</text:span></text:p>
      <text:p text:style-name="P1887">I tak bym proponował, żeby postawić to jako zadanie dla grupy robocz<text:span text:style-name="T1888">ej</text:span>, rozpatrzenie tych wariantów i z<text:span text:style-name="T1889">apro</text:span>ponowan<text:span text:style-name="T1890">ie</text:span><text:s/>rozwiązań, choć oczywiście zdaję sobie sprawę, że pozostaje kwestia sporna między związkami jednymi i drugimi, to znaczy czy to ma być wspólna reprezenta<text:span text:style-name="T1891">cj</text:span>a czy wspólne stanowiska, ale przyznam szczerze że nie jest to chyba raczej spór o nazwę, ale również jako strona rządowa nie chciałbym się wypowiadać w tej kwestii.</text:p>
      <text:p text:style-name="P1892">Przyjmiemy każdy z wariantów ze zrozumieniem. Natomiast jeśli chodzi o art. 60 ja rozumiem, że konieczne jest tutaj oczywiście wprowadzenie tego jako tematu dla grupy roboczej zaproponowanie rozwiązania. Ja postaram się ustosunkować na logikę, to trzeba coś z tym oczywiście zrobić.</text:p>
      <text:p text:style-name="P1893">Proponuję, żeby to również wpisać do prac zespołu roboczego.</text:p>
      <text:p text:style-name="P1894"><text:span text:style-name="T1895">Przewodniczący</text:span>:</text:p>
      <text:p text:style-name="P1896">Dziękuję bardzo.</text:p>
      <text:soft-page-break/>
      <text:p text:style-name="P1897">Myślę wobec tego, że doszliśmy tutaj w tym wypadku do porozumienia, ale żeby uści<text:span text:style-name="T1898">ś</text:span>lić spra<text:span text:style-name="T1899">w</text:span>ę proponuję,<text:s/>żeby po tych przemyśleniach i w tych propozycjach, trzy strony tak umownie nazwijmy, przedstawiły już sprecyzowane i przemyślane warianty zajęcia stanowiska w tej sprawie i grupa proponuje, żeb<text:span text:style-name="T1900">yś</text:span>my ustalili od razu że do 10 wzajemnie wymienimy sobie te propozycje<text:s/><text:span text:style-name="T1901">w</text:span><text:s/>poniedziałek, bo dzisiaj jest piątek<text:span text:style-name="T1902">.</text:span></text:p>
      <text:p text:style-name="P1903">Tak widzę n<text:span text:style-name="T1904">aj</text:span>wcześniej.</text:p>
      <text:p text:style-name="P1905">Czyli my dopracujemy tutaj te nasze... koledzy sprecyzują i myślę, że minister także jeszcze będzie porozumiewał się ze swoją ekipą, także będzie chciał bardziej precyzyjnie określić to, co szczególnie wywoływało nasze dzisiejsze kontrowers<text:span text:style-name="T1906">je.</text:span></text:p>
      <text:p text:style-name="P1907"><text:span text:style-name="T1908">P</text:span>oza tym ni<text:span text:style-name="T1909">e</text:span>ste<text:span text:style-name="T1910">t</text:span>y dość długo żyję na tym świecie i ta tymczasowość - tam padło takie sformułowanie - ona jest u nas najtrwalsza i dlatego boję<text:s/><text:span text:style-name="T1911">s</text:span>ię takich tymczasowych rozwiązań.</text:p>
      <text:p text:style-name="P1912">Byłaby zgoda współprzewo<text:span text:style-name="T1913">d</text:span>ni<text:span text:style-name="T1914">cz</text:span>ących?</text:p>
      <text:p text:style-name="P1915">Możemy oczywiście inny termin zaproponować, tylko ja chciałbym, żeby to ruszyło z miejsca<text:span text:style-name="T1916">.</text:span></text:p>
      <text:p text:style-name="P1917"><text:span text:style-name="T1918">Minister Kwaśniewski</text:span>:</text:p>
      <text:p text:style-name="P1919">Przepraszam, ale nie za bardzo rozumiem ideę, a nie możemy się umówić, że ten zespół zaczyna pracę i tam wtedy szefowie tego zespołu wnoszą to jako stanowisko uzgodnione między nami, bo inaczej to będą<text:s/><text:span text:style-name="T1920">p</text:span>apiery krążyć.<text:s/>Jeżeli minister Nawacki jest szefem naszej czę<text:span text:style-name="T1921">ś</text:span>ci to ta propozycja, którą składa jest uzgodniona ze współprzewodniczącym, z nami, żeby już<text:s/>nie tworzyć biurokracji.</text:p>
      <text:p text:style-name="P1922"><text:span text:style-name="T1923">Przewodnicząc</text:span><text:span text:style-name="T1924">y</text:span><text:span text:style-name="T1925">:</text:span></text:p>
      <text:p text:style-name="P1926">Wobec tego ustalmy kiedy, we wtorek się spotykają? Tutaj niektórzy koledzy we wtorek mają indeksację<text:span text:style-name="T1927">.</text:span></text:p>
      <text:p text:style-name="P1928">Ja rozumiem, że resorty pracują 7 godzin, ale my możemy popracować trochę więcej.</text:p>
      <text:p text:style-name="P1929"><text:span text:style-name="T1930">Ob. K</text:span><text:span text:style-name="T1931">w</text:span><text:span text:style-name="T1932">a</text:span><text:span text:style-name="T1933">ś</text:span><text:span text:style-name="T1934">ni</text:span><text:span text:style-name="T1935">ews</text:span><text:span text:style-name="T1936">ki</text:span>:</text:p>
      <text:p text:style-name="P1937">Kolego Sosnowski, dzień w którym ministerstwa w Polsce będą pracować tylko 7 godzin będzie dniem wielkiej szczęśliwości dla całego państwa.</text:p>
      <text:p text:style-name="P1938"><text:span text:style-name="T1939">Przewodniczący</text:span>:</text:p>
      <text:p text:style-name="P1940">Ja nie powiedziałem o min<text:span text:style-name="T1941">is</text:span>trach tylko o resortach.</text:p>
      <text:p text:style-name="P1942"><text:span text:style-name="T1943">Min</text:span><text:span text:style-name="T1944">.</text:span><text:span text:style-name="T1945"><text:s/>Nawacki</text:span>:</text:p>
      <text:p text:style-name="P1946">N<text:span text:style-name="T1947">a</text:span>uczony ciężkim doświadczeniem organizowania pracy grupy roboczej chciałbym się po<text:span text:style-name="T1948">dz</text:span>ielić swoim doświadczeniem. Delegujcie pano<text:span text:style-name="T1949">wi</text:span>e osoby, które dysponują czasem, ponieważ<text:s/><text:span text:style-name="T1950">p</text:span>otem mamy taką sytuacj<text:span text:style-name="T1951">ę</text:span>, że my właściwie nie możemy pracować normalnie, bo ciągle nas coś limituje. Ja rozumiem, że każdy z nas jest obciążony, ale może nie do grupy eksper<text:span text:style-name="T1952">tó</text:span>w musi być ta jedna, która jest najbardziej obciążona.</text:p>
      <text:p text:style-name="P1953"><text:span text:style-name="T1954">Ob.</text:span><text:span text:style-name="T1955"><text:s/>Mazowiecki</text:span>:</text:p>
      <text:p text:style-name="P1956">Ja bym proponował ponieważ jeszcze pewnie będzie jedna przerwa - nie, nie będzie - no to wobec tego cóż to może jeszcze uzgodnimy tutaj czas.</text:p>
      <text:p text:style-name="P1957"><text:span text:style-name="T1958">Przewodniczący</text:span>:</text:p>
      <text:p text:style-name="P1959">Rzeczywiście uzgodnimy to jesz<text:span text:style-name="T1960">c</text:span>ze nie blokując czasu.</text:p>
      <text:p text:style-name="P1961">Myślę, że tutaj siedziba się znajdzie na taki zespół, tym bardziej, że to jest niewielki zespół, zwrócimy<text:s/><text:soft-page-break/>się wobec tego... tu musi spaść na mnie obowiązek jako przewodniczącego dzisiejszych obrad, żeby tę sprawę załatwić z administracją budynku.</text:p>
      <text:p text:style-name="P1962">Dziękuję bardzo<text:span text:style-name="T1963">.</text:span><text:s/>Wobec tego rozumiem, że minister Brol będzie referował tę sprawę<text:span text:style-name="T1964">.</text:span></text:p>
      <text:p text:style-name="P1965">Bardzo proszę<text:span text:style-name="T1966">.</text:span></text:p>
      <text:p text:style-name="P1967"><text:span text:style-name="T1968">Minister<text:s/></text:span><text:span text:style-name="T1969">B</text:span><text:span text:style-name="T1970">rol<text:s/></text:span><text:span text:style-name="T1971">J</text:span><text:span text:style-name="T1972">an</text:span>:</text:p>
      <text:p text:style-name="P1973">Więc proszę państwa, grupa robocza do spraw projektu ustawy o związkach zawodowych rolników indy<text:span text:style-name="T1974">wid</text:span>ualn<text:span text:style-name="T1975">yc</text:span>h wykonała podstawowe zadanie uzyskując porozumienie co<text:s/><text:span text:style-name="T1976">d</text:span>o tego jak ma wyglądać ta ustawa<text:span text:style-name="T1977">.</text:span><text:s/>Mianowicie prz<text:span text:style-name="T1978">yj</text:span>ęto, że ma to być ustawa możliwie krótka i po drugie nie powtarzająca tego co jest w innych us<text:span text:style-name="T1979">t</text:span>awach<text:span text:style-name="T1980">.</text:span><text:s/>Stąd też poza takimi sprawami, które są oczywiste, że ustawa<text:s/><text:span text:style-name="T1981">t</text:span>a musi zawierać jak prawo tworzenia związku, gwarancje i granice wolności związkowej, elementy statutu, zasady i typ rejestracji, n<text:span text:style-name="T1982">aj</text:span>ważniejszy jest zapis, który wynego<text:span text:style-name="T1983">cj</text:span>owaliśmy właściwie w formie już zapisu norm<text:span text:style-name="T1984">a</text:span>tywnego<text:span text:style-name="T1985">.</text:span><text:s/>Propozycja mianowicie brzmiałaby, że związki zawodowe działające na podstawie niniejszej ustawy mają prawa i obowiązki jakie przepisy ustaw przyznają organizacjom rolników indy<text:span text:style-name="T1986">wi</text:span>dualnych w zakresie reprezentowania i obrony praw, i interesów rolników<text:span text:style-name="T1987">.</text:span></text:p>
      <text:p text:style-name="P1988">A więc wszystkie te uprawnienia, a z tym związane często i obowiązki jakie są przewidziane dla społeczno- zawodowych organizac<text:span text:style-name="T1989">ji</text:span><text:s/>rolników - czasami imiennie nawet wymienione, jak na przykład kółka rolnicze, czy Krajowy Związek Rolników miałyby również te związki zawodowe.<text:s/>Jest to więc generalne odesłanie wprost, a nie odpowiednio.</text:p>
      <text:p text:style-name="P1990">To po pierwsze, jeżeli dzisiaj uzysk<text:span text:style-name="T1991">aj</text:span>ą akceptację te założenia, wtedy grupa robocza mogłaby opracować<text:span text:style-name="T1992"><text:s/></text:span>projekt ustawy, który mógłby być kolejno dyskutowany czy przedłożony do akceptacji.</text:p>
      <text:p text:style-name="P1993">I druga sprawa, kółka rolnicze i inne społeczno- zawodowe organizacje rolników zachowują dotychczasowe uprawnienia z uwzględnieniem jednak zasad pluralizmu i równoprawn<text:span text:style-name="T1994">ości.</text:span><text:s/>To oznacza to, że wszystkie kółka rolnicze jak i zrzeszania branżowe nie mogą być pozbawione swych dotychczasowych uprawnień, a zatem zachowują je jak dotychczas z tym, że działać będą w ramach pluralizmu i pełnej równoprawności.</text:p>
      <text:p text:style-name="P1995">Kółk<text:span text:style-name="T1996">a</text:span><text:s/>rolnicze i społeczno-zawodowe organizacje rolników zachowują sobie prawo przejścia na status związku zawodowego według przepisów nowej ustawy<text:span text:style-name="T1997">.</text:span><text:s/>To jest oczywiście tylko taka d<text:span text:style-name="T1998">e</text:span>klaracja, że z tego mogą skorzystać co nie oznacza, że jest to na dzień dzisiejszy deklaracja, że przejdą<text:span text:style-name="T1999">.</text:span><text:s/>Tylko że takie prawo mają.</text:p>
      <text:p text:style-name="P2000">I trzecie - w tej grupie roboczej brała udział także grupa dwuosobowa przedstawicieli branżowych zrzeszeń rolników, niezrzeszonych w Krajowym Związku Kółek i Organizac<text:span text:style-name="T2001">ji</text:span><text:s/>Rolniczych, uczestniczyli oni zgodnie ze swoim pismem, które skierowali zarówno do pana redaktora Mazowieckiego, rozmawialiśmy w tej sprawie, jak i do ministra Kwaśniewskiego i w związku z tym także do kółek rolniczych i tutaj właściwie w wynik braku sprzeciwu, aby ich dopuścić - uczestniczyli także w tej grupie roboczej.</text:p>
      <text:p text:style-name="P2002">Dla nich jest jedna istotna sprawa, właściwie, mianowicie uważają,<text:s/><text:span text:style-name="T2003">ż</text:span>e powinni mieć prawo do rejestracji swoich struktur krajowych. Mają co prawda dzisiaj zrzeszenia, takie porozumienia ogólnokrajowe, ale nie podlegają one rejestracji. Nie mają osobowości prawnej, co im przeszkadza w normalnej działalności. Nie zgłaszają jednak na dzień dzisiejszy propozycji unormowań prawnych, zastrzegają się jednak, że w przyszłości gdy będzie nowelizowana ustawa o społeczno-zawodowych organizacjach rolników, no<text:s/><text:soft-page-break/>proponują czy postulują, aby ten wniosek został zrealizowany.</text:p>
      <text:p text:style-name="P2004">Z tego wynika, że na dzień dzisiejszy nie ma potrzeby nowelizacji ustawy o<text:s/>społeczno-zawodowych organizacjach rolników in<text:span text:style-name="T2005">dywid</text:span>ualnych, taki wniosek nie padł<text:s/><text:span text:style-name="T2006">z</text:span><text:s/>niczyje<text:span text:style-name="T2007">j</text:span><text:s/>strony, wystarczy więc dla uruchomienia pluralizmu związkowego na wsi opracowanie projektu ustawy o związkach zawodowych rolników indywidualnych w takim zakresie treściowym i przedmio<text:span text:style-name="T2008">to</text:span>wym, jaki tutaj prze<text:span text:style-name="T2009">ds</text:span>tawiłem.</text:p>
      <text:p text:style-name="P2010">Państwo otrzymali tę deklarację, te założenia kt<text:span text:style-name="T2011">ó</text:span>re zostały przyjęte jednomyślnie. Dodać muszę, że prace tej grupy roboczej toczyły si<text:span text:style-name="T2012">ę</text:span><text:s/>w bardzo dobrej i życzliwej atmosferze<text:span text:style-name="T2013">.</text:span></text:p>
      <text:p text:style-name="P2014">Dziękuję<text:span text:style-name="T2015">.</text:span></text:p>
      <text:p text:style-name="P2016"><text:span text:style-name="T2017">Przewodniczący</text:span>:</text:p>
      <text:p text:style-name="P2018">Dziękuję bardzo. Tu jest taka techniczna prośba, ażeby każdy zabierający głos przedstawiał się, bo okazuje się potem powoduje to kłopoty w stenogramach.</text:p>
      <text:p text:style-name="P2019">Proszę bardzo kto n<text:span text:style-name="T2020">as</text:span>tępny?</text:p>
      <text:p text:style-name="P2021"><text:span text:style-name="T2022">Ob. Ar</text:span><text:span text:style-name="T2023">t</text:span><text:span text:style-name="T2024">ur Balaz</text:span><text:span text:style-name="T2025">s</text:span>:</text:p>
      <text:p text:style-name="P2026"><text:span text:style-name="T2027">W</text:span>ięc na marginesie tych ustaleń, założeń projektu ustawy chciałem powiedzieć rzecz<text:span text:style-name="T2028">y</text:span>, które już zaistniały na posiedzeniu tej grupy roboczej<text:span text:style-name="T2029">.</text:span><text:s/>Jak według mnie bardzo słusznie dzisiaj na początku naszego spotkania zauważył pan przewodniczący Sosnowski ten zespół zajmuje się sprawami pluralizmu związkowego, a więc przede wszystkim z obrad tego zespołu powinien wychodzić ten wątek, pluralizmu i nie mieśc<text:span text:style-name="T2030">i</text:span><text:s/>się chyba w parametrach i rozmowach, jakie tu przeprowadzamy, żeby cokolwiek przeszkadzało temu pluralizmo<text:span text:style-name="T2031">wi.</text:span></text:p>
      <text:p text:style-name="P2032">I właśnie na marginesie tego chcę powiedzieć o takiej rzeczy<text:span text:style-name="T2033">.</text:span><text:s/>Przed państwem jest list do Prezydium Sejmu przewodniczącego<text:s/><text:span text:style-name="T2034">„</text:span>Solidarności”<text:s/>rolnicz<text:span text:style-name="T2035">ej</text:span><text:s/>m<text:span text:style-name="T2036">oj</text:span>ego szefa Józef Ślisza<text:span text:style-name="T2037">.</text:span><text:s/>Do<text:span text:style-name="T2038">wi</text:span>edzieliśmy się, że jest przygotowany pakiet czterech ustaw dotyczących rolnictwa i że znajd<text:span text:style-name="T2039">uj</text:span>e się on w Sejmie, po pewnych staraniach dopiero kilka dni temu udało nam się te ustawy otrzymać<text:span text:style-name="T2040">.</text:span><text:s/>W jednej z tych ustaw o funduszu socjalnym wsi zasady plura<text:span text:style-name="T2041">l</text:span>izmu związkowego na wsi są rażąco łamane i nadal się utrzymuje w świetle projektu tej ustawy, która może już w tej chwili nawet jest przegłosowana - monopol instytucji kółek rolniczych na wsi, natomiast znaczną część tego funduszu 15% na mocy tej ustawy oddaj<text:span text:style-name="T2042">ę</text:span><text:s/>się w dyspozycje Krajowego Związku Kółek i Organizacji Rolniczych.</text:p>
      <text:p text:style-name="P2043">Na posiedzeniu tego zespołu - tej grupy roboczej, w której uczestniczył pan minister Brol i koledzy z kółek,<text:s/>ż<text:span text:style-name="T2044">eś</text:span>my tę sprawę postawili<text:s/><text:span text:style-name="T2045">i</text:span><text:s/>rozmowa wyglądała w ten sposób, że kolega przewodniczący Krajowego Związku Serafin stwie<text:span text:style-name="T2046">r</text:span>d<text:span text:style-name="T2047">z</text:span>ił, że oni od początku byli przeciwni temu, żeby te kółka wskazywały tylko na ich monopol na wsi, i że to rząd wymógł na nich, żeby taki projekt wszedł i że oni zdecydowanie są przeciwni temu<text:span text:style-name="T2048">.</text:span><text:s/>W tej rozmowie taka sugestia wypłynęła nawet od kolegi, że jest posiedzenie prezydium w tym dniu wieczorem i oni tę sprawę przedstawią, i skierują - bo są współautorami tego projektu, skierują takie uwagi do Prezydium Sejmu, żeby jednak to zmieniać, że takie jest stanowisko, żeby ten tok zatrzymać.</text:p>
      <text:p text:style-name="P2049">Podaliśmy nawet możliwość skontaktowania się z nami, żeby ewentualnie przekazać decyzje jakie zapad<text:span text:style-name="T2050">ł</text:span>y u kolegów tam na prezydium. No taka informacja do nas nie dotarła, w nocy wysłaliśmy teleks do Prezydium Sejmu na ręce Ma<text:span text:style-name="T2051">rs</text:span>załka, który w swej sentencji stwierdza, że jeżeli takie ustawy są przyjmowane w tej chwili przez Sejm w czasie obrad Okrąg<text:span text:style-name="T2052">ł</text:span>ego Stołu, no to duch tych obrad jest wyraźnie podważany, że po prostu na to się nie godzimy, że szkodzi to całemu procesowi zmian jakie zachodzą w<text:s/><text:soft-page-break/>Polsce, a zwłaszcza w sprawie pluralizmu związkowego.</text:p>
      <text:p text:style-name="P2053">Do dziś odpowiedzi nie otrzymaliśmy<text:span text:style-name="T2054">.</text:span><text:s/>Ja chcę powiedzieć tu takie rzeczy, ponieważ wczoraj mieliśmy posiedzenie naszej krajowej rady, poszerzone prezydium i tam, bo dopiero to było pierwsze posiedzenie na którym to tak jasno wypłynęło, że taki projekt ustawy jest, nawet te założenia do projektu ustawy, które pan minister był łaskaw wcześniej przedstawić, były podważane, że w związku<text:s/><text:span text:style-name="T2055">z</text:span><text:s/><text:span text:style-name="T2056">tą</text:span><text:s/>ustawą o funduszu so<text:span text:style-name="T2057">cj</text:span>alnym podważano wiarygodność obrad Okrągłego Stołu i n<text:span text:style-name="T2058">ajs</text:span>mu<text:span text:style-name="T2059">tn</text:span>i<text:span text:style-name="T2060">ejs</text:span>ze było to, że przedstawiciele jednej ze strony ucz<text:span text:style-name="T2061">es</text:span>tniczących w tych obradach i przy tym stoliku, no na takie rozwiązanie się<text:span text:style-name="T2062"><text:s/></text:span>zgodzili i je de facto firmowali.</text:p>
      <text:p text:style-name="P2063">Ja wiem, że różne strony liczą na to, że jesteśmy odpowiedzialni i ta odpowiedzialność spowoduje, że nie będziemy tutaj radykalnie niektórych rzeczy stawiali. Nasza elastyczność jest ograniczona i mieści się w pewnym zakresie i potrafimy być również bardzo konsekwentni i twardzi, i trzeba się z tym liczyć. 0 legalizację związków walczyliśmy konsekwentnie osiem lat bez względu na konsekwencje tego, c<text:span text:style-name="T2064">o</text:span><text:s/>nas w tym czasie spotykało i po prostu nie zgadzamy się, żeby elementem przetargowym legalizacji<text:s/>„Solidarności”<text:s/>było takie działanie Sejmu lub innych instytucji czy to rządowych, czy jeszcze innych, które przeczą temu co tu ustalamy, dlatego wnoszę o zajęcie stanowiska przez stolik do spraw pluralizmu związkowego w tej konkretnej sprawie.</text:p>
      <text:p text:style-name="P2065">Proszę o jasne stanowisko, bo będziemy przekazywali je kolegom. Koledzy zobowiązali nas do postawienia dzisiaj tutaj tej sprawy.</text:p>
      <text:p text:style-name="P2066">Dziękuję.</text:p>
      <text:p text:style-name="P2067"><text:span text:style-name="T2068">Przewodnicząc</text:span><text:span text:style-name="T2069">y</text:span><text:span text:style-name="T2070">:</text:span></text:p>
      <text:p text:style-name="P2071">Dziękuję bardzo. Kto w tej sprawie? Proszę.</text:p>
      <text:p text:style-name="P2072"><text:span text:style-name="T2073">O</text:span><text:span text:style-name="T2074">b</text:span><text:span text:style-name="T2075">.</text:span><text:span text:style-name="T2076"><text:s/>Władysław Serafin</text:span>:</text:p>
      <text:p text:style-name="P2077">Przypomnę, rolnik, członek<text:s/>Prezydium Rady Głównej Krajowego Związku Rolników.</text:p>
      <text:p text:style-name="P2078">Chciałem powiedzieć, że przedstawiciel instytucji, jaką jest<text:s/>„Solidarność”<text:s/>Rolników Indywidualnych, tak określił mnie jako instytucję, więc na zasadzie koleżeńskiego pozdrowienia, po prostu kolego przekształcasz m<text:span text:style-name="T2079">oj</text:span>e słowa, bardzo mi przykro, jeżeli tak informujesz swój aktyw, to nic dziwnego, że takie decyzje ci każe tutaj prezentować.</text:p>
      <text:p text:style-name="P2080">Dla wyjaśnienia faktów historycznych związanych z tą sprawą.</text:p>
      <text:p text:style-name="P2081">Szanowni Państw<text:span text:style-name="T2082">o</text:span>! Pierwsze, w ogóle dla porządku sprawy, proponuję, abyśmy najpierw się wypowiedzieli co do mer<text:span text:style-name="T2083">yt</text:span>orycznego przyjęcia założeń do projektu ustawy, najpierw to - po prostu. Ewentualnie w dalszej kolejności dopiero rozpatrywać wniesiony tu pod obrady stołu wniosek kolegi Balazsa.</text:p>
      <text:p text:style-name="P2084">Ale muszę przypomnieć, że na spotkaniu grupy roboczej dosyć wyraźnie określiliśmy stanowisko naszej organizacji, w zakresie wnoszonego również na grupę roboczą na ten stół, też wniosku o to, żeb<text:span text:style-name="T2085">yś</text:span>my zajęli stanowisko.</text:p>
      <text:p text:style-name="P2086">Ja reprezentowałem z kolegami organizację, która formułuje od ośmiu lat swoje wnioski w sposób wiadomy, w istniejących formułach prawa, struktur formalnych związkowych i u nas zapadają decyzje na gremiach i takie mamy obowiązek prezentowania na zewnątrz decyzji.</text:p>
      <text:p text:style-name="P2087">Dlatego nie mogliśmy wtedy zająć stanowiska. Jeżeli koledzy mają takie upoważnienia to zajmują.</text:p>
      <text:soft-page-break/>
      <text:p text:style-name="P2088"><text:span text:style-name="T2089">N</text:span>atomiast fundusz socjalny wsi jest funduszem, który ma zabezpieczać sprawy socjalne rolników polskich, nie Kółek Rolniczych, czytaj Rolników polskich i wsi polskiej, i nie wybiórczo, bez względu na kolor legitymacji i kolor skóry i poglądy, i wyglądy, tylko spraw chłopskich.</text:p>
      <text:p text:style-name="P2090">O ten fundusz chciały niektóre, a nawet i można powiedzieć partie, chciały go sobie przypisać, kiedy został już nawet stworzony. Organizacja nasza we wstępnej fazie projektu była pozbawiona tego prawa jako autor wnioskodawca, żeby mieć wp<text:span text:style-name="T2091">ł</text:span>yw na niego. Stąd ostatnie miesiące, jeżeli ktoś śledził uważnie środki masowej informacji, staraliś<text:span text:style-name="T2092">m</text:span>y się mimo skutecznej blokady tych środków, dla naszej informacji, staraliśmy się dotrzeć do wszystkich, poprzez słanie listów do generała, do marszałka, wszędzie słaliśmy, żądają<text:span text:style-name="T2093">c</text:span>, abyśmy mieli prawo dysponowania tym funduszem własnym. Dysponowania, to nie znaczy mieć księgowego, decydować o pieniążkach. Nie! Żeby rada narodowa wydała ten fundusz w takim celu, na jaki zostanie zaopiniowany przez reprezentac<text:span text:style-name="T2094">ję</text:span><text:s/>rolników. I dla porządku działaliśmy my, proszę bardzo, przecież każdy mógł wnosić, obywatele indywidualnie wnosili swoje uwagi różnego rodzaju.</text:p>
      <text:p text:style-name="P2095">Nieprzy<text:span text:style-name="T2096">je</text:span>mnym będzie w dalszej naszej współpracy używanie formuły<text:s/>„monopoliści, instytu<text:span text:style-name="T2097">cj</text:span>onaliści”, prawda. My mamy chłopów w tej organizacji, kolego Balazs też się dopracujesz urzędników w związku tyle, że ci krwi napsuj<text:span text:style-name="T2098">ą</text:span>, bo sam wszystkiego nie zrobisz, musisz mieć maszynistki, sprzątaczki, już ich masz i nie mów, że my są zurzędnicz<text:span text:style-name="T2099">al</text:span>i. Każda struktura musi mieć aparat administracyjny. Tak jakoś<text:s/><text:span text:style-name="T2100">n</text:span>ie dostrzegamy<text:s/><text:span text:style-name="T2101">te</text:span>go;<text:s/><text:span text:style-name="T2102">u</text:span><text:s/>innych widzimy brudną klapę, a u siebie prawda... ale przepraszam, to jest taka chłopska jakaś refleksja.</text:p>
      <text:p text:style-name="P2103">Dlatego fundusz socjalny wsi jest naszym chłopskim funduszem. Chcieliśmy mie<text:span text:style-name="T2104">ć</text:span><text:s/>prawo dysponowania, no bo wtedy nikt inny nie chciał też mieć tego prawa. Proponowaliśmy nawet mocniejszy zapis teraz, że dysponentem są reprezentacje rolników indywidu<text:span text:style-name="T2105">al</text:span>nych, ale prawnicy i Sejm mówi, jakie. Jakie, jak społeczno-zawodowa jest praktycznie jedna naczelna reprezenta<text:span text:style-name="T2106">cj</text:span>a. Jak będą inne, to dalej tak będzie.</text:p>
      <text:p text:style-name="P2107"><text:span text:style-name="T2108">W</text:span><text:s/>związku z tym proponuję przyjąć zapis z założeń do projektu ustawy i wtedy się zgodziliśmy. I dlaczego ciągle my jakoś wracamy, żeby się kółka opowiadały<text:span text:style-name="T2109">,</text:span><text:s/>deklarowały, a nie czytamy dokumentu, który podpisaliśmy. Tyko jako fachowcy go przeczyt<text:span text:style-name="T2110">aj</text:span>my.</text:p>
      <text:p text:style-name="P2111">To co pan minister Brol powiedział, zapis konkretny prawie że już ustawowy, bo on w ustawie będzie, związki zawodowe działające na podstawie niniejszej ustawy, mają prawa i obowiązki jakie przepisy ustaw, czyli wszystkich ustaw w tym państwie przyznają organizacjom rolników indywidu<text:span text:style-name="T2112">al</text:span>nych, czyli nie wymienia tu ani Kółek, prawda, ani<text:s/><text:span text:style-name="T2113">„</text:span>Solidarności”, tylko mówi się - ani tej ustawy, bo jest wiele ustaw w naszym kraju, które dają delegację Kółkom.<text:s/><text:span text:style-name="T2114">W</text:span><text:s/>związku z tym myśmy powiedzieli, że każda organizacja, związek zawodowy, jaki powstanie, z mocy tej ustawy o związkach zawodowych otrzyma te same prawa, co istniejące dotychczas organizacje.</text:p>
      <text:p text:style-name="P2115">I uważam, że ten węzeł prawny, żeśmy tam rozstrzygnęli bardzo szybko i tym się chwalmy jako chłopi, że się szybciej dogad<text:span text:style-name="T2116">uj</text:span>emy, niż robotnicy prawda, bo jakoś myślimy na ziemi cały czas orząc i dlatego proponuję, żebyśmy nie tej kwestii... tą kwestię przyjęli z taką interpreta<text:span text:style-name="T2117">cj</text:span>ą, jaką ja państwu tu przełożyłem. My nie chcemy być monopolistami i jeżeli<text:s/>to jest<text:s/><text:span text:style-name="T2118">w</text:span><text:s/>sensie prawnym do wstrzymania przez Sejm, zresztą my to wnioskow<text:span text:style-name="T2119">al</text:span>iśmy, ja uważam, że jeżeli my jako<text:s/>„stó<text:span text:style-name="T2120">ł</text:span>”<text:s/>damy precedens, jako chłop mówię, na chłopski rozum, damy precedens, że ten<text:s/>„stół”<text:s/>zaingeruje Sejm, to 15 innych<text:s/>„stolików<text:span text:style-name="T2121">”</text:span><text:s/>też zażąda w ogóle<text:s/><text:soft-page-break/>ubezwłasnowolnienia Sejmu.</text:p>
      <text:p text:style-name="P2122">Niech się toczy prawo, niech się toczy w tym państwie normalny proces gospodarczy, polityczny, społeczny, wszystko co tutaj wynego<text:span text:style-name="T2123">cjuj</text:span>emy, będzie się te błędy ewentualne naprawiało.</text:p>
      <text:p text:style-name="P2124">Przecież związkiem zawodowym Kółka Rolnicze też nie są już, a dopiero jesteśmy w trakcie kampanii zjazdowej i najprawdopodobni<text:span text:style-name="T2125">ej</text:span><text:s/>ten zjazd przyjmie taką, a nie inną decyzję. W związku z tym my też jesteśmy na tym samym etapie co<text:s/>„Solidarność”. My też dopiero walczymy o prawa, jak największe prawa dl<text:span text:style-name="T2126">a</text:span><text:s/>chłopów.</text:p>
      <text:p text:style-name="P2127">Dlatego proponowałbym nie występować, zresztą kolega Wołek się do tego szczegółowo odniesie, nie wyhamowywać tych inicjatyw, a z drugiej strony bardzo bym prosił, bo z naszej strony jak państwo jesteście świadkami, pada jedna rzecz. Jesteśmy szczęśliwi prawie że, zadowoleni, że rośnie mi partner prawda, ale ja też będę mógł mu patrzeć na ręce jak on chce mnie patrzeć na ręce.<text:s/><text:span text:style-name="T2128">P</text:span>o prostu mówimy, pluralizm na wsi jest potrzebny, a koledzy nie jesteście wdzięczni, raczej mówicie o Kółkach bardzo negatywnie. My cały czas mówimy, niekonfrontacyjnie, partnersko, nie mówimy, że<text:s/>„Solidarność”<text:s/>jest niepotrzebna, że jest jakaś taka, czy owaka. Uważamy, że ma prawo chłop tworzyć sobie takie struktury, jakie będą mu odpowiadały. Ale chłop ma prawo wybra<text:span text:style-name="T2129">ć</text:span>.</text:p>
      <text:p text:style-name="P2130">My jako tu tacy decydenci składamy tym chłopom polskim ofertę<text:span text:style-name="T2131">.</text:span><text:s/>Ofertę. Chłop sobie może wybrać Kółka, może<text:span text:style-name="T2132">.</text:span>.<text:span text:style-name="T2133">.</text:span></text:p>
      <text:p text:style-name="P2134"><text:span text:style-name="T2135">Przewodniczący</text:span>:</text:p>
      <text:p text:style-name="P2136">Przepraszam bardzo, ale chciałbym zwrócić uwagę,<text:s/><text:span text:style-name="T2137">ż</text:span>eby<text:span text:style-name="T2138">śmy<text:s/></text:span>czasu się trochę trzymali, bo naprawdę<text:s/><text:span text:style-name="T2139">m</text:span>y nie skończymy w czasie<text:span text:style-name="T2140">.</text:span></text:p>
      <text:p text:style-name="P2141"><text:span text:style-name="T2142">Ob. Władysław Serafin</text:span>:</text:p>
      <text:p text:style-name="P2143">No ale jak zwykle, dla chłopów brakuje czasu, panie przewodni<text:span text:style-name="T2144">cz</text:span>ący, no właśnie<text:span text:style-name="T2145">.</text:span><text:s/>Brakuje środków, pieniędzy, czasu i w ogóle możliwości mówienia własnym głosem.</text:p>
      <text:p text:style-name="P2146">Dziękuję bardzo.</text:p>
      <text:p text:style-name="P2147"><text:span text:style-name="T2148">Przewodnicząc</text:span><text:span text:style-name="T2149">y</text:span>:</text:p>
      <text:p text:style-name="P2150">Można? Proszę bardzo.</text:p>
      <text:p text:style-name="P2151"><text:span text:style-name="T2152">Ob</text:span><text:span text:style-name="T2153">.</text:span><text:span text:style-name="T2154"><text:s/>Jan Wołek</text:span>:</text:p>
      <text:p text:style-name="P2155">A więc<text:s/>Szanowni<text:s/>Państwo!<text:s/>Ja nie będę powtarzał<text:s/>- Wołek<text:s/>Jan, pierwszy zastępca przewodniczącego Rady Głównej Krajowego Związku Rolników, Kółek i Organizacji Rolniczych.</text:p>
      <text:p text:style-name="P2156">Nie będę powtarzał to co powiedział tutaj mój kolega Serafin. Pragnę tylko wspomnieć, że te założenia do projektu ustawy my wspieramy i sądzimy, że ponieważ i kolega Balazs tu nie kwestionował, sądzę, że są do przyjęcia.</text:p>
      <text:p text:style-name="P2157">Dlatego też uważam, że ten pluralizm na wsi już jest no dokonany.</text:p>
      <text:p text:style-name="P2158">Natomiast do tego pisma, które tutaj wpłynęło.</text:p>
      <text:p text:style-name="P2159">Szanowni Państwo! Ja mówiłem na pierwszym zespole, naszym zespole, bieg historii się toczy i produkcja idzie. My nie możemy wstrzymywać produkcji. Nie możemy wstrzymywać zaszłości, które zostały już przygotowane. Nowelizacja ustawy o ubezpieczeniach społecznych.</text:p>
      <text:p text:style-name="P2160">Czy możemy wstrzymywać zaszłości, które zostały już przygotowane? Nowelizacja ustawy o ubezpieczeniach społecznych rolników rodziła się przez okres dwóch lat. Myśmy o nią zabiegali, chłopi na<text:s/><text:soft-page-break/>to czekają. To jest poprawa tego co istniało, poprawa niekorzystn<text:span text:style-name="T2161">ej</text:span><text:s/>ustawy. Czy ona nas zadowala? Nie zadowala nas. Ona nas jeszcze nie zadowala, ale w tej chwili tak jak chcemy nowelizować ustawę o związkach zawodowych, tak samo chcemy znowelizowa<text:span text:style-name="T2162">ć<text:s/></text:span>ustawę o ubezpieczeniach rolników, przygotowując nowy projekt ustawy o ubezpieczeniach rolników.</text:p>
      <text:p text:style-name="P2163">I to przecież wypływa z korzyścią dla rolników, nie dla kogo innego. I dlatego wydaje mi się wstrzymywanie, no to tak jak gdyby mi ktoś chciał dawać, a ja raptownie odmawiam brania.</text:p>
      <text:p text:style-name="P2164">Sądzę, że tutaj koledzy z<text:s/>„Solidarności Rolników Indywidualnych”<text:s/>zrozumieją, że to przecież występujemy dla rolników, a nie dla administra<text:span text:style-name="T2165">cj</text:span>i.</text:p>
      <text:p text:style-name="P2166">Jeśli chodzi o sprawę odnośnie tu uzasadnienia składek. Takie są składki jak określiła ustawa. Jak zmienimy ustawę - i liczę tu na wsparcie kolegów, współpartnerów, liczę, że przygotujemy naprawdę rzeczowy, solidny projekt nowej ustawy o ubezpieczeniach rolników. I będziemy się o niego bili, żeby nam Sejm zatwierdził.</text:p>
      <text:p text:style-name="P2167">Natomiast tych poprawek nie ma absolutnie potrzeby wstrzymywania ze względu na to, że one przynoszą absolutne korzyści w sytuacji, kiedy polskie rolnictwo na dzień dzisiejszy jest bardzo zagrożone.</text:p>
      <text:p text:style-name="P2168">Zresztą myśmy to przedstawili w dniu 22 lutego na spotkaniu z wicepremierem Olesiakiem, że w dalszym ciągu<text:s/>jeżeli będzie takie wstrzymywanie i nie usunie się tych zagrożeń, to prawdopodobnie gwałtownie spadnie produkcja żywności<text:span text:style-name="T2169">.</text:span></text:p>
      <text:p text:style-name="P2170">I sprawa funduszu socjalnego. Tak jak już podał kolega, sądzę, że ten zapis tutaj w założeniach jest realny, daje uprawnienia wszystkim. I znów - ten fundusz socjalny nie będzie przecież działał wybiórczo i proponujemy, żeby go nie zdejmować. Przecież przez osiem lat o to żeśmy walczyli. On nie jest też doskonały, my go będziemy później doskonalić. Natomiast my chcieliśmy się zaczepić przez osiem lat, żeby stworzyć coś dobrego dla tych rolników. Stwarzamy go, a będziemy go realizowali.<text:s/><text:span text:style-name="T2171">I</text:span><text:s/>znów liczymy na wsparcie kolegów - współpartnerów z<text:s/><text:span text:style-name="T2172">„</text:span>Solidarności Rolników Indywidualnych”.</text:p>
      <text:p text:style-name="P2173">Dziękuję bardzo.</text:p>
      <text:p text:style-name="P2174"><text:span text:style-name="T2175">Przewodnicząc</text:span><text:span text:style-name="T2176">y</text:span>:</text:p>
      <text:p text:style-name="P2177">Rozumiem, że jest to głos w kwestii<text:s/><text:span text:style-name="T2178">fo</text:span>rmalnej.</text:p>
      <text:p text:style-name="P2179"><text:span text:style-name="T2180"><text:s text:c="29"/></text:span>:</text:p>
      <text:p text:style-name="P2181">Oczywiście nie mam zamiaru zabierać czasu ani głosu w sprawach rolników, zresztą zgodnie z tą konwencją, w której wyraziliśmy się na samym początku. Natomiast szanowni panowie, pismo które ja mam tu przed sobą, jest kierowane do Prezydium Sejmu na ręce Marszałka Sejmu, a nie do Okrągłego Stołu. A więc po prostu uważam, że skoro taki adresat jest, a więc do niego przecież należy kwestia wypowiedzenia się w tej materii<text:span text:style-name="T2182">,</text:span><text:s/>a nie do Okrągłego Stołu.</text:p>
      <text:p text:style-name="P2183">I tylko dlatego o tym mówię, ponieważ interesuje mnie po prostu sprawność prac tego gremium i nic więcej. Dziękuję.</text:p>
      <text:p text:style-name="P2184"><text:span text:style-name="T2185">Przewo</text:span><text:span text:style-name="T2186">d</text:span><text:span text:style-name="T2187">nicz</text:span><text:span text:style-name="T2188">ą</text:span><text:span text:style-name="T2189">c</text:span><text:span text:style-name="T2190">y</text:span>:</text:p>
      <text:p text:style-name="P2191">Dziękuję bardzo, Kolega Ślisz ma głos.</text:p>
      <text:p text:style-name="P2192"><text:span text:style-name="T2193">Ob. <text:s text:c="22"/></text:span>:</text:p>
      <text:p text:style-name="P2194">Ja w sprawie tych założeń nie mam nic do powiedzenia poza tym, że skoro przedstawiciele rolników, którzy są w naszej tutaj jakby to nazwać - delegacji, stronie, prawda, akceptują to tym bardziej my wszyscy<text:s/><text:soft-page-break/>jak najbardziej akceptujemy to.</text:p>
      <text:p text:style-name="P2195">Natomiast w sprawie tej ustawy, którą dzisiaj Sejm przyjmuje to jednak chciałbym zająć stanowisko dlatego, że wydaje mi się, że tu nie może budzić takiego zdziwienia, że ta sprawa jest przez kolegów wnoszona. Nie jest to zresztą pierwsza sprawa, kiedy pewien bieg spraw właściwie utrudnia czy stawia pod znakiem zapytania sprawy poruszane na Okrągłym Stole.</text:p>
      <text:p text:style-name="P2196">Ja rozumiem, że rząd musi rządzić, Sejm musi uchwalać ustawy. No ale przecież Okrągły Stół nie będzie trwał wiecznie, prawda. Został zakreślony jakiś wstępnie termin do 6-ciu tygodni w najgorszym razie. A więc ja myślę, że poczekanie troszkę z pełnymi aktami prawnymi dwa czy trzy tygodnie dłużej na pewno nie rozwala państwa i tej sprawy jakoś nie dewaluuje. Natomiast uchwalanie ustaw, które natychmiast trzeba nowelizować też nie za bardzo dobrze świadczy o jakichś zamiarach legislacyjnych.</text:p>
      <text:p text:style-name="P2197">A więc zwracam się z apelem do przedstawicieli rządu, żeby nie ponawiały się takie sytuacje dlatego, że<text:s/>rzeczywiście stawie to w sytuacji bardzo trudnej ludzi, którzy poważnie traktują te nasze obrady i to, że wspólnie tutaj dojdziemy do jakichś rozwiązań. To pierwsza sprawa z tym związana.</text:p>
      <text:p text:style-name="P2198">Druga, to jest taka, że nie jest tak, że można powiedzieć w stosunku do tej uchwały, o tym funduszu socjalnym, że tam wystarczy tylko powiedzieć, że automatycznie te przepisy przejmują inne organizacje. Dlatego, że tam jest expressis verbis wymieniona 15 proc. do dyspozycji kółek rolniczych. I to musi być uregulowane. To nie można powiedzieć - prawda, wobec tego - trzeba to jakoś rozwiązać. A więc sam automatyzm uchwalenia tej ustawy o związkach zawodowych rolników nie rozwiąże tego problemu.</text:p>
      <text:p text:style-name="P2199"><text:span text:style-name="T2200">W</text:span><text:s/>związku z tym, ja zresztą por<text:span text:style-name="T2201">o</text:span>z<text:span text:style-name="T2202">u</text:span>miewałem się wcześniej z panem sekretarzem Śliwińskim, który jest przewodniczącym tego podzespołu rolnictwa i z panem ministrem Kwaśniewskim. I rozumiem, że chyba będę działał tu w duchu tych naszych rozmów, jeżeli zaproponuję, ażebyśmy dzisiaj przyjęli takie stanowisko, że tutaj wspólnie, że w tym projekcie ustawy o związkach zawodowych rolników indywidualnych znajdą się przepisy normujące, korygujące także tę uchwaloną ustawę o funduszu socjalnym wsi. To jest, wydaje mi się, możliwe do zrobienia.</text:p>
      <text:p text:style-name="P2203"><text:span text:style-name="T2204">Przewodniczący</text:span><text:span text:style-name="T2205">:</text:span></text:p>
      <text:p text:style-name="P2206">Dziękuję. Jeszcze tu kol. Ślisz prosił.</text:p>
      <text:p text:style-name="P2207"><text:span text:style-name="T2208">Ob.<text:s/></text:span><text:span text:style-name="T2209">J</text:span><text:span text:style-name="T2210">ózef Ślisz</text:span>:</text:p>
      <text:p text:style-name="P2211">Ja zgadzam się, że fundusz socjalny jest potrzebny Tylko proszę panów - sami sobie wyobraźcie taką sytuację. Wy mówicie, że wyście o to walczyli itd.,<text:s/><text:span text:style-name="T2212">i</text:span>td. Ale w tej ustawie z góry jest zapisane, że 15 proc. tego funduszu idzie na tą czapkę, jak my to nazywamy. I teraz mówicie, że w tej następnej ustawie będzie ten zapis, który będzie dzielił jak gdyby ten funduszu, że będą mogli wszyscy dzieli<text:span text:style-name="T2213">ć</text:span><text:s/>ten fundusz.</text:p>
      <text:p text:style-name="P2214">No to co - my mamy znów następny fundusz tworzyć? I jak go nazwiemy? No bo ja sobie tego nie wyobrażam, że na przykład za rok<text:s/><text:span text:style-name="T2215">„</text:span>Solidarność”<text:s/>będzie tworzyć następny fundusz, żeby znów te 15 proc. mogło wpłynąć na tę czapkę.</text:p>
      <text:p text:style-name="P2216">No pomyślcie tak sami logicznie, jak to można zrobić. To jest prawie niemożliwością. I ta nasza propozycja, która była w tym duchu, żeby tą ustawę zatrzymać na trzy miesiące, czy na ileś tam, ażeby ten Okrągły Stół się mógł skończyć i pewne rzeczy jak gdyby dopracować - to była wydaje mi si<text:span text:style-name="T2217">ę</text:span><text:s/>logiczna. Ale z tego jak nam tu dzisiaj z Sejmu doszły wiadomości nie ma rezultatów.</text:p>
      <text:p text:style-name="P2218">Następna sprawa, to jest sprawa ustawy emerytalnej. Nie wiem czy wszyscy się orientują, ale rolnicy,<text:s/><text:soft-page-break/>którzy tutaj są na pewno wiedzą, że nowa ustawa, która w tej chwili jest ustalana to doprowadzi do tego, że składka emerytalna przewyższy podatek gruntowy 2- albo 3<text:span text:style-name="T2219">-</text:span>krotnie. No to to jest paranoja. Myśmy w 1981 roku wynegocjowali z Komisją Sejmową odpowiedni projekt ustawy emerytaln<text:span text:style-name="T2220">ej,<text:s/></text:span>która nie obciążała tak rolników. I dlatego proponując tu<text:s/>w tej chwili ażeby ta ustawa emerytalna została jak gdyby zahamowana, myśmy mieli pewne propozycje, które by nie obciążały rolnictwa, a dawały jakiś efekt tym rolnikom na wsi.</text:p>
      <text:p text:style-name="P2221">I dlatego tutaj, z tego miejsca zwracam się do przedstawiciela rządu, ażebyśmy wydali jakieś takie wspólne oświadczenie, które by tym naszym tut<text:span text:style-name="T2222">aj,</text:span><text:s/>temu naszemu<text:s/>„stołowi”<text:s/>nie przeczyły te ustawy, które w tej chwili są wydawane. Dziękuję.</text:p>
      <text:p text:style-name="P2223"><text:span text:style-name="T2224">Przewodniczący</text:span>:</text:p>
      <text:p text:style-name="P2225">Dziękuję. Tu kol.<text:s/><text:span text:style-name="T2226">M</text:span>ajewski jeszcze.</text:p>
      <text:p text:style-name="P2227">O<text:span text:style-name="T2228">b</text:span><text:span text:style-name="T2229">.</text:span><text:span text:style-name="T2230"><text:s/></text:span><text:span text:style-name="T2231">S</text:span><text:span text:style-name="T2232">tan</text:span><text:span text:style-name="T2233">is</text:span><text:span text:style-name="T2234">ł</text:span><text:span text:style-name="T2235">aw</text:span><text:span text:style-name="T2236"><text:s/>Ma</text:span><text:span text:style-name="T2237">je</text:span><text:span text:style-name="T2238">wski</text:span>:</text:p>
      <text:p text:style-name="P2239">Ja oczywiście rozumiem obiekcje przedstawicieli<text:s/>„Solidarności Rolników Indywidualnych”<text:s/>co do niedoskonałości tych rozwiązań w tych dwóch ustawach, które są dzisiaj na posiedzeniu Sejmu.</text:p>
      <text:p text:style-name="P2240">Zjednoczone Stronnictwo Ludowe było jedną z tych stron, której bardzo zależało na szybkim wprowadzeniu tych ustaw w życie. I stąd uważam, że te racje, które wynikają z korzystnie<text:span text:style-name="T2241">js</text:span>zych rozwiązań w stosunku do wsi przeważają nad innymi racjami dotyczącymi wcześni<text:span text:style-name="T2242">ejs</text:span>zych uzgodnień konsultacji itd.</text:p>
      <text:p text:style-name="P2243">Ja rozumiem, że trzeba będzie tutaj pewną poprawkę wprowadzić, bo trzeba będzie uwzględnić przy podejmowaniu ustawy o związkach zawodowych rolników indywidualnych<text:s/><text:span text:style-name="T2244">w</text:span><text:s/>kwes<text:span text:style-name="T2245">ti</text:span>i dysponowania funduszem socjalnym wsi, ale przecież te 15%<text:span text:style-name="T2246">,</text:span><text:s/>to nie są środki na utrzymanie jakie<text:span text:style-name="T2247">jk</text:span>olwiek organizacji, a jest to po prostu sposób wyrównywania pewnych dysproporcji jakie istnieją w naszym rolnictwie. Oczywiście trzeba będzie wprowadzić rozwiązania, które by zapewniały wpływ na dysponowanie tym funduszem wszystkim organizacjom zawodowym czy społecznym, samorządowym w środowisku wiejskim.</text:p>
      <text:p text:style-name="P2248"><text:span text:style-name="T2249">S</text:span>t<text:span text:style-name="T2250">ą</text:span>d przyjęcie, że dysponentem są rady narodowe jest chyba rozwiązaniem na dzisiaj sensownym. Trudno było w tym stanie prawa tworzyć już zapiski wyprzedz<text:span text:style-name="T2251">ają</text:span>ce i upoważniać organiza<text:span text:style-name="T2252">cj</text:span>e, względnie używać ogólników, których potem trudno byłoby zidenty<text:span text:style-name="T2253">fi</text:span>kować, kto ma prawo się w tej sprawie wypowiadać, kto nie. To jedno.</text:p>
      <text:p text:style-name="P2254"><text:span text:style-name="T2255">W</text:span><text:s/>kwestii funduszu ubezpieczeń rolników. Oczywiście, na pewno te rozwiązania i wzrost składki wywołują uzasadnione obiekcje rolników, szczególnie młodych, którzy przez długi okres będą musieli opłacać składkę i dlatego uważamy, że trzeba będzie poszukiwać innych rozwiązań systemowyc<text:span text:style-name="T2256">h</text:span>. Jeśli rząd<text:s/><text:span text:style-name="T2257">p</text:span>o<text:span text:style-name="T2258">w</text:span>iada generalną reformę systemu ubezpieczeń społecznych to oczywiście w tym czasie musi się znaleźć także odpowiednie<text:s/>rozwiązanie<text:s/><text:span text:style-name="T2259">w</text:span><text:s/>stosunku do wsi. To jest nie tylko kwestia składek<text:span text:style-name="T2260">,</text:span><text:s/>ale także kwestia obliczania podstawy wysokości świadczeń. Bo to jest też bardzo trudny problem na dzisiaj rozwiązywany w sposób niedoskonały. Al<text:span text:style-name="T2261">e</text:span><text:s/>powiedzmy, te korzystniejsze rozwiązania, wcześniejsze możliwości przekazania gospodarstwa, zwiększenie swobody dysponowaniem gospodarstwa do sprzedaży włącznie, zniesienie podwójnego ubezpieczenia, są rozwiązaniami bardzo oczekiwanymi przez wieś i opóźnienie procesu legislacyjnego byłoby na pewno odebrane niekorzystnie.</text:p>
      <text:p text:style-name="P2262">Chciałbym także zauważyć, że Sejm jest organem władzy, organem suwerennym i chyba nie byłoby wskazane, żeb<text:span text:style-name="T2263">yś</text:span>my tutaj w tym gremium wypowiadali się w kwestii słuszności czy niesłuszności<text:s/><text:soft-page-break/>Prezydium Sejmu. Przecież my tutaj dyskutujemy pewne propozycje, które dopiero będą nabierać realnego kształtu i rozwiązań prawnych w normalnej drodze legislacy<text:span text:style-name="T2264">jn</text:span>ej, a nie powiedzmy, nasze tutaj postanowienia nie mają jeszcze mocy prawne<text:span text:style-name="T2265">j.</text:span></text:p>
      <text:p text:style-name="P2266">To tyle w tych dwóch sprawach i jeśli chodzi o założenia do projektu ustawy, ja osobiście uważam, że trzeba prowadzić prace zgodnie z tym kierunkiem określonym w założeniach, żeby można było szybko przygotować ten zasadniczy projekt.</text:p>
      <text:p text:style-name="P2267">Dziękuj<text:span text:style-name="T2268">ę</text:span>.</text:p>
      <text:p text:style-name="P2269"><text:span text:style-name="T2270">Przewodnicząc</text:span><text:span text:style-name="T2271">y</text:span>:</text:p>
      <text:p text:style-name="P2272">Dziękuję bardzo. Jeszcze w tej sprawie?</text:p>
      <text:p text:style-name="P2273"><text:span text:style-name="T2274">Ob. <text:s text:c="22"/></text:span>:</text:p>
      <text:p text:style-name="P2275">Ale ja prosiłem o głos, bo pewne niezrozumienie.</text:p>
      <text:p text:style-name="P2276"><text:span text:style-name="T2277">Pr</text:span><text:span text:style-name="T2278">ze</text:span><text:span text:style-name="T2279">wodnicząc</text:span><text:span text:style-name="T2280">y</text:span><text:span text:style-name="T2281">:</text:span></text:p>
      <text:p text:style-name="P2282">Proszę bardzo. Kolega...</text:p>
      <text:p text:style-name="P2283"><text:span text:style-name="T2284">Ob. <text:s text:c="22"/></text:span>:</text:p>
      <text:p text:style-name="P2285">Po pierwsze chcę wyjaśnić, że są pewne nieporozumienia i bardzo mi przykro, że koledzy<text:s/>„Solidarności Rolników Indywidualnych”<text:s/>nie skonsultowali się z nami co do meritum sprawy.<text:s/>Po pierwsze nie jest zmiana ustawy, tylko jest nowelizacja ustawy. Na lepsze. I dlatego mówię, że pod tym względem będzie rozpatrywał Sejm nowelizac<text:span text:style-name="T2286">ję</text:span><text:s/>o cośmy się kilka lat bili.</text:p>
      <text:p text:style-name="P2287">Następna sprawa, sprawa funduszu socjalnego. Panie przewod<text:span text:style-name="T2288">ni</text:span>czą<text:span text:style-name="T2289">cy,</text:span><text:s/>ja bardzo proszę i pana przewodniczącego Mazowieckiego o zrozumienie, że są wiejskie dzieci<text:span text:style-name="T2290">,</text:span><text:s/>Że trzeba płacić za przedszkola, trzeba dawać zasiłki chorobowe i nie mamy z czego płacić. I ustawę my mamy o ubezpieczeniach, a nie mamy funduszu. Bo 40<text:span text:style-name="T2291">%</text:span><text:s/>funduszu odpisanego z podatku nie starcza na pokrycie. I dlatego z tego funduszu socjalnego będziemy pokrywali zasiłki chorobowe, będziemy dopłacali do dzieci, które w tej chwili nie mamy z czego pokryć i<text:s/><text:span text:style-name="T2292">l</text:span>nie mamy skąd wziąć. Rady narodowe nie mają pieniędzy.</text:p>
      <text:p text:style-name="P2293">Jeśli chodzi o<text:span text:style-name="T2294">...</text:span><text:s/>te 15<text:span text:style-name="T2295">%</text:span><text:s/>zostało zarezerwowanych na krajowy związek, nie na utrzymanie, tylko to jest na budowę sanatorium w Rabce dla dzieci chłopskich. A więc będzie nas to sanatorium kosztowało ponad 12 miliardów zł. A więc dlatego tutaj chcę wyjaśnić, żeby nie było nieporozumienia, że to nie jest na utrzymanie związku. Dlatego to nie cierpi zwłoki, żeby nam wstrzymywać. To wychodzi naprzeciw chłopom.<text:s/>Jeśli dopracujemy się jeszcze lepszych nowelizacji, bardzo proszę. Choć nie wierzę, żeb<text:span text:style-name="T2296">yś</text:span>my cokolwiek postępu w tym zakresie w roku bież<text:span text:style-name="T2297">ą</text:span>cym zrobili. I dlatego tak bardzo proszę, żeby pod tym k<text:span text:style-name="T2298">ą</text:span>tem było zrozumienie.</text:p>
      <text:p text:style-name="P2299">Jeśli chodzi o ten zapis, nic nie stoi na przeszkodzie, przyjdą koledzy z<text:s/>„Solidarności”<text:s/>będziemy wspólnie decydować, zreszt<text:span text:style-name="T2300">ą</text:span><text:s/>my już decydujemy. Czyli moje zebranie odbyło się 12 lutego i połączone było, spółka wodna, rada sołecka, kółko rolnicze, gminna spółdzielnia, bank spółdzielczy - czyli decydowaliśmy o tych sprawach na wsi. Ale czym mamy decydować jak pieniędzy nie mamy. I o ten fundusz dzieci proszą - chłopskie, my nie mamy<text:s/><text:span text:style-name="T2301">w</text:span><text:s/>ogóle zabezpieczenia socjalnego dla chłopskich dzieci.</text:p>
      <text:p text:style-name="P2302">I dlatego tutaj czy to będzie opiniował taki czy inny organ, nam trudno<text:s/><text:span text:style-name="T2303">w</text:span><text:s/>tej chwili toczyć walk<text:span text:style-name="T2304">ę</text:span>.<text:s/><text:span text:style-name="T2305">I</text:span><text:s/>bardzo bym prosił, żeby pod tym kątem widzenia rozpatrywać, że my tu nic nie chcemy upiec. Proponujemy, żeby tego nie wstrzymywać, bo i tak to trwało ponad dwa lata zanim weszło pod obrady. Tłuczone było i<text:s/><text:soft-page-break/>wyrzucane. I tak nam przecież wszystkich punktów nie przyjęto na komisjach do nowelizacji ustawy o ubezpieczeniach. Przyjęto tylko 8 punktów, a myśmy z<text:span text:style-name="T2306">g</text:span>łosili 12. Cztery nie przyjęto. I w związku z tym bardzo prosimy, żeby w tej chwili ten krok poprawy jeśli jest zrobiony, no to go zaakceptować i nie odrzucać tego, co nam ktoś chce dać. Bo to by tak wyglądało, kazali<text:s/>„okrągły stół”<text:s/>i proszę nie siać. Bo czekać jakie będą wyniki<text:s/>„okrągłego stołu”<text:span text:style-name="T2307">,</text:span><text:s/>Jeśli tu mamy możliwość zaczerpnięcia korzyści, my wstrzymujemy, żeby nie korzystać. Tak że bym bardzo prosił spod tym kątem widzenia rozpatrywa<text:span text:style-name="T2308">ć</text:span>.</text:p>
      <text:p text:style-name="P2309"><text:span text:style-name="T2310">Pr</text:span><text:span text:style-name="T2311">zewod</text:span><text:span text:style-name="T2312">ni</text:span><text:span text:style-name="T2313">czą</text:span><text:span text:style-name="T2314">cy</text:span><text:span text:style-name="T2315">:</text:span></text:p>
      <text:p text:style-name="P2316">Rozumiem, że zostały nam dwa głosy, bo faktycznie to już nas do niczego nie prowadzi. Przedtem prosił profesor i minister Kwaśniewski.</text:p>
      <text:p text:style-name="P2317">Bardzo proszę.</text:p>
      <text:p text:style-name="P2318"><text:span text:style-name="T2319">Ob</text:span><text:span text:style-name="T2320">.</text:span><text:span text:style-name="T2321"><text:s/>Tadeusz Zieliński</text:span>:</text:p>
      <text:p text:style-name="P2322">Ja chciałbym krótko ustosunkować się tylko do jednej części<text:span text:style-name="T2323">,</text:span><text:s/>mianowicie do procedury, która została zastosowana przy uchwaleniu dyskutowanej ustawy. Merytorycznie nie chciałbym się na temat zagadnień dzisiaj tutaj poruszanych w tym punkcie wypowiadać, bo na tych sprawach się nie znam. Muszę jednak stwierdzić, że moim zdaniem akt ten został uchwalony, czy został skierowany pod obrady plenarne Sejmu w trybie, moim zdaniem przys<text:span text:style-name="T2324">pi</text:span>eszonym. Wskazuje na to zastosowanie uproszczonej procedury w zakresie zasięgnięcia opinii Rady Społeczno- Gospodarczej<text:span text:style-name="T2325">.</text:span></text:p>
      <text:p text:style-name="P2326">Jes<text:span text:style-name="T2327">t</text:span><text:s/>faktem, że pro<text:span text:style-name="T2328">je</text:span>kty w sprawach bardzo ważnych dotyczących istotnych problemów społeczno-gospodarczych są konsultowane z Radą Społeczno-Gospodarczą w pełnym składzie. Ta sprawa nie była na posiedzeniu plenarnym Rady Społeczno- Gospodarczej,<text:s/><text:span text:style-name="T2329">o</text:span>graniczono się w tym wypadku jedynie do uzyskania opinii zespołu roboczego. Uważam, że jest to pewien mankament. Naturalnie ta procedura jest czasem stosowana w przypadkach niecierpiących zwłoki, no ale myślę, że w tym przypadku nie było to uzasadnione, z przebiegu bowiem dyskusji dzisiejszej wynika, że treść ustawy dotyczy bardzo poważnych zagadnień społeczno-gospodarczych, których rozwiązanie może mieć bardzo doniosłe znaczenie dla prawidłowego funkc<text:span text:style-name="T2330">jo</text:span>nowania gospodarki rolnej. Mówiąc szerzej. Wypada żałować, że w tak doniosłej ważnej sprawie zastosowano przyspieszoną procedurę, formalnie jak powiadać stosowaną, dopuszczalną nawet, ale społecznie niewskazaną.</text:p>
      <text:p text:style-name="P2331">Dziękuję.</text:p>
      <text:p text:style-name="P2332"><text:span text:style-name="T2333">Przewod</text:span><text:span text:style-name="T2334">ni</text:span><text:span text:style-name="T2335">cząc</text:span><text:span text:style-name="T2336">y</text:span>:</text:p>
      <text:p text:style-name="P2337">Dziękuję bardzo.</text:p>
      <text:p text:style-name="P2338">Minister Kwaśniewski proszę.</text:p>
      <text:p text:style-name="P2339"><text:span text:style-name="T2340">Ob. Kwaśniewski</text:span>:</text:p>
      <text:p text:style-name="P2341">Wielce zasmucające w tej krótkiej dyskusji są d<text:span text:style-name="T2342">w</text:span>a fakty.<text:s/><text:span text:style-name="T2343">P</text:span>o pierwsze<text:span text:style-name="T2344">,</text:span><text:s/>że dokumenty czytane są w sposób niedokładny i n<text:span text:style-name="T2345">a</text:span><text:s/>tej podstawie kreowane są różnego rodzaju zarzuty, a po drugie, że ta pode<text:span text:style-name="T2346">jr</text:span>zliwość w naszych wzajemnych kontaktach jest tak wielka, że we wszystkim szukamy jakby podwójnego, potrójnego czy jeszcze nie wiem którego dna, podczas gdy sprawy są dużo prostsze i postaram się to wyjaśnić.</text:p>
      <text:p text:style-name="P2347">Zacznę od tego, że sprawy ustawy o funduszach socjalnych<text:span text:style-name="T2348"><text:s/></text:span>wsi mamy do czynienia z inicjatywą poselską. A więc tutaj strona rządowa nie ma żadnych możliwości wycofania czegokolwiek, ani<text:s/><text:soft-page-break/>wstrzymania, choć generalnie uważam, iż formuła, że na okres<text:s/>„okrągłego stołu”<text:s/>wstrzymujemy, że tak powiem wszelkie działania legislacyjne czy działania rządowe, jest niesłuszna. Mógłbym powiedzieć wręcz, że jedyną i n<text:span text:style-name="T2349">aj</text:span>pewnie<text:span text:style-name="T2350">js</text:span>zą metodą jaką możemy dojść do tego, aby idea i myśli<text:s/>„okrągłego stołu”<text:s/>przełożyć na praktykę legislacy<text:span text:style-name="T2351">jn</text:span>ą, są jak najszybsze wybory do Sejmu, wybór reprezentatywnych przedstawicieli opozycji i praca wtedy w Sejmie w poszczególnych komisjach nad kształtem poszczególnych ustaw. Lepszej rękojmi nie znam.</text:p>
      <text:p text:style-name="P2352">Ale przechodzę teraz do ustawy o funduszu socjalnym wsi. Po pierwsze - nieprawdą jest, żeby nie wiem jaki procent był wyznaczony na kółka rolnicze, że może być on przeznaczony na cele biurokracji związkowej czy jakiekolwiek inne. Czytam. Otóż, środki funduszu - mówi o tym art. 1 ust. 2 - fundusz jest przeznaczony na zaspokajanie potrzeb socjalno-bytowych rolników i członków ich rodzin, podlegających ubezpieczeniu społecznemu rolników indywidualn<text:span text:style-name="T2353">yc</text:span>h i członków ich rodzin oraz osób korzysta<text:span text:style-name="T2354">ją</text:span>cych z tego ubezpieczenia, a także na finansowanie innych celów społecznych określonych w ustawie<text:span text:style-name="T2355">.</text:span></text:p>
      <text:p text:style-name="P2356">Art. 3 określa te cele. Są to: 1 - dofinansowanie kosztów wypoczynku, 2 - do<text:span text:style-name="T2357">fi</text:span>nansowanie kosztów żywienia dzieci w szkołach, 3 - pomoc finansowa na działalność kulturalną,<text:s/><text:span text:style-name="T2358">4</text:span><text:s/>- upowsz<text:span text:style-name="T2359">ec</text:span>hnianie oświaty zdrowotnej i kultury fizycznej, 5 - dofinansowanie kosztów zorganizowanych form opieki nad dziećmi, 6 - pomoc finansową lub rzeczową dla osób określonych w art. 1 ust. 2 będących w trudnej sytuacji materialnej, 7 - dofinansowanie kosztów budowy i modernizacji obiektów ochrony zdrowia, sanatoriów, domów wczasowych i domów rencisty, 8 - finansowanie innych celów socjalno-bytowych.</text:p>
      <text:p text:style-name="P2360">Informuję również, że<text:s/><text:span text:style-name="T2361">t</text:span>en centralny<text:s/><text:span text:style-name="T2362">f</text:span>undusz socjalny, o który podejrzewane są kółka rolnicze, iż przeznaczą na rozwój swojej biurokracji, znajduje się na odrębnym koncie, które może podlegać pełnej kontroli co do zgodności wydatkowania z celami określonymi w ustawie.<text:s/><text:span text:style-name="T2363">A</text:span><text:s/>więc po pierwsze<text:s/><text:span text:style-name="T2364">-</text:span><text:s/>niesłusznym jest podejrzenie, iż jest to zakamuflowana forma - ja przepraszam, mówię w tej chwili, także na podstawie domniemań, ale ta dyskusja skłoniła mnie do takiego sformułowania myśli - iż jest to tylnymi drzwiami wprowadzona dodatkowa forma do<text:span text:style-name="T2365">fi</text:span>nans<text:span text:style-name="T2366">ow</text:span>ania kółek rolniczych albo jego struktur organizac<text:span text:style-name="T2367">yj</text:span>n<text:span text:style-name="T2368">yc</text:span>h.</text:p>
      <text:p text:style-name="P2369">Skąd ten pośpiech i skąd skrócona procedura, w R<text:span text:style-name="T2370">a</text:span>dzie Społeczno-Gospodarczej? Szanowni Państwo!</text:p>
      <text:p text:style-name="P2371">Otóż do tej pory finansowanie różnych celów socjalnych odbywało się na podstawie ustawy z dn. 15 listopada 1984 r. o funduszu gminnym i miejskim. To finansowanie na podstawie tej ustawy okazało się ze względu na wielkość kwot, jakie tam się znalazły niewystarcza<text:span text:style-name="T2372">ją</text:span>ce. Mało tego, od 1 stycznia wyłączono z finansowania z funduszu gminnego celów socjalnych, co było powodem dla którego trzeba było przy<text:span text:style-name="T2373">ją</text:span>ć pilnie tę ustawę, ponieważ kilkadziesiąt tysięcy młodych ludzi - mówię o jednym tylko z przykładów - znalazło się bez dodatkowych środków, bez finansowania dodatkowego w postaci stypendiów, w postaci zasiłków.</text:p>
      <text:p text:style-name="P2374">Dlatego m.in. był ten pośpiech, aby można było<text:span text:style-name="T2375"><text:s/></text:span>ją jak najszybciej uchwalić i żeby nie było luki między 1 stycznia 1<text:span text:style-name="T2376">98</text:span>9 kiedy przestano te zasiłki młodym ludziom wypłacać - to jest kwota około 3 mld, 2,5 mld rocznie w całości, więc niebagatelna wbrew pozorom, a przy<text:span text:style-name="T2377">ję</text:span>ciem ustawy o funduszach socjalnych wsi<text:span text:style-name="T2378">.</text:span></text:p>
      <text:p text:style-name="P2379">I stąd ten pośpiech. On nie ma żadnego innego powodu, bowiem dyskutowano nad tą ustawą długo bardzo, wiele wątpliwości wyrażano, w końcu jest ona w Sejmie. I to tylko celem wyjaśnienia i uzupełnienia.</text:p>
      <text:p text:style-name="P2380">Natomiast jest oczywiście kwestia zrozumiała, że w momencie budowy tej ustawy, ze względu także na to, że inicjatorem były kółka rolnicze, ona była budowana pod taki obraz organizacji społeczno-<text:soft-page-break/>zawodowych na wsi, jaki obowiązywał w owym czasie. Dzisiaj mamy nową, póki co mamy - możemy mieć nową sytuację, istnienie związku zawodowego<text:s/><text:span text:style-name="T2381">„</text:span>Solidarność”<text:s/>Rolników<text:s/>Indywidualnych. Dla strony rządowej nie ma żadnej wątpliwości, że fakt ten musi być uwzględniony - podkreślam, uwzględniony również jeśli chodzi o fundusze socjalne wsi. A więc musimy zastanowić się, ma<text:span text:style-name="T2382">jąc</text:span><text:s/><text:span text:style-name="T2383">j</text:span>uż tekst przyjęty przez Sejm ustawy, w jaki sposób zapisać to odpowiednio w ustawie o związkach zawodowych rolników, aby można było tego rodzaju dostępność dla innych organizacji na wsi stworzyć.</text:p>
      <text:p text:style-name="P2384">I uważamy, że tak trzeba postąpić we wszystkich regulacjach, które dzisiaj powstają, ponieważ możemy, żebyśmy nie wiem jak sobie to życie nasze wyobrażali, to jak słusznie pan prof. Zieliński powiedział, jest ono bez porównania bogatsze aniżeli normy prawne, które nawet<text:s/>„n<text:span text:style-name="T2385">aj</text:span>fachowszą”<text:s/>ręką mogą być wypisane, nie jesteśmy w stanie uwzględnić. Ja bym się nie obawiał tych zmian, nowelizacji.<text:s/>Natomiast chcę potwierdzić tutaj wolę polityczną rządu, aby wpisać tam gdzie trzeba, tak skonstruować normy prawne, aby z tego funduszu socjalnego mogły również korzystać organizacje, wszystkie organizacje wiejskie, także<text:s/>„Solidarność”<text:s/>Rolników<text:s/>Indywidualn<text:span text:style-name="T2386">yc</text:span>h.</text:p>
      <text:p text:style-name="P2387">Natomiast chcę poinformować również, iż nie mam, naszym zdaniem w tej chwili możliwości przyjęcia jakiegokolwiek komunikatu ani stanowiska wspólnego zespołu na ten temat, raz, że wyraziłem przed chwilą wątpliwości co do meritum całej sprawy, ale jest i wzgląd formalny. Otóż jeszcze w tej chwili te ustawy przez Sejm są nieprzyjęte. A więc trudno byłoby wyprzedzać to, bo nie wiem, czy one będą przyjęte czy nieprzyjęte, tym bardziej, że wątpliwości, które były również wyrażone na tej sali w Sejmie zostały przez posła Bendera przedstawione.</text:p>
      <text:p text:style-name="P2388">Stąd proponuję, abyśmy pracowali konkretnie, merytorycznie, bez niepotrzebnych emocji, bez niep<text:span text:style-name="T2389">ot</text:span>rzebn<text:span text:style-name="T2390">yc</text:span>h podejrzeń i starali się tak konstruować te normy prawne, które są zadaniem naszego zespołu, aby uwzględniały nowe realia, które wspólnie tworzymy.</text:p>
      <text:p text:style-name="P2391">Natomiast tworzą się liczne normy, są podejmowane różne decyzje. One oczywiście będą w coraz większym stopniu te nowe zjawiska uwzględniane, ale dzisiaj jeszcze ich nie ma, my dopiero o nich dyskutujemy. Natomiast sądzę, że dla dobra sprawy byłoby ważne, aby przyjąć taki sposób myślenia koncyliacyjn<text:span text:style-name="T2392">y</text:span>, nie konfrontacyjny, no bo jeżeli będziemy żyli z tymi tysięcznymi podejrzeniami, to obawiam się, że niewiele dobrego z tego wyniknie.</text:p>
      <text:p text:style-name="P2393">Dziękuję.</text:p>
      <text:p text:style-name="P2394"><text:span text:style-name="T2395">Przewodn</text:span><text:span text:style-name="T2396">ic</text:span><text:span text:style-name="T2397">ząc</text:span><text:span text:style-name="T2398">y</text:span>:</text:p>
      <text:p text:style-name="P2399">Dzięku<text:span text:style-name="T2400">ję</text:span><text:s/>bardzo<text:span text:style-name="T2401">.</text:span><text:s/>Trzy - wobec tego zaczniemy od kolegi, który nie mówił.</text:p>
      <text:p text:style-name="P2402"><text:span text:style-name="T2403">Ob. Radziewicz</text:span>:</text:p>
      <text:p text:style-name="P2404">Ja chciałbym zasygnalizować problemy na następne spotkanie, w związku z tym, że dzisiaj nie udało się tego w jakiś sposób z braku czasu rozwinąć, ale sprawy które, niestet<text:span text:style-name="T2405">y</text:span><text:s/><text:span text:style-name="T2406">b</text:span>ędziemy musieli w jakiś sposób wobec nich zająć stanowisko. Traktu<text:span text:style-name="T2407">ję</text:span><text:s/>to raczej jako zadanie domowe.</text:p>
      <text:p text:style-name="P2408">Żeby uniknąć elementu zaskoczenia na przyszłych spotkaniach, chciałbym tutaj po prostu w jakiś taki sposób hasłowy wymienić problemy, które są najczęściej poruszane w zakładach pracy przez ludzi, ponieważ nie słyszy się o nich niejako ani w telewizji, ani w prasie.</text:p>
      <text:p text:style-name="P2409">Pierwszy problem to jest sprawa przywróceń do pracy zwolnionych ludzi za działalność związkową. Problem ten był poruszany przez Tadeusza Mazowieckiego na pierwszym posiedzeniu. Nie<text:span text:style-name="T2410">m</text:span>niej jednak<text:s/><text:soft-page-break/>do tej pory pomijany był milczeniem, rozumiem, że z braku czasu. Po prostu jakoś to nie wskoczyło, ale problem jest ważny. I na<text:span text:style-name="T2411">jp</text:span>rawdopodobniej na następnym spotkaniu będziemy go ruszać z całą pewnością. Zajął się tym już w jakiejś mierze stolik górniczy, ale tam dotyczy sprawa wyłącznie górników, a tu chodzi o wymiar całościowy.</text:p>
      <text:p text:style-name="P2412">Inną sprawą jest - to już jest właściwie sprawa skierowana do Ministerstwa Spraw Wewnętrznych albo do rządu, chodzi po prostu o zwrot symboli<text:s/>„Solidarności<text:span text:style-name="T2413">”</text:span><text:s/>i dokumentów,<text:s/>które po prostu zostały przejęte przez Ministerstwo Spraw Wewnętrznych w roku 1981 w grudniu<text:span text:style-name="T2414">.</text:span></text:p>
      <text:p text:style-name="P2415">No, a trzecia sprawa, którą poruszał na poprzednim spotkaniu to jest majątek<text:s/>„Solidarności”. Myślę, że nie uda nam się jakoś tak<text:s/>„psim swędem”<text:s/>przelecieć obok tej sprawy. Po prostu musimy by<text:span text:style-name="T2416">ć</text:span><text:s/>przygotowani na to, że te sprawy w jakiś sposób będą dyskutowane.</text:p>
      <text:p text:style-name="P2417">Dziękuję.</text:p>
      <text:p text:style-name="P2418"><text:span text:style-name="T2419">Przewodnicząc</text:span><text:span text:style-name="T2420">y</text:span>:</text:p>
      <text:p text:style-name="P2421">Dzięku<text:span text:style-name="T2422">ję</text:span><text:s/>bardzo.</text:p>
      <text:p text:style-name="P2423"><text:span text:style-name="T2424">Ob. Balazs</text:span>:</text:p>
      <text:p text:style-name="P2425">Ja krótko gwoli wyjaśnienia.</text:p>
      <text:p text:style-name="P2426">Więc żeby była pewna precyzja. Chodziło nam tylko, jeżeli chodzi o ten projekt ustawy o funduszu socjalnym, przede wszystkim o pominięcie zasady pluralizmu związkowego.</text:p>
      <text:p text:style-name="P2427">/Głosy z sali: nie słychać/.</text:p>
      <text:p text:style-name="P2428">Tak, ale są pewne fakty, które istnieją nie od dziś i obradując przy tym stole o tym wiemy. I z tego, co ja czytałem i z tych komentarzy do tej ustaw<text:span text:style-name="T2429">y</text:span>, to nieprawdą jest, że to trzeba było tak szybko zrobić, ponieważ fundusz<text:s/><text:span text:style-name="T2430">je</text:span>st odprowadzany raz na kwartał, a więc pierwszy raz będzie odprowadzany dopiero w kwietniu. Przedłużenie tego terminu o tydzień lub dwa po prostu nie zmieniłoby w zasadzie w ogóle tej sprawy.</text:p>
      <text:p text:style-name="P2431">Tylko tyle gwoli wyjaśnienia.</text:p>
      <text:p text:style-name="P2432">Dziękuję.</text:p>
      <text:p text:style-name="P2433"><text:span text:style-name="T2434">Przewodnicząc</text:span><text:span text:style-name="T2435">y</text:span><text:span text:style-name="T2436">:</text:span></text:p>
      <text:p text:style-name="P2437">Dziękuję bardzo. Kol. Mazowiecki.</text:p>
      <text:p text:style-name="P2438"><text:span text:style-name="T2439">Ob. Mazowiecki</text:span>:</text:p>
      <text:p text:style-name="P2440">Ja chcę wyjaśnić, że ja nie postuluję tu jakiegoś komunikatu w tej sprawie, czy ustalanie wspólnego stanowiska, tylko uzgodnienie tego stanowiska, na co - rozumiem - jest chyba w tej dyskusji consensus, że w pracach tej grupy roboczej, która ma się<text:s/>zająć przygotowaniem ustawy o związkach zawodowych rolników zostanie uwzględnione to<text:span text:style-name="T2441">,</text:span><text:s/>że musi zostać m.in. ta ustawa o funduszu socjalnym wsi natychmiast znowelizowana.</text:p>
      <text:p text:style-name="P2442">To jest tylko tyle.</text:p>
      <text:p text:style-name="P2443">Dziękuję.</text:p>
      <text:p text:style-name="P2444"><text:span text:style-name="T2445">Przewodn</text:span><text:span text:style-name="T2446">ic</text:span><text:span text:style-name="T2447">ząc</text:span><text:span text:style-name="T2448">y</text:span>:</text:p>
      <text:p text:style-name="P2449">Dziękuję bardzo. Minister Kwaśniewski.</text:p>
      <text:p text:style-name="P2450"><text:span text:style-name="T2451">Minister Kwaśniewski</text:span>:</text:p>
      <text:p text:style-name="P2452">Ja tylko<text:s/><text:span text:style-name="T2453">je</text:span>szcze gwoli wyjaśnienia także.</text:p>
      <text:soft-page-break/>
      <text:p text:style-name="P2454">Nie sądzę, po pierwsze - nie jesteśmy w stanie i takich pe<text:span text:style-name="T2455">ł</text:span>nomocnictw<text:s/><text:span text:style-name="T2456">„</text:span>okrągły stół”<text:s/>nie ma, co do określenia terminu posiedzeń Sejmu.</text:p>
      <text:p text:style-name="P2457">Nie wierzę w to, żeby różnica dwóch tygodni cokolwiek zmieniała, także jeśli chodzi o stan pluralizmu na wsi, w sensie formalnym, bo oczywiście dyskusje nasze pomału, z trudem jak widzimy, ale posuwają nas naprzód, ale te dwa tygodnie to też mało.</text:p>
      <text:p text:style-name="P2458">Natomiast jeżeli środki mają być zebrane w I kwartale to na jakiejś podstawie. W związku z tym czas był no taki, jaki był ostatnio, żeby był dla tej ustawy.</text:p>
      <text:p text:style-name="P2459">Natomiast raz jeszcze chcę potwierdzić stanowisko nasze, to znaczy, że powinniśmy w pracach tego zespołu, tu się zgadzam z panem Tadeuszem Mazowieckim uwzględnić ten fakt i wpisać tak, żeby również korzystanie z tych środków miało charakter plur<text:span text:style-name="T2460">al</text:span>istyczny, zgodnie z przygotowywanym kształtem organizacji związkowych na wsi.</text:p>
      <text:p text:style-name="P2461">Natomiast chciałbym się ustosunkować i poprosić, żeby rzeczywiście na przyszłym posiedzeniu można było dość jasno wypowiedzieć się i taka jest nasza gorąca prośba do kolegów z<text:s/><text:span text:style-name="T2462">„</text:span>Solidarności”, w sprawie tych, no nazwijmy to po imieniu<text:s/>„rewindykacji”.</text:p>
      <text:p text:style-name="P2463">Ponieważ na poprzednim posiedzeniu mówi<text:span text:style-name="T2464">ł</text:span><text:s/>o tym pan Liwak, dzisiaj pan Radziewicz, mamy sygnały z różnego rodzaju<text:span text:style-name="T2465"><text:s/></text:span>miejsc, gdzie problem jest, można spodziewać się, że on będzie również występował na szczeblach regionalnych, w zakładach pracy. Chcielibyśmy znać stanowisko<text:s/>„Solidarnoś<text:span text:style-name="T2466">ci</text:span>”, jak w konsekwencji faktu, iż mówimy o legalizacji, a nie relegaliza<text:span text:style-name="T2467">cj</text:span>i, no wyobrażacie sobie panowie ca<text:span text:style-name="T2468">ł</text:span>ą tą sprawę<text:s/>rewindyka<text:span text:style-name="T2469">cj</text:span>i.</text:p>
      <text:p text:style-name="P2470">Dobrze byłoby, żeby tutaj dla uzyskania pełnej jasności no odpowiedzieć, jak wy to widzicie, ponieważ rzecz wbrew pozorom nie jest ani prosta, ani w sensie prawnym łatwa, a przede wszystkim nie chcielibyśmy, żeby była to strefa konfliktów między jakimikolwiek stronami. Także to nie jest tylko pytanie do nas, czy do MSW - jak to powiedziano, ale jest to także sądzę pytanie do panów, jak wy na całą kwestię rewindyka<text:span text:style-name="T2471">cj</text:span>i patrzycie.</text:p>
      <text:p text:style-name="P2472">Dziękuję bardzo.</text:p>
      <text:p text:style-name="P2473"><text:span text:style-name="T2474">P</text:span><text:span text:style-name="T2475">rz</text:span><text:span text:style-name="T2476">ewodniczący</text:span>:</text:p>
      <text:p text:style-name="P2477">Dziękuję bardzo.</text:p>
      <text:p text:style-name="P2478">Koledzy, zwracam uwagę, że my sami przekraczamy dysponowanym czasem, a jeszcze nie jest wyczerpany porządek chciałem powiedzieć. Jeszcze zapis punktu trzeciego komunikatu z poprzedniego posiedzenia nam został.</text:p>
      <text:p text:style-name="P2479">Proszę bardzo.</text:p>
      <text:p text:style-name="P2480"><text:span text:style-name="T2481">Ob. <text:s text:c="22"/></text:span>:</text:p>
      <text:p text:style-name="P2482">Do pana redaktora M<text:span text:style-name="T2483">az</text:span>owieckiego, konkretne pytanie. W związku z propozycją takiego s<text:span text:style-name="T2484">fo</text:span>rmu<text:span text:style-name="T2485">łowan</text:span>ia.</text:p>
      <text:p text:style-name="P2486">Czy pracując nad projektem ustawy mamy wymienić w tej ustawie wszystkie ustawy, które nadają organizacjom rolników jakieś prawa lub przywileje lub dyspozycje, czy po prostu panie redaktorze ująć, prz<text:span text:style-name="T2487">yj</text:span>mijmy jako uzyskany konsensus to co jest zapisane, że związki zawodowe, czyli wszystkie, nie wiadomo jakie, działające na podstawie tej ustawy, która będzie stworzona, mają prawa i obowiązki jakie przepisy ustaw przyznają organizacji rolników. Czyli mnie się wydaje, że tu już jest wyjaśniona ta sprawa, że każdy związek zawodowy ma wszystkie uprawnienia i delegacje, które mają d<text:span text:style-name="T2488">ot</text:span>ychczas istniejące<text:s/><text:soft-page-break/>organizacje społeczne lub zawodowe w interesie rolników.</text:p>
      <text:p text:style-name="P2489">Dziękuję.</text:p>
      <text:p text:style-name="P2490"><text:span text:style-name="T2491">Ob. red.<text:s/></text:span><text:span text:style-name="T2492">Maz</text:span><text:span text:style-name="T2493">owiecki</text:span>:</text:p>
      <text:p text:style-name="P2494">Jeśli można od razu na gorąco odpowiedzieć.</text:p>
      <text:p text:style-name="P2495">Ja myślę, ja już się wypowiadałem, uważam, że ten zapis nie rozwiązuje tej sprawy, która wypłynęła przy tym, przy sprawie funduszu socjalnego wsi ze względu na tam wymienienie tych 15%<text:span text:style-name="T2496">.</text:span><text:s/>Ja nie zarzucam Kółkom, że chcą to na biurokrację i bardzo szlachetny da<text:span text:style-name="T2497">ć</text:span><text:s/>cel, żeby zbudować sanatorium dla dzieci chłopskich w Rabce, tylko, że może to być z mocy tej ustawy postanowienie szeregu dysponentów, tych 15% i może być postanowienie jednego dysponenta. To też zmienia trochę sytuację. Więc ten zapis musi ulec zmianie i to tym co kolega mówił, nie zmieni.</text:p>
      <text:p text:style-name="P2498">Więc dlatego proponuję, żeby expressis<text:s/>verbis<text:s/>sprawę zmiany pewnych przepisów ustawy o funduszu socjalnym włączyć do projektowanej ustawy o związkach zawodowych rolników.</text:p>
      <text:p text:style-name="P2499"><text:span text:style-name="T2500">Przewodnicząc</text:span><text:span text:style-name="T2501">y</text:span>:</text:p>
      <text:p text:style-name="P2502">Rozumiem, że jest na to zgoda, bo nie słyszę sprzeciwów. Dziękuję bardzo.</text:p>
      <text:p text:style-name="P2503">Wobec tego pozostaje jeszcze jedna, a chciałem zwrócić<text:s/><text:span text:style-name="T2504">się</text:span><text:s/>jednak do komunikatu z poprzedniego posiedzenia zespołu, myśmy omówili punkt pierwszy, punkt drugi, został punkt trzeci.</text:p>
      <text:p text:style-name="P2505">Jednak zwracam uwagę, że jesteśmy pod bardzo silnym pręgierzem naszych zakładowych organizacji związkowych, które uważają za nienormalnie szczególnie jedną sprawę, dotychczasowy zapis rozdziału piątego, który czyni każdy właściwie ze względu na proces trwania strajk czy akcję protestacyjną z punktu widzenia obowiązującej u<text:span text:style-name="T2506">s</text:span>tawy nielegalną, dziką, bo różne są nazwy.</text:p>
      <text:p text:style-name="P2507">W związku z tym, że myśmy to mieli dzisiaj omówić, a już umówiliśmy się, że czas jest taki jaki jest, prosimy żeby dwie strony, które otrzymały tę naszą propozycję zmiany już w grudniu skierowaną do Sejmu przez grupę posłów związkowych, żeby na tym zespole, który będzie, nasi fachowcy, koledzy, którzy posiadają w tej sprawie kwalifikacje przymierzyli się do tego i przekazali nam na następnym posiedzeniu ten trójczłonowy zespół swoje uwagi co najmniej do tej sprawy, dlatego że ona jest w tej chwili naprawdę kon<text:span text:style-name="T2508">fl</text:span>iktogenna, a chcielibyśmy mieć ten temat w jakiś sposób rozwiązany.</text:p>
      <text:p text:style-name="P2509">Widzę, że profesor jest do dyspozycji w tej sprawie. Czy kol. Mazowiecki mógłby swoją ekipę, że tak powiem także i w tej sprawie. To jest ta szczególnie konfliktogenna sprawa, nawet w ramach tej małej, jak to różnie nazywamy nowelizacji.</text:p>
      <text:p text:style-name="P2510">Wtedy byśmy wyczerpali porządek, ustalilibyśmy konkretnie nasze następne posiedzenie. Chciałbym po kolei pojechać, czy kol. Mazowiecki, czy kol. Kwaśniewski, kto pierwszy chciałby w tej sprawie?</text:p>
      <text:p text:style-name="P2511"><text:span text:style-name="T2512">Ob. Aleksander Kwaśniewski</text:span>:</text:p>
      <text:p text:style-name="P2513">Zasadniczo, pierwszy, to ja.</text:p>
      <text:p text:style-name="P2514"><text:span text:style-name="T2515">P</text:span><text:span text:style-name="T2516">rzew</text:span><text:span text:style-name="T2517">odni</text:span><text:span text:style-name="T2518">cz</text:span><text:span text:style-name="T2519">ąc</text:span><text:span text:style-name="T2520">y</text:span>:</text:p>
      <text:p text:style-name="P2521">Wobec tego bardzo proszę, minister Kwaśniewski.</text:p>
      <text:p text:style-name="P2522"><text:span text:style-name="T2523">Ob. Aleksander Kwaśniewski</text:span>:</text:p>
      <text:p text:style-name="P2524">Zgoda, ja rozumiem, że w tej chwili rozpoczynanie dyskusji na ten temat byłoby trudne i wyjątkowo niegrzeczne, z naszej strony w stosunku do partnerów, w związku z tym</text:p>
      <text:p text:style-name="P2525">proponuję, aby pełnomocni<text:span text:style-name="T2526">ct</text:span>wa, jakie udzielamy zespołowi roboczemu uwzględnić również kwestię<text:s/><text:soft-page-break/>rozdziału piątego.</text:p>
      <text:p text:style-name="P2527"><text:span text:style-name="T2528">Przewodnicząc</text:span><text:span text:style-name="T2529">y</text:span>:</text:p>
      <text:p text:style-name="P2530">Dziękuję bardzo. I wobec tego pytanie do współprzewodniczących o propozycje terminu naszego następnego spotkania. Czy wracamy do czwartku, czy utrzymujemy piątek?</text:p>
      <text:p text:style-name="P2531"><text:span text:style-name="T2532">O</text:span><text:span text:style-name="T2533">b. Aleksander Kwaśniewski</text:span>:</text:p>
      <text:p text:style-name="P2534">Chciałbym uprzejmie prosić, aby kolejne spotkanie mogło się odbyć w piątek 3-go, ponieważ czwarty, niestety nie mogę w żaden sposób.</text:p>
      <text:p text:style-name="P2535"><text:span text:style-name="T2536">Przewodnicząc</text:span><text:span text:style-name="T2537">y</text:span>:</text:p>
      <text:p text:style-name="P2538">Kol. Mazowiecki.</text:p>
      <text:p text:style-name="P2539"><text:span text:style-name="T2540">Ob. Mazowiecki</text:span>:</text:p>
      <text:p text:style-name="P2541">Ja chciałem zaproponować jeszcze inną datę, bo czwartek to jest stół polityczny chyb<text:span text:style-name="T2542">a</text:span>. Chciałem zaproponować może 6-go, ta grupa robocza niech się zbierze, jedna i druga.</text:p>
      <text:p text:style-name="P2543"><text:span text:style-name="T2544">P</text:span><text:span text:style-name="T2545">rz</text:span><text:span text:style-name="T2546">ewodnicząc</text:span><text:span text:style-name="T2547">y</text:span><text:span text:style-name="T2548">:</text:span></text:p>
      <text:p text:style-name="P2549">Zgoda? Rocznica miesięczna rozpoczęcia<text:s/>„stołu”, akurat pierwszy miesiąc rozmów.</text:p>
      <text:p text:style-name="P2550">Rozumiem, że jest zgoda. Kolejne spotkanie 6-go tak, o godz. 10-tej w tym samym miejscu. Przewodniczy minister Kwaśniewski, tak?</text:p>
      <text:p text:style-name="P2551"><text:span text:style-name="T2552">Ob. Aleksander Kwaśniewski</text:span>:</text:p>
      <text:p text:style-name="P2553">Cała przyjemność po mojej stronie. 7-go miałem jechać do Wietnamu, zapoznawać się z doświadczeniami pluralizmu związkowego w tym kraju, ale dowiedziałem się, że go tam nie ma, więc nie lecę.</text:p>
      <text:p text:style-name="P2554"><text:span text:style-name="T2555">Przewodni</text:span><text:span text:style-name="T2556">cz</text:span><text:span text:style-name="T2557">ący</text:span>:</text:p>
      <text:p text:style-name="P2558">Dziękujemy wszystkim i do zobaczenia.</text:p>
      <text:p text:style-name="P2559">Pan profesor jeszcze, bardzo proszę.</text:p>
      <text:p text:style-name="P2560"><text:span text:style-name="T2561">Ob. <text:s text:c="22"/></text:span>:</text:p>
      <text:p text:style-name="P2562">Jak mamy się zebrać w tej sytuacji?</text:p>
      <text:p text:style-name="P2563"><text:span text:style-name="T2564">Przewodniczący</text:span>:</text:p>
      <text:p text:style-name="P2565">Ustaliliśmy poniedziałek, godzina 10-ta. Wtorek, 10-ta, przepraszam. Tak ten termin pozostanie.</text:p>
      <text:p text:style-name="P2566"><text:span text:style-name="T2567">Ob</text:span><text:span text:style-name="T2568">.</text:span><text:span text:style-name="T2569"><text:s/>Aleksander Kwaśniewski</text:span>:</text:p>
      <text:p text:style-name="P2570">Ale panie przewodniczący Sosnowski! Jeszcze jedna uwaga. Ja rozumiem, że pełnomocnictwa dotyczą obu grup i druga grupa dotycząca rolnictwa również pracuje tak, żeby projekt przedstawić nam 6-go już na posiedzeniu.</text:p>
      <text:p text:style-name="P2571"><text:span text:style-name="T2572">Przewodnicząc</text:span><text:span text:style-name="T2573">y</text:span><text:span text:style-name="T2574">:</text:span></text:p>
      <text:p text:style-name="P2575">Oczywiście, to jest... Wt<text:span text:style-name="T2576">o</text:span>rek, godz. 10-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44:00Z</meta:creation-date>
    <dc:date>2023-07-03T09:44:00Z</dc:date>
    <meta:template xlink:href="Normal.dotm" xlink:type="simple"/>
    <meta:editing-cycles>2</meta:editing-cycles>
    <meta:editing-duration>PT0S</meta:editing-duration>
    <meta:document-statistic meta:page-count="68" meta:paragraph-count="423" meta:word-count="30300" meta:character-count="211677" meta:row-count="1515" meta:non-whitespace-character-count="181800"/>
  </office:meta>
</office:document-meta>
</file>